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02.81pt"/>
    </style:style>
    <style:style style:name="co7" style:family="table-column">
      <style:table-column-properties fo:break-before="auto" style:column-width="159.19pt"/>
    </style:style>
    <style:style style:name="co8" style:family="table-column">
      <style:table-column-properties fo:break-before="auto" style:column-width="98.9pt"/>
    </style:style>
    <style:style style:name="co9" style:family="table-column">
      <style:table-column-properties fo:break-before="auto" style:column-width="97.31pt"/>
    </style:style>
    <style:style style:name="co10" style:family="table-column">
      <style:table-column-properties fo:break-before="auto" style:column-width="156.1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88.7pt"/>
    </style:style>
    <style:style style:name="co14" style:family="table-column">
      <style:table-column-properties fo:break-before="auto" style:column-width="81.64pt"/>
    </style:style>
    <style:style style:name="co15" style:family="table-column">
      <style:table-column-properties fo:break-before="auto" style:column-width="94.2pt"/>
    </style:style>
    <style:style style:name="co16" style:family="table-column">
      <style:table-column-properties fo:break-before="auto" style:column-width="90.26pt"/>
    </style:style>
    <style:style style:name="co17" style:family="table-column">
      <style:table-column-properties fo:break-before="auto" style:column-width="100.4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5.66pt"/>
    </style:style>
    <style:style style:name="co20" style:family="table-column">
      <style:table-column-properties fo:break-before="auto" style:column-width="66.76pt"/>
    </style:style>
    <style:style style:name="co21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n Mateo Lighting nee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table:number-columns-repeated="12"/>
          <table:table-cell office:value-type="string" calcext:value-type="string">
            <text:p>27500 + 1600 sq ft = 29100 sq ft</text:p>
          </table:table-cell>
          <table:table-cell/>
          <table:table-cell office:value-type="string" calcext:value-type="string">
            <text:p>2750 + 1600 sq ft = 4350 sq ft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751 PAR per light</text:p>
          </table:table-cell>
          <table:table-cell office:value-type="string" calcext:value-type="string">
            <text:p>1033 watts per light</text:p>
          </table:table-cell>
          <table:table-cell/>
          <table:table-cell office:value-type="string" calcext:value-type="string">
            <text:p>2704 sq meter</text:p>
          </table:table-cell>
          <table:table-cell/>
          <table:table-cell office:value-type="string" calcext:value-type="string">
            <text:p>404 sq meter</text:p>
          </table:table-cell>
          <table:table-cell/>
          <table:table-cell office:value-type="string" calcext:value-type="string">
            <text:p>$0.25/kWh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gavita spacing/m2</text:p>
          </table:table-cell>
          <table:table-cell office:value-type="string" calcext:value-type="string">
            <text:p>gavita kWh/m2</text:p>
          </table:table-cell>
          <table:table-cell table:number-columns-repeated="2" office:value-type="string" calcext:value-type="string">
            <text:p>12 hour gavita kWh/m2/d</text:p>
          </table:table-cell>
          <table:table-cell table:number-columns-repeated="2" office:value-type="string" calcext:value-type="string">
            <text:p>18 hour gavita kWh/m2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 table:style-name="ce1" office:value-type="string" calcext:value-type="string">
            <text:p>ounces per sq ft</text:p>
          </table:table-cell>
          <table:table-cell office:value-type="string" calcext:value-type="string">
            <text:p>ounces per month</text:p>
          </table:table-cell>
          <table:table-cell office:value-type="string" calcext:value-type="string">
            <text:p>pounds per month</text:p>
          </table:table-cell>
          <table:table-cell office:value-type="string" calcext:value-type="string">
            <text:p>gross at $800 lb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5]*0.8" office:value-type="float" office:value="14" calcext:value-type="float">
            <text:p>14</text:p>
          </table:table-cell>
          <table:table-cell table:formula="of:=[.C5]*0.8" office:value-type="float" office:value="11.2" calcext:value-type="float">
            <text:p>11.2</text:p>
          </table:table-cell>
          <table:table-cell table:formula="of:=32.4 - [.D5]" office:value-type="float" office:value="21.2" calcext:value-type="float">
            <text:p>21.2</text:p>
          </table:table-cell>
          <table:table-cell table:formula="of:= IF([.E5]&gt;0;[.E5];0)" office:value-type="float" office:value="21.2" calcext:value-type="float">
            <text:p>21.2</text:p>
          </table:table-cell>
          <table:table-cell table:formula="of:=IF([.F5]&gt;0;32.4;[.D5])" office:value-type="float" office:value="32.4" calcext:value-type="float">
            <text:p>32.4</text:p>
          </table:table-cell>
          <table:table-cell table:formula="of:=[.G5]/0.0864 * 2" office:value-type="float" office:value="750" calcext:value-type="float">
            <text:p>750</text:p>
          </table:table-cell>
          <table:table-cell table:formula="of:=[.F5]/0.0864 * 2" office:value-type="float" office:value="490.740740740741" calcext:value-type="float">
            <text:p>490.7407407407</text:p>
          </table:table-cell>
          <table:table-cell table:formula="of:=[.I5]/1751" office:value-type="float" office:value="0.280263130063244" calcext:value-type="float">
            <text:p>0.2802631301</text:p>
          </table:table-cell>
          <table:table-cell table:formula="of:=1.033 *[.J5]" office:value-type="float" office:value="0.289511813355331" calcext:value-type="float">
            <text:p>0.2895118134</text:p>
          </table:table-cell>
          <table:table-cell table:formula="of:=[.K5]*12" office:value-type="float" office:value="3.47414176026398" calcext:value-type="float">
            <text:p>3.4741417603</text:p>
          </table:table-cell>
          <table:table-cell table:formula="of:=[.L5]*2704" office:value-type="float" office:value="9394.07931975379" calcext:value-type="float">
            <text:p>9394.0793197538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5]*404" office:value-type="float" office:value="1032.8033504664" calcext:value-type="float">
            <text:p>1032.8033504664</text:p>
          </table:table-cell>
          <table:table-cell table:formula="of:=[.O5]+[.M5]" office:value-type="float" office:value="10426.8826702202" calcext:value-type="float">
            <text:p>10426.8826702202</text:p>
          </table:table-cell>
          <table:table-cell table:formula="of:=[.P5]*0.25" office:value-type="currency" office:currency="USD" office:value="2606.72066755505" calcext:value-type="currency">
            <text:p>$2,606.72</text:p>
          </table:table-cell>
          <table:table-cell table:style-name="ce1" table:formula="of:=[.Q5]*30" office:value-type="currency" office:currency="USD" office:value="78201.6200266514" calcext:value-type="currency">
            <text:p>$78,201.62</text:p>
          </table:table-cell>
          <table:table-cell table:formula="of:=0.75 + ([.H5]*0.001)" office:value-type="float" office:value="1.5" calcext:value-type="float">
            <text:p>1.5</text:p>
          </table:table-cell>
          <table:table-cell table:formula="of:=[.S5]*2750 * 4" office:value-type="float" office:value="16500" calcext:value-type="float">
            <text:p>16500</text:p>
          </table:table-cell>
          <table:table-cell table:formula="of:=[.T5]/16" office:value-type="float" office:value="1031.25" calcext:value-type="float">
            <text:p>1031.25</text:p>
          </table:table-cell>
          <table:table-cell table:style-name="ce1" table:formula="of:=[.U5]*800" office:value-type="currency" office:currency="USD" office:value="825000" calcext:value-type="currency">
            <text:p>$825,000.00</text:p>
          </table:table-cell>
          <table:table-cell table:style-name="ce1" table:formula="of:=[.V5]-[.R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6]*0.8" office:value-type="float" office:value="18" calcext:value-type="float">
            <text:p>18</text:p>
          </table:table-cell>
          <table:table-cell table:formula="of:=[.C6]*0.8" office:value-type="float" office:value="14.4" calcext:value-type="float">
            <text:p>14.4</text:p>
          </table:table-cell>
          <table:table-cell table:formula="of:=32.4 - [.D6]" office:value-type="float" office:value="18" calcext:value-type="float">
            <text:p>18</text:p>
          </table:table-cell>
          <table:table-cell table:formula="of:= IF([.E6]&gt;0;[.E6];0)" office:value-type="float" office:value="18" calcext:value-type="float">
            <text:p>18</text:p>
          </table:table-cell>
          <table:table-cell table:formula="of:=IF([.F6]&gt;0;32.4;[.D6])" office:value-type="float" office:value="32.4" calcext:value-type="float">
            <text:p>32.4</text:p>
          </table:table-cell>
          <table:table-cell table:formula="of:=[.G6]/0.0864 * 2" office:value-type="float" office:value="750" calcext:value-type="float">
            <text:p>750</text:p>
          </table:table-cell>
          <table:table-cell table:formula="of:=[.F6]/0.0864 * 2" office:value-type="float" office:value="416.666666666667" calcext:value-type="float">
            <text:p>416.6666666667</text:p>
          </table:table-cell>
          <table:table-cell table:formula="of:=[.I6]/1751" office:value-type="float" office:value="0.237959261374453" calcext:value-type="float">
            <text:p>0.2379592614</text:p>
          </table:table-cell>
          <table:table-cell table:formula="of:=1.033 *[.J6]" office:value-type="float" office:value="0.24581191699981" calcext:value-type="float">
            <text:p>0.245811917</text:p>
          </table:table-cell>
          <table:table-cell table:formula="of:=[.K6]*12" office:value-type="float" office:value="2.94974300399771" calcext:value-type="float">
            <text:p>2.949743004</text:p>
          </table:table-cell>
          <table:table-cell table:formula="of:=[.L6]*2704" office:value-type="float" office:value="7976.10508280982" calcext:value-type="float">
            <text:p>7976.1050828098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6]*404" office:value-type="float" office:value="715.017704169046" calcext:value-type="float">
            <text:p>715.017704169</text:p>
          </table:table-cell>
          <table:table-cell table:formula="of:=[.O6]+[.M6]" office:value-type="float" office:value="8691.12278697887" calcext:value-type="float">
            <text:p>8691.1227869789</text:p>
          </table:table-cell>
          <table:table-cell table:formula="of:=[.P6]*0.25" office:value-type="currency" office:currency="USD" office:value="2172.78069674472" calcext:value-type="currency">
            <text:p>$2,172.78</text:p>
          </table:table-cell>
          <table:table-cell table:style-name="ce1" table:formula="of:=[.Q6]*30" office:value-type="currency" office:currency="USD" office:value="65183.4209023415" calcext:value-type="currency">
            <text:p>$65,183.42</text:p>
          </table:table-cell>
          <table:table-cell table:formula="of:=0.75 + ([.H6]*0.001)" office:value-type="float" office:value="1.5" calcext:value-type="float">
            <text:p>1.5</text:p>
          </table:table-cell>
          <table:table-cell table:formula="of:=[.S6]*2750 * 4" office:value-type="float" office:value="16500" calcext:value-type="float">
            <text:p>16500</text:p>
          </table:table-cell>
          <table:table-cell table:formula="of:=[.T6]/16" office:value-type="float" office:value="1031.25" calcext:value-type="float">
            <text:p>1031.25</text:p>
          </table:table-cell>
          <table:table-cell table:style-name="ce1" table:formula="of:=[.U6]*800" office:value-type="currency" office:currency="USD" office:value="825000" calcext:value-type="currency">
            <text:p>$825,000.00</text:p>
          </table:table-cell>
          <table:table-cell table:style-name="ce1" table:formula="of:=[.V6]-[.R6]" office:value-type="currency" office:currency="USD" office:value="759816.579097659" calcext:value-type="currency">
            <text:p>$759,816.5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7]*0.8" office:value-type="float" office:value="26" calcext:value-type="float">
            <text:p>26</text:p>
          </table:table-cell>
          <table:table-cell table:formula="of:=[.C7]*0.8" office:value-type="float" office:value="20.8" calcext:value-type="float">
            <text:p>20.8</text:p>
          </table:table-cell>
          <table:table-cell table:formula="of:=32.4 - [.D7]" office:value-type="float" office:value="11.6" calcext:value-type="float">
            <text:p>11.6</text:p>
          </table:table-cell>
          <table:table-cell table:formula="of:= IF([.E7]&gt;0;[.E7];0)" office:value-type="float" office:value="11.6" calcext:value-type="float">
            <text:p>11.6</text:p>
          </table:table-cell>
          <table:table-cell table:formula="of:=IF([.F7]&gt;0;32.4;[.D7])" office:value-type="float" office:value="32.4" calcext:value-type="float">
            <text:p>32.4</text:p>
          </table:table-cell>
          <table:table-cell table:formula="of:=[.G7]/0.0864 * 2" office:value-type="float" office:value="750" calcext:value-type="float">
            <text:p>750</text:p>
          </table:table-cell>
          <table:table-cell table:formula="of:=[.F7]/0.0864 * 2" office:value-type="float" office:value="268.518518518518" calcext:value-type="float">
            <text:p>268.5185185185</text:p>
          </table:table-cell>
          <table:table-cell table:formula="of:=[.I7]/1751" office:value-type="float" office:value="0.153351523996869" calcext:value-type="float">
            <text:p>0.153351524</text:p>
          </table:table-cell>
          <table:table-cell table:formula="of:=1.033 *[.J7]" office:value-type="float" office:value="0.158412124288766" calcext:value-type="float">
            <text:p>0.1584121243</text:p>
          </table:table-cell>
          <table:table-cell table:formula="of:=[.K7]*12" office:value-type="float" office:value="1.90094549146519" calcext:value-type="float">
            <text:p>1.9009454915</text:p>
          </table:table-cell>
          <table:table-cell table:formula="of:=[.L7]*2704" office:value-type="float" office:value="5140.15660892188" calcext:value-type="float">
            <text:p>5140.1566089219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7]*404" office:value-type="float" office:value="79.4464115743385" calcext:value-type="float">
            <text:p>79.4464115743</text:p>
          </table:table-cell>
          <table:table-cell table:formula="of:=[.O7]+[.M7]" office:value-type="float" office:value="5219.60302049622" calcext:value-type="float">
            <text:p>5219.6030204962</text:p>
          </table:table-cell>
          <table:table-cell table:formula="of:=[.P7]*0.25" office:value-type="currency" office:currency="USD" office:value="1304.90075512406" calcext:value-type="currency">
            <text:p>$1,304.90</text:p>
          </table:table-cell>
          <table:table-cell table:style-name="ce1" table:formula="of:=[.Q7]*30" office:value-type="currency" office:currency="USD" office:value="39147.0226537217" calcext:value-type="currency">
            <text:p>$39,147.02</text:p>
          </table:table-cell>
          <table:table-cell table:formula="of:=0.75 + ([.H7]*0.001)" office:value-type="float" office:value="1.5" calcext:value-type="float">
            <text:p>1.5</text:p>
          </table:table-cell>
          <table:table-cell table:formula="of:=[.S7]*2750 * 4" office:value-type="float" office:value="16500" calcext:value-type="float">
            <text:p>16500</text:p>
          </table:table-cell>
          <table:table-cell table:formula="of:=[.T7]/16" office:value-type="float" office:value="1031.25" calcext:value-type="float">
            <text:p>1031.25</text:p>
          </table:table-cell>
          <table:table-cell table:style-name="ce1" table:formula="of:=[.U7]*800" office:value-type="currency" office:currency="USD" office:value="825000" calcext:value-type="currency">
            <text:p>$825,000.00</text:p>
          </table:table-cell>
          <table:table-cell table:style-name="ce1" table:formula="of:=[.V7]-[.R7]" office:value-type="currency" office:currency="USD" office:value="785852.977346278" calcext:value-type="currency">
            <text:p>$785,852.9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8]*0.8" office:value-type="float" office:value="34" calcext:value-type="float">
            <text:p>34</text:p>
          </table:table-cell>
          <table:table-cell table:formula="of:=[.C8]*0.8" office:value-type="float" office:value="27.2" calcext:value-type="float">
            <text:p>27.2</text:p>
          </table:table-cell>
          <table:table-cell table:formula="of:=32.4 - [.D8]" office:value-type="float" office:value="5.2" calcext:value-type="float">
            <text:p>5.2</text:p>
          </table:table-cell>
          <table:table-cell table:formula="of:= IF([.E8]&gt;0;[.E8];0)" office:value-type="float" office:value="5.2" calcext:value-type="float">
            <text:p>5.2</text:p>
          </table:table-cell>
          <table:table-cell table:formula="of:=IF([.F8]&gt;0;32.4;[.D8])" office:value-type="float" office:value="32.4" calcext:value-type="float">
            <text:p>32.4</text:p>
          </table:table-cell>
          <table:table-cell table:formula="of:=[.G8]/0.0864 * 2" office:value-type="float" office:value="750" calcext:value-type="float">
            <text:p>750</text:p>
          </table:table-cell>
          <table:table-cell table:formula="of:=[.F8]/0.0864 * 2" office:value-type="float" office:value="120.37037037037" calcext:value-type="float">
            <text:p>120.3703703704</text:p>
          </table:table-cell>
          <table:table-cell table:formula="of:=[.I8]/1751" office:value-type="float" office:value="0.0687437866192863" calcext:value-type="float">
            <text:p>0.0687437866</text:p>
          </table:table-cell>
          <table:table-cell table:formula="of:=1.033 *[.J8]" office:value-type="float" office:value="0.0710123315777227" calcext:value-type="float">
            <text:p>0.0710123316</text:p>
          </table:table-cell>
          <table:table-cell table:formula="of:=[.K8]*12" office:value-type="float" office:value="0.852147978932673" calcext:value-type="float">
            <text:p>0.8521479789</text:p>
          </table:table-cell>
          <table:table-cell table:formula="of:=[.L8]*2704" office:value-type="float" office:value="2304.20813503395" calcext:value-type="float">
            <text:p>2304.208135034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8]*404" office:value-type="float" office:value="0" calcext:value-type="float">
            <text:p>0</text:p>
          </table:table-cell>
          <table:table-cell table:formula="of:=[.O8]+[.M8]" office:value-type="float" office:value="2304.20813503395" calcext:value-type="float">
            <text:p>2304.208135034</text:p>
          </table:table-cell>
          <table:table-cell table:formula="of:=[.P8]*0.25" office:value-type="currency" office:currency="USD" office:value="576.052033758487" calcext:value-type="currency">
            <text:p>$576.05</text:p>
          </table:table-cell>
          <table:table-cell table:style-name="ce1" table:formula="of:=[.Q8]*30" office:value-type="currency" office:currency="USD" office:value="17281.5610127546" calcext:value-type="currency">
            <text:p>$17,281.56</text:p>
          </table:table-cell>
          <table:table-cell table:formula="of:=0.75 + ([.H8]*0.001)" office:value-type="float" office:value="1.5" calcext:value-type="float">
            <text:p>1.5</text:p>
          </table:table-cell>
          <table:table-cell table:formula="of:=[.S8]*2750 * 4" office:value-type="float" office:value="16500" calcext:value-type="float">
            <text:p>16500</text:p>
          </table:table-cell>
          <table:table-cell table:formula="of:=[.T8]/16" office:value-type="float" office:value="1031.25" calcext:value-type="float">
            <text:p>1031.25</text:p>
          </table:table-cell>
          <table:table-cell table:style-name="ce1" table:formula="of:=[.U8]*800" office:value-type="currency" office:currency="USD" office:value="825000" calcext:value-type="currency">
            <text:p>$825,000.00</text:p>
          </table:table-cell>
          <table:table-cell table:style-name="ce1" table:formula="of:=[.V8]-[.R8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9]*0.8" office:value-type="float" office:value="42" calcext:value-type="float">
            <text:p>42</text:p>
          </table:table-cell>
          <table:table-cell table:formula="of:=[.C9]*0.8" office:value-type="float" office:value="33.6" calcext:value-type="float">
            <text:p>33.6</text:p>
          </table:table-cell>
          <table:table-cell table:formula="of:=32.4 - [.D9]" office:value-type="float" office:value="-1.2" calcext:value-type="float">
            <text:p>-1.2</text:p>
          </table:table-cell>
          <table:table-cell table:formula="of:= IF([.E9]&gt;0;[.E9];0)" office:value-type="float" office:value="0" calcext:value-type="float">
            <text:p>0</text:p>
          </table:table-cell>
          <table:table-cell table:formula="of:=IF([.F9]&gt;0;32.4;[.D9])" office:value-type="float" office:value="33.6" calcext:value-type="float">
            <text:p>33.6</text:p>
          </table:table-cell>
          <table:table-cell table:formula="of:=[.G9]/0.0864 * 2" office:value-type="float" office:value="777.777777777778" calcext:value-type="float">
            <text:p>777.7777777778</text:p>
          </table:table-cell>
          <table:table-cell table:formula="of:=[.F9]/0.0864 * 2" office:value-type="float" office:value="0" calcext:value-type="float">
            <text:p>0</text:p>
          </table:table-cell>
          <table:table-cell table:formula="of:=[.I9]/1751" office:value-type="float" office:value="0" calcext:value-type="float">
            <text:p>0</text:p>
          </table:table-cell>
          <table:table-cell table:formula="of:=1.033 *[.J9]" office:value-type="float" office:value="0" calcext:value-type="float">
            <text:p>0</text:p>
          </table:table-cell>
          <table:table-cell table:formula="of:=[.K9]*12" office:value-type="float" office:value="0" calcext:value-type="float">
            <text:p>0</text:p>
          </table:table-cell>
          <table:table-cell table:formula="of:=[.L9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9]*404" office:value-type="float" office:value="0" calcext:value-type="float">
            <text:p>0</text:p>
          </table:table-cell>
          <table:table-cell table:formula="of:=[.O9]+[.M9]" office:value-type="float" office:value="0" calcext:value-type="float">
            <text:p>0</text:p>
          </table:table-cell>
          <table:table-cell table:formula="of:=[.P9]*0.25" office:value-type="currency" office:currency="USD" office:value="0" calcext:value-type="currency">
            <text:p>$0.00</text:p>
          </table:table-cell>
          <table:table-cell table:style-name="ce1" table:formula="of:=[.Q9]*30" office:value-type="currency" office:currency="USD" office:value="0" calcext:value-type="currency">
            <text:p>$0.00</text:p>
          </table:table-cell>
          <table:table-cell table:formula="of:=0.75 + ([.H9]*0.001)" office:value-type="float" office:value="1.52777777777778" calcext:value-type="float">
            <text:p>1.5277777778</text:p>
          </table:table-cell>
          <table:table-cell table:formula="of:=[.S9]*2750 * 4" office:value-type="float" office:value="16805.5555555556" calcext:value-type="float">
            <text:p>16805.5555555556</text:p>
          </table:table-cell>
          <table:table-cell table:formula="of:=[.T9]/16" office:value-type="float" office:value="1050.34722222222" calcext:value-type="float">
            <text:p>1050.3472222222</text:p>
          </table:table-cell>
          <table:table-cell table:style-name="ce1" table:formula="of:=[.U9]*800" office:value-type="currency" office:currency="USD" office:value="840277.777777778" calcext:value-type="currency">
            <text:p>$840,277.78</text:p>
          </table:table-cell>
          <table:table-cell table:style-name="ce1" table:formula="of:=[.V9]-[.R9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10]*0.8" office:value-type="float" office:value="42" calcext:value-type="float">
            <text:p>42</text:p>
          </table:table-cell>
          <table:table-cell table:formula="of:=[.C10]*0.8" office:value-type="float" office:value="33.6" calcext:value-type="float">
            <text:p>33.6</text:p>
          </table:table-cell>
          <table:table-cell table:formula="of:=32.4 - [.D10]" office:value-type="float" office:value="-1.2" calcext:value-type="float">
            <text:p>-1.2</text:p>
          </table:table-cell>
          <table:table-cell table:formula="of:= IF([.E10]&gt;0;[.E10];0)" office:value-type="float" office:value="0" calcext:value-type="float">
            <text:p>0</text:p>
          </table:table-cell>
          <table:table-cell table:formula="of:=IF([.F10]&gt;0;32.4;[.D10])" office:value-type="float" office:value="33.6" calcext:value-type="float">
            <text:p>33.6</text:p>
          </table:table-cell>
          <table:table-cell table:formula="of:=[.G10]/0.0864 * 2" office:value-type="float" office:value="777.777777777778" calcext:value-type="float">
            <text:p>777.7777777778</text:p>
          </table:table-cell>
          <table:table-cell table:formula="of:=[.F10]/0.0864 * 2" office:value-type="float" office:value="0" calcext:value-type="float">
            <text:p>0</text:p>
          </table:table-cell>
          <table:table-cell table:formula="of:=[.I10]/1751" office:value-type="float" office:value="0" calcext:value-type="float">
            <text:p>0</text:p>
          </table:table-cell>
          <table:table-cell table:formula="of:=1.033 *[.J10]" office:value-type="float" office:value="0" calcext:value-type="float">
            <text:p>0</text:p>
          </table:table-cell>
          <table:table-cell table:formula="of:=[.K10]*12" office:value-type="float" office:value="0" calcext:value-type="float">
            <text:p>0</text:p>
          </table:table-cell>
          <table:table-cell table:formula="of:=[.L10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10]*404" office:value-type="float" office:value="0" calcext:value-type="float">
            <text:p>0</text:p>
          </table:table-cell>
          <table:table-cell table:formula="of:=[.O10]+[.M10]" office:value-type="float" office:value="0" calcext:value-type="float">
            <text:p>0</text:p>
          </table:table-cell>
          <table:table-cell table:formula="of:=[.P10]*0.25" office:value-type="currency" office:currency="USD" office:value="0" calcext:value-type="currency">
            <text:p>$0.00</text:p>
          </table:table-cell>
          <table:table-cell table:style-name="ce1" table:formula="of:=[.Q10]*30" office:value-type="currency" office:currency="USD" office:value="0" calcext:value-type="currency">
            <text:p>$0.00</text:p>
          </table:table-cell>
          <table:table-cell table:formula="of:=0.75 + ([.H10]*0.001)" office:value-type="float" office:value="1.52777777777778" calcext:value-type="float">
            <text:p>1.5277777778</text:p>
          </table:table-cell>
          <table:table-cell table:formula="of:=[.S10]*2750 * 4" office:value-type="float" office:value="16805.5555555556" calcext:value-type="float">
            <text:p>16805.5555555556</text:p>
          </table:table-cell>
          <table:table-cell table:formula="of:=[.T10]/16" office:value-type="float" office:value="1050.34722222222" calcext:value-type="float">
            <text:p>1050.3472222222</text:p>
          </table:table-cell>
          <table:table-cell table:style-name="ce1" table:formula="of:=[.U10]*800" office:value-type="currency" office:currency="USD" office:value="840277.777777778" calcext:value-type="currency">
            <text:p>$840,277.78</text:p>
          </table:table-cell>
          <table:table-cell table:style-name="ce1" table:formula="of:=[.V10]-[.R10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11]*0.8" office:value-type="float" office:value="46" calcext:value-type="float">
            <text:p>46</text:p>
          </table:table-cell>
          <table:table-cell table:formula="of:=[.C11]*0.8" office:value-type="float" office:value="36.8" calcext:value-type="float">
            <text:p>36.8</text:p>
          </table:table-cell>
          <table:table-cell table:formula="of:=32.4 - [.D11]" office:value-type="float" office:value="-4.40000000000001" calcext:value-type="float">
            <text:p>-4.4</text:p>
          </table:table-cell>
          <table:table-cell table:formula="of:= IF([.E11]&gt;0;[.E11];0)" office:value-type="float" office:value="0" calcext:value-type="float">
            <text:p>0</text:p>
          </table:table-cell>
          <table:table-cell table:formula="of:=IF([.F11]&gt;0;32.4;[.D11])" office:value-type="float" office:value="36.8" calcext:value-type="float">
            <text:p>36.8</text:p>
          </table:table-cell>
          <table:table-cell table:formula="of:=[.G11]/0.0864 * 2" office:value-type="float" office:value="851.851851851852" calcext:value-type="float">
            <text:p>851.8518518519</text:p>
          </table:table-cell>
          <table:table-cell table:formula="of:=[.F11]/0.0864 * 2" office:value-type="float" office:value="0" calcext:value-type="float">
            <text:p>0</text:p>
          </table:table-cell>
          <table:table-cell table:formula="of:=[.I11]/1751" office:value-type="float" office:value="0" calcext:value-type="float">
            <text:p>0</text:p>
          </table:table-cell>
          <table:table-cell table:formula="of:=1.033 *[.J11]" office:value-type="float" office:value="0" calcext:value-type="float">
            <text:p>0</text:p>
          </table:table-cell>
          <table:table-cell table:formula="of:=[.K11]*12" office:value-type="float" office:value="0" calcext:value-type="float">
            <text:p>0</text:p>
          </table:table-cell>
          <table:table-cell table:formula="of:=[.L11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11]*404" office:value-type="float" office:value="0" calcext:value-type="float">
            <text:p>0</text:p>
          </table:table-cell>
          <table:table-cell table:formula="of:=[.O11]+[.M11]" office:value-type="float" office:value="0" calcext:value-type="float">
            <text:p>0</text:p>
          </table:table-cell>
          <table:table-cell table:formula="of:=[.P11]*0.25" office:value-type="currency" office:currency="USD" office:value="0" calcext:value-type="currency">
            <text:p>$0.00</text:p>
          </table:table-cell>
          <table:table-cell table:style-name="ce1" table:formula="of:=[.Q11]*30" office:value-type="currency" office:currency="USD" office:value="0" calcext:value-type="currency">
            <text:p>$0.00</text:p>
          </table:table-cell>
          <table:table-cell table:formula="of:=0.75 + ([.H11]*0.001)" office:value-type="float" office:value="1.60185185185185" calcext:value-type="float">
            <text:p>1.6018518519</text:p>
          </table:table-cell>
          <table:table-cell table:formula="of:=[.S11]*2750 * 4" office:value-type="float" office:value="17620.3703703704" calcext:value-type="float">
            <text:p>17620.3703703704</text:p>
          </table:table-cell>
          <table:table-cell table:formula="of:=[.T11]/16" office:value-type="float" office:value="1101.27314814815" calcext:value-type="float">
            <text:p>1101.2731481482</text:p>
          </table:table-cell>
          <table:table-cell table:style-name="ce1" table:formula="of:=[.U11]*800" office:value-type="currency" office:currency="USD" office:value="881018.518518519" calcext:value-type="currency">
            <text:p>$881,018.52</text:p>
          </table:table-cell>
          <table:table-cell table:style-name="ce1" table:formula="of:=[.V11]-[.R11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12]*0.8" office:value-type="float" office:value="38" calcext:value-type="float">
            <text:p>38</text:p>
          </table:table-cell>
          <table:table-cell table:formula="of:=[.C12]*0.8" office:value-type="float" office:value="30.4" calcext:value-type="float">
            <text:p>30.4</text:p>
          </table:table-cell>
          <table:table-cell table:formula="of:=32.4 - [.D12]" office:value-type="float" office:value="2" calcext:value-type="float">
            <text:p>2</text:p>
          </table:table-cell>
          <table:table-cell table:formula="of:= IF([.E12]&gt;0;[.E12];0)" office:value-type="float" office:value="2" calcext:value-type="float">
            <text:p>2</text:p>
          </table:table-cell>
          <table:table-cell table:formula="of:=IF([.F12]&gt;0;32.4;[.D12])" office:value-type="float" office:value="32.4" calcext:value-type="float">
            <text:p>32.4</text:p>
          </table:table-cell>
          <table:table-cell table:formula="of:=[.G12]/0.0864 * 2" office:value-type="float" office:value="750" calcext:value-type="float">
            <text:p>750</text:p>
          </table:table-cell>
          <table:table-cell table:formula="of:=[.F12]/0.0864 * 2" office:value-type="float" office:value="46.2962962962962" calcext:value-type="float">
            <text:p>46.2962962963</text:p>
          </table:table-cell>
          <table:table-cell table:formula="of:=[.I12]/1751" office:value-type="float" office:value="0.0264399179304947" calcext:value-type="float">
            <text:p>0.0264399179</text:p>
          </table:table-cell>
          <table:table-cell table:formula="of:=1.033 *[.J12]" office:value-type="float" office:value="0.027312435222201" calcext:value-type="float">
            <text:p>0.0273124352</text:p>
          </table:table-cell>
          <table:table-cell table:formula="of:=[.K12]*12" office:value-type="float" office:value="0.327749222666412" calcext:value-type="float">
            <text:p>0.3277492227</text:p>
          </table:table-cell>
          <table:table-cell table:formula="of:=[.L12]*2704" office:value-type="float" office:value="886.233898089979" calcext:value-type="float">
            <text:p>886.23389809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12]*404" office:value-type="float" office:value="0" calcext:value-type="float">
            <text:p>0</text:p>
          </table:table-cell>
          <table:table-cell table:formula="of:=[.O12]+[.M12]" office:value-type="float" office:value="886.233898089979" calcext:value-type="float">
            <text:p>886.23389809</text:p>
          </table:table-cell>
          <table:table-cell table:formula="of:=[.P12]*0.25" office:value-type="currency" office:currency="USD" office:value="221.558474522495" calcext:value-type="currency">
            <text:p>$221.56</text:p>
          </table:table-cell>
          <table:table-cell table:style-name="ce1" table:formula="of:=[.Q12]*30" office:value-type="currency" office:currency="USD" office:value="6646.75423567484" calcext:value-type="currency">
            <text:p>$6,646.75</text:p>
          </table:table-cell>
          <table:table-cell table:formula="of:=0.75 + ([.H12]*0.001)" office:value-type="float" office:value="1.5" calcext:value-type="float">
            <text:p>1.5</text:p>
          </table:table-cell>
          <table:table-cell table:formula="of:=[.S12]*2750 * 4" office:value-type="float" office:value="16500" calcext:value-type="float">
            <text:p>16500</text:p>
          </table:table-cell>
          <table:table-cell table:formula="of:=[.T12]/16" office:value-type="float" office:value="1031.25" calcext:value-type="float">
            <text:p>1031.25</text:p>
          </table:table-cell>
          <table:table-cell table:style-name="ce1" table:formula="of:=[.U12]*800" office:value-type="currency" office:currency="USD" office:value="825000" calcext:value-type="currency">
            <text:p>$825,000.00</text:p>
          </table:table-cell>
          <table:table-cell table:style-name="ce1" table:formula="of:=[.V12]-[.R12]" office:value-type="currency" office:currency="USD" office:value="818353.245764325" calcext:value-type="currency">
            <text:p>$818,353.2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13]*0.8" office:value-type="float" office:value="34" calcext:value-type="float">
            <text:p>34</text:p>
          </table:table-cell>
          <table:table-cell table:formula="of:=[.C13]*0.8" office:value-type="float" office:value="27.2" calcext:value-type="float">
            <text:p>27.2</text:p>
          </table:table-cell>
          <table:table-cell table:formula="of:=32.4 - [.D13]" office:value-type="float" office:value="5.2" calcext:value-type="float">
            <text:p>5.2</text:p>
          </table:table-cell>
          <table:table-cell table:formula="of:= IF([.E13]&gt;0;[.E13];0)" office:value-type="float" office:value="5.2" calcext:value-type="float">
            <text:p>5.2</text:p>
          </table:table-cell>
          <table:table-cell table:formula="of:=IF([.F13]&gt;0;32.4;[.D13])" office:value-type="float" office:value="32.4" calcext:value-type="float">
            <text:p>32.4</text:p>
          </table:table-cell>
          <table:table-cell table:formula="of:=[.G13]/0.0864 * 2" office:value-type="float" office:value="750" calcext:value-type="float">
            <text:p>750</text:p>
          </table:table-cell>
          <table:table-cell table:formula="of:=[.F13]/0.0864 * 2" office:value-type="float" office:value="120.37037037037" calcext:value-type="float">
            <text:p>120.3703703704</text:p>
          </table:table-cell>
          <table:table-cell table:formula="of:=[.I13]/1751" office:value-type="float" office:value="0.0687437866192863" calcext:value-type="float">
            <text:p>0.0687437866</text:p>
          </table:table-cell>
          <table:table-cell table:formula="of:=1.033 *[.J13]" office:value-type="float" office:value="0.0710123315777227" calcext:value-type="float">
            <text:p>0.0710123316</text:p>
          </table:table-cell>
          <table:table-cell table:formula="of:=[.K13]*12" office:value-type="float" office:value="0.852147978932673" calcext:value-type="float">
            <text:p>0.8521479789</text:p>
          </table:table-cell>
          <table:table-cell table:formula="of:=[.L13]*2704" office:value-type="float" office:value="2304.20813503395" calcext:value-type="float">
            <text:p>2304.208135034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13]*404" office:value-type="float" office:value="0" calcext:value-type="float">
            <text:p>0</text:p>
          </table:table-cell>
          <table:table-cell table:formula="of:=[.O13]+[.M13]" office:value-type="float" office:value="2304.20813503395" calcext:value-type="float">
            <text:p>2304.208135034</text:p>
          </table:table-cell>
          <table:table-cell table:formula="of:=[.P13]*0.25" office:value-type="currency" office:currency="USD" office:value="576.052033758487" calcext:value-type="currency">
            <text:p>$576.05</text:p>
          </table:table-cell>
          <table:table-cell table:style-name="ce1" table:formula="of:=[.Q13]*30" office:value-type="currency" office:currency="USD" office:value="17281.5610127546" calcext:value-type="currency">
            <text:p>$17,281.56</text:p>
          </table:table-cell>
          <table:table-cell table:formula="of:=0.75 + ([.H13]*0.001)" office:value-type="float" office:value="1.5" calcext:value-type="float">
            <text:p>1.5</text:p>
          </table:table-cell>
          <table:table-cell table:formula="of:=[.S13]*2750 * 4" office:value-type="float" office:value="16500" calcext:value-type="float">
            <text:p>16500</text:p>
          </table:table-cell>
          <table:table-cell table:formula="of:=[.T13]/16" office:value-type="float" office:value="1031.25" calcext:value-type="float">
            <text:p>1031.25</text:p>
          </table:table-cell>
          <table:table-cell table:style-name="ce1" table:formula="of:=[.U13]*800" office:value-type="currency" office:currency="USD" office:value="825000" calcext:value-type="currency">
            <text:p>$825,000.00</text:p>
          </table:table-cell>
          <table:table-cell table:style-name="ce1" table:formula="of:=[.V13]-[.R13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14]*0.8" office:value-type="float" office:value="22" calcext:value-type="float">
            <text:p>22</text:p>
          </table:table-cell>
          <table:table-cell table:formula="of:=[.C14]*0.8" office:value-type="float" office:value="17.6" calcext:value-type="float">
            <text:p>17.6</text:p>
          </table:table-cell>
          <table:table-cell table:formula="of:=32.4 - [.D14]" office:value-type="float" office:value="14.8" calcext:value-type="float">
            <text:p>14.8</text:p>
          </table:table-cell>
          <table:table-cell table:formula="of:= IF([.E14]&gt;0;[.E14];0)" office:value-type="float" office:value="14.8" calcext:value-type="float">
            <text:p>14.8</text:p>
          </table:table-cell>
          <table:table-cell table:formula="of:=IF([.F14]&gt;0;32.4;[.D14])" office:value-type="float" office:value="32.4" calcext:value-type="float">
            <text:p>32.4</text:p>
          </table:table-cell>
          <table:table-cell table:formula="of:=[.G14]/0.0864 * 2" office:value-type="float" office:value="750" calcext:value-type="float">
            <text:p>750</text:p>
          </table:table-cell>
          <table:table-cell table:formula="of:=[.F14]/0.0864 * 2" office:value-type="float" office:value="342.592592592593" calcext:value-type="float">
            <text:p>342.5925925926</text:p>
          </table:table-cell>
          <table:table-cell table:formula="of:=[.I14]/1751" office:value-type="float" office:value="0.195655392685661" calcext:value-type="float">
            <text:p>0.1956553927</text:p>
          </table:table-cell>
          <table:table-cell table:formula="of:=1.033 *[.J14]" office:value-type="float" office:value="0.202112020644288" calcext:value-type="float">
            <text:p>0.2021120206</text:p>
          </table:table-cell>
          <table:table-cell table:formula="of:=[.K14]*12" office:value-type="float" office:value="2.42534424773145" calcext:value-type="float">
            <text:p>2.4253442477</text:p>
          </table:table-cell>
          <table:table-cell table:formula="of:=[.L14]*2704" office:value-type="float" office:value="6558.13084586585" calcext:value-type="float">
            <text:p>6558.1308458659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14]*404" office:value-type="float" office:value="397.232057871692" calcext:value-type="float">
            <text:p>397.2320578717</text:p>
          </table:table-cell>
          <table:table-cell table:formula="of:=[.O14]+[.M14]" office:value-type="float" office:value="6955.36290373754" calcext:value-type="float">
            <text:p>6955.3629037376</text:p>
          </table:table-cell>
          <table:table-cell table:formula="of:=[.P14]*0.25" office:value-type="currency" office:currency="USD" office:value="1738.84072593439" calcext:value-type="currency">
            <text:p>$1,738.84</text:p>
          </table:table-cell>
          <table:table-cell table:style-name="ce1" table:formula="of:=[.Q14]*30" office:value-type="currency" office:currency="USD" office:value="52165.2217780316" calcext:value-type="currency">
            <text:p>$52,165.22</text:p>
          </table:table-cell>
          <table:table-cell table:formula="of:=0.75 + ([.H14]*0.001)" office:value-type="float" office:value="1.5" calcext:value-type="float">
            <text:p>1.5</text:p>
          </table:table-cell>
          <table:table-cell table:formula="of:=[.S14]*2750 * 4" office:value-type="float" office:value="16500" calcext:value-type="float">
            <text:p>16500</text:p>
          </table:table-cell>
          <table:table-cell table:formula="of:=[.T14]/16" office:value-type="float" office:value="1031.25" calcext:value-type="float">
            <text:p>1031.25</text:p>
          </table:table-cell>
          <table:table-cell table:style-name="ce1" table:formula="of:=[.U14]*800" office:value-type="currency" office:currency="USD" office:value="825000" calcext:value-type="currency">
            <text:p>$825,000.00</text:p>
          </table:table-cell>
          <table:table-cell table:style-name="ce1" table:formula="of:=[.V14]-[.R14]" office:value-type="currency" office:currency="USD" office:value="772834.778221969" calcext:value-type="currency">
            <text:p>$772,834.7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15]*0.8" office:value-type="float" office:value="14" calcext:value-type="float">
            <text:p>14</text:p>
          </table:table-cell>
          <table:table-cell table:formula="of:=[.C15]*0.8" office:value-type="float" office:value="11.2" calcext:value-type="float">
            <text:p>11.2</text:p>
          </table:table-cell>
          <table:table-cell table:formula="of:=32.4 - [.D15]" office:value-type="float" office:value="21.2" calcext:value-type="float">
            <text:p>21.2</text:p>
          </table:table-cell>
          <table:table-cell table:formula="of:= IF([.E15]&gt;0;[.E15];0)" office:value-type="float" office:value="21.2" calcext:value-type="float">
            <text:p>21.2</text:p>
          </table:table-cell>
          <table:table-cell table:formula="of:=IF([.F15]&gt;0;32.4;[.D15])" office:value-type="float" office:value="32.4" calcext:value-type="float">
            <text:p>32.4</text:p>
          </table:table-cell>
          <table:table-cell table:formula="of:=[.G15]/0.0864 * 2" office:value-type="float" office:value="750" calcext:value-type="float">
            <text:p>750</text:p>
          </table:table-cell>
          <table:table-cell table:formula="of:=[.F15]/0.0864 * 2" office:value-type="float" office:value="490.740740740741" calcext:value-type="float">
            <text:p>490.7407407407</text:p>
          </table:table-cell>
          <table:table-cell table:formula="of:=[.I15]/1751" office:value-type="float" office:value="0.280263130063244" calcext:value-type="float">
            <text:p>0.2802631301</text:p>
          </table:table-cell>
          <table:table-cell table:formula="of:=1.033 *[.J15]" office:value-type="float" office:value="0.289511813355331" calcext:value-type="float">
            <text:p>0.2895118134</text:p>
          </table:table-cell>
          <table:table-cell table:formula="of:=[.K15]*12" office:value-type="float" office:value="3.47414176026398" calcext:value-type="float">
            <text:p>3.4741417603</text:p>
          </table:table-cell>
          <table:table-cell table:formula="of:=[.L15]*2704" office:value-type="float" office:value="9394.07931975379" calcext:value-type="float">
            <text:p>9394.0793197538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15]*404" office:value-type="float" office:value="1032.8033504664" calcext:value-type="float">
            <text:p>1032.8033504664</text:p>
          </table:table-cell>
          <table:table-cell table:formula="of:=[.O15]+[.M15]" office:value-type="float" office:value="10426.8826702202" calcext:value-type="float">
            <text:p>10426.8826702202</text:p>
          </table:table-cell>
          <table:table-cell table:formula="of:=[.P15]*0.25" office:value-type="currency" office:currency="USD" office:value="2606.72066755505" calcext:value-type="currency">
            <text:p>$2,606.72</text:p>
          </table:table-cell>
          <table:table-cell table:style-name="ce1" table:formula="of:=[.Q15]*30" office:value-type="currency" office:currency="USD" office:value="78201.6200266514" calcext:value-type="currency">
            <text:p>$78,201.62</text:p>
          </table:table-cell>
          <table:table-cell table:formula="of:=0.75 + ([.H15]*0.001)" office:value-type="float" office:value="1.5" calcext:value-type="float">
            <text:p>1.5</text:p>
          </table:table-cell>
          <table:table-cell table:formula="of:=[.S15]*2750 * 4" office:value-type="float" office:value="16500" calcext:value-type="float">
            <text:p>16500</text:p>
          </table:table-cell>
          <table:table-cell table:formula="of:=[.T15]/16" office:value-type="float" office:value="1031.25" calcext:value-type="float">
            <text:p>1031.25</text:p>
          </table:table-cell>
          <table:table-cell table:style-name="ce1" table:formula="of:=[.U15]*800" office:value-type="currency" office:currency="USD" office:value="825000" calcext:value-type="currency">
            <text:p>$825,000.00</text:p>
          </table:table-cell>
          <table:table-cell table:style-name="ce1" table:formula="of:=[.V15]-[.R1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16]*0.8" office:value-type="float" office:value="10" calcext:value-type="float">
            <text:p>10</text:p>
          </table:table-cell>
          <table:table-cell table:formula="of:=[.C16]*0.8" office:value-type="float" office:value="8" calcext:value-type="float">
            <text:p>8</text:p>
          </table:table-cell>
          <table:table-cell table:formula="of:=32.4 - [.D16]" office:value-type="float" office:value="24.4" calcext:value-type="float">
            <text:p>24.4</text:p>
          </table:table-cell>
          <table:table-cell table:formula="of:= IF([.E16]&gt;0;[.E16];0)" office:value-type="float" office:value="24.4" calcext:value-type="float">
            <text:p>24.4</text:p>
          </table:table-cell>
          <table:table-cell table:formula="of:=IF([.F16]&gt;0;32.4;[.D16])" office:value-type="float" office:value="32.4" calcext:value-type="float">
            <text:p>32.4</text:p>
          </table:table-cell>
          <table:table-cell table:formula="of:=[.G16]/0.0864 * 2" office:value-type="float" office:value="750" calcext:value-type="float">
            <text:p>750</text:p>
          </table:table-cell>
          <table:table-cell table:formula="of:=[.F16]/0.0864 * 2" office:value-type="float" office:value="564.814814814815" calcext:value-type="float">
            <text:p>564.8148148148</text:p>
          </table:table-cell>
          <table:table-cell table:formula="of:=[.I16]/1751" office:value-type="float" office:value="0.322566998752036" calcext:value-type="float">
            <text:p>0.3225669988</text:p>
          </table:table-cell>
          <table:table-cell table:formula="of:=1.033 *[.J16]" office:value-type="float" office:value="0.333211709710853" calcext:value-type="float">
            <text:p>0.3332117097</text:p>
          </table:table-cell>
          <table:table-cell table:formula="of:=[.K16]*12" office:value-type="float" office:value="3.99854051653024" calcext:value-type="float">
            <text:p>3.9985405165</text:p>
          </table:table-cell>
          <table:table-cell table:formula="of:=[.L16]*2704" office:value-type="float" office:value="10812.0535566978" calcext:value-type="float">
            <text:p>10812.0535566978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16]*404" office:value-type="float" office:value="1350.58899676375" calcext:value-type="float">
            <text:p>1350.5889967638</text:p>
          </table:table-cell>
          <table:table-cell table:formula="of:=[.O16]+[.M16]" office:value-type="float" office:value="12162.6425534615" calcext:value-type="float">
            <text:p>12162.6425534615</text:p>
          </table:table-cell>
          <table:table-cell table:formula="of:=[.P16]*0.25" office:value-type="currency" office:currency="USD" office:value="3040.66063836538" calcext:value-type="currency">
            <text:p>$3,040.66</text:p>
          </table:table-cell>
          <table:table-cell table:style-name="ce1" table:formula="of:=[.Q16]*30" office:value-type="currency" office:currency="USD" office:value="91219.8191509613" calcext:value-type="currency">
            <text:p>$91,219.82</text:p>
          </table:table-cell>
          <table:table-cell table:formula="of:=0.75 + ([.H16]*0.001)" office:value-type="float" office:value="1.5" calcext:value-type="float">
            <text:p>1.5</text:p>
          </table:table-cell>
          <table:table-cell table:formula="of:=[.S16]*2750 * 4" office:value-type="float" office:value="16500" calcext:value-type="float">
            <text:p>16500</text:p>
          </table:table-cell>
          <table:table-cell table:formula="of:=[.T16]/16" office:value-type="float" office:value="1031.25" calcext:value-type="float">
            <text:p>1031.25</text:p>
          </table:table-cell>
          <table:table-cell table:style-name="ce1" table:formula="of:=[.U16]*800" office:value-type="currency" office:currency="USD" office:value="825000" calcext:value-type="currency">
            <text:p>$825,000.00</text:p>
          </table:table-cell>
          <table:table-cell table:style-name="ce1" table:formula="of:=[.V16]-[.R16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:.R16])" office:value-type="currency" office:currency="USD" office:value="445328.600799543" calcext:value-type="currency">
            <text:p>$445,328.60</text:p>
          </table:table-cell>
          <table:table-cell/>
          <table:table-cell office:value-type="string" calcext:value-type="string">
            <text:p><text:s/></text:p>
          </table:table-cell>
          <table:table-cell table:formula="of:=SUM([.U5:.U16])" office:value-type="float" office:value="12483.2175925926" calcext:value-type="float">
            <text:p>12483.2175925926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4:.W16])" office:value-type="currency" office:currency="USD" office:value="9541245.47327453" calcext:value-type="currency">
            <text:p>$9,541,245.47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5]" office:value-type="float" office:value="10.4" calcext:value-type="float">
            <text:p>10.4</text:p>
          </table:table-cell>
          <table:table-cell table:formula="of:= IF([.E20]&gt;0;[.E20];0)" office:value-type="float" office:value="10.4" calcext:value-type="float">
            <text:p>10.4</text:p>
          </table:table-cell>
          <table:table-cell table:formula="of:=IF([.F20]&gt;0;21.6;[.D5])" office:value-type="float" office:value="21.6" calcext:value-type="float">
            <text:p>21.6</text:p>
          </table:table-cell>
          <table:table-cell table:formula="of:=[.G20]/0.0864 * 2" office:value-type="float" office:value="500" calcext:value-type="float">
            <text:p>500</text:p>
          </table:table-cell>
          <table:table-cell table:formula="of:=[.F20]/0.0864 * 2" office:value-type="float" office:value="240.740740740741" calcext:value-type="float">
            <text:p>240.7407407407</text:p>
          </table:table-cell>
          <table:table-cell table:formula="of:=[.I20]/1751" office:value-type="float" office:value="0.137487573238573" calcext:value-type="float">
            <text:p>0.1374875732</text:p>
          </table:table-cell>
          <table:table-cell table:formula="of:=1.033 *[.J20]" office:value-type="float" office:value="0.142024663155446" calcext:value-type="float">
            <text:p>0.1420246632</text:p>
          </table:table-cell>
          <table:table-cell table:formula="of:=[.K20]*12" office:value-type="float" office:value="1.70429595786535" calcext:value-type="float">
            <text:p>1.7042959579</text:p>
          </table:table-cell>
          <table:table-cell table:formula="of:=[.L20]*2704" office:value-type="float" office:value="4608.4162700679" calcext:value-type="float">
            <text:p>4608.4162700679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20]*404" office:value-type="float" office:value="1032.8033504664" calcext:value-type="float">
            <text:p>1032.8033504664</text:p>
          </table:table-cell>
          <table:table-cell table:formula="of:=[.O20]+[.M20]" office:value-type="float" office:value="5641.2196205343" calcext:value-type="float">
            <text:p>5641.2196205343</text:p>
          </table:table-cell>
          <table:table-cell table:formula="of:=[.P20]*0.25" office:value-type="currency" office:currency="USD" office:value="1410.30490513357" calcext:value-type="currency">
            <text:p>$1,410.30</text:p>
          </table:table-cell>
          <table:table-cell table:style-name="ce1" table:formula="of:=[.Q20]*30" office:value-type="currency" office:currency="USD" office:value="42309.1471540072" calcext:value-type="currency">
            <text:p>$42,309.15</text:p>
          </table:table-cell>
          <table:table-cell table:formula="of:=0.75 + ([.H20]*0.001)" office:value-type="float" office:value="1.25" calcext:value-type="float">
            <text:p>1.25</text:p>
          </table:table-cell>
          <table:table-cell table:formula="of:=[.S20]*2750 * 4" office:value-type="float" office:value="13750" calcext:value-type="float">
            <text:p>13750</text:p>
          </table:table-cell>
          <table:table-cell table:formula="of:=[.T20]/16" office:value-type="float" office:value="859.375" calcext:value-type="float">
            <text:p>859.375</text:p>
          </table:table-cell>
          <table:table-cell table:style-name="ce1" table:formula="of:=[.U20]*800" office:value-type="currency" office:currency="USD" office:value="687500" calcext:value-type="currency">
            <text:p>$687,500.00</text:p>
          </table:table-cell>
          <table:table-cell table:style-name="ce1" table:formula="of:=[.V20]-[.R2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6]" office:value-type="float" office:value="7.2" calcext:value-type="float">
            <text:p>7.2</text:p>
          </table:table-cell>
          <table:table-cell table:formula="of:= IF([.E21]&gt;0;[.E21];0)" office:value-type="float" office:value="7.2" calcext:value-type="float">
            <text:p>7.2</text:p>
          </table:table-cell>
          <table:table-cell table:formula="of:=IF([.F21]&gt;0;21.6;[.D6])" office:value-type="float" office:value="21.6" calcext:value-type="float">
            <text:p>21.6</text:p>
          </table:table-cell>
          <table:table-cell table:formula="of:=[.G21]/0.0864 * 2" office:value-type="float" office:value="500" calcext:value-type="float">
            <text:p>500</text:p>
          </table:table-cell>
          <table:table-cell table:formula="of:=[.F21]/0.0864 * 2" office:value-type="float" office:value="166.666666666667" calcext:value-type="float">
            <text:p>166.6666666667</text:p>
          </table:table-cell>
          <table:table-cell table:formula="of:=[.I21]/1751" office:value-type="float" office:value="0.0951837045497811" calcext:value-type="float">
            <text:p>0.0951837045</text:p>
          </table:table-cell>
          <table:table-cell table:formula="of:=1.033 *[.J21]" office:value-type="float" office:value="0.0983247667999239" calcext:value-type="float">
            <text:p>0.0983247668</text:p>
          </table:table-cell>
          <table:table-cell table:formula="of:=[.K21]*12" office:value-type="float" office:value="1.17989720159909" calcext:value-type="float">
            <text:p>1.1798972016</text:p>
          </table:table-cell>
          <table:table-cell table:formula="of:=[.L21]*2704" office:value-type="float" office:value="3190.44203312393" calcext:value-type="float">
            <text:p>3190.4420331239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21]*404" office:value-type="float" office:value="715.017704169046" calcext:value-type="float">
            <text:p>715.017704169</text:p>
          </table:table-cell>
          <table:table-cell table:formula="of:=[.O21]+[.M21]" office:value-type="float" office:value="3905.45973729298" calcext:value-type="float">
            <text:p>3905.459737293</text:p>
          </table:table-cell>
          <table:table-cell table:formula="of:=[.P21]*0.25" office:value-type="currency" office:currency="USD" office:value="976.364934323244" calcext:value-type="currency">
            <text:p>$976.36</text:p>
          </table:table-cell>
          <table:table-cell table:style-name="ce1" table:formula="of:=[.Q21]*30" office:value-type="currency" office:currency="USD" office:value="29290.9480296973" calcext:value-type="currency">
            <text:p>$29,290.95</text:p>
          </table:table-cell>
          <table:table-cell table:formula="of:=0.75 + ([.H21]*0.001)" office:value-type="float" office:value="1.25" calcext:value-type="float">
            <text:p>1.25</text:p>
          </table:table-cell>
          <table:table-cell table:formula="of:=[.S21]*2750 * 4" office:value-type="float" office:value="13750" calcext:value-type="float">
            <text:p>13750</text:p>
          </table:table-cell>
          <table:table-cell table:formula="of:=[.T21]/16" office:value-type="float" office:value="859.375" calcext:value-type="float">
            <text:p>859.375</text:p>
          </table:table-cell>
          <table:table-cell table:style-name="ce1" table:formula="of:=[.U21]*800" office:value-type="currency" office:currency="USD" office:value="687500" calcext:value-type="currency">
            <text:p>$687,500.00</text:p>
          </table:table-cell>
          <table:table-cell table:style-name="ce1" table:formula="of:=[.V21]-[.R21]" office:value-type="currency" office:currency="USD" office:value="658209.051970303" calcext:value-type="currency">
            <text:p>$658,209.0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]" office:value-type="float" office:value="0.800000000000001" calcext:value-type="float">
            <text:p>0.8</text:p>
          </table:table-cell>
          <table:table-cell table:formula="of:= IF([.E22]&gt;0;[.E22];0)" office:value-type="float" office:value="0.800000000000001" calcext:value-type="float">
            <text:p>0.8</text:p>
          </table:table-cell>
          <table:table-cell table:formula="of:=IF([.F22]&gt;0;21.6;[.D7])" office:value-type="float" office:value="21.6" calcext:value-type="float">
            <text:p>21.6</text:p>
          </table:table-cell>
          <table:table-cell table:formula="of:=[.G22]/0.0864 * 2" office:value-type="float" office:value="500" calcext:value-type="float">
            <text:p>500</text:p>
          </table:table-cell>
          <table:table-cell table:formula="of:=[.F22]/0.0864 * 2" office:value-type="float" office:value="18.5185185185185" calcext:value-type="float">
            <text:p>18.5185185185</text:p>
          </table:table-cell>
          <table:table-cell table:formula="of:=[.I22]/1751" office:value-type="float" office:value="0.0105759671721979" calcext:value-type="float">
            <text:p>0.0105759672</text:p>
          </table:table-cell>
          <table:table-cell table:formula="of:=1.033 *[.J22]" office:value-type="float" office:value="0.0109249740888804" calcext:value-type="float">
            <text:p>0.0109249741</text:p>
          </table:table-cell>
          <table:table-cell table:formula="of:=[.K22]*12" office:value-type="float" office:value="0.131099689066565" calcext:value-type="float">
            <text:p>0.1310996891</text:p>
          </table:table-cell>
          <table:table-cell table:formula="of:=[.L22]*2704" office:value-type="float" office:value="354.493559235992" calcext:value-type="float">
            <text:p>354.493559236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22]*404" office:value-type="float" office:value="79.4464115743385" calcext:value-type="float">
            <text:p>79.4464115743</text:p>
          </table:table-cell>
          <table:table-cell table:formula="of:=[.O22]+[.M22]" office:value-type="float" office:value="433.939970810331" calcext:value-type="float">
            <text:p>433.9399708103</text:p>
          </table:table-cell>
          <table:table-cell table:formula="of:=[.P22]*0.25" office:value-type="currency" office:currency="USD" office:value="108.484992702583" calcext:value-type="currency">
            <text:p>$108.48</text:p>
          </table:table-cell>
          <table:table-cell table:style-name="ce1" table:formula="of:=[.Q22]*30" office:value-type="currency" office:currency="USD" office:value="3254.54978107748" calcext:value-type="currency">
            <text:p>$3,254.55</text:p>
          </table:table-cell>
          <table:table-cell table:formula="of:=0.75 + ([.H22]*0.001)" office:value-type="float" office:value="1.25" calcext:value-type="float">
            <text:p>1.25</text:p>
          </table:table-cell>
          <table:table-cell table:formula="of:=[.S22]*2750 * 4" office:value-type="float" office:value="13750" calcext:value-type="float">
            <text:p>13750</text:p>
          </table:table-cell>
          <table:table-cell table:formula="of:=[.T22]/16" office:value-type="float" office:value="859.375" calcext:value-type="float">
            <text:p>859.375</text:p>
          </table:table-cell>
          <table:table-cell table:style-name="ce1" table:formula="of:=[.U22]*800" office:value-type="currency" office:currency="USD" office:value="687500" calcext:value-type="currency">
            <text:p>$687,500.00</text:p>
          </table:table-cell>
          <table:table-cell table:style-name="ce1" table:formula="of:=[.V22]-[.R22]" office:value-type="currency" office:currency="USD" office:value="684245.450218923" calcext:value-type="currency">
            <text:p>$684,245.4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8]" office:value-type="float" office:value="-5.6" calcext:value-type="float">
            <text:p>-5.6</text:p>
          </table:table-cell>
          <table:table-cell table:formula="of:= IF([.E23]&gt;0;[.E23];0)" office:value-type="float" office:value="0" calcext:value-type="float">
            <text:p>0</text:p>
          </table:table-cell>
          <table:table-cell table:formula="of:=IF([.F23]&gt;0;21.6;[.D8])" office:value-type="float" office:value="27.2" calcext:value-type="float">
            <text:p>27.2</text:p>
          </table:table-cell>
          <table:table-cell table:formula="of:=[.G23]/0.0864 * 2" office:value-type="float" office:value="629.62962962963" calcext:value-type="float">
            <text:p>629.6296296296</text:p>
          </table:table-cell>
          <table:table-cell table:formula="of:=[.F23]/0.0864 * 2" office:value-type="float" office:value="0" calcext:value-type="float">
            <text:p>0</text:p>
          </table:table-cell>
          <table:table-cell table:formula="of:=[.I23]/1751" office:value-type="float" office:value="0" calcext:value-type="float">
            <text:p>0</text:p>
          </table:table-cell>
          <table:table-cell table:formula="of:=1.033 *[.J23]" office:value-type="float" office:value="0" calcext:value-type="float">
            <text:p>0</text:p>
          </table:table-cell>
          <table:table-cell table:formula="of:=[.K23]*12" office:value-type="float" office:value="0" calcext:value-type="float">
            <text:p>0</text:p>
          </table:table-cell>
          <table:table-cell table:formula="of:=[.L23]*2704" office:value-type="float" office:value="0" calcext:value-type="float">
            <text:p>0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23]*404" office:value-type="float" office:value="0" calcext:value-type="float">
            <text:p>0</text:p>
          </table:table-cell>
          <table:table-cell table:formula="of:=[.O23]+[.M23]" office:value-type="float" office:value="0" calcext:value-type="float">
            <text:p>0</text:p>
          </table:table-cell>
          <table:table-cell table:formula="of:=[.P23]*0.25" office:value-type="currency" office:currency="USD" office:value="0" calcext:value-type="currency">
            <text:p>$0.00</text:p>
          </table:table-cell>
          <table:table-cell table:style-name="ce1" table:formula="of:=[.Q23]*30" office:value-type="currency" office:currency="USD" office:value="0" calcext:value-type="currency">
            <text:p>$0.00</text:p>
          </table:table-cell>
          <table:table-cell table:formula="of:=0.75 + ([.H23]*0.001)" office:value-type="float" office:value="1.37962962962963" calcext:value-type="float">
            <text:p>1.3796296296</text:p>
          </table:table-cell>
          <table:table-cell table:formula="of:=[.S23]*2750 * 4" office:value-type="float" office:value="15175.9259259259" calcext:value-type="float">
            <text:p>15175.9259259259</text:p>
          </table:table-cell>
          <table:table-cell table:formula="of:=[.T23]/16" office:value-type="float" office:value="948.49537037037" calcext:value-type="float">
            <text:p>948.4953703704</text:p>
          </table:table-cell>
          <table:table-cell table:style-name="ce1" table:formula="of:=[.U23]*800" office:value-type="currency" office:currency="USD" office:value="758796.296296296" calcext:value-type="currency">
            <text:p>$758,796.30</text:p>
          </table:table-cell>
          <table:table-cell table:style-name="ce1" table:formula="of:=[.V23]-[.R23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9]" office:value-type="float" office:value="-12" calcext:value-type="float">
            <text:p>-12</text:p>
          </table:table-cell>
          <table:table-cell table:formula="of:= IF([.E24]&gt;0;[.E24];0)" office:value-type="float" office:value="0" calcext:value-type="float">
            <text:p>0</text:p>
          </table:table-cell>
          <table:table-cell table:formula="of:=IF([.F24]&gt;0;21.6;[.D9])" office:value-type="float" office:value="33.6" calcext:value-type="float">
            <text:p>33.6</text:p>
          </table:table-cell>
          <table:table-cell table:formula="of:=[.G24]/0.0864 * 2" office:value-type="float" office:value="777.777777777778" calcext:value-type="float">
            <text:p>777.7777777778</text:p>
          </table:table-cell>
          <table:table-cell table:formula="of:=[.F24]/0.0864 * 2" office:value-type="float" office:value="0" calcext:value-type="float">
            <text:p>0</text:p>
          </table:table-cell>
          <table:table-cell table:formula="of:=[.I24]/1751" office:value-type="float" office:value="0" calcext:value-type="float">
            <text:p>0</text:p>
          </table:table-cell>
          <table:table-cell table:formula="of:=1.033 *[.J24]" office:value-type="float" office:value="0" calcext:value-type="float">
            <text:p>0</text:p>
          </table:table-cell>
          <table:table-cell table:formula="of:=[.K24]*12" office:value-type="float" office:value="0" calcext:value-type="float">
            <text:p>0</text:p>
          </table:table-cell>
          <table:table-cell table:formula="of:=[.L24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24]*404" office:value-type="float" office:value="0" calcext:value-type="float">
            <text:p>0</text:p>
          </table:table-cell>
          <table:table-cell table:formula="of:=[.O24]+[.M24]" office:value-type="float" office:value="0" calcext:value-type="float">
            <text:p>0</text:p>
          </table:table-cell>
          <table:table-cell table:formula="of:=[.P24]*0.25" office:value-type="currency" office:currency="USD" office:value="0" calcext:value-type="currency">
            <text:p>$0.00</text:p>
          </table:table-cell>
          <table:table-cell table:style-name="ce1" table:formula="of:=[.Q24]*30" office:value-type="currency" office:currency="USD" office:value="0" calcext:value-type="currency">
            <text:p>$0.00</text:p>
          </table:table-cell>
          <table:table-cell table:formula="of:=0.75 + ([.H24]*0.001)" office:value-type="float" office:value="1.52777777777778" calcext:value-type="float">
            <text:p>1.5277777778</text:p>
          </table:table-cell>
          <table:table-cell table:formula="of:=[.S24]*2750 * 4" office:value-type="float" office:value="16805.5555555556" calcext:value-type="float">
            <text:p>16805.5555555556</text:p>
          </table:table-cell>
          <table:table-cell table:formula="of:=[.T24]/16" office:value-type="float" office:value="1050.34722222222" calcext:value-type="float">
            <text:p>1050.3472222222</text:p>
          </table:table-cell>
          <table:table-cell table:style-name="ce1" table:formula="of:=[.U24]*800" office:value-type="currency" office:currency="USD" office:value="840277.777777778" calcext:value-type="currency">
            <text:p>$840,277.78</text:p>
          </table:table-cell>
          <table:table-cell table:style-name="ce1" table:formula="of:=[.V24]-[.R24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10]" office:value-type="float" office:value="-12" calcext:value-type="float">
            <text:p>-12</text:p>
          </table:table-cell>
          <table:table-cell table:formula="of:= IF([.E25]&gt;0;[.E25];0)" office:value-type="float" office:value="0" calcext:value-type="float">
            <text:p>0</text:p>
          </table:table-cell>
          <table:table-cell table:formula="of:=IF([.F25]&gt;0;21.6;[.D10])" office:value-type="float" office:value="33.6" calcext:value-type="float">
            <text:p>33.6</text:p>
          </table:table-cell>
          <table:table-cell table:formula="of:=[.G25]/0.0864 * 2" office:value-type="float" office:value="777.777777777778" calcext:value-type="float">
            <text:p>777.7777777778</text:p>
          </table:table-cell>
          <table:table-cell table:formula="of:=[.F25]/0.0864 * 2" office:value-type="float" office:value="0" calcext:value-type="float">
            <text:p>0</text:p>
          </table:table-cell>
          <table:table-cell table:formula="of:=[.I25]/1751" office:value-type="float" office:value="0" calcext:value-type="float">
            <text:p>0</text:p>
          </table:table-cell>
          <table:table-cell table:formula="of:=1.033 *[.J25]" office:value-type="float" office:value="0" calcext:value-type="float">
            <text:p>0</text:p>
          </table:table-cell>
          <table:table-cell table:formula="of:=[.K25]*12" office:value-type="float" office:value="0" calcext:value-type="float">
            <text:p>0</text:p>
          </table:table-cell>
          <table:table-cell table:formula="of:=[.L25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25]*404" office:value-type="float" office:value="0" calcext:value-type="float">
            <text:p>0</text:p>
          </table:table-cell>
          <table:table-cell table:formula="of:=[.O25]+[.M25]" office:value-type="float" office:value="0" calcext:value-type="float">
            <text:p>0</text:p>
          </table:table-cell>
          <table:table-cell table:formula="of:=[.P25]*0.25" office:value-type="currency" office:currency="USD" office:value="0" calcext:value-type="currency">
            <text:p>$0.00</text:p>
          </table:table-cell>
          <table:table-cell table:style-name="ce1" table:formula="of:=[.Q25]*30" office:value-type="currency" office:currency="USD" office:value="0" calcext:value-type="currency">
            <text:p>$0.00</text:p>
          </table:table-cell>
          <table:table-cell table:formula="of:=0.75 + ([.H25]*0.001)" office:value-type="float" office:value="1.52777777777778" calcext:value-type="float">
            <text:p>1.5277777778</text:p>
          </table:table-cell>
          <table:table-cell table:formula="of:=[.S25]*2750 * 4" office:value-type="float" office:value="16805.5555555556" calcext:value-type="float">
            <text:p>16805.5555555556</text:p>
          </table:table-cell>
          <table:table-cell table:formula="of:=[.T25]/16" office:value-type="float" office:value="1050.34722222222" calcext:value-type="float">
            <text:p>1050.3472222222</text:p>
          </table:table-cell>
          <table:table-cell table:style-name="ce1" table:formula="of:=[.U25]*800" office:value-type="currency" office:currency="USD" office:value="840277.777777778" calcext:value-type="currency">
            <text:p>$840,277.78</text:p>
          </table:table-cell>
          <table:table-cell table:style-name="ce1" table:formula="of:=[.V25]-[.R25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11]" office:value-type="float" office:value="-15.2" calcext:value-type="float">
            <text:p>-15.2</text:p>
          </table:table-cell>
          <table:table-cell table:formula="of:= IF([.E26]&gt;0;[.E26];0)" office:value-type="float" office:value="0" calcext:value-type="float">
            <text:p>0</text:p>
          </table:table-cell>
          <table:table-cell table:formula="of:=IF([.F26]&gt;0;21.6;[.D11])" office:value-type="float" office:value="36.8" calcext:value-type="float">
            <text:p>36.8</text:p>
          </table:table-cell>
          <table:table-cell table:formula="of:=[.G26]/0.0864 * 2" office:value-type="float" office:value="851.851851851852" calcext:value-type="float">
            <text:p>851.8518518519</text:p>
          </table:table-cell>
          <table:table-cell table:formula="of:=[.F26]/0.0864 * 2" office:value-type="float" office:value="0" calcext:value-type="float">
            <text:p>0</text:p>
          </table:table-cell>
          <table:table-cell table:formula="of:=[.I26]/1751" office:value-type="float" office:value="0" calcext:value-type="float">
            <text:p>0</text:p>
          </table:table-cell>
          <table:table-cell table:formula="of:=1.033 *[.J26]" office:value-type="float" office:value="0" calcext:value-type="float">
            <text:p>0</text:p>
          </table:table-cell>
          <table:table-cell table:formula="of:=[.K26]*12" office:value-type="float" office:value="0" calcext:value-type="float">
            <text:p>0</text:p>
          </table:table-cell>
          <table:table-cell table:formula="of:=[.L26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26]*404" office:value-type="float" office:value="0" calcext:value-type="float">
            <text:p>0</text:p>
          </table:table-cell>
          <table:table-cell table:formula="of:=[.O26]+[.M26]" office:value-type="float" office:value="0" calcext:value-type="float">
            <text:p>0</text:p>
          </table:table-cell>
          <table:table-cell table:formula="of:=[.P26]*0.25" office:value-type="currency" office:currency="USD" office:value="0" calcext:value-type="currency">
            <text:p>$0.00</text:p>
          </table:table-cell>
          <table:table-cell table:style-name="ce1" table:formula="of:=[.Q26]*30" office:value-type="currency" office:currency="USD" office:value="0" calcext:value-type="currency">
            <text:p>$0.00</text:p>
          </table:table-cell>
          <table:table-cell table:formula="of:=0.75 + ([.H26]*0.001)" office:value-type="float" office:value="1.60185185185185" calcext:value-type="float">
            <text:p>1.6018518519</text:p>
          </table:table-cell>
          <table:table-cell table:formula="of:=[.S26]*2750 * 4" office:value-type="float" office:value="17620.3703703704" calcext:value-type="float">
            <text:p>17620.3703703704</text:p>
          </table:table-cell>
          <table:table-cell table:formula="of:=[.T26]/16" office:value-type="float" office:value="1101.27314814815" calcext:value-type="float">
            <text:p>1101.2731481482</text:p>
          </table:table-cell>
          <table:table-cell table:style-name="ce1" table:formula="of:=[.U26]*800" office:value-type="currency" office:currency="USD" office:value="881018.518518519" calcext:value-type="currency">
            <text:p>$881,018.52</text:p>
          </table:table-cell>
          <table:table-cell table:style-name="ce1" table:formula="of:=[.V26]-[.R26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12]" office:value-type="float" office:value="-8.8" calcext:value-type="float">
            <text:p>-8.8</text:p>
          </table:table-cell>
          <table:table-cell table:formula="of:= IF([.E27]&gt;0;[.E27];0)" office:value-type="float" office:value="0" calcext:value-type="float">
            <text:p>0</text:p>
          </table:table-cell>
          <table:table-cell table:formula="of:=IF([.F27]&gt;0;21.6;[.D12])" office:value-type="float" office:value="30.4" calcext:value-type="float">
            <text:p>30.4</text:p>
          </table:table-cell>
          <table:table-cell table:formula="of:=[.G27]/0.0864 * 2" office:value-type="float" office:value="703.703703703704" calcext:value-type="float">
            <text:p>703.7037037037</text:p>
          </table:table-cell>
          <table:table-cell table:formula="of:=[.F27]/0.0864 * 2" office:value-type="float" office:value="0" calcext:value-type="float">
            <text:p>0</text:p>
          </table:table-cell>
          <table:table-cell table:formula="of:=[.I27]/1751" office:value-type="float" office:value="0" calcext:value-type="float">
            <text:p>0</text:p>
          </table:table-cell>
          <table:table-cell table:formula="of:=1.033 *[.J27]" office:value-type="float" office:value="0" calcext:value-type="float">
            <text:p>0</text:p>
          </table:table-cell>
          <table:table-cell table:formula="of:=[.K27]*12" office:value-type="float" office:value="0" calcext:value-type="float">
            <text:p>0</text:p>
          </table:table-cell>
          <table:table-cell table:formula="of:=[.L27]*2704" office:value-type="float" office:value="0" calcext:value-type="float">
            <text:p>0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27]*404" office:value-type="float" office:value="0" calcext:value-type="float">
            <text:p>0</text:p>
          </table:table-cell>
          <table:table-cell table:formula="of:=[.O27]+[.M27]" office:value-type="float" office:value="0" calcext:value-type="float">
            <text:p>0</text:p>
          </table:table-cell>
          <table:table-cell table:formula="of:=[.P27]*0.25" office:value-type="currency" office:currency="USD" office:value="0" calcext:value-type="currency">
            <text:p>$0.00</text:p>
          </table:table-cell>
          <table:table-cell table:style-name="ce1" table:formula="of:=[.Q27]*30" office:value-type="currency" office:currency="USD" office:value="0" calcext:value-type="currency">
            <text:p>$0.00</text:p>
          </table:table-cell>
          <table:table-cell table:formula="of:=0.75 + ([.H27]*0.001)" office:value-type="float" office:value="1.4537037037037" calcext:value-type="float">
            <text:p>1.4537037037</text:p>
          </table:table-cell>
          <table:table-cell table:formula="of:=[.S27]*2750 * 4" office:value-type="float" office:value="15990.7407407407" calcext:value-type="float">
            <text:p>15990.7407407407</text:p>
          </table:table-cell>
          <table:table-cell table:formula="of:=[.T27]/16" office:value-type="float" office:value="999.421296296296" calcext:value-type="float">
            <text:p>999.4212962963</text:p>
          </table:table-cell>
          <table:table-cell table:style-name="ce1" table:formula="of:=[.U27]*800" office:value-type="currency" office:currency="USD" office:value="799537.037037037" calcext:value-type="currency">
            <text:p>$799,537.04</text:p>
          </table:table-cell>
          <table:table-cell table:style-name="ce1" table:formula="of:=[.V27]-[.R27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13]" office:value-type="float" office:value="-5.6" calcext:value-type="float">
            <text:p>-5.6</text:p>
          </table:table-cell>
          <table:table-cell table:formula="of:= IF([.E28]&gt;0;[.E28];0)" office:value-type="float" office:value="0" calcext:value-type="float">
            <text:p>0</text:p>
          </table:table-cell>
          <table:table-cell table:formula="of:=IF([.F28]&gt;0;21.6;[.D13])" office:value-type="float" office:value="27.2" calcext:value-type="float">
            <text:p>27.2</text:p>
          </table:table-cell>
          <table:table-cell table:formula="of:=[.G28]/0.0864 * 2" office:value-type="float" office:value="629.62962962963" calcext:value-type="float">
            <text:p>629.6296296296</text:p>
          </table:table-cell>
          <table:table-cell table:formula="of:=[.F28]/0.0864 * 2" office:value-type="float" office:value="0" calcext:value-type="float">
            <text:p>0</text:p>
          </table:table-cell>
          <table:table-cell table:formula="of:=[.I28]/1751" office:value-type="float" office:value="0" calcext:value-type="float">
            <text:p>0</text:p>
          </table:table-cell>
          <table:table-cell table:formula="of:=1.033 *[.J28]" office:value-type="float" office:value="0" calcext:value-type="float">
            <text:p>0</text:p>
          </table:table-cell>
          <table:table-cell table:formula="of:=[.K28]*12" office:value-type="float" office:value="0" calcext:value-type="float">
            <text:p>0</text:p>
          </table:table-cell>
          <table:table-cell table:formula="of:=[.L28]*2704" office:value-type="float" office:value="0" calcext:value-type="float">
            <text:p>0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28]*404" office:value-type="float" office:value="0" calcext:value-type="float">
            <text:p>0</text:p>
          </table:table-cell>
          <table:table-cell table:formula="of:=[.O28]+[.M28]" office:value-type="float" office:value="0" calcext:value-type="float">
            <text:p>0</text:p>
          </table:table-cell>
          <table:table-cell table:formula="of:=[.P28]*0.25" office:value-type="currency" office:currency="USD" office:value="0" calcext:value-type="currency">
            <text:p>$0.00</text:p>
          </table:table-cell>
          <table:table-cell table:style-name="ce1" table:formula="of:=[.Q28]*30" office:value-type="currency" office:currency="USD" office:value="0" calcext:value-type="currency">
            <text:p>$0.00</text:p>
          </table:table-cell>
          <table:table-cell table:formula="of:=0.75 + ([.H28]*0.001)" office:value-type="float" office:value="1.37962962962963" calcext:value-type="float">
            <text:p>1.3796296296</text:p>
          </table:table-cell>
          <table:table-cell table:formula="of:=[.S28]*2750 * 4" office:value-type="float" office:value="15175.9259259259" calcext:value-type="float">
            <text:p>15175.9259259259</text:p>
          </table:table-cell>
          <table:table-cell table:formula="of:=[.T28]/16" office:value-type="float" office:value="948.49537037037" calcext:value-type="float">
            <text:p>948.4953703704</text:p>
          </table:table-cell>
          <table:table-cell table:style-name="ce1" table:formula="of:=[.U28]*800" office:value-type="currency" office:currency="USD" office:value="758796.296296296" calcext:value-type="currency">
            <text:p>$758,796.30</text:p>
          </table:table-cell>
          <table:table-cell table:style-name="ce1" table:formula="of:=[.V28]-[.R28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14]" office:value-type="float" office:value="4" calcext:value-type="float">
            <text:p>4</text:p>
          </table:table-cell>
          <table:table-cell table:formula="of:= IF([.E29]&gt;0;[.E29];0)" office:value-type="float" office:value="4" calcext:value-type="float">
            <text:p>4</text:p>
          </table:table-cell>
          <table:table-cell table:formula="of:=IF([.F29]&gt;0;21.6;[.D14])" office:value-type="float" office:value="21.6" calcext:value-type="float">
            <text:p>21.6</text:p>
          </table:table-cell>
          <table:table-cell table:formula="of:=[.G29]/0.0864 * 2" office:value-type="float" office:value="500" calcext:value-type="float">
            <text:p>500</text:p>
          </table:table-cell>
          <table:table-cell table:formula="of:=[.F29]/0.0864 * 2" office:value-type="float" office:value="92.5925925925926" calcext:value-type="float">
            <text:p>92.5925925926</text:p>
          </table:table-cell>
          <table:table-cell table:formula="of:=[.I29]/1751" office:value-type="float" office:value="0.0528798358609895" calcext:value-type="float">
            <text:p>0.0528798359</text:p>
          </table:table-cell>
          <table:table-cell table:formula="of:=1.033 *[.J29]" office:value-type="float" office:value="0.0546248704444021" calcext:value-type="float">
            <text:p>0.0546248704</text:p>
          </table:table-cell>
          <table:table-cell table:formula="of:=[.K29]*12" office:value-type="float" office:value="0.655498445332826" calcext:value-type="float">
            <text:p>0.6554984453</text:p>
          </table:table-cell>
          <table:table-cell table:formula="of:=[.L29]*2704" office:value-type="float" office:value="1772.46779617996" calcext:value-type="float">
            <text:p>1772.46779618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29]*404" office:value-type="float" office:value="397.232057871692" calcext:value-type="float">
            <text:p>397.2320578717</text:p>
          </table:table-cell>
          <table:table-cell table:formula="of:=[.O29]+[.M29]" office:value-type="float" office:value="2169.69985405165" calcext:value-type="float">
            <text:p>2169.6998540517</text:p>
          </table:table-cell>
          <table:table-cell table:formula="of:=[.P29]*0.25" office:value-type="currency" office:currency="USD" office:value="542.424963512913" calcext:value-type="currency">
            <text:p>$542.42</text:p>
          </table:table-cell>
          <table:table-cell table:style-name="ce1" table:formula="of:=[.Q29]*30" office:value-type="currency" office:currency="USD" office:value="16272.7489053874" calcext:value-type="currency">
            <text:p>$16,272.75</text:p>
          </table:table-cell>
          <table:table-cell table:formula="of:=0.75 + ([.H29]*0.001)" office:value-type="float" office:value="1.25" calcext:value-type="float">
            <text:p>1.25</text:p>
          </table:table-cell>
          <table:table-cell table:formula="of:=[.S29]*2750 * 4" office:value-type="float" office:value="13750" calcext:value-type="float">
            <text:p>13750</text:p>
          </table:table-cell>
          <table:table-cell table:formula="of:=[.T29]/16" office:value-type="float" office:value="859.375" calcext:value-type="float">
            <text:p>859.375</text:p>
          </table:table-cell>
          <table:table-cell table:style-name="ce1" table:formula="of:=[.U29]*800" office:value-type="currency" office:currency="USD" office:value="687500" calcext:value-type="currency">
            <text:p>$687,500.00</text:p>
          </table:table-cell>
          <table:table-cell table:style-name="ce1" table:formula="of:=[.V29]-[.R29]" office:value-type="currency" office:currency="USD" office:value="671227.251094613" calcext:value-type="currency">
            <text:p>$671,227.2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15]" office:value-type="float" office:value="10.4" calcext:value-type="float">
            <text:p>10.4</text:p>
          </table:table-cell>
          <table:table-cell table:formula="of:= IF([.E30]&gt;0;[.E30];0)" office:value-type="float" office:value="10.4" calcext:value-type="float">
            <text:p>10.4</text:p>
          </table:table-cell>
          <table:table-cell table:formula="of:=IF([.F30]&gt;0;21.6;[.D15])" office:value-type="float" office:value="21.6" calcext:value-type="float">
            <text:p>21.6</text:p>
          </table:table-cell>
          <table:table-cell table:formula="of:=[.G30]/0.0864 * 2" office:value-type="float" office:value="500" calcext:value-type="float">
            <text:p>500</text:p>
          </table:table-cell>
          <table:table-cell table:formula="of:=[.F30]/0.0864 * 2" office:value-type="float" office:value="240.740740740741" calcext:value-type="float">
            <text:p>240.7407407407</text:p>
          </table:table-cell>
          <table:table-cell table:formula="of:=[.I30]/1751" office:value-type="float" office:value="0.137487573238573" calcext:value-type="float">
            <text:p>0.1374875732</text:p>
          </table:table-cell>
          <table:table-cell table:formula="of:=1.033 *[.J30]" office:value-type="float" office:value="0.142024663155446" calcext:value-type="float">
            <text:p>0.1420246632</text:p>
          </table:table-cell>
          <table:table-cell table:formula="of:=[.K30]*12" office:value-type="float" office:value="1.70429595786535" calcext:value-type="float">
            <text:p>1.7042959579</text:p>
          </table:table-cell>
          <table:table-cell table:formula="of:=[.L30]*2704" office:value-type="float" office:value="4608.4162700679" calcext:value-type="float">
            <text:p>4608.4162700679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30]*404" office:value-type="float" office:value="1032.8033504664" calcext:value-type="float">
            <text:p>1032.8033504664</text:p>
          </table:table-cell>
          <table:table-cell table:formula="of:=[.O30]+[.M30]" office:value-type="float" office:value="5641.2196205343" calcext:value-type="float">
            <text:p>5641.2196205343</text:p>
          </table:table-cell>
          <table:table-cell table:formula="of:=[.P30]*0.25" office:value-type="currency" office:currency="USD" office:value="1410.30490513357" calcext:value-type="currency">
            <text:p>$1,410.30</text:p>
          </table:table-cell>
          <table:table-cell table:style-name="ce1" table:formula="of:=[.Q30]*30" office:value-type="currency" office:currency="USD" office:value="42309.1471540072" calcext:value-type="currency">
            <text:p>$42,309.15</text:p>
          </table:table-cell>
          <table:table-cell table:formula="of:=0.75 + ([.H30]*0.001)" office:value-type="float" office:value="1.25" calcext:value-type="float">
            <text:p>1.25</text:p>
          </table:table-cell>
          <table:table-cell table:formula="of:=[.S30]*2750 * 4" office:value-type="float" office:value="13750" calcext:value-type="float">
            <text:p>13750</text:p>
          </table:table-cell>
          <table:table-cell table:formula="of:=[.T30]/16" office:value-type="float" office:value="859.375" calcext:value-type="float">
            <text:p>859.375</text:p>
          </table:table-cell>
          <table:table-cell table:style-name="ce1" table:formula="of:=[.U30]*800" office:value-type="currency" office:currency="USD" office:value="687500" calcext:value-type="currency">
            <text:p>$687,500.00</text:p>
          </table:table-cell>
          <table:table-cell table:style-name="ce1" table:formula="of:=[.V30]-[.R3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16]" office:value-type="float" office:value="13.6" calcext:value-type="float">
            <text:p>13.6</text:p>
          </table:table-cell>
          <table:table-cell table:formula="of:= IF([.E31]&gt;0;[.E31];0)" office:value-type="float" office:value="13.6" calcext:value-type="float">
            <text:p>13.6</text:p>
          </table:table-cell>
          <table:table-cell table:formula="of:=IF([.F31]&gt;0;21.6;[.D31])" office:value-type="float" office:value="21.6" calcext:value-type="float">
            <text:p>21.6</text:p>
          </table:table-cell>
          <table:table-cell table:formula="of:=[.G31]/0.0864 * 2" office:value-type="float" office:value="500" calcext:value-type="float">
            <text:p>500</text:p>
          </table:table-cell>
          <table:table-cell table:formula="of:=[.F31]/0.0864 * 2" office:value-type="float" office:value="314.814814814815" calcext:value-type="float">
            <text:p>314.8148148148</text:p>
          </table:table-cell>
          <table:table-cell table:formula="of:=[.I31]/1751" office:value-type="float" office:value="0.179791441927364" calcext:value-type="float">
            <text:p>0.1797914419</text:p>
          </table:table-cell>
          <table:table-cell table:formula="of:=1.033 *[.J31]" office:value-type="float" office:value="0.185724559510967" calcext:value-type="float">
            <text:p>0.1857245595</text:p>
          </table:table-cell>
          <table:table-cell table:formula="of:=[.K31]*12" office:value-type="float" office:value="2.22869471413161" calcext:value-type="float">
            <text:p>2.2286947141</text:p>
          </table:table-cell>
          <table:table-cell table:formula="of:=[.L31]*2704" office:value-type="float" office:value="6026.39050701187" calcext:value-type="float">
            <text:p>6026.3905070119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31]*404" office:value-type="float" office:value="1350.58899676375" calcext:value-type="float">
            <text:p>1350.5889967638</text:p>
          </table:table-cell>
          <table:table-cell table:formula="of:=[.O31]+[.M31]" office:value-type="float" office:value="7376.97950377562" calcext:value-type="float">
            <text:p>7376.9795037756</text:p>
          </table:table-cell>
          <table:table-cell table:formula="of:=[.P31]*0.25" office:value-type="currency" office:currency="USD" office:value="1844.2448759439" calcext:value-type="currency">
            <text:p>$1,844.24</text:p>
          </table:table-cell>
          <table:table-cell table:style-name="ce1" table:formula="of:=[.Q31]*30" office:value-type="currency" office:currency="USD" office:value="55327.3462783171" calcext:value-type="currency">
            <text:p>$55,327.35</text:p>
          </table:table-cell>
          <table:table-cell table:formula="of:=0.75 + ([.H31]*0.001)" office:value-type="float" office:value="1.25" calcext:value-type="float">
            <text:p>1.25</text:p>
          </table:table-cell>
          <table:table-cell table:formula="of:=[.S31]*2750 * 4" office:value-type="float" office:value="13750" calcext:value-type="float">
            <text:p>13750</text:p>
          </table:table-cell>
          <table:table-cell table:formula="of:=[.T31]/16" office:value-type="float" office:value="859.375" calcext:value-type="float">
            <text:p>859.375</text:p>
          </table:table-cell>
          <table:table-cell table:style-name="ce1" table:formula="of:=[.U31]*800" office:value-type="currency" office:currency="USD" office:value="687500" calcext:value-type="currency">
            <text:p>$687,500.00</text:p>
          </table:table-cell>
          <table:table-cell table:style-name="ce1" table:formula="of:=[.V31]-[.R31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20:.R31])" office:value-type="currency" office:currency="USD" office:value="188763.887302494" calcext:value-type="currency">
            <text:p>$188,763.89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20:.U31])" office:value-type="float" office:value="11254.6296296296" calcext:value-type="float">
            <text:p>11254.6296296296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20:.W31])" office:value-type="currency" office:currency="USD" office:value="8814939.81640121" calcext:value-type="currency">
            <text:p>$8,814,939.82</text:p>
          </table:table-cell>
        </table:table-row>
        <table:table-row table:style-name="ro1">
          <table:table-cell table:number-columns-repeated="17"/>
          <table:table-cell table:style-name="ce1"/>
          <table:table-cell table:number-columns-repeated="3"/>
          <table:table-cell table:style-name="ce1"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1000 PAR – 43.1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43.1 - [.D5]" office:value-type="float" office:value="31.9" calcext:value-type="float">
            <text:p>31.9</text:p>
          </table:table-cell>
          <table:table-cell table:formula="of:=[.E35]" office:value-type="float" office:value="31.9" calcext:value-type="float">
            <text:p>31.9</text:p>
          </table:table-cell>
          <table:table-cell table:formula="of:=IF([.F35]&gt;0;43.1;[.D20])" office:value-type="float" office:value="43.1" calcext:value-type="float">
            <text:p>43.1</text:p>
          </table:table-cell>
          <table:table-cell table:formula="of:=[.G35]/0.0864 * 2" office:value-type="float" office:value="997.685185185185" calcext:value-type="float">
            <text:p>997.6851851852</text:p>
          </table:table-cell>
          <table:table-cell table:formula="of:=[.F35]/0.0864 * 2" office:value-type="float" office:value="738.425925925926" calcext:value-type="float">
            <text:p>738.4259259259</text:p>
          </table:table-cell>
          <table:table-cell table:formula="of:=[.I35]/1751" office:value-type="float" office:value="0.421716690991391" calcext:value-type="float">
            <text:p>0.421716691</text:p>
          </table:table-cell>
          <table:table-cell table:formula="of:=1.033 *[.J35]" office:value-type="float" office:value="0.435633341794107" calcext:value-type="float">
            <text:p>0.4356333418</text:p>
          </table:table-cell>
          <table:table-cell table:formula="of:=[.K35]*12" office:value-type="float" office:value="5.22760010152928" calcext:value-type="float">
            <text:p>5.2276001015</text:p>
          </table:table-cell>
          <table:table-cell table:formula="of:=[.L35]*2704" office:value-type="float" office:value="14135.4306745352" calcext:value-type="float">
            <text:p>14135.4306745352</text:p>
          </table:table-cell>
          <table:table-cell table:formula="of:=[.K20]*18" office:value-type="float" office:value="2.55644393679802" calcext:value-type="float">
            <text:p>2.5564439368</text:p>
          </table:table-cell>
          <table:table-cell table:formula="of:=[.N35]*404" office:value-type="float" office:value="1032.8033504664" calcext:value-type="float">
            <text:p>1032.8033504664</text:p>
          </table:table-cell>
          <table:table-cell table:formula="of:=[.O35]+[.M35]" office:value-type="float" office:value="15168.2340250016" calcext:value-type="float">
            <text:p>15168.2340250016</text:p>
          </table:table-cell>
          <table:table-cell table:formula="of:=[.P35]*0.25" office:value-type="currency" office:currency="USD" office:value="3792.0585062504" calcext:value-type="currency">
            <text:p>$3,792.06</text:p>
          </table:table-cell>
          <table:table-cell table:style-name="ce1" table:formula="of:=[.Q35]*30" office:value-type="currency" office:currency="USD" office:value="113761.755187512" calcext:value-type="currency">
            <text:p>$113,761.76</text:p>
          </table:table-cell>
          <table:table-cell table:formula="of:=0.75 + ([.H35]*0.001)" office:value-type="float" office:value="1.74768518518519" calcext:value-type="float">
            <text:p>1.7476851852</text:p>
          </table:table-cell>
          <table:table-cell table:formula="of:=[.S35]*2750 * 4" office:value-type="float" office:value="19224.537037037" calcext:value-type="float">
            <text:p>19224.537037037</text:p>
          </table:table-cell>
          <table:table-cell table:formula="of:=[.T35]/16" office:value-type="float" office:value="1201.53356481481" calcext:value-type="float">
            <text:p>1201.5335648148</text:p>
          </table:table-cell>
          <table:table-cell table:style-name="ce1" table:formula="of:=[.U35]*800" office:value-type="currency" office:currency="USD" office:value="961226.851851852" calcext:value-type="currency">
            <text:p>$961,226.85</text:p>
          </table:table-cell>
          <table:table-cell table:style-name="ce1" table:formula="of:=[.V35]-[.R35]" office:value-type="currency" office:currency="USD" office:value="847465.09666434" calcext:value-type="currency">
            <text:p>$847,465.10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1000*0.0862 /2" office:value-type="float" office:value="43.1" calcext:value-type="float">
            <text:p>43.1</text:p>
          </table:table-cell>
          <table:table-cell table:number-columns-repeated="2"/>
          <table:table-cell table:formula="of:=43.1 - [.D6]" office:value-type="float" office:value="28.7" calcext:value-type="float">
            <text:p>28.7</text:p>
          </table:table-cell>
          <table:table-cell table:formula="of:=[.E36]" office:value-type="float" office:value="28.7" calcext:value-type="float">
            <text:p>28.7</text:p>
          </table:table-cell>
          <table:table-cell table:formula="of:=IF([.F36]&gt;0;43.1;[.D21])" office:value-type="float" office:value="43.1" calcext:value-type="float">
            <text:p>43.1</text:p>
          </table:table-cell>
          <table:table-cell table:formula="of:=[.G36]/0.0864 * 2" office:value-type="float" office:value="997.685185185185" calcext:value-type="float">
            <text:p>997.6851851852</text:p>
          </table:table-cell>
          <table:table-cell table:formula="of:=[.F36]/0.0864 * 2" office:value-type="float" office:value="664.351851851852" calcext:value-type="float">
            <text:p>664.3518518519</text:p>
          </table:table-cell>
          <table:table-cell table:formula="of:=[.I36]/1751" office:value-type="float" office:value="0.3794128223026" calcext:value-type="float">
            <text:p>0.3794128223</text:p>
          </table:table-cell>
          <table:table-cell table:formula="of:=1.033 *[.J36]" office:value-type="float" office:value="0.391933445438585" calcext:value-type="float">
            <text:p>0.3919334454</text:p>
          </table:table-cell>
          <table:table-cell table:formula="of:=[.K36]*12" office:value-type="float" office:value="4.70320134526302" calcext:value-type="float">
            <text:p>4.7032013453</text:p>
          </table:table-cell>
          <table:table-cell table:formula="of:=[.L36]*2704" office:value-type="float" office:value="12717.4564375912" calcext:value-type="float">
            <text:p>12717.4564375912</text:p>
          </table:table-cell>
          <table:table-cell table:formula="of:=[.K21]*18" office:value-type="float" office:value="1.76984580239863" calcext:value-type="float">
            <text:p>1.7698458024</text:p>
          </table:table-cell>
          <table:table-cell table:formula="of:=[.N36]*404" office:value-type="float" office:value="715.017704169046" calcext:value-type="float">
            <text:p>715.017704169</text:p>
          </table:table-cell>
          <table:table-cell table:formula="of:=[.O36]+[.M36]" office:value-type="float" office:value="13432.4741417603" calcext:value-type="float">
            <text:p>13432.4741417603</text:p>
          </table:table-cell>
          <table:table-cell table:formula="of:=[.P36]*0.25" office:value-type="currency" office:currency="USD" office:value="3358.11853544007" calcext:value-type="currency">
            <text:p>$3,358.12</text:p>
          </table:table-cell>
          <table:table-cell table:style-name="ce1" table:formula="of:=[.Q36]*30" office:value-type="currency" office:currency="USD" office:value="100743.556063202" calcext:value-type="currency">
            <text:p>$100,743.56</text:p>
          </table:table-cell>
          <table:table-cell table:formula="of:=0.75 + ([.H36]*0.001)" office:value-type="float" office:value="1.74768518518519" calcext:value-type="float">
            <text:p>1.7476851852</text:p>
          </table:table-cell>
          <table:table-cell table:formula="of:=[.S36]*2750 * 4" office:value-type="float" office:value="19224.537037037" calcext:value-type="float">
            <text:p>19224.537037037</text:p>
          </table:table-cell>
          <table:table-cell table:formula="of:=[.T36]/16" office:value-type="float" office:value="1201.53356481481" calcext:value-type="float">
            <text:p>1201.5335648148</text:p>
          </table:table-cell>
          <table:table-cell table:style-name="ce1" table:formula="of:=[.U36]*800" office:value-type="currency" office:currency="USD" office:value="961226.851851852" calcext:value-type="currency">
            <text:p>$961,226.85</text:p>
          </table:table-cell>
          <table:table-cell table:style-name="ce1" table:formula="of:=[.V36]-[.R36]" office:value-type="currency" office:currency="USD" office:value="860483.29578865" calcext:value-type="currency">
            <text:p>$860,483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43.1 - [.D7]" office:value-type="float" office:value="22.3" calcext:value-type="float">
            <text:p>22.3</text:p>
          </table:table-cell>
          <table:table-cell table:formula="of:=[.E37]" office:value-type="float" office:value="22.3" calcext:value-type="float">
            <text:p>22.3</text:p>
          </table:table-cell>
          <table:table-cell table:formula="of:=IF([.F37]&gt;0;43.1;[.D22])" office:value-type="float" office:value="43.1" calcext:value-type="float">
            <text:p>43.1</text:p>
          </table:table-cell>
          <table:table-cell table:formula="of:=[.G37]/0.0864 * 2" office:value-type="float" office:value="997.685185185185" calcext:value-type="float">
            <text:p>997.6851851852</text:p>
          </table:table-cell>
          <table:table-cell table:formula="of:=[.F37]/0.0864 * 2" office:value-type="float" office:value="516.203703703704" calcext:value-type="float">
            <text:p>516.2037037037</text:p>
          </table:table-cell>
          <table:table-cell table:formula="of:=[.I37]/1751" office:value-type="float" office:value="0.294805084925016" calcext:value-type="float">
            <text:p>0.2948050849</text:p>
          </table:table-cell>
          <table:table-cell table:formula="of:=1.033 *[.J37]" office:value-type="float" office:value="0.304533652727542" calcext:value-type="float">
            <text:p>0.3045336527</text:p>
          </table:table-cell>
          <table:table-cell table:formula="of:=[.K37]*12" office:value-type="float" office:value="3.6544038327305" calcext:value-type="float">
            <text:p>3.6544038327</text:p>
          </table:table-cell>
          <table:table-cell table:formula="of:=[.L37]*2704" office:value-type="float" office:value="9881.50796370328" calcext:value-type="float">
            <text:p>9881.5079637033</text:p>
          </table:table-cell>
          <table:table-cell table:formula="of:=[.K22]*18" office:value-type="float" office:value="0.196649533599848" calcext:value-type="float">
            <text:p>0.1966495336</text:p>
          </table:table-cell>
          <table:table-cell table:formula="of:=[.N37]*404" office:value-type="float" office:value="79.4464115743385" calcext:value-type="float">
            <text:p>79.4464115743</text:p>
          </table:table-cell>
          <table:table-cell table:formula="of:=[.O37]+[.M37]" office:value-type="float" office:value="9960.95437527762" calcext:value-type="float">
            <text:p>9960.9543752776</text:p>
          </table:table-cell>
          <table:table-cell table:formula="of:=[.P37]*0.25" office:value-type="currency" office:currency="USD" office:value="2490.2385938194" calcext:value-type="currency">
            <text:p>$2,490.24</text:p>
          </table:table-cell>
          <table:table-cell table:style-name="ce1" table:formula="of:=[.Q37]*30" office:value-type="currency" office:currency="USD" office:value="74707.1578145821" calcext:value-type="currency">
            <text:p>$74,707.16</text:p>
          </table:table-cell>
          <table:table-cell table:formula="of:=0.75 + ([.H37]*0.001)" office:value-type="float" office:value="1.74768518518519" calcext:value-type="float">
            <text:p>1.7476851852</text:p>
          </table:table-cell>
          <table:table-cell table:formula="of:=[.S37]*2750 * 4" office:value-type="float" office:value="19224.537037037" calcext:value-type="float">
            <text:p>19224.537037037</text:p>
          </table:table-cell>
          <table:table-cell table:formula="of:=[.T37]/16" office:value-type="float" office:value="1201.53356481481" calcext:value-type="float">
            <text:p>1201.5335648148</text:p>
          </table:table-cell>
          <table:table-cell table:style-name="ce1" table:formula="of:=[.U37]*800" office:value-type="currency" office:currency="USD" office:value="961226.851851852" calcext:value-type="currency">
            <text:p>$961,226.85</text:p>
          </table:table-cell>
          <table:table-cell table:style-name="ce1" table:formula="of:=[.V37]-[.R37]" office:value-type="currency" office:currency="USD" office:value="886519.69403727" calcext:value-type="currency">
            <text:p>$886,519.69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43.1 - [.D8]" office:value-type="float" office:value="15.9" calcext:value-type="float">
            <text:p>15.9</text:p>
          </table:table-cell>
          <table:table-cell table:formula="of:=[.E38]" office:value-type="float" office:value="15.9" calcext:value-type="float">
            <text:p>15.9</text:p>
          </table:table-cell>
          <table:table-cell table:formula="of:=IF([.F38]&gt;0;43.1;[.D23])" office:value-type="float" office:value="43.1" calcext:value-type="float">
            <text:p>43.1</text:p>
          </table:table-cell>
          <table:table-cell table:formula="of:=[.G38]/0.0864 * 2" office:value-type="float" office:value="997.685185185185" calcext:value-type="float">
            <text:p>997.6851851852</text:p>
          </table:table-cell>
          <table:table-cell table:formula="of:=[.F38]/0.0864 * 2" office:value-type="float" office:value="368.055555555555" calcext:value-type="float">
            <text:p>368.0555555556</text:p>
          </table:table-cell>
          <table:table-cell table:formula="of:=[.I38]/1751" office:value-type="float" office:value="0.210197347547433" calcext:value-type="float">
            <text:p>0.2101973475</text:p>
          </table:table-cell>
          <table:table-cell table:formula="of:=1.033 *[.J38]" office:value-type="float" office:value="0.217133860016498" calcext:value-type="float">
            <text:p>0.21713386</text:p>
          </table:table-cell>
          <table:table-cell table:formula="of:=[.K38]*12" office:value-type="float" office:value="2.60560632019798" calcext:value-type="float">
            <text:p>2.6056063202</text:p>
          </table:table-cell>
          <table:table-cell table:formula="of:=[.L38]*2704" office:value-type="float" office:value="7045.55948981534" calcext:value-type="float">
            <text:p>7045.5594898153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38]*404" office:value-type="float" office:value="0" calcext:value-type="float">
            <text:p>0</text:p>
          </table:table-cell>
          <table:table-cell table:formula="of:=[.O38]+[.M38]" office:value-type="float" office:value="7045.55948981534" calcext:value-type="float">
            <text:p>7045.5594898153</text:p>
          </table:table-cell>
          <table:table-cell table:formula="of:=[.P38]*0.25" office:value-type="currency" office:currency="USD" office:value="1761.38987245384" calcext:value-type="currency">
            <text:p>$1,761.39</text:p>
          </table:table-cell>
          <table:table-cell table:style-name="ce1" table:formula="of:=[.Q38]*30" office:value-type="currency" office:currency="USD" office:value="52841.6961736151" calcext:value-type="currency">
            <text:p>$52,841.70</text:p>
          </table:table-cell>
          <table:table-cell table:formula="of:=0.75 + ([.H38]*0.001)" office:value-type="float" office:value="1.74768518518519" calcext:value-type="float">
            <text:p>1.7476851852</text:p>
          </table:table-cell>
          <table:table-cell table:formula="of:=[.S38]*2750 * 4" office:value-type="float" office:value="19224.537037037" calcext:value-type="float">
            <text:p>19224.537037037</text:p>
          </table:table-cell>
          <table:table-cell table:formula="of:=[.T38]/16" office:value-type="float" office:value="1201.53356481481" calcext:value-type="float">
            <text:p>1201.5335648148</text:p>
          </table:table-cell>
          <table:table-cell table:style-name="ce1" table:formula="of:=[.U38]*800" office:value-type="currency" office:currency="USD" office:value="961226.851851852" calcext:value-type="currency">
            <text:p>$961,226.85</text:p>
          </table:table-cell>
          <table:table-cell table:style-name="ce1" table:formula="of:=[.V38]-[.R38]" office:value-type="currency" office:currency="USD" office:value="908385.155678237" calcext:value-type="currency">
            <text:p>$908,385.1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43.1 - [.D9]" office:value-type="float" office:value="9.5" calcext:value-type="float">
            <text:p>9.5</text:p>
          </table:table-cell>
          <table:table-cell table:formula="of:=[.E39]" office:value-type="float" office:value="9.5" calcext:value-type="float">
            <text:p>9.5</text:p>
          </table:table-cell>
          <table:table-cell table:formula="of:=IF([.F39]&gt;0;43.1;[.D24])" office:value-type="float" office:value="43.1" calcext:value-type="float">
            <text:p>43.1</text:p>
          </table:table-cell>
          <table:table-cell table:formula="of:=[.G39]/0.0864 * 2" office:value-type="float" office:value="997.685185185185" calcext:value-type="float">
            <text:p>997.6851851852</text:p>
          </table:table-cell>
          <table:table-cell table:formula="of:=[.F39]/0.0864 * 2" office:value-type="float" office:value="219.907407407407" calcext:value-type="float">
            <text:p>219.9074074074</text:p>
          </table:table-cell>
          <table:table-cell table:formula="of:=[.I39]/1751" office:value-type="float" office:value="0.12558961016985" calcext:value-type="float">
            <text:p>0.1255896102</text:p>
          </table:table-cell>
          <table:table-cell table:formula="of:=1.033 *[.J39]" office:value-type="float" office:value="0.129734067305455" calcext:value-type="float">
            <text:p>0.1297340673</text:p>
          </table:table-cell>
          <table:table-cell table:formula="of:=[.K39]*12" office:value-type="float" office:value="1.55680880766546" calcext:value-type="float">
            <text:p>1.5568088077</text:p>
          </table:table-cell>
          <table:table-cell table:formula="of:=[.L39]*2704" office:value-type="float" office:value="4209.61101592741" calcext:value-type="float">
            <text:p>4209.6110159274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39]*404" office:value-type="float" office:value="0" calcext:value-type="float">
            <text:p>0</text:p>
          </table:table-cell>
          <table:table-cell table:formula="of:=[.O39]+[.M39]" office:value-type="float" office:value="4209.61101592741" calcext:value-type="float">
            <text:p>4209.6110159274</text:p>
          </table:table-cell>
          <table:table-cell table:formula="of:=[.P39]*0.25" office:value-type="currency" office:currency="USD" office:value="1052.40275398185" calcext:value-type="currency">
            <text:p>$1,052.40</text:p>
          </table:table-cell>
          <table:table-cell table:style-name="ce1" table:formula="of:=[.Q39]*30" office:value-type="currency" office:currency="USD" office:value="31572.0826194555" calcext:value-type="currency">
            <text:p>$31,572.08</text:p>
          </table:table-cell>
          <table:table-cell table:formula="of:=0.75 + ([.H39]*0.001)" office:value-type="float" office:value="1.74768518518519" calcext:value-type="float">
            <text:p>1.7476851852</text:p>
          </table:table-cell>
          <table:table-cell table:formula="of:=[.S39]*2750 * 4" office:value-type="float" office:value="19224.537037037" calcext:value-type="float">
            <text:p>19224.537037037</text:p>
          </table:table-cell>
          <table:table-cell table:formula="of:=[.T39]/16" office:value-type="float" office:value="1201.53356481481" calcext:value-type="float">
            <text:p>1201.5335648148</text:p>
          </table:table-cell>
          <table:table-cell table:style-name="ce1" table:formula="of:=[.U39]*800" office:value-type="currency" office:currency="USD" office:value="961226.851851852" calcext:value-type="currency">
            <text:p>$961,226.85</text:p>
          </table:table-cell>
          <table:table-cell table:style-name="ce1" table:formula="of:=[.V39]-[.R39]" office:value-type="currency" office:currency="USD" office:value="929654.769232396" calcext:value-type="currency">
            <text:p>$929,654.77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43.1 - [.D10]" office:value-type="float" office:value="9.5" calcext:value-type="float">
            <text:p>9.5</text:p>
          </table:table-cell>
          <table:table-cell table:formula="of:=[.E40]" office:value-type="float" office:value="9.5" calcext:value-type="float">
            <text:p>9.5</text:p>
          </table:table-cell>
          <table:table-cell table:formula="of:=IF([.F40]&gt;0;43.1;[.D25])" office:value-type="float" office:value="43.1" calcext:value-type="float">
            <text:p>43.1</text:p>
          </table:table-cell>
          <table:table-cell table:formula="of:=[.G40]/0.0864 * 2" office:value-type="float" office:value="997.685185185185" calcext:value-type="float">
            <text:p>997.6851851852</text:p>
          </table:table-cell>
          <table:table-cell table:formula="of:=[.F40]/0.0864 * 2" office:value-type="float" office:value="219.907407407407" calcext:value-type="float">
            <text:p>219.9074074074</text:p>
          </table:table-cell>
          <table:table-cell table:formula="of:=[.I40]/1751" office:value-type="float" office:value="0.12558961016985" calcext:value-type="float">
            <text:p>0.1255896102</text:p>
          </table:table-cell>
          <table:table-cell table:formula="of:=1.033 *[.J40]" office:value-type="float" office:value="0.129734067305455" calcext:value-type="float">
            <text:p>0.1297340673</text:p>
          </table:table-cell>
          <table:table-cell table:formula="of:=[.K40]*12" office:value-type="float" office:value="1.55680880766546" calcext:value-type="float">
            <text:p>1.5568088077</text:p>
          </table:table-cell>
          <table:table-cell table:formula="of:=[.L40]*2704" office:value-type="float" office:value="4209.61101592741" calcext:value-type="float">
            <text:p>4209.6110159274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40]*404" office:value-type="float" office:value="0" calcext:value-type="float">
            <text:p>0</text:p>
          </table:table-cell>
          <table:table-cell table:formula="of:=[.O40]+[.M40]" office:value-type="float" office:value="4209.61101592741" calcext:value-type="float">
            <text:p>4209.6110159274</text:p>
          </table:table-cell>
          <table:table-cell table:formula="of:=[.P40]*0.25" office:value-type="currency" office:currency="USD" office:value="1052.40275398185" calcext:value-type="currency">
            <text:p>$1,052.40</text:p>
          </table:table-cell>
          <table:table-cell table:style-name="ce1" table:formula="of:=[.Q40]*30" office:value-type="currency" office:currency="USD" office:value="31572.0826194555" calcext:value-type="currency">
            <text:p>$31,572.08</text:p>
          </table:table-cell>
          <table:table-cell table:formula="of:=0.75 + ([.H40]*0.001)" office:value-type="float" office:value="1.74768518518519" calcext:value-type="float">
            <text:p>1.7476851852</text:p>
          </table:table-cell>
          <table:table-cell table:formula="of:=[.S40]*2750 * 4" office:value-type="float" office:value="19224.537037037" calcext:value-type="float">
            <text:p>19224.537037037</text:p>
          </table:table-cell>
          <table:table-cell table:formula="of:=[.T40]/16" office:value-type="float" office:value="1201.53356481481" calcext:value-type="float">
            <text:p>1201.5335648148</text:p>
          </table:table-cell>
          <table:table-cell table:style-name="ce1" table:formula="of:=[.U40]*800" office:value-type="currency" office:currency="USD" office:value="961226.851851852" calcext:value-type="currency">
            <text:p>$961,226.85</text:p>
          </table:table-cell>
          <table:table-cell table:style-name="ce1" table:formula="of:=[.V40]-[.R40]" office:value-type="currency" office:currency="USD" office:value="929654.769232396" calcext:value-type="currency">
            <text:p>$929,654.77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43.1 - [.D11]" office:value-type="float" office:value="6.3" calcext:value-type="float">
            <text:p>6.3</text:p>
          </table:table-cell>
          <table:table-cell table:formula="of:=[.E41]" office:value-type="float" office:value="6.3" calcext:value-type="float">
            <text:p>6.3</text:p>
          </table:table-cell>
          <table:table-cell table:formula="of:=IF([.F41]&gt;0;43.1;[.D26])" office:value-type="float" office:value="43.1" calcext:value-type="float">
            <text:p>43.1</text:p>
          </table:table-cell>
          <table:table-cell table:formula="of:=[.G41]/0.0864 * 2" office:value-type="float" office:value="997.685185185185" calcext:value-type="float">
            <text:p>997.6851851852</text:p>
          </table:table-cell>
          <table:table-cell table:formula="of:=[.F41]/0.0864 * 2" office:value-type="float" office:value="145.833333333333" calcext:value-type="float">
            <text:p>145.8333333333</text:p>
          </table:table-cell>
          <table:table-cell table:formula="of:=[.I41]/1751" office:value-type="float" office:value="0.0832857414810584" calcext:value-type="float">
            <text:p>0.0832857415</text:p>
          </table:table-cell>
          <table:table-cell table:formula="of:=1.033 *[.J41]" office:value-type="float" office:value="0.0860341709499333" calcext:value-type="float">
            <text:p>0.0860341709</text:p>
          </table:table-cell>
          <table:table-cell table:formula="of:=[.K41]*12" office:value-type="float" office:value="1.0324100513992" calcext:value-type="float">
            <text:p>1.0324100514</text:p>
          </table:table-cell>
          <table:table-cell table:formula="of:=[.L41]*2704" office:value-type="float" office:value="2791.63677898344" calcext:value-type="float">
            <text:p>2791.6367789834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41]*404" office:value-type="float" office:value="0" calcext:value-type="float">
            <text:p>0</text:p>
          </table:table-cell>
          <table:table-cell table:formula="of:=[.O41]+[.M41]" office:value-type="float" office:value="2791.63677898344" calcext:value-type="float">
            <text:p>2791.6367789834</text:p>
          </table:table-cell>
          <table:table-cell table:formula="of:=[.P41]*0.25" office:value-type="currency" office:currency="USD" office:value="697.909194745859" calcext:value-type="currency">
            <text:p>$697.91</text:p>
          </table:table-cell>
          <table:table-cell table:style-name="ce1" table:formula="of:=[.Q41]*30" office:value-type="currency" office:currency="USD" office:value="20937.2758423758" calcext:value-type="currency">
            <text:p>$20,937.28</text:p>
          </table:table-cell>
          <table:table-cell table:formula="of:=0.75 + ([.H41]*0.001)" office:value-type="float" office:value="1.74768518518519" calcext:value-type="float">
            <text:p>1.7476851852</text:p>
          </table:table-cell>
          <table:table-cell table:formula="of:=[.S41]*2750 * 4" office:value-type="float" office:value="19224.537037037" calcext:value-type="float">
            <text:p>19224.537037037</text:p>
          </table:table-cell>
          <table:table-cell table:formula="of:=[.T41]/16" office:value-type="float" office:value="1201.53356481481" calcext:value-type="float">
            <text:p>1201.5335648148</text:p>
          </table:table-cell>
          <table:table-cell table:style-name="ce1" table:formula="of:=[.U41]*800" office:value-type="currency" office:currency="USD" office:value="961226.851851852" calcext:value-type="currency">
            <text:p>$961,226.85</text:p>
          </table:table-cell>
          <table:table-cell table:style-name="ce1" table:formula="of:=[.V41]-[.R41]" office:value-type="currency" office:currency="USD" office:value="940289.576009476" calcext:value-type="currency">
            <text:p>$940,289.5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43.1 - [.D12]" office:value-type="float" office:value="12.7" calcext:value-type="float">
            <text:p>12.7</text:p>
          </table:table-cell>
          <table:table-cell table:formula="of:=[.E42]" office:value-type="float" office:value="12.7" calcext:value-type="float">
            <text:p>12.7</text:p>
          </table:table-cell>
          <table:table-cell table:formula="of:=IF([.F42]&gt;0;43.1;[.D27])" office:value-type="float" office:value="43.1" calcext:value-type="float">
            <text:p>43.1</text:p>
          </table:table-cell>
          <table:table-cell table:formula="of:=[.G42]/0.0864 * 2" office:value-type="float" office:value="997.685185185185" calcext:value-type="float">
            <text:p>997.6851851852</text:p>
          </table:table-cell>
          <table:table-cell table:formula="of:=[.F42]/0.0864 * 2" office:value-type="float" office:value="293.981481481481" calcext:value-type="float">
            <text:p>293.9814814815</text:p>
          </table:table-cell>
          <table:table-cell table:formula="of:=[.I42]/1751" office:value-type="float" office:value="0.167893478858642" calcext:value-type="float">
            <text:p>0.1678934789</text:p>
          </table:table-cell>
          <table:table-cell table:formula="of:=1.033 *[.J42]" office:value-type="float" office:value="0.173433963660977" calcext:value-type="float">
            <text:p>0.1734339637</text:p>
          </table:table-cell>
          <table:table-cell table:formula="of:=[.K42]*12" office:value-type="float" office:value="2.08120756393172" calcext:value-type="float">
            <text:p>2.0812075639</text:p>
          </table:table-cell>
          <table:table-cell table:formula="of:=[.L42]*2704" office:value-type="float" office:value="5627.58525287138" calcext:value-type="float">
            <text:p>5627.5852528714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42]*404" office:value-type="float" office:value="0" calcext:value-type="float">
            <text:p>0</text:p>
          </table:table-cell>
          <table:table-cell table:formula="of:=[.O42]+[.M42]" office:value-type="float" office:value="5627.58525287138" calcext:value-type="float">
            <text:p>5627.5852528714</text:p>
          </table:table-cell>
          <table:table-cell table:formula="of:=[.P42]*0.25" office:value-type="currency" office:currency="USD" office:value="1406.89631321784" calcext:value-type="currency">
            <text:p>$1,406.90</text:p>
          </table:table-cell>
          <table:table-cell table:style-name="ce1" table:formula="of:=[.Q42]*30" office:value-type="currency" office:currency="USD" office:value="42206.8893965353" calcext:value-type="currency">
            <text:p>$42,206.89</text:p>
          </table:table-cell>
          <table:table-cell table:formula="of:=0.75 + ([.H42]*0.001)" office:value-type="float" office:value="1.74768518518519" calcext:value-type="float">
            <text:p>1.7476851852</text:p>
          </table:table-cell>
          <table:table-cell table:formula="of:=[.S42]*2750 * 4" office:value-type="float" office:value="19224.537037037" calcext:value-type="float">
            <text:p>19224.537037037</text:p>
          </table:table-cell>
          <table:table-cell table:formula="of:=[.T42]/16" office:value-type="float" office:value="1201.53356481481" calcext:value-type="float">
            <text:p>1201.5335648148</text:p>
          </table:table-cell>
          <table:table-cell table:style-name="ce1" table:formula="of:=[.U42]*800" office:value-type="currency" office:currency="USD" office:value="961226.851851852" calcext:value-type="currency">
            <text:p>$961,226.85</text:p>
          </table:table-cell>
          <table:table-cell table:style-name="ce1" table:formula="of:=[.V42]-[.R42]" office:value-type="currency" office:currency="USD" office:value="919019.962455316" calcext:value-type="currency">
            <text:p>$919,019.9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43.1 - [.D13]" office:value-type="float" office:value="15.9" calcext:value-type="float">
            <text:p>15.9</text:p>
          </table:table-cell>
          <table:table-cell table:formula="of:=[.E43]" office:value-type="float" office:value="15.9" calcext:value-type="float">
            <text:p>15.9</text:p>
          </table:table-cell>
          <table:table-cell table:formula="of:=IF([.F43]&gt;0;43.1;[.D28])" office:value-type="float" office:value="43.1" calcext:value-type="float">
            <text:p>43.1</text:p>
          </table:table-cell>
          <table:table-cell table:formula="of:=[.G43]/0.0864 * 2" office:value-type="float" office:value="997.685185185185" calcext:value-type="float">
            <text:p>997.6851851852</text:p>
          </table:table-cell>
          <table:table-cell table:formula="of:=[.F43]/0.0864 * 2" office:value-type="float" office:value="368.055555555555" calcext:value-type="float">
            <text:p>368.0555555556</text:p>
          </table:table-cell>
          <table:table-cell table:formula="of:=[.I43]/1751" office:value-type="float" office:value="0.210197347547433" calcext:value-type="float">
            <text:p>0.2101973475</text:p>
          </table:table-cell>
          <table:table-cell table:formula="of:=1.033 *[.J43]" office:value-type="float" office:value="0.217133860016498" calcext:value-type="float">
            <text:p>0.21713386</text:p>
          </table:table-cell>
          <table:table-cell table:formula="of:=[.K43]*12" office:value-type="float" office:value="2.60560632019798" calcext:value-type="float">
            <text:p>2.6056063202</text:p>
          </table:table-cell>
          <table:table-cell table:formula="of:=[.L43]*2704" office:value-type="float" office:value="7045.55948981534" calcext:value-type="float">
            <text:p>7045.5594898153</text:p>
          </table:table-cell>
          <table:table-cell table:formula="of:=[.K28]*18" office:value-type="float" office:value="0" calcext:value-type="float">
            <text:p>0</text:p>
          </table:table-cell>
          <table:table-cell table:formula="of:=[.N43]*404" office:value-type="float" office:value="0" calcext:value-type="float">
            <text:p>0</text:p>
          </table:table-cell>
          <table:table-cell table:formula="of:=[.O43]+[.M43]" office:value-type="float" office:value="7045.55948981534" calcext:value-type="float">
            <text:p>7045.5594898153</text:p>
          </table:table-cell>
          <table:table-cell table:formula="of:=[.P43]*0.25" office:value-type="currency" office:currency="USD" office:value="1761.38987245384" calcext:value-type="currency">
            <text:p>$1,761.39</text:p>
          </table:table-cell>
          <table:table-cell table:style-name="ce1" table:formula="of:=[.Q43]*30" office:value-type="currency" office:currency="USD" office:value="52841.6961736151" calcext:value-type="currency">
            <text:p>$52,841.70</text:p>
          </table:table-cell>
          <table:table-cell table:formula="of:=0.75 + ([.H43]*0.001)" office:value-type="float" office:value="1.74768518518519" calcext:value-type="float">
            <text:p>1.7476851852</text:p>
          </table:table-cell>
          <table:table-cell table:formula="of:=[.S43]*2750 * 4" office:value-type="float" office:value="19224.537037037" calcext:value-type="float">
            <text:p>19224.537037037</text:p>
          </table:table-cell>
          <table:table-cell table:formula="of:=[.T43]/16" office:value-type="float" office:value="1201.53356481481" calcext:value-type="float">
            <text:p>1201.5335648148</text:p>
          </table:table-cell>
          <table:table-cell table:style-name="ce1" table:formula="of:=[.U43]*800" office:value-type="currency" office:currency="USD" office:value="961226.851851852" calcext:value-type="currency">
            <text:p>$961,226.85</text:p>
          </table:table-cell>
          <table:table-cell table:style-name="ce1" table:formula="of:=[.V43]-[.R43]" office:value-type="currency" office:currency="USD" office:value="908385.155678237" calcext:value-type="currency">
            <text:p>$908,385.16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43.1 - [.D14]" office:value-type="float" office:value="25.5" calcext:value-type="float">
            <text:p>25.5</text:p>
          </table:table-cell>
          <table:table-cell table:formula="of:=[.E44]" office:value-type="float" office:value="25.5" calcext:value-type="float">
            <text:p>25.5</text:p>
          </table:table-cell>
          <table:table-cell table:formula="of:=IF([.F44]&gt;0;43.1;[.D29])" office:value-type="float" office:value="43.1" calcext:value-type="float">
            <text:p>43.1</text:p>
          </table:table-cell>
          <table:table-cell table:formula="of:=[.G44]/0.0864 * 2" office:value-type="float" office:value="997.685185185185" calcext:value-type="float">
            <text:p>997.6851851852</text:p>
          </table:table-cell>
          <table:table-cell table:formula="of:=[.F44]/0.0864 * 2" office:value-type="float" office:value="590.277777777778" calcext:value-type="float">
            <text:p>590.2777777778</text:p>
          </table:table-cell>
          <table:table-cell table:formula="of:=[.I44]/1751" office:value-type="float" office:value="0.337108953613808" calcext:value-type="float">
            <text:p>0.3371089536</text:p>
          </table:table-cell>
          <table:table-cell table:formula="of:=1.033 *[.J44]" office:value-type="float" office:value="0.348233549083064" calcext:value-type="float">
            <text:p>0.3482335491</text:p>
          </table:table-cell>
          <table:table-cell table:formula="of:=[.K44]*12" office:value-type="float" office:value="4.17880258899676" calcext:value-type="float">
            <text:p>4.178802589</text:p>
          </table:table-cell>
          <table:table-cell table:formula="of:=[.L44]*2704" office:value-type="float" office:value="11299.4822006472" calcext:value-type="float">
            <text:p>11299.4822006472</text:p>
          </table:table-cell>
          <table:table-cell table:formula="of:=[.K29]*18" office:value-type="float" office:value="0.983247667999238" calcext:value-type="float">
            <text:p>0.983247668</text:p>
          </table:table-cell>
          <table:table-cell table:formula="of:=[.N44]*404" office:value-type="float" office:value="397.232057871692" calcext:value-type="float">
            <text:p>397.2320578717</text:p>
          </table:table-cell>
          <table:table-cell table:formula="of:=[.O44]+[.M44]" office:value-type="float" office:value="11696.7142585189" calcext:value-type="float">
            <text:p>11696.7142585189</text:p>
          </table:table-cell>
          <table:table-cell table:formula="of:=[.P44]*0.25" office:value-type="currency" office:currency="USD" office:value="2924.17856462973" calcext:value-type="currency">
            <text:p>$2,924.18</text:p>
          </table:table-cell>
          <table:table-cell table:style-name="ce1" table:formula="of:=[.Q44]*30" office:value-type="currency" office:currency="USD" office:value="87725.3569388921" calcext:value-type="currency">
            <text:p>$87,725.36</text:p>
          </table:table-cell>
          <table:table-cell table:formula="of:=0.75 + ([.H44]*0.001)" office:value-type="float" office:value="1.74768518518519" calcext:value-type="float">
            <text:p>1.7476851852</text:p>
          </table:table-cell>
          <table:table-cell table:formula="of:=[.S44]*2750 * 4" office:value-type="float" office:value="19224.537037037" calcext:value-type="float">
            <text:p>19224.537037037</text:p>
          </table:table-cell>
          <table:table-cell table:formula="of:=[.T44]/16" office:value-type="float" office:value="1201.53356481481" calcext:value-type="float">
            <text:p>1201.5335648148</text:p>
          </table:table-cell>
          <table:table-cell table:style-name="ce1" table:formula="of:=[.U44]*800" office:value-type="currency" office:currency="USD" office:value="961226.851851852" calcext:value-type="currency">
            <text:p>$961,226.85</text:p>
          </table:table-cell>
          <table:table-cell table:style-name="ce1" table:formula="of:=[.V44]-[.R44]" office:value-type="currency" office:currency="USD" office:value="873501.49491296" calcext:value-type="currency">
            <text:p>$873,501.4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43.1 - [.D15]" office:value-type="float" office:value="31.9" calcext:value-type="float">
            <text:p>31.9</text:p>
          </table:table-cell>
          <table:table-cell table:formula="of:=[.E45]" office:value-type="float" office:value="31.9" calcext:value-type="float">
            <text:p>31.9</text:p>
          </table:table-cell>
          <table:table-cell table:formula="of:=IF([.F45]&gt;0;43.1;[.D30])" office:value-type="float" office:value="43.1" calcext:value-type="float">
            <text:p>43.1</text:p>
          </table:table-cell>
          <table:table-cell table:formula="of:=[.G45]/0.0864 * 2" office:value-type="float" office:value="997.685185185185" calcext:value-type="float">
            <text:p>997.6851851852</text:p>
          </table:table-cell>
          <table:table-cell table:formula="of:=[.F45]/0.0864 * 2" office:value-type="float" office:value="738.425925925926" calcext:value-type="float">
            <text:p>738.4259259259</text:p>
          </table:table-cell>
          <table:table-cell table:formula="of:=[.I45]/1751" office:value-type="float" office:value="0.421716690991391" calcext:value-type="float">
            <text:p>0.421716691</text:p>
          </table:table-cell>
          <table:table-cell table:formula="of:=1.033 *[.J45]" office:value-type="float" office:value="0.435633341794107" calcext:value-type="float">
            <text:p>0.4356333418</text:p>
          </table:table-cell>
          <table:table-cell table:formula="of:=[.K45]*12" office:value-type="float" office:value="5.22760010152928" calcext:value-type="float">
            <text:p>5.2276001015</text:p>
          </table:table-cell>
          <table:table-cell table:formula="of:=[.L45]*2704" office:value-type="float" office:value="14135.4306745352" calcext:value-type="float">
            <text:p>14135.4306745352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45]*404" office:value-type="float" office:value="1032.8033504664" calcext:value-type="float">
            <text:p>1032.8033504664</text:p>
          </table:table-cell>
          <table:table-cell table:formula="of:=[.O45]+[.M45]" office:value-type="float" office:value="15168.2340250016" calcext:value-type="float">
            <text:p>15168.2340250016</text:p>
          </table:table-cell>
          <table:table-cell table:formula="of:=[.P45]*0.25" office:value-type="currency" office:currency="USD" office:value="3792.0585062504" calcext:value-type="currency">
            <text:p>$3,792.06</text:p>
          </table:table-cell>
          <table:table-cell table:style-name="ce1" table:formula="of:=[.Q45]*30" office:value-type="currency" office:currency="USD" office:value="113761.755187512" calcext:value-type="currency">
            <text:p>$113,761.76</text:p>
          </table:table-cell>
          <table:table-cell table:formula="of:=0.75 + ([.H45]*0.001)" office:value-type="float" office:value="1.74768518518519" calcext:value-type="float">
            <text:p>1.7476851852</text:p>
          </table:table-cell>
          <table:table-cell table:formula="of:=[.S45]*2750 * 4" office:value-type="float" office:value="19224.537037037" calcext:value-type="float">
            <text:p>19224.537037037</text:p>
          </table:table-cell>
          <table:table-cell table:formula="of:=[.T45]/16" office:value-type="float" office:value="1201.53356481481" calcext:value-type="float">
            <text:p>1201.5335648148</text:p>
          </table:table-cell>
          <table:table-cell table:style-name="ce1" table:formula="of:=[.U45]*800" office:value-type="currency" office:currency="USD" office:value="961226.851851852" calcext:value-type="currency">
            <text:p>$961,226.85</text:p>
          </table:table-cell>
          <table:table-cell table:style-name="ce1" table:formula="of:=[.V45]-[.R45]" office:value-type="currency" office:currency="USD" office:value="847465.09666434" calcext:value-type="currency">
            <text:p>$847,465.1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43.1 - [.D16]" office:value-type="float" office:value="35.1" calcext:value-type="float">
            <text:p>35.1</text:p>
          </table:table-cell>
          <table:table-cell table:formula="of:=[.E46]" office:value-type="float" office:value="35.1" calcext:value-type="float">
            <text:p>35.1</text:p>
          </table:table-cell>
          <table:table-cell table:formula="of:=IF([.F46]&gt;0;43.1;[.D31])" office:value-type="float" office:value="43.1" calcext:value-type="float">
            <text:p>43.1</text:p>
          </table:table-cell>
          <table:table-cell table:formula="of:=[.G46]/0.0864 * 2" office:value-type="float" office:value="997.685185185185" calcext:value-type="float">
            <text:p>997.6851851852</text:p>
          </table:table-cell>
          <table:table-cell table:formula="of:=[.F46]/0.0864 * 2" office:value-type="float" office:value="812.5" calcext:value-type="float">
            <text:p>812.5</text:p>
          </table:table-cell>
          <table:table-cell table:formula="of:=[.I46]/1751" office:value-type="float" office:value="0.464020559680183" calcext:value-type="float">
            <text:p>0.4640205597</text:p>
          </table:table-cell>
          <table:table-cell table:formula="of:=1.033 *[.J46]" office:value-type="float" office:value="0.479333238149629" calcext:value-type="float">
            <text:p>0.4793332381</text:p>
          </table:table-cell>
          <table:table-cell table:formula="of:=[.K46]*12" office:value-type="float" office:value="5.75199885779555" calcext:value-type="float">
            <text:p>5.7519988578</text:p>
          </table:table-cell>
          <table:table-cell table:formula="of:=[.L46]*2704" office:value-type="float" office:value="15553.4049114792" calcext:value-type="float">
            <text:p>15553.4049114792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46]*404" office:value-type="float" office:value="1350.58899676375" calcext:value-type="float">
            <text:p>1350.5889967638</text:p>
          </table:table-cell>
          <table:table-cell table:formula="of:=[.O46]+[.M46]" office:value-type="float" office:value="16903.9939082429" calcext:value-type="float">
            <text:p>16903.9939082429</text:p>
          </table:table-cell>
          <table:table-cell table:formula="of:=[.P46]*0.25" office:value-type="currency" office:currency="USD" office:value="4225.99847706073" calcext:value-type="currency">
            <text:p>$4,226.00</text:p>
          </table:table-cell>
          <table:table-cell table:style-name="ce1" table:formula="of:=[.Q46]*30" office:value-type="currency" office:currency="USD" office:value="126779.954311822" calcext:value-type="currency">
            <text:p>$126,779.95</text:p>
          </table:table-cell>
          <table:table-cell table:formula="of:=0.75 + ([.H46]*0.001)" office:value-type="float" office:value="1.74768518518519" calcext:value-type="float">
            <text:p>1.7476851852</text:p>
          </table:table-cell>
          <table:table-cell table:formula="of:=[.S46]*2750 * 4" office:value-type="float" office:value="19224.537037037" calcext:value-type="float">
            <text:p>19224.537037037</text:p>
          </table:table-cell>
          <table:table-cell table:formula="of:=[.T46]/16" office:value-type="float" office:value="1201.53356481481" calcext:value-type="float">
            <text:p>1201.5335648148</text:p>
          </table:table-cell>
          <table:table-cell table:style-name="ce1" table:formula="of:=[.U46]*800" office:value-type="currency" office:currency="USD" office:value="961226.851851852" calcext:value-type="currency">
            <text:p>$961,226.85</text:p>
          </table:table-cell>
          <table:table-cell table:style-name="ce1" table:formula="of:=[.V46]-[.R46]" office:value-type="currency" office:currency="USD" office:value="834446.89754003" calcext:value-type="currency">
            <text:p>$834,446.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35:.R46])" office:value-type="currency" office:currency="USD" office:value="849451.258328574" calcext:value-type="currency">
            <text:p>$849,451.26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35:.U46])" office:value-type="float" office:value="14418.4027777778" calcext:value-type="float">
            <text:p>14418.4027777778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35:.W46])" office:value-type="currency" office:currency="USD" office:value="10685270.9638936" calcext:value-type="currency">
            <text:p>$10,685,270.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1"/>
          <table:table-cell table:style-name="ce1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250 PAR – 54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4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54 - [.D5]" office:value-type="float" office:value="42.8" calcext:value-type="float">
            <text:p>42.8</text:p>
          </table:table-cell>
          <table:table-cell table:formula="of:=[.E52]" office:value-type="float" office:value="42.8" calcext:value-type="float">
            <text:p>42.8</text:p>
          </table:table-cell>
          <table:table-cell office:value-type="float" office:value="54" calcext:value-type="float">
            <text:p>54</text:p>
          </table:table-cell>
          <table:table-cell table:formula="of:=[.G52]/0.0864 * 2" office:value-type="float" office:value="1250" calcext:value-type="float">
            <text:p>1250</text:p>
          </table:table-cell>
          <table:table-cell table:formula="of:=[.F52]/0.0864 * 2" office:value-type="float" office:value="990.740740740741" calcext:value-type="float">
            <text:p>990.7407407407</text:p>
          </table:table-cell>
          <table:table-cell table:formula="of:=[.I52]/1751" office:value-type="float" office:value="0.565814243712588" calcext:value-type="float">
            <text:p>0.5658142437</text:p>
          </table:table-cell>
          <table:table-cell table:formula="of:=1.033 * [.J52]" office:value-type="float" office:value="0.584486113755103" calcext:value-type="float">
            <text:p>0.5844861138</text:p>
          </table:table-cell>
          <table:table-cell table:formula="of:=[.K52]*12" office:value-type="float" office:value="7.01383336506123" calcext:value-type="float">
            <text:p>7.0138333651</text:p>
          </table:table-cell>
          <table:table-cell table:formula="of:=[.L52]*2704" office:value-type="float" office:value="18965.4054191256" calcext:value-type="float">
            <text:p>18965.4054191256</text:p>
          </table:table-cell>
          <table:table-cell office:value-type="float" office:value="2.55644393679802" calcext:value-type="float">
            <text:p>2.5564439368</text:p>
          </table:table-cell>
          <table:table-cell office:value-type="float" office:value="1032.8033504664" calcext:value-type="float">
            <text:p>1032.8033504664</text:p>
          </table:table-cell>
          <table:table-cell table:formula="of:=[.O52]+[.M52]" office:value-type="float" office:value="19998.208769592" calcext:value-type="float">
            <text:p>19998.208769592</text:p>
          </table:table-cell>
          <table:table-cell table:formula="of:=[.P52]*0.25" office:value-type="currency" office:currency="USD" office:value="4999.55219239799" calcext:value-type="currency">
            <text:p>$4,999.55</text:p>
          </table:table-cell>
          <table:table-cell table:style-name="ce1" table:formula="of:=[.Q52]*30" office:value-type="currency" office:currency="USD" office:value="149986.56577194" calcext:value-type="currency">
            <text:p>$149,986.57</text:p>
          </table:table-cell>
          <table:table-cell table:formula="of:=0.75 + ([.H52] * 0.001)" office:value-type="float" office:value="2" calcext:value-type="float">
            <text:p>2</text:p>
          </table:table-cell>
          <table:table-cell table:formula="of:=[.S52]*2750*4" office:value-type="float" office:value="22000" calcext:value-type="float">
            <text:p>22000</text:p>
          </table:table-cell>
          <table:table-cell table:formula="of:=[.T52]/16" office:value-type="float" office:value="1375" calcext:value-type="float">
            <text:p>1375</text:p>
          </table:table-cell>
          <table:table-cell table:style-name="ce1" table:formula="of:=[.U52]*800" office:value-type="currency" office:currency="USD" office:value="1100000" calcext:value-type="currency">
            <text:p>$1,100,000.00</text:p>
          </table:table-cell>
          <table:table-cell table:style-name="ce1" table:formula="of:=[.V52]-[.R52]" office:value-type="currency" office:currency="USD" office:value="950013.43422806" calcext:value-type="currency">
            <text:p>$950,013.43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 1250*0.0864/2" office:value-type="float" office:value="54" calcext:value-type="float">
            <text:p>54</text:p>
          </table:table-cell>
          <table:table-cell table:number-columns-repeated="2"/>
          <table:table-cell table:formula="of:=54 - [.D6]" office:value-type="float" office:value="39.6" calcext:value-type="float">
            <text:p>39.6</text:p>
          </table:table-cell>
          <table:table-cell table:formula="of:=[.E53]" office:value-type="float" office:value="39.6" calcext:value-type="float">
            <text:p>39.6</text:p>
          </table:table-cell>
          <table:table-cell table:formula="of:=[.G52]" office:value-type="float" office:value="54" calcext:value-type="float">
            <text:p>54</text:p>
          </table:table-cell>
          <table:table-cell table:formula="of:=[.G53]/0.0864 * 2" office:value-type="float" office:value="1250" calcext:value-type="float">
            <text:p>1250</text:p>
          </table:table-cell>
          <table:table-cell table:formula="of:=[.F53]/0.0864 * 2" office:value-type="float" office:value="916.666666666667" calcext:value-type="float">
            <text:p>916.6666666667</text:p>
          </table:table-cell>
          <table:table-cell table:formula="of:=[.I53]/1751" office:value-type="float" office:value="0.523510375023796" calcext:value-type="float">
            <text:p>0.523510375</text:p>
          </table:table-cell>
          <table:table-cell table:formula="of:=1.033 * [.J53]" office:value-type="float" office:value="0.540786217399581" calcext:value-type="float">
            <text:p>0.5407862174</text:p>
          </table:table-cell>
          <table:table-cell table:formula="of:=[.K53]*12" office:value-type="float" office:value="6.48943460879497" calcext:value-type="float">
            <text:p>6.4894346088</text:p>
          </table:table-cell>
          <table:table-cell table:formula="of:=[.L53]*2704" office:value-type="float" office:value="17547.4311821816" calcext:value-type="float">
            <text:p>17547.4311821816</text:p>
          </table:table-cell>
          <table:table-cell office:value-type="float" office:value="1.76984580239863" calcext:value-type="float">
            <text:p>1.7698458024</text:p>
          </table:table-cell>
          <table:table-cell office:value-type="float" office:value="715.017704169046" calcext:value-type="float">
            <text:p>715.017704169</text:p>
          </table:table-cell>
          <table:table-cell table:formula="of:=[.O53]+[.M53]" office:value-type="float" office:value="18262.4488863507" calcext:value-type="float">
            <text:p>18262.4488863507</text:p>
          </table:table-cell>
          <table:table-cell table:formula="of:=[.P53]*0.25" office:value-type="currency" office:currency="USD" office:value="4565.61222158766" calcext:value-type="currency">
            <text:p>$4,565.61</text:p>
          </table:table-cell>
          <table:table-cell table:style-name="ce1" table:formula="of:=[.Q53]*30" office:value-type="currency" office:currency="USD" office:value="136968.36664763" calcext:value-type="currency">
            <text:p>$136,968.37</text:p>
          </table:table-cell>
          <table:table-cell table:formula="of:=0.75 + ([.H53] * 0.001)" office:value-type="float" office:value="2" calcext:value-type="float">
            <text:p>2</text:p>
          </table:table-cell>
          <table:table-cell table:formula="of:=[.S53]*2750*4" office:value-type="float" office:value="22000" calcext:value-type="float">
            <text:p>22000</text:p>
          </table:table-cell>
          <table:table-cell table:formula="of:=[.T53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3]-[.R53]" office:value-type="currency" office:currency="USD" office:value="824258.485204222" calcext:value-type="currency">
            <text:p>$824,258.4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54 - [.D7]" office:value-type="float" office:value="33.2" calcext:value-type="float">
            <text:p>33.2</text:p>
          </table:table-cell>
          <table:table-cell table:formula="of:=[.E54]" office:value-type="float" office:value="33.2" calcext:value-type="float">
            <text:p>33.2</text:p>
          </table:table-cell>
          <table:table-cell table:formula="of:=[.G53]" office:value-type="float" office:value="54" calcext:value-type="float">
            <text:p>54</text:p>
          </table:table-cell>
          <table:table-cell table:formula="of:=[.G54]/0.0864 * 2" office:value-type="float" office:value="1250" calcext:value-type="float">
            <text:p>1250</text:p>
          </table:table-cell>
          <table:table-cell table:formula="of:=[.F54]/0.0864 * 2" office:value-type="float" office:value="768.518518518519" calcext:value-type="float">
            <text:p>768.5185185185</text:p>
          </table:table-cell>
          <table:table-cell table:formula="of:=[.I54]/1751" office:value-type="float" office:value="0.438902637646213" calcext:value-type="float">
            <text:p>0.4389026376</text:p>
          </table:table-cell>
          <table:table-cell table:formula="of:=1.033 * [.J54]" office:value-type="float" office:value="0.453386424688538" calcext:value-type="float">
            <text:p>0.4533864247</text:p>
          </table:table-cell>
          <table:table-cell table:formula="of:=[.K54]*12" office:value-type="float" office:value="5.44063709626245" calcext:value-type="float">
            <text:p>5.4406370963</text:p>
          </table:table-cell>
          <table:table-cell table:formula="of:=[.L54]*2704" office:value-type="float" office:value="14711.4827082937" calcext:value-type="float">
            <text:p>14711.4827082937</text:p>
          </table:table-cell>
          <table:table-cell office:value-type="float" office:value="0.196649533599848" calcext:value-type="float">
            <text:p>0.1966495336</text:p>
          </table:table-cell>
          <table:table-cell office:value-type="float" office:value="79.4464115743385" calcext:value-type="float">
            <text:p>79.4464115743</text:p>
          </table:table-cell>
          <table:table-cell table:formula="of:=[.O54]+[.M54]" office:value-type="float" office:value="14790.929119868" calcext:value-type="float">
            <text:p>14790.929119868</text:p>
          </table:table-cell>
          <table:table-cell table:formula="of:=[.P54]*0.25" office:value-type="currency" office:currency="USD" office:value="3697.732279967" calcext:value-type="currency">
            <text:p>$3,697.73</text:p>
          </table:table-cell>
          <table:table-cell table:style-name="ce1" table:formula="of:=[.Q54]*30" office:value-type="currency" office:currency="USD" office:value="110931.96839901" calcext:value-type="currency">
            <text:p>$110,931.97</text:p>
          </table:table-cell>
          <table:table-cell table:formula="of:=0.75 + ([.H54] * 0.001)" office:value-type="float" office:value="2" calcext:value-type="float">
            <text:p>2</text:p>
          </table:table-cell>
          <table:table-cell table:formula="of:=[.S54]*2750*4" office:value-type="float" office:value="22000" calcext:value-type="float">
            <text:p>22000</text:p>
          </table:table-cell>
          <table:table-cell table:formula="of:=[.T54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4]-[.R54]" office:value-type="currency" office:currency="USD" office:value="850294.883452842" calcext:value-type="currency">
            <text:p>$850,294.8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54 - [.D8]" office:value-type="float" office:value="26.8" calcext:value-type="float">
            <text:p>26.8</text:p>
          </table:table-cell>
          <table:table-cell table:formula="of:=[.E55]" office:value-type="float" office:value="26.8" calcext:value-type="float">
            <text:p>26.8</text:p>
          </table:table-cell>
          <table:table-cell table:formula="of:=[.G54]" office:value-type="float" office:value="54" calcext:value-type="float">
            <text:p>54</text:p>
          </table:table-cell>
          <table:table-cell table:formula="of:=[.G55]/0.0864 * 2" office:value-type="float" office:value="1250" calcext:value-type="float">
            <text:p>1250</text:p>
          </table:table-cell>
          <table:table-cell table:formula="of:=[.F55]/0.0864 * 2" office:value-type="float" office:value="620.37037037037" calcext:value-type="float">
            <text:p>620.3703703704</text:p>
          </table:table-cell>
          <table:table-cell table:formula="of:=[.I55]/1751" office:value-type="float" office:value="0.35429490026863" calcext:value-type="float">
            <text:p>0.3542949003</text:p>
          </table:table-cell>
          <table:table-cell table:formula="of:=1.033 * [.J55]" office:value-type="float" office:value="0.365986631977494" calcext:value-type="float">
            <text:p>0.365986632</text:p>
          </table:table-cell>
          <table:table-cell table:formula="of:=[.K55]*12" office:value-type="float" office:value="4.39183958372993" calcext:value-type="float">
            <text:p>4.3918395837</text:p>
          </table:table-cell>
          <table:table-cell table:formula="of:=[.L55]*2704" office:value-type="float" office:value="11875.5342344057" calcext:value-type="float">
            <text:p>11875.53423440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5]+[.M55]" office:value-type="float" office:value="11875.5342344057" calcext:value-type="float">
            <text:p>11875.5342344057</text:p>
          </table:table-cell>
          <table:table-cell table:formula="of:=[.P55]*0.25" office:value-type="currency" office:currency="USD" office:value="2968.88355860143" calcext:value-type="currency">
            <text:p>$2,968.88</text:p>
          </table:table-cell>
          <table:table-cell table:style-name="ce1" table:formula="of:=[.Q55]*30" office:value-type="currency" office:currency="USD" office:value="89066.506758043" calcext:value-type="currency">
            <text:p>$89,066.51</text:p>
          </table:table-cell>
          <table:table-cell table:formula="of:=0.75 + ([.H55] * 0.001)" office:value-type="float" office:value="2" calcext:value-type="float">
            <text:p>2</text:p>
          </table:table-cell>
          <table:table-cell table:formula="of:=[.S55]*2750*4" office:value-type="float" office:value="22000" calcext:value-type="float">
            <text:p>22000</text:p>
          </table:table-cell>
          <table:table-cell table:formula="of:=[.T55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5]-[.R55]" office:value-type="currency" office:currency="USD" office:value="872160.345093809" calcext:value-type="currency">
            <text:p>$872,160.35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54 - [.D9]" office:value-type="float" office:value="20.4" calcext:value-type="float">
            <text:p>20.4</text:p>
          </table:table-cell>
          <table:table-cell table:formula="of:=[.E56]" office:value-type="float" office:value="20.4" calcext:value-type="float">
            <text:p>20.4</text:p>
          </table:table-cell>
          <table:table-cell table:formula="of:=[.G55]" office:value-type="float" office:value="54" calcext:value-type="float">
            <text:p>54</text:p>
          </table:table-cell>
          <table:table-cell table:formula="of:=[.G56]/0.0864 * 2" office:value-type="float" office:value="1250" calcext:value-type="float">
            <text:p>1250</text:p>
          </table:table-cell>
          <table:table-cell table:formula="of:=[.F56]/0.0864 * 2" office:value-type="float" office:value="472.222222222222" calcext:value-type="float">
            <text:p>472.2222222222</text:p>
          </table:table-cell>
          <table:table-cell table:formula="of:=[.I56]/1751" office:value-type="float" office:value="0.269687162891046" calcext:value-type="float">
            <text:p>0.2696871629</text:p>
          </table:table-cell>
          <table:table-cell table:formula="of:=1.033 * [.J56]" office:value-type="float" office:value="0.278586839266451" calcext:value-type="float">
            <text:p>0.2785868393</text:p>
          </table:table-cell>
          <table:table-cell table:formula="of:=[.K56]*12" office:value-type="float" office:value="3.34304207119741" calcext:value-type="float">
            <text:p>3.3430420712</text:p>
          </table:table-cell>
          <table:table-cell table:formula="of:=[.L56]*2704" office:value-type="float" office:value="9039.5857605178" calcext:value-type="float">
            <text:p>9039.5857605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6]+[.M56]" office:value-type="float" office:value="9039.5857605178" calcext:value-type="float">
            <text:p>9039.5857605178</text:p>
          </table:table-cell>
          <table:table-cell table:formula="of:=[.P56]*0.25" office:value-type="currency" office:currency="USD" office:value="2259.89644012945" calcext:value-type="currency">
            <text:p>$2,259.90</text:p>
          </table:table-cell>
          <table:table-cell table:style-name="ce1" table:formula="of:=[.Q56]*30" office:value-type="currency" office:currency="USD" office:value="67796.8932038835" calcext:value-type="currency">
            <text:p>$67,796.89</text:p>
          </table:table-cell>
          <table:table-cell table:formula="of:=0.75 + ([.H56] * 0.001)" office:value-type="float" office:value="2" calcext:value-type="float">
            <text:p>2</text:p>
          </table:table-cell>
          <table:table-cell table:formula="of:=[.S56]*2750*4" office:value-type="float" office:value="22000" calcext:value-type="float">
            <text:p>22000</text:p>
          </table:table-cell>
          <table:table-cell table:formula="of:=[.T56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6]-[.R56]" office:value-type="currency" office:currency="USD" office:value="893429.958647968" calcext:value-type="currency">
            <text:p>$893,429.9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54 - [.D10]" office:value-type="float" office:value="20.4" calcext:value-type="float">
            <text:p>20.4</text:p>
          </table:table-cell>
          <table:table-cell table:formula="of:=[.E57]" office:value-type="float" office:value="20.4" calcext:value-type="float">
            <text:p>20.4</text:p>
          </table:table-cell>
          <table:table-cell table:formula="of:=[.G56]" office:value-type="float" office:value="54" calcext:value-type="float">
            <text:p>54</text:p>
          </table:table-cell>
          <table:table-cell table:formula="of:=[.G57]/0.0864 * 2" office:value-type="float" office:value="1250" calcext:value-type="float">
            <text:p>1250</text:p>
          </table:table-cell>
          <table:table-cell table:formula="of:=[.F57]/0.0864 * 2" office:value-type="float" office:value="472.222222222222" calcext:value-type="float">
            <text:p>472.2222222222</text:p>
          </table:table-cell>
          <table:table-cell table:formula="of:=[.I57]/1751" office:value-type="float" office:value="0.269687162891046" calcext:value-type="float">
            <text:p>0.2696871629</text:p>
          </table:table-cell>
          <table:table-cell table:formula="of:=1.033 * [.J57]" office:value-type="float" office:value="0.278586839266451" calcext:value-type="float">
            <text:p>0.2785868393</text:p>
          </table:table-cell>
          <table:table-cell table:formula="of:=[.K57]*12" office:value-type="float" office:value="3.34304207119741" calcext:value-type="float">
            <text:p>3.3430420712</text:p>
          </table:table-cell>
          <table:table-cell table:formula="of:=[.L57]*2704" office:value-type="float" office:value="9039.5857605178" calcext:value-type="float">
            <text:p>9039.5857605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7]+[.M57]" office:value-type="float" office:value="9039.5857605178" calcext:value-type="float">
            <text:p>9039.5857605178</text:p>
          </table:table-cell>
          <table:table-cell table:formula="of:=[.P57]*0.25" office:value-type="currency" office:currency="USD" office:value="2259.89644012945" calcext:value-type="currency">
            <text:p>$2,259.90</text:p>
          </table:table-cell>
          <table:table-cell table:style-name="ce1" table:formula="of:=[.Q57]*30" office:value-type="currency" office:currency="USD" office:value="67796.8932038835" calcext:value-type="currency">
            <text:p>$67,796.89</text:p>
          </table:table-cell>
          <table:table-cell table:formula="of:=0.75 + ([.H57] * 0.001)" office:value-type="float" office:value="2" calcext:value-type="float">
            <text:p>2</text:p>
          </table:table-cell>
          <table:table-cell table:formula="of:=[.S57]*2750*4" office:value-type="float" office:value="22000" calcext:value-type="float">
            <text:p>22000</text:p>
          </table:table-cell>
          <table:table-cell table:formula="of:=[.T57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7]-[.R57]" office:value-type="currency" office:currency="USD" office:value="893429.958647968" calcext:value-type="currency">
            <text:p>$893,429.9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54 - [.D11]" office:value-type="float" office:value="17.2" calcext:value-type="float">
            <text:p>17.2</text:p>
          </table:table-cell>
          <table:table-cell table:formula="of:=[.E58]" office:value-type="float" office:value="17.2" calcext:value-type="float">
            <text:p>17.2</text:p>
          </table:table-cell>
          <table:table-cell table:formula="of:=[.G57]" office:value-type="float" office:value="54" calcext:value-type="float">
            <text:p>54</text:p>
          </table:table-cell>
          <table:table-cell table:formula="of:=[.G58]/0.0864 * 2" office:value-type="float" office:value="1250" calcext:value-type="float">
            <text:p>1250</text:p>
          </table:table-cell>
          <table:table-cell table:formula="of:=[.F58]/0.0864 * 2" office:value-type="float" office:value="398.148148148148" calcext:value-type="float">
            <text:p>398.1481481481</text:p>
          </table:table-cell>
          <table:table-cell table:formula="of:=[.I58]/1751" office:value-type="float" office:value="0.227383294202255" calcext:value-type="float">
            <text:p>0.2273832942</text:p>
          </table:table-cell>
          <table:table-cell table:formula="of:=1.033 * [.J58]" office:value-type="float" office:value="0.234886942910929" calcext:value-type="float">
            <text:p>0.2348869429</text:p>
          </table:table-cell>
          <table:table-cell table:formula="of:=[.K58]*12" office:value-type="float" office:value="2.81864331493115" calcext:value-type="float">
            <text:p>2.8186433149</text:p>
          </table:table-cell>
          <table:table-cell table:formula="of:=[.L58]*2704" office:value-type="float" office:value="7621.61152357383" calcext:value-type="float">
            <text:p>7621.6115235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8]+[.M58]" office:value-type="float" office:value="7621.61152357383" calcext:value-type="float">
            <text:p>7621.6115235738</text:p>
          </table:table-cell>
          <table:table-cell table:formula="of:=[.P58]*0.25" office:value-type="currency" office:currency="USD" office:value="1905.40288089346" calcext:value-type="currency">
            <text:p>$1,905.40</text:p>
          </table:table-cell>
          <table:table-cell table:style-name="ce1" table:formula="of:=[.Q58]*30" office:value-type="currency" office:currency="USD" office:value="57162.0864268037" calcext:value-type="currency">
            <text:p>$57,162.09</text:p>
          </table:table-cell>
          <table:table-cell table:formula="of:=0.75 + ([.H58] * 0.001)" office:value-type="float" office:value="2" calcext:value-type="float">
            <text:p>2</text:p>
          </table:table-cell>
          <table:table-cell table:formula="of:=[.S58]*2750*4" office:value-type="float" office:value="22000" calcext:value-type="float">
            <text:p>22000</text:p>
          </table:table-cell>
          <table:table-cell table:formula="of:=[.T58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8]-[.R58]" office:value-type="currency" office:currency="USD" office:value="904064.765425048" calcext:value-type="currency">
            <text:p>$904,064.7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54 - [.D12]" office:value-type="float" office:value="23.6" calcext:value-type="float">
            <text:p>23.6</text:p>
          </table:table-cell>
          <table:table-cell table:formula="of:=[.E59]" office:value-type="float" office:value="23.6" calcext:value-type="float">
            <text:p>23.6</text:p>
          </table:table-cell>
          <table:table-cell table:formula="of:=[.G58]" office:value-type="float" office:value="54" calcext:value-type="float">
            <text:p>54</text:p>
          </table:table-cell>
          <table:table-cell table:formula="of:=[.G59]/0.0864 * 2" office:value-type="float" office:value="1250" calcext:value-type="float">
            <text:p>1250</text:p>
          </table:table-cell>
          <table:table-cell table:formula="of:=[.F59]/0.0864 * 2" office:value-type="float" office:value="546.296296296296" calcext:value-type="float">
            <text:p>546.2962962963</text:p>
          </table:table-cell>
          <table:table-cell table:formula="of:=[.I59]/1751" office:value-type="float" office:value="0.311991031579838" calcext:value-type="float">
            <text:p>0.3119910316</text:p>
          </table:table-cell>
          <table:table-cell table:formula="of:=1.033 * [.J59]" office:value-type="float" office:value="0.322286735621973" calcext:value-type="float">
            <text:p>0.3222867356</text:p>
          </table:table-cell>
          <table:table-cell table:formula="of:=[.K59]*12" office:value-type="float" office:value="3.86744082746367" calcext:value-type="float">
            <text:p>3.8674408275</text:p>
          </table:table-cell>
          <table:table-cell table:formula="of:=[.L59]*2704" office:value-type="float" office:value="10457.5599974618" calcext:value-type="float">
            <text:p>10457.55999746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9]+[.M59]" office:value-type="float" office:value="10457.5599974618" calcext:value-type="float">
            <text:p>10457.5599974618</text:p>
          </table:table-cell>
          <table:table-cell table:formula="of:=[.P59]*0.25" office:value-type="currency" office:currency="USD" office:value="2614.38999936544" calcext:value-type="currency">
            <text:p>$2,614.39</text:p>
          </table:table-cell>
          <table:table-cell table:style-name="ce1" table:formula="of:=[.Q59]*30" office:value-type="currency" office:currency="USD" office:value="78431.6999809633" calcext:value-type="currency">
            <text:p>$78,431.70</text:p>
          </table:table-cell>
          <table:table-cell table:formula="of:=0.75 + ([.H59] * 0.001)" office:value-type="float" office:value="2" calcext:value-type="float">
            <text:p>2</text:p>
          </table:table-cell>
          <table:table-cell table:formula="of:=[.S59]*2750*4" office:value-type="float" office:value="22000" calcext:value-type="float">
            <text:p>22000</text:p>
          </table:table-cell>
          <table:table-cell table:formula="of:=[.T59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59]-[.R59]" office:value-type="currency" office:currency="USD" office:value="882795.151870889" calcext:value-type="currency">
            <text:p>$882,795.15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54 - [.D13]" office:value-type="float" office:value="26.8" calcext:value-type="float">
            <text:p>26.8</text:p>
          </table:table-cell>
          <table:table-cell table:formula="of:=[.E60]" office:value-type="float" office:value="26.8" calcext:value-type="float">
            <text:p>26.8</text:p>
          </table:table-cell>
          <table:table-cell table:formula="of:=[.G59]" office:value-type="float" office:value="54" calcext:value-type="float">
            <text:p>54</text:p>
          </table:table-cell>
          <table:table-cell table:formula="of:=[.G60]/0.0864 * 2" office:value-type="float" office:value="1250" calcext:value-type="float">
            <text:p>1250</text:p>
          </table:table-cell>
          <table:table-cell table:formula="of:=[.F60]/0.0864 * 2" office:value-type="float" office:value="620.37037037037" calcext:value-type="float">
            <text:p>620.3703703704</text:p>
          </table:table-cell>
          <table:table-cell table:formula="of:=[.I60]/1751" office:value-type="float" office:value="0.35429490026863" calcext:value-type="float">
            <text:p>0.3542949003</text:p>
          </table:table-cell>
          <table:table-cell table:formula="of:=1.033 * [.J60]" office:value-type="float" office:value="0.365986631977494" calcext:value-type="float">
            <text:p>0.365986632</text:p>
          </table:table-cell>
          <table:table-cell table:formula="of:=[.K60]*12" office:value-type="float" office:value="4.39183958372993" calcext:value-type="float">
            <text:p>4.3918395837</text:p>
          </table:table-cell>
          <table:table-cell table:formula="of:=[.L60]*2704" office:value-type="float" office:value="11875.5342344057" calcext:value-type="float">
            <text:p>11875.53423440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60]+[.M60]" office:value-type="float" office:value="11875.5342344057" calcext:value-type="float">
            <text:p>11875.5342344057</text:p>
          </table:table-cell>
          <table:table-cell table:formula="of:=[.P60]*0.25" office:value-type="currency" office:currency="USD" office:value="2968.88355860143" calcext:value-type="currency">
            <text:p>$2,968.88</text:p>
          </table:table-cell>
          <table:table-cell table:style-name="ce1" table:formula="of:=[.Q60]*30" office:value-type="currency" office:currency="USD" office:value="89066.506758043" calcext:value-type="currency">
            <text:p>$89,066.51</text:p>
          </table:table-cell>
          <table:table-cell table:formula="of:=0.75 + ([.H60] * 0.001)" office:value-type="float" office:value="2" calcext:value-type="float">
            <text:p>2</text:p>
          </table:table-cell>
          <table:table-cell table:formula="of:=[.S60]*2750*4" office:value-type="float" office:value="22000" calcext:value-type="float">
            <text:p>22000</text:p>
          </table:table-cell>
          <table:table-cell table:formula="of:=[.T60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0]-[.R60]" office:value-type="currency" office:currency="USD" office:value="872160.345093809" calcext:value-type="currency">
            <text:p>$872,160.3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54 - [.D14]" office:value-type="float" office:value="36.4" calcext:value-type="float">
            <text:p>36.4</text:p>
          </table:table-cell>
          <table:table-cell table:formula="of:=[.E61]" office:value-type="float" office:value="36.4" calcext:value-type="float">
            <text:p>36.4</text:p>
          </table:table-cell>
          <table:table-cell table:formula="of:=[.G60]" office:value-type="float" office:value="54" calcext:value-type="float">
            <text:p>54</text:p>
          </table:table-cell>
          <table:table-cell table:formula="of:=[.G61]/0.0864 * 2" office:value-type="float" office:value="1250" calcext:value-type="float">
            <text:p>1250</text:p>
          </table:table-cell>
          <table:table-cell table:formula="of:=[.F61]/0.0864 * 2" office:value-type="float" office:value="842.592592592593" calcext:value-type="float">
            <text:p>842.5925925926</text:p>
          </table:table-cell>
          <table:table-cell table:formula="of:=[.I61]/1751" office:value-type="float" office:value="0.481206506335004" calcext:value-type="float">
            <text:p>0.4812065063</text:p>
          </table:table-cell>
          <table:table-cell table:formula="of:=1.033 * [.J61]" office:value-type="float" office:value="0.497086321044059" calcext:value-type="float">
            <text:p>0.497086321</text:p>
          </table:table-cell>
          <table:table-cell table:formula="of:=[.K61]*12" office:value-type="float" office:value="5.96503585252871" calcext:value-type="float">
            <text:p>5.9650358525</text:p>
          </table:table-cell>
          <table:table-cell table:formula="of:=[.L61]*2704" office:value-type="float" office:value="16129.4569452376" calcext:value-type="float">
            <text:p>16129.4569452376</text:p>
          </table:table-cell>
          <table:table-cell office:value-type="float" office:value="0.983247667999238" calcext:value-type="float">
            <text:p>0.983247668</text:p>
          </table:table-cell>
          <table:table-cell office:value-type="float" office:value="397.232057871692" calcext:value-type="float">
            <text:p>397.2320578717</text:p>
          </table:table-cell>
          <table:table-cell table:formula="of:=[.O61]+[.M61]" office:value-type="float" office:value="16526.6890031093" calcext:value-type="float">
            <text:p>16526.6890031093</text:p>
          </table:table-cell>
          <table:table-cell table:formula="of:=[.P61]*0.25" office:value-type="currency" office:currency="USD" office:value="4131.67225077733" calcext:value-type="currency">
            <text:p>$4,131.67</text:p>
          </table:table-cell>
          <table:table-cell table:style-name="ce1" table:formula="of:=[.Q61]*30" office:value-type="currency" office:currency="USD" office:value="123950.16752332" calcext:value-type="currency">
            <text:p>$123,950.17</text:p>
          </table:table-cell>
          <table:table-cell table:formula="of:=0.75 + ([.H61] * 0.001)" office:value-type="float" office:value="2" calcext:value-type="float">
            <text:p>2</text:p>
          </table:table-cell>
          <table:table-cell table:formula="of:=[.S61]*2750*4" office:value-type="float" office:value="22000" calcext:value-type="float">
            <text:p>22000</text:p>
          </table:table-cell>
          <table:table-cell table:formula="of:=[.T61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1]-[.R61]" office:value-type="currency" office:currency="USD" office:value="837276.684328532" calcext:value-type="currency">
            <text:p>$837,276.6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54 - [.D15]" office:value-type="float" office:value="42.8" calcext:value-type="float">
            <text:p>42.8</text:p>
          </table:table-cell>
          <table:table-cell table:formula="of:=[.E62]" office:value-type="float" office:value="42.8" calcext:value-type="float">
            <text:p>42.8</text:p>
          </table:table-cell>
          <table:table-cell table:formula="of:=[.G61]" office:value-type="float" office:value="54" calcext:value-type="float">
            <text:p>54</text:p>
          </table:table-cell>
          <table:table-cell table:formula="of:=[.G62]/0.0864 * 2" office:value-type="float" office:value="1250" calcext:value-type="float">
            <text:p>1250</text:p>
          </table:table-cell>
          <table:table-cell table:formula="of:=[.F62]/0.0864 * 2" office:value-type="float" office:value="990.740740740741" calcext:value-type="float">
            <text:p>990.7407407407</text:p>
          </table:table-cell>
          <table:table-cell table:formula="of:=[.I62]/1751" office:value-type="float" office:value="0.565814243712588" calcext:value-type="float">
            <text:p>0.5658142437</text:p>
          </table:table-cell>
          <table:table-cell table:formula="of:=1.033 * [.J62]" office:value-type="float" office:value="0.584486113755103" calcext:value-type="float">
            <text:p>0.5844861138</text:p>
          </table:table-cell>
          <table:table-cell table:formula="of:=[.K62]*12" office:value-type="float" office:value="7.01383336506123" calcext:value-type="float">
            <text:p>7.0138333651</text:p>
          </table:table-cell>
          <table:table-cell table:formula="of:=[.L62]*2704" office:value-type="float" office:value="18965.4054191256" calcext:value-type="float">
            <text:p>18965.4054191256</text:p>
          </table:table-cell>
          <table:table-cell office:value-type="float" office:value="2.55644393679802" calcext:value-type="float">
            <text:p>2.5564439368</text:p>
          </table:table-cell>
          <table:table-cell office:value-type="float" office:value="1032.8033504664" calcext:value-type="float">
            <text:p>1032.8033504664</text:p>
          </table:table-cell>
          <table:table-cell table:formula="of:=[.O62]+[.M62]" office:value-type="float" office:value="19998.208769592" calcext:value-type="float">
            <text:p>19998.208769592</text:p>
          </table:table-cell>
          <table:table-cell table:formula="of:=[.P62]*0.25" office:value-type="currency" office:currency="USD" office:value="4999.55219239799" calcext:value-type="currency">
            <text:p>$4,999.55</text:p>
          </table:table-cell>
          <table:table-cell table:style-name="ce1" table:formula="of:=[.Q62]*30" office:value-type="currency" office:currency="USD" office:value="149986.56577194" calcext:value-type="currency">
            <text:p>$149,986.57</text:p>
          </table:table-cell>
          <table:table-cell table:formula="of:=0.75 + ([.H62] * 0.001)" office:value-type="float" office:value="2" calcext:value-type="float">
            <text:p>2</text:p>
          </table:table-cell>
          <table:table-cell table:formula="of:=[.S62]*2750*4" office:value-type="float" office:value="22000" calcext:value-type="float">
            <text:p>22000</text:p>
          </table:table-cell>
          <table:table-cell table:formula="of:=[.T62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2]-[.R62]" office:value-type="currency" office:currency="USD" office:value="811240.286079912" calcext:value-type="currency">
            <text:p>$811,240.2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54 - [.D16]" office:value-type="float" office:value="46" calcext:value-type="float">
            <text:p>46</text:p>
          </table:table-cell>
          <table:table-cell table:formula="of:=[.E63]" office:value-type="float" office:value="46" calcext:value-type="float">
            <text:p>46</text:p>
          </table:table-cell>
          <table:table-cell table:formula="of:=[.G62]" office:value-type="float" office:value="54" calcext:value-type="float">
            <text:p>54</text:p>
          </table:table-cell>
          <table:table-cell table:formula="of:=[.G63]/0.0864 * 2" office:value-type="float" office:value="1250" calcext:value-type="float">
            <text:p>1250</text:p>
          </table:table-cell>
          <table:table-cell table:formula="of:=[.F63]/0.0864 * 2" office:value-type="float" office:value="1064.81481481481" calcext:value-type="float">
            <text:p>1064.8148148148</text:p>
          </table:table-cell>
          <table:table-cell table:formula="of:=[.I63]/1751" office:value-type="float" office:value="0.608118112401379" calcext:value-type="float">
            <text:p>0.6081181124</text:p>
          </table:table-cell>
          <table:table-cell table:formula="of:=1.033 * [.J63]" office:value-type="float" office:value="0.628186010110625" calcext:value-type="float">
            <text:p>0.6281860101</text:p>
          </table:table-cell>
          <table:table-cell table:formula="of:=[.K63]*12" office:value-type="float" office:value="7.53823212132749" calcext:value-type="float">
            <text:p>7.5382321213</text:p>
          </table:table-cell>
          <table:table-cell table:formula="of:=[.L63]*2704" office:value-type="float" office:value="20383.3796560695" calcext:value-type="float">
            <text:p>20383.3796560695</text:p>
          </table:table-cell>
          <table:table-cell office:value-type="float" office:value="3.34304207119741" calcext:value-type="float">
            <text:p>3.3430420712</text:p>
          </table:table-cell>
          <table:table-cell office:value-type="float" office:value="1350.58899676375" calcext:value-type="float">
            <text:p>1350.5889967638</text:p>
          </table:table-cell>
          <table:table-cell table:formula="of:=[.O63]+[.M63]" office:value-type="float" office:value="21733.9686528333" calcext:value-type="float">
            <text:p>21733.9686528333</text:p>
          </table:table-cell>
          <table:table-cell table:formula="of:=[.P63]*0.25" office:value-type="currency" office:currency="USD" office:value="5433.49216320832" calcext:value-type="currency">
            <text:p>$5,433.49</text:p>
          </table:table-cell>
          <table:table-cell table:style-name="ce1" table:formula="of:=[.Q63]*30" office:value-type="currency" office:currency="USD" office:value="163004.76489625" calcext:value-type="currency">
            <text:p>$163,004.76</text:p>
          </table:table-cell>
          <table:table-cell table:formula="of:=0.75 + ([.H63] * 0.001)" office:value-type="float" office:value="2" calcext:value-type="float">
            <text:p>2</text:p>
          </table:table-cell>
          <table:table-cell table:formula="of:=[.S63]*2750*4" office:value-type="float" office:value="22000" calcext:value-type="float">
            <text:p>22000</text:p>
          </table:table-cell>
          <table:table-cell table:formula="of:=[.T63]/16" office:value-type="float" office:value="1375" calcext:value-type="float">
            <text:p>1375</text:p>
          </table:table-cell>
          <table:table-cell table:style-name="ce1" office:value-type="currency" office:currency="USD" office:value="961226.851851852" calcext:value-type="currency">
            <text:p>$961,226.85</text:p>
          </table:table-cell>
          <table:table-cell table:style-name="ce1" table:formula="of:=[.V63]-[.R63]" office:value-type="currency" office:currency="USD" office:value="798222.086955602" calcext:value-type="currency">
            <text:p>$798,222.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2:.R63])" office:value-type="currency" office:currency="USD" office:value="1284148.98534171" calcext:value-type="currency">
            <text:p>$1,284,148.99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52:.U63])" office:value-type="float" office:value="16500" calcext:value-type="float">
            <text:p>16500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52:.W63])" office:value-type="currency" office:currency="USD" office:value="10389346.3850287" calcext:value-type="currency">
            <text:p>$10,389,346.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1589 PAR per light</text:p>
          </table:table-cell>
          <table:table-cell office:value-type="string" calcext:value-type="string">
            <text:p>584 watts per light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LED spacing/sq/m</text:p>
          </table:table-cell>
          <table:table-cell office:value-type="string" calcext:value-type="string">
            <text:p>LED kWh/sq/m</text:p>
          </table:table-cell>
          <table:table-cell table:number-columns-repeated="2" office:value-type="string" calcext:value-type="string">
            <text:p>12 hour LED kWh/s/m/d</text:p>
          </table:table-cell>
          <table:table-cell table:number-columns-repeated="2" office:value-type="string" calcext:value-type="string">
            <text:p>18 hour LED kWh/s/m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69]*0.8" office:value-type="float" office:value="14" calcext:value-type="float">
            <text:p>14</text:p>
          </table:table-cell>
          <table:table-cell table:formula="of:=[.C69]*0.8" office:value-type="float" office:value="11.2" calcext:value-type="float">
            <text:p>11.2</text:p>
          </table:table-cell>
          <table:table-cell table:formula="of:=32.4 - [.D69]" office:value-type="float" office:value="21.2" calcext:value-type="float">
            <text:p>21.2</text:p>
          </table:table-cell>
          <table:table-cell table:formula="of:= IF([.E69]&gt;0;[.E69];0)" office:value-type="float" office:value="21.2" calcext:value-type="float">
            <text:p>21.2</text:p>
          </table:table-cell>
          <table:table-cell table:formula="of:=IF([.F69]&gt;0;32.4;[.D69])" office:value-type="float" office:value="32.4" calcext:value-type="float">
            <text:p>32.4</text:p>
          </table:table-cell>
          <table:table-cell table:formula="of:=[.G69]/0.0864 * 2" office:value-type="float" office:value="750" calcext:value-type="float">
            <text:p>750</text:p>
          </table:table-cell>
          <table:table-cell table:formula="of:=[.F69]/0.0864 * 2" office:value-type="float" office:value="490.740740740741" calcext:value-type="float">
            <text:p>490.7407407407</text:p>
          </table:table-cell>
          <table:table-cell table:formula="of:=[.I69]/1589" office:value-type="float" office:value="0.308836211919912" calcext:value-type="float">
            <text:p>0.3088362119</text:p>
          </table:table-cell>
          <table:table-cell table:formula="of:=0.584 *[.J69]" office:value-type="float" office:value="0.180360347761229" calcext:value-type="float">
            <text:p>0.1803603478</text:p>
          </table:table-cell>
          <table:table-cell table:formula="of:=[.K69]*12" office:value-type="float" office:value="2.16432417313474" calcext:value-type="float">
            <text:p>2.1643241731</text:p>
          </table:table-cell>
          <table:table-cell table:formula="of:=[.L69]*2704" office:value-type="float" office:value="5852.33256415635" calcext:value-type="float">
            <text:p>5852.3325641564</text:p>
          </table:table-cell>
          <table:table-cell table:formula="of:=[.K84]*18" office:value-type="float" office:value="1.59261590098595" calcext:value-type="float">
            <text:p>1.592615901</text:p>
          </table:table-cell>
          <table:table-cell table:formula="of:=[.N69]*404" office:value-type="float" office:value="643.416823998322" calcext:value-type="float">
            <text:p>643.4168239983</text:p>
          </table:table-cell>
          <table:table-cell table:formula="of:=[.O69]+[.M69]" office:value-type="float" office:value="6495.74938815467" calcext:value-type="float">
            <text:p>6495.7493881547</text:p>
          </table:table-cell>
          <table:table-cell table:formula="of:=[.P69]*0.25" office:value-type="currency" office:currency="USD" office:value="1623.93734703867" calcext:value-type="currency">
            <text:p>$1,623.94</text:p>
          </table:table-cell>
          <table:table-cell table:style-name="ce1" table:formula="of:=[.Q69]*30" office:value-type="currency" office:currency="USD" office:value="48718.12041116" calcext:value-type="currency">
            <text:p>$48,718.12</text:p>
          </table:table-cell>
          <table:table-cell table:formula="of:=0.75 + ([.H69]*0.001)" office:value-type="float" office:value="1.5" calcext:value-type="float">
            <text:p>1.5</text:p>
          </table:table-cell>
          <table:table-cell table:formula="of:=[.S69]*2750 * 4" office:value-type="float" office:value="16500" calcext:value-type="float">
            <text:p>16500</text:p>
          </table:table-cell>
          <table:table-cell table:formula="of:=[.T69]/16" office:value-type="float" office:value="1031.25" calcext:value-type="float">
            <text:p>1031.25</text:p>
          </table:table-cell>
          <table:table-cell table:style-name="ce1" table:formula="of:=[.U69]*800" office:value-type="currency" office:currency="USD" office:value="825000" calcext:value-type="currency">
            <text:p>$825,000.00</text:p>
          </table:table-cell>
          <table:table-cell table:style-name="ce1" table:formula="of:=[.V69]-[.R69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70]*0.8" office:value-type="float" office:value="18" calcext:value-type="float">
            <text:p>18</text:p>
          </table:table-cell>
          <table:table-cell table:formula="of:=[.C70]*0.8" office:value-type="float" office:value="14.4" calcext:value-type="float">
            <text:p>14.4</text:p>
          </table:table-cell>
          <table:table-cell table:formula="of:=32.4 - [.D70]" office:value-type="float" office:value="18" calcext:value-type="float">
            <text:p>18</text:p>
          </table:table-cell>
          <table:table-cell table:formula="of:= IF([.E70]&gt;0;[.E70];0)" office:value-type="float" office:value="18" calcext:value-type="float">
            <text:p>18</text:p>
          </table:table-cell>
          <table:table-cell table:formula="of:=IF([.F70]&gt;0;32.4;[.D70])" office:value-type="float" office:value="32.4" calcext:value-type="float">
            <text:p>32.4</text:p>
          </table:table-cell>
          <table:table-cell table:formula="of:=[.G70]/0.0864 * 2" office:value-type="float" office:value="750" calcext:value-type="float">
            <text:p>750</text:p>
          </table:table-cell>
          <table:table-cell table:formula="of:=[.F70]/0.0864 * 2" office:value-type="float" office:value="416.666666666667" calcext:value-type="float">
            <text:p>416.6666666667</text:p>
          </table:table-cell>
          <table:table-cell table:formula="of:=[.I70]/1589" office:value-type="float" office:value="0.26221942521502" calcext:value-type="float">
            <text:p>0.2622194252</text:p>
          </table:table-cell>
          <table:table-cell table:formula="of:=0.584 *[.J70]" office:value-type="float" office:value="0.153136144325572" calcext:value-type="float">
            <text:p>0.1531361443</text:p>
          </table:table-cell>
          <table:table-cell table:formula="of:=[.K70]*12" office:value-type="float" office:value="1.83763373190686" calcext:value-type="float">
            <text:p>1.8376337319</text:p>
          </table:table-cell>
          <table:table-cell table:formula="of:=[.L70]*2704" office:value-type="float" office:value="4968.96161107615" calcext:value-type="float">
            <text:p>4968.9616110762</text:p>
          </table:table-cell>
          <table:table-cell table:formula="of:=[.K85]*18" office:value-type="float" office:value="1.10258023914412" calcext:value-type="float">
            <text:p>1.1025802391</text:p>
          </table:table-cell>
          <table:table-cell table:formula="of:=[.N70]*404" office:value-type="float" office:value="445.442416614223" calcext:value-type="float">
            <text:p>445.4424166142</text:p>
          </table:table-cell>
          <table:table-cell table:formula="of:=[.O70]+[.M70]" office:value-type="float" office:value="5414.40402769037" calcext:value-type="float">
            <text:p>5414.4040276904</text:p>
          </table:table-cell>
          <table:table-cell table:formula="of:=[.P70]*0.25" office:value-type="currency" office:currency="USD" office:value="1353.60100692259" calcext:value-type="currency">
            <text:p>$1,353.60</text:p>
          </table:table-cell>
          <table:table-cell table:style-name="ce1" table:formula="of:=[.Q70]*30" office:value-type="currency" office:currency="USD" office:value="40608.0302076778" calcext:value-type="currency">
            <text:p>$40,608.03</text:p>
          </table:table-cell>
          <table:table-cell table:formula="of:=0.75 + ([.H70]*0.001)" office:value-type="float" office:value="1.5" calcext:value-type="float">
            <text:p>1.5</text:p>
          </table:table-cell>
          <table:table-cell table:formula="of:=[.S70]*2750 * 4" office:value-type="float" office:value="16500" calcext:value-type="float">
            <text:p>16500</text:p>
          </table:table-cell>
          <table:table-cell table:formula="of:=[.T70]/16" office:value-type="float" office:value="1031.25" calcext:value-type="float">
            <text:p>1031.25</text:p>
          </table:table-cell>
          <table:table-cell table:style-name="ce1" table:formula="of:=[.U70]*800" office:value-type="currency" office:currency="USD" office:value="825000" calcext:value-type="currency">
            <text:p>$825,000.00</text:p>
          </table:table-cell>
          <table:table-cell table:style-name="ce1" table:formula="of:=[.V70]-[.R70]" office:value-type="currency" office:currency="USD" office:value="784391.969792322" calcext:value-type="currency">
            <text:p>$784,391.9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71]*0.8" office:value-type="float" office:value="26" calcext:value-type="float">
            <text:p>26</text:p>
          </table:table-cell>
          <table:table-cell table:formula="of:=[.C71]*0.8" office:value-type="float" office:value="20.8" calcext:value-type="float">
            <text:p>20.8</text:p>
          </table:table-cell>
          <table:table-cell table:formula="of:=32.4 - [.D71]" office:value-type="float" office:value="11.6" calcext:value-type="float">
            <text:p>11.6</text:p>
          </table:table-cell>
          <table:table-cell table:formula="of:= IF([.E71]&gt;0;[.E71];0)" office:value-type="float" office:value="11.6" calcext:value-type="float">
            <text:p>11.6</text:p>
          </table:table-cell>
          <table:table-cell table:formula="of:=IF([.F71]&gt;0;32.4;[.D71])" office:value-type="float" office:value="32.4" calcext:value-type="float">
            <text:p>32.4</text:p>
          </table:table-cell>
          <table:table-cell table:formula="of:=[.G71]/0.0864 * 2" office:value-type="float" office:value="750" calcext:value-type="float">
            <text:p>750</text:p>
          </table:table-cell>
          <table:table-cell table:formula="of:=[.F71]/0.0864 * 2" office:value-type="float" office:value="268.518518518518" calcext:value-type="float">
            <text:p>268.5185185185</text:p>
          </table:table-cell>
          <table:table-cell table:formula="of:=[.I71]/1589" office:value-type="float" office:value="0.168985851805235" calcext:value-type="float">
            <text:p>0.1689858518</text:p>
          </table:table-cell>
          <table:table-cell table:formula="of:=0.584 *[.J71]" office:value-type="float" office:value="0.0986877374542573" calcext:value-type="float">
            <text:p>0.0986877375</text:p>
          </table:table-cell>
          <table:table-cell table:formula="of:=[.K71]*12" office:value-type="float" office:value="1.18425284945109" calcext:value-type="float">
            <text:p>1.1842528495</text:p>
          </table:table-cell>
          <table:table-cell table:formula="of:=[.L71]*2704" office:value-type="float" office:value="3202.21970491574" calcext:value-type="float">
            <text:p>3202.2197049157</text:p>
          </table:table-cell>
          <table:table-cell table:formula="of:=[.K86]*18" office:value-type="float" office:value="0.122508915460457" calcext:value-type="float">
            <text:p>0.1225089155</text:p>
          </table:table-cell>
          <table:table-cell table:formula="of:=[.N71]*404" office:value-type="float" office:value="49.4936018460248" calcext:value-type="float">
            <text:p>49.493601846</text:p>
          </table:table-cell>
          <table:table-cell table:formula="of:=[.O71]+[.M71]" office:value-type="float" office:value="3251.71330676176" calcext:value-type="float">
            <text:p>3251.7133067618</text:p>
          </table:table-cell>
          <table:table-cell table:formula="of:=[.P71]*0.25" office:value-type="currency" office:currency="USD" office:value="812.928326690441" calcext:value-type="currency">
            <text:p>$812.93</text:p>
          </table:table-cell>
          <table:table-cell table:style-name="ce1" table:formula="of:=[.Q71]*30" office:value-type="currency" office:currency="USD" office:value="24387.8498007132" calcext:value-type="currency">
            <text:p>$24,387.85</text:p>
          </table:table-cell>
          <table:table-cell table:formula="of:=0.75 + ([.H71]*0.001)" office:value-type="float" office:value="1.5" calcext:value-type="float">
            <text:p>1.5</text:p>
          </table:table-cell>
          <table:table-cell table:formula="of:=[.S71]*2750 * 4" office:value-type="float" office:value="16500" calcext:value-type="float">
            <text:p>16500</text:p>
          </table:table-cell>
          <table:table-cell table:formula="of:=[.T71]/16" office:value-type="float" office:value="1031.25" calcext:value-type="float">
            <text:p>1031.25</text:p>
          </table:table-cell>
          <table:table-cell table:style-name="ce1" table:formula="of:=[.U71]*800" office:value-type="currency" office:currency="USD" office:value="825000" calcext:value-type="currency">
            <text:p>$825,000.00</text:p>
          </table:table-cell>
          <table:table-cell table:style-name="ce1" table:formula="of:=[.V71]-[.R71]" office:value-type="currency" office:currency="USD" office:value="800612.150199287" calcext:value-type="currency">
            <text:p>$800,612.1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72]*0.8" office:value-type="float" office:value="34" calcext:value-type="float">
            <text:p>34</text:p>
          </table:table-cell>
          <table:table-cell table:formula="of:=[.C72]*0.8" office:value-type="float" office:value="27.2" calcext:value-type="float">
            <text:p>27.2</text:p>
          </table:table-cell>
          <table:table-cell table:formula="of:=32.4 - [.D72]" office:value-type="float" office:value="5.2" calcext:value-type="float">
            <text:p>5.2</text:p>
          </table:table-cell>
          <table:table-cell table:formula="of:= IF([.E72]&gt;0;[.E72];0)" office:value-type="float" office:value="5.2" calcext:value-type="float">
            <text:p>5.2</text:p>
          </table:table-cell>
          <table:table-cell table:formula="of:=IF([.F72]&gt;0;32.4;[.D72])" office:value-type="float" office:value="32.4" calcext:value-type="float">
            <text:p>32.4</text:p>
          </table:table-cell>
          <table:table-cell table:formula="of:=[.G72]/0.0864 * 2" office:value-type="float" office:value="750" calcext:value-type="float">
            <text:p>750</text:p>
          </table:table-cell>
          <table:table-cell table:formula="of:=[.F72]/0.0864 * 2" office:value-type="float" office:value="120.37037037037" calcext:value-type="float">
            <text:p>120.3703703704</text:p>
          </table:table-cell>
          <table:table-cell table:formula="of:=[.I72]/1589" office:value-type="float" office:value="0.0757522783954501" calcext:value-type="float">
            <text:p>0.0757522784</text:p>
          </table:table-cell>
          <table:table-cell table:formula="of:=0.584 *[.J72]" office:value-type="float" office:value="0.0442393305829429" calcext:value-type="float">
            <text:p>0.0442393306</text:p>
          </table:table-cell>
          <table:table-cell table:formula="of:=[.K72]*12" office:value-type="float" office:value="0.530871966995314" calcext:value-type="float">
            <text:p>0.530871967</text:p>
          </table:table-cell>
          <table:table-cell table:formula="of:=[.L72]*2704" office:value-type="float" office:value="1435.47779875533" calcext:value-type="float">
            <text:p>1435.4777987553</text:p>
          </table:table-cell>
          <table:table-cell table:formula="of:=[.K87]*18" office:value-type="float" office:value="0" calcext:value-type="float">
            <text:p>0</text:p>
          </table:table-cell>
          <table:table-cell table:formula="of:=[.N72]*404" office:value-type="float" office:value="0" calcext:value-type="float">
            <text:p>0</text:p>
          </table:table-cell>
          <table:table-cell table:formula="of:=[.O72]+[.M72]" office:value-type="float" office:value="1435.47779875533" calcext:value-type="float">
            <text:p>1435.4777987553</text:p>
          </table:table-cell>
          <table:table-cell table:formula="of:=[.P72]*0.25" office:value-type="currency" office:currency="USD" office:value="358.869449688833" calcext:value-type="currency">
            <text:p>$358.87</text:p>
          </table:table-cell>
          <table:table-cell table:style-name="ce1" table:formula="of:=[.Q72]*30" office:value-type="currency" office:currency="USD" office:value="10766.083490665" calcext:value-type="currency">
            <text:p>$10,766.08</text:p>
          </table:table-cell>
          <table:table-cell table:formula="of:=0.75 + ([.H72]*0.001)" office:value-type="float" office:value="1.5" calcext:value-type="float">
            <text:p>1.5</text:p>
          </table:table-cell>
          <table:table-cell table:formula="of:=[.S72]*2750 * 4" office:value-type="float" office:value="16500" calcext:value-type="float">
            <text:p>16500</text:p>
          </table:table-cell>
          <table:table-cell table:formula="of:=[.T72]/16" office:value-type="float" office:value="1031.25" calcext:value-type="float">
            <text:p>1031.25</text:p>
          </table:table-cell>
          <table:table-cell table:style-name="ce1" table:formula="of:=[.U72]*800" office:value-type="currency" office:currency="USD" office:value="825000" calcext:value-type="currency">
            <text:p>$825,000.00</text:p>
          </table:table-cell>
          <table:table-cell table:style-name="ce1" table:formula="of:=[.V72]-[.R72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73]*0.8" office:value-type="float" office:value="42" calcext:value-type="float">
            <text:p>42</text:p>
          </table:table-cell>
          <table:table-cell table:formula="of:=[.C73]*0.8" office:value-type="float" office:value="33.6" calcext:value-type="float">
            <text:p>33.6</text:p>
          </table:table-cell>
          <table:table-cell table:formula="of:=32.4 - [.D73]" office:value-type="float" office:value="-1.2" calcext:value-type="float">
            <text:p>-1.2</text:p>
          </table:table-cell>
          <table:table-cell table:formula="of:= IF([.E73]&gt;0;[.E73];0)" office:value-type="float" office:value="0" calcext:value-type="float">
            <text:p>0</text:p>
          </table:table-cell>
          <table:table-cell table:formula="of:=IF([.F73]&gt;0;32.4;[.D73])" office:value-type="float" office:value="33.6" calcext:value-type="float">
            <text:p>33.6</text:p>
          </table:table-cell>
          <table:table-cell table:formula="of:=[.G73]/0.0864 * 2" office:value-type="float" office:value="777.777777777778" calcext:value-type="float">
            <text:p>777.7777777778</text:p>
          </table:table-cell>
          <table:table-cell table:formula="of:=[.F73]/0.0864 * 2" office:value-type="float" office:value="0" calcext:value-type="float">
            <text:p>0</text:p>
          </table:table-cell>
          <table:table-cell table:formula="of:=[.I73]/1589" office:value-type="float" office:value="0" calcext:value-type="float">
            <text:p>0</text:p>
          </table:table-cell>
          <table:table-cell table:formula="of:=0.584 *[.J73]" office:value-type="float" office:value="0" calcext:value-type="float">
            <text:p>0</text:p>
          </table:table-cell>
          <table:table-cell table:formula="of:=[.K73]*12" office:value-type="float" office:value="0" calcext:value-type="float">
            <text:p>0</text:p>
          </table:table-cell>
          <table:table-cell table:formula="of:=[.L73]*2704" office:value-type="float" office:value="0" calcext:value-type="float">
            <text:p>0</text:p>
          </table:table-cell>
          <table:table-cell table:formula="of:=[.K88]*18" office:value-type="float" office:value="0" calcext:value-type="float">
            <text:p>0</text:p>
          </table:table-cell>
          <table:table-cell table:formula="of:=[.N73]*404" office:value-type="float" office:value="0" calcext:value-type="float">
            <text:p>0</text:p>
          </table:table-cell>
          <table:table-cell table:formula="of:=[.O73]+[.M73]" office:value-type="float" office:value="0" calcext:value-type="float">
            <text:p>0</text:p>
          </table:table-cell>
          <table:table-cell table:formula="of:=[.P73]*0.25" office:value-type="currency" office:currency="USD" office:value="0" calcext:value-type="currency">
            <text:p>$0.00</text:p>
          </table:table-cell>
          <table:table-cell table:style-name="ce1" table:formula="of:=[.Q73]*30" office:value-type="currency" office:currency="USD" office:value="0" calcext:value-type="currency">
            <text:p>$0.00</text:p>
          </table:table-cell>
          <table:table-cell table:formula="of:=0.75 + ([.H73]*0.001)" office:value-type="float" office:value="1.52777777777778" calcext:value-type="float">
            <text:p>1.5277777778</text:p>
          </table:table-cell>
          <table:table-cell table:formula="of:=[.S73]*2750 * 4" office:value-type="float" office:value="16805.5555555556" calcext:value-type="float">
            <text:p>16805.5555555556</text:p>
          </table:table-cell>
          <table:table-cell table:formula="of:=[.T73]/16" office:value-type="float" office:value="1050.34722222222" calcext:value-type="float">
            <text:p>1050.3472222222</text:p>
          </table:table-cell>
          <table:table-cell table:style-name="ce1" table:formula="of:=[.U73]*800" office:value-type="currency" office:currency="USD" office:value="840277.777777778" calcext:value-type="currency">
            <text:p>$840,277.78</text:p>
          </table:table-cell>
          <table:table-cell table:style-name="ce1" table:formula="of:=[.V73]-[.R73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74]*0.8" office:value-type="float" office:value="42" calcext:value-type="float">
            <text:p>42</text:p>
          </table:table-cell>
          <table:table-cell table:formula="of:=[.C74]*0.8" office:value-type="float" office:value="33.6" calcext:value-type="float">
            <text:p>33.6</text:p>
          </table:table-cell>
          <table:table-cell table:formula="of:=32.4 - [.D74]" office:value-type="float" office:value="-1.2" calcext:value-type="float">
            <text:p>-1.2</text:p>
          </table:table-cell>
          <table:table-cell table:formula="of:= IF([.E74]&gt;0;[.E74];0)" office:value-type="float" office:value="0" calcext:value-type="float">
            <text:p>0</text:p>
          </table:table-cell>
          <table:table-cell table:formula="of:=IF([.F74]&gt;0;32.4;[.D74])" office:value-type="float" office:value="33.6" calcext:value-type="float">
            <text:p>33.6</text:p>
          </table:table-cell>
          <table:table-cell table:formula="of:=[.G74]/0.0864 * 2" office:value-type="float" office:value="777.777777777778" calcext:value-type="float">
            <text:p>777.7777777778</text:p>
          </table:table-cell>
          <table:table-cell table:formula="of:=[.F74]/0.0864 * 2" office:value-type="float" office:value="0" calcext:value-type="float">
            <text:p>0</text:p>
          </table:table-cell>
          <table:table-cell table:formula="of:=[.I74]/1589" office:value-type="float" office:value="0" calcext:value-type="float">
            <text:p>0</text:p>
          </table:table-cell>
          <table:table-cell table:formula="of:=0.584 *[.J74]" office:value-type="float" office:value="0" calcext:value-type="float">
            <text:p>0</text:p>
          </table:table-cell>
          <table:table-cell table:formula="of:=[.K74]*12" office:value-type="float" office:value="0" calcext:value-type="float">
            <text:p>0</text:p>
          </table:table-cell>
          <table:table-cell table:formula="of:=[.L74]*2704" office:value-type="float" office:value="0" calcext:value-type="float">
            <text:p>0</text:p>
          </table:table-cell>
          <table:table-cell table:formula="of:=[.K89]*18" office:value-type="float" office:value="0" calcext:value-type="float">
            <text:p>0</text:p>
          </table:table-cell>
          <table:table-cell table:formula="of:=[.N74]*404" office:value-type="float" office:value="0" calcext:value-type="float">
            <text:p>0</text:p>
          </table:table-cell>
          <table:table-cell table:formula="of:=[.O74]+[.M74]" office:value-type="float" office:value="0" calcext:value-type="float">
            <text:p>0</text:p>
          </table:table-cell>
          <table:table-cell table:formula="of:=[.P74]*0.25" office:value-type="currency" office:currency="USD" office:value="0" calcext:value-type="currency">
            <text:p>$0.00</text:p>
          </table:table-cell>
          <table:table-cell table:style-name="ce1" table:formula="of:=[.Q74]*30" office:value-type="currency" office:currency="USD" office:value="0" calcext:value-type="currency">
            <text:p>$0.00</text:p>
          </table:table-cell>
          <table:table-cell table:formula="of:=0.75 + ([.H74]*0.001)" office:value-type="float" office:value="1.52777777777778" calcext:value-type="float">
            <text:p>1.5277777778</text:p>
          </table:table-cell>
          <table:table-cell table:formula="of:=[.S74]*2750 * 4" office:value-type="float" office:value="16805.5555555556" calcext:value-type="float">
            <text:p>16805.5555555556</text:p>
          </table:table-cell>
          <table:table-cell table:formula="of:=[.T74]/16" office:value-type="float" office:value="1050.34722222222" calcext:value-type="float">
            <text:p>1050.3472222222</text:p>
          </table:table-cell>
          <table:table-cell table:style-name="ce1" table:formula="of:=[.U74]*800" office:value-type="currency" office:currency="USD" office:value="840277.777777778" calcext:value-type="currency">
            <text:p>$840,277.78</text:p>
          </table:table-cell>
          <table:table-cell table:style-name="ce1" table:formula="of:=[.V74]-[.R74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75]*0.8" office:value-type="float" office:value="46" calcext:value-type="float">
            <text:p>46</text:p>
          </table:table-cell>
          <table:table-cell table:formula="of:=[.C75]*0.8" office:value-type="float" office:value="36.8" calcext:value-type="float">
            <text:p>36.8</text:p>
          </table:table-cell>
          <table:table-cell table:formula="of:=32.4 - [.D75]" office:value-type="float" office:value="-4.40000000000001" calcext:value-type="float">
            <text:p>-4.4</text:p>
          </table:table-cell>
          <table:table-cell table:formula="of:= IF([.E75]&gt;0;[.E75];0)" office:value-type="float" office:value="0" calcext:value-type="float">
            <text:p>0</text:p>
          </table:table-cell>
          <table:table-cell table:formula="of:=IF([.F75]&gt;0;32.4;[.D75])" office:value-type="float" office:value="36.8" calcext:value-type="float">
            <text:p>36.8</text:p>
          </table:table-cell>
          <table:table-cell table:formula="of:=[.G75]/0.0864 * 2" office:value-type="float" office:value="851.851851851852" calcext:value-type="float">
            <text:p>851.8518518519</text:p>
          </table:table-cell>
          <table:table-cell table:formula="of:=[.F75]/0.0864 * 2" office:value-type="float" office:value="0" calcext:value-type="float">
            <text:p>0</text:p>
          </table:table-cell>
          <table:table-cell table:formula="of:=[.I75]/1589" office:value-type="float" office:value="0" calcext:value-type="float">
            <text:p>0</text:p>
          </table:table-cell>
          <table:table-cell table:formula="of:=0.584 *[.J75]" office:value-type="float" office:value="0" calcext:value-type="float">
            <text:p>0</text:p>
          </table:table-cell>
          <table:table-cell table:formula="of:=[.K75]*12" office:value-type="float" office:value="0" calcext:value-type="float">
            <text:p>0</text:p>
          </table:table-cell>
          <table:table-cell table:formula="of:=[.L75]*2704" office:value-type="float" office:value="0" calcext:value-type="float">
            <text:p>0</text:p>
          </table:table-cell>
          <table:table-cell table:formula="of:=[.K90]*18" office:value-type="float" office:value="0" calcext:value-type="float">
            <text:p>0</text:p>
          </table:table-cell>
          <table:table-cell table:formula="of:=[.N75]*404" office:value-type="float" office:value="0" calcext:value-type="float">
            <text:p>0</text:p>
          </table:table-cell>
          <table:table-cell table:formula="of:=[.O75]+[.M75]" office:value-type="float" office:value="0" calcext:value-type="float">
            <text:p>0</text:p>
          </table:table-cell>
          <table:table-cell table:formula="of:=[.P75]*0.25" office:value-type="currency" office:currency="USD" office:value="0" calcext:value-type="currency">
            <text:p>$0.00</text:p>
          </table:table-cell>
          <table:table-cell table:style-name="ce1" table:formula="of:=[.Q75]*30" office:value-type="currency" office:currency="USD" office:value="0" calcext:value-type="currency">
            <text:p>$0.00</text:p>
          </table:table-cell>
          <table:table-cell table:formula="of:=0.75 + ([.H75]*0.001)" office:value-type="float" office:value="1.60185185185185" calcext:value-type="float">
            <text:p>1.6018518519</text:p>
          </table:table-cell>
          <table:table-cell table:formula="of:=[.S75]*2750 * 4" office:value-type="float" office:value="17620.3703703704" calcext:value-type="float">
            <text:p>17620.3703703704</text:p>
          </table:table-cell>
          <table:table-cell table:formula="of:=[.T75]/16" office:value-type="float" office:value="1101.27314814815" calcext:value-type="float">
            <text:p>1101.2731481482</text:p>
          </table:table-cell>
          <table:table-cell table:style-name="ce1" table:formula="of:=[.U75]*800" office:value-type="currency" office:currency="USD" office:value="881018.518518519" calcext:value-type="currency">
            <text:p>$881,018.52</text:p>
          </table:table-cell>
          <table:table-cell table:style-name="ce1" table:formula="of:=[.V75]-[.R75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76]*0.8" office:value-type="float" office:value="38" calcext:value-type="float">
            <text:p>38</text:p>
          </table:table-cell>
          <table:table-cell table:formula="of:=[.C76]*0.8" office:value-type="float" office:value="30.4" calcext:value-type="float">
            <text:p>30.4</text:p>
          </table:table-cell>
          <table:table-cell table:formula="of:=32.4 - [.D76]" office:value-type="float" office:value="2" calcext:value-type="float">
            <text:p>2</text:p>
          </table:table-cell>
          <table:table-cell table:formula="of:= IF([.E76]&gt;0;[.E76];0)" office:value-type="float" office:value="2" calcext:value-type="float">
            <text:p>2</text:p>
          </table:table-cell>
          <table:table-cell table:formula="of:=IF([.F76]&gt;0;32.4;[.D76])" office:value-type="float" office:value="32.4" calcext:value-type="float">
            <text:p>32.4</text:p>
          </table:table-cell>
          <table:table-cell table:formula="of:=[.G76]/0.0864 * 2" office:value-type="float" office:value="750" calcext:value-type="float">
            <text:p>750</text:p>
          </table:table-cell>
          <table:table-cell table:formula="of:=[.F76]/0.0864 * 2" office:value-type="float" office:value="46.2962962962962" calcext:value-type="float">
            <text:p>46.2962962963</text:p>
          </table:table-cell>
          <table:table-cell table:formula="of:=[.I76]/1589" office:value-type="float" office:value="0.0291354916905577" calcext:value-type="float">
            <text:p>0.0291354917</text:p>
          </table:table-cell>
          <table:table-cell table:formula="of:=0.584 *[.J76]" office:value-type="float" office:value="0.0170151271472857" calcext:value-type="float">
            <text:p>0.0170151271</text:p>
          </table:table-cell>
          <table:table-cell table:formula="of:=[.K76]*12" office:value-type="float" office:value="0.204181525767428" calcext:value-type="float">
            <text:p>0.2041815258</text:p>
          </table:table-cell>
          <table:table-cell table:formula="of:=[.L76]*2704" office:value-type="float" office:value="552.106845675127" calcext:value-type="float">
            <text:p>552.1068456751</text:p>
          </table:table-cell>
          <table:table-cell table:formula="of:=[.K91]*18" office:value-type="float" office:value="0" calcext:value-type="float">
            <text:p>0</text:p>
          </table:table-cell>
          <table:table-cell table:formula="of:=[.N76]*404" office:value-type="float" office:value="0" calcext:value-type="float">
            <text:p>0</text:p>
          </table:table-cell>
          <table:table-cell table:formula="of:=[.O76]+[.M76]" office:value-type="float" office:value="552.106845675127" calcext:value-type="float">
            <text:p>552.1068456751</text:p>
          </table:table-cell>
          <table:table-cell table:formula="of:=[.P76]*0.25" office:value-type="currency" office:currency="USD" office:value="138.026711418782" calcext:value-type="currency">
            <text:p>$138.03</text:p>
          </table:table-cell>
          <table:table-cell table:style-name="ce1" table:formula="of:=[.Q76]*30" office:value-type="currency" office:currency="USD" office:value="4140.80134256345" calcext:value-type="currency">
            <text:p>$4,140.80</text:p>
          </table:table-cell>
          <table:table-cell table:formula="of:=0.75 + ([.H76]*0.001)" office:value-type="float" office:value="1.5" calcext:value-type="float">
            <text:p>1.5</text:p>
          </table:table-cell>
          <table:table-cell table:formula="of:=[.S76]*2750 * 4" office:value-type="float" office:value="16500" calcext:value-type="float">
            <text:p>16500</text:p>
          </table:table-cell>
          <table:table-cell table:formula="of:=[.T76]/16" office:value-type="float" office:value="1031.25" calcext:value-type="float">
            <text:p>1031.25</text:p>
          </table:table-cell>
          <table:table-cell table:style-name="ce1" table:formula="of:=[.U76]*800" office:value-type="currency" office:currency="USD" office:value="825000" calcext:value-type="currency">
            <text:p>$825,000.00</text:p>
          </table:table-cell>
          <table:table-cell table:style-name="ce1" table:formula="of:=[.V76]-[.R76]" office:value-type="currency" office:currency="USD" office:value="820859.198657437" calcext:value-type="currency">
            <text:p>$820,859.2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77]*0.8" office:value-type="float" office:value="34" calcext:value-type="float">
            <text:p>34</text:p>
          </table:table-cell>
          <table:table-cell table:formula="of:=[.C77]*0.8" office:value-type="float" office:value="27.2" calcext:value-type="float">
            <text:p>27.2</text:p>
          </table:table-cell>
          <table:table-cell table:formula="of:=32.4 - [.D77]" office:value-type="float" office:value="5.2" calcext:value-type="float">
            <text:p>5.2</text:p>
          </table:table-cell>
          <table:table-cell table:formula="of:= IF([.E77]&gt;0;[.E77];0)" office:value-type="float" office:value="5.2" calcext:value-type="float">
            <text:p>5.2</text:p>
          </table:table-cell>
          <table:table-cell table:formula="of:=IF([.F77]&gt;0;32.4;[.D77])" office:value-type="float" office:value="32.4" calcext:value-type="float">
            <text:p>32.4</text:p>
          </table:table-cell>
          <table:table-cell table:formula="of:=[.G77]/0.0864 * 2" office:value-type="float" office:value="750" calcext:value-type="float">
            <text:p>750</text:p>
          </table:table-cell>
          <table:table-cell table:formula="of:=[.F77]/0.0864 * 2" office:value-type="float" office:value="120.37037037037" calcext:value-type="float">
            <text:p>120.3703703704</text:p>
          </table:table-cell>
          <table:table-cell table:formula="of:=[.I77]/1589" office:value-type="float" office:value="0.0757522783954501" calcext:value-type="float">
            <text:p>0.0757522784</text:p>
          </table:table-cell>
          <table:table-cell table:formula="of:=0.584 *[.J77]" office:value-type="float" office:value="0.0442393305829429" calcext:value-type="float">
            <text:p>0.0442393306</text:p>
          </table:table-cell>
          <table:table-cell table:formula="of:=[.K77]*12" office:value-type="float" office:value="0.530871966995314" calcext:value-type="float">
            <text:p>0.530871967</text:p>
          </table:table-cell>
          <table:table-cell table:formula="of:=[.L77]*2704" office:value-type="float" office:value="1435.47779875533" calcext:value-type="float">
            <text:p>1435.4777987553</text:p>
          </table:table-cell>
          <table:table-cell table:formula="of:=[.K92]*18" office:value-type="float" office:value="0" calcext:value-type="float">
            <text:p>0</text:p>
          </table:table-cell>
          <table:table-cell table:formula="of:=[.N77]*404" office:value-type="float" office:value="0" calcext:value-type="float">
            <text:p>0</text:p>
          </table:table-cell>
          <table:table-cell table:formula="of:=[.O77]+[.M77]" office:value-type="float" office:value="1435.47779875533" calcext:value-type="float">
            <text:p>1435.4777987553</text:p>
          </table:table-cell>
          <table:table-cell table:formula="of:=[.P77]*0.25" office:value-type="currency" office:currency="USD" office:value="358.869449688833" calcext:value-type="currency">
            <text:p>$358.87</text:p>
          </table:table-cell>
          <table:table-cell table:style-name="ce1" table:formula="of:=[.Q77]*30" office:value-type="currency" office:currency="USD" office:value="10766.083490665" calcext:value-type="currency">
            <text:p>$10,766.08</text:p>
          </table:table-cell>
          <table:table-cell table:formula="of:=0.75 + ([.H77]*0.001)" office:value-type="float" office:value="1.5" calcext:value-type="float">
            <text:p>1.5</text:p>
          </table:table-cell>
          <table:table-cell table:formula="of:=[.S77]*2750 * 4" office:value-type="float" office:value="16500" calcext:value-type="float">
            <text:p>16500</text:p>
          </table:table-cell>
          <table:table-cell table:formula="of:=[.T77]/16" office:value-type="float" office:value="1031.25" calcext:value-type="float">
            <text:p>1031.25</text:p>
          </table:table-cell>
          <table:table-cell table:style-name="ce1" table:formula="of:=[.U77]*800" office:value-type="currency" office:currency="USD" office:value="825000" calcext:value-type="currency">
            <text:p>$825,000.00</text:p>
          </table:table-cell>
          <table:table-cell table:style-name="ce1" table:formula="of:=[.V77]-[.R77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78]*0.8" office:value-type="float" office:value="22" calcext:value-type="float">
            <text:p>22</text:p>
          </table:table-cell>
          <table:table-cell table:formula="of:=[.C78]*0.8" office:value-type="float" office:value="17.6" calcext:value-type="float">
            <text:p>17.6</text:p>
          </table:table-cell>
          <table:table-cell table:formula="of:=32.4 - [.D78]" office:value-type="float" office:value="14.8" calcext:value-type="float">
            <text:p>14.8</text:p>
          </table:table-cell>
          <table:table-cell table:formula="of:= IF([.E78]&gt;0;[.E78];0)" office:value-type="float" office:value="14.8" calcext:value-type="float">
            <text:p>14.8</text:p>
          </table:table-cell>
          <table:table-cell table:formula="of:=IF([.F78]&gt;0;32.4;[.D78])" office:value-type="float" office:value="32.4" calcext:value-type="float">
            <text:p>32.4</text:p>
          </table:table-cell>
          <table:table-cell table:formula="of:=[.G78]/0.0864 * 2" office:value-type="float" office:value="750" calcext:value-type="float">
            <text:p>750</text:p>
          </table:table-cell>
          <table:table-cell table:formula="of:=[.F78]/0.0864 * 2" office:value-type="float" office:value="342.592592592593" calcext:value-type="float">
            <text:p>342.5925925926</text:p>
          </table:table-cell>
          <table:table-cell table:formula="of:=[.I78]/1589" office:value-type="float" office:value="0.215602638510127" calcext:value-type="float">
            <text:p>0.2156026385</text:p>
          </table:table-cell>
          <table:table-cell table:formula="of:=0.584 *[.J78]" office:value-type="float" office:value="0.125911940889914" calcext:value-type="float">
            <text:p>0.1259119409</text:p>
          </table:table-cell>
          <table:table-cell table:formula="of:=[.K78]*12" office:value-type="float" office:value="1.51094329067897" calcext:value-type="float">
            <text:p>1.5109432907</text:p>
          </table:table-cell>
          <table:table-cell table:formula="of:=[.L78]*2704" office:value-type="float" office:value="4085.59065799594" calcext:value-type="float">
            <text:p>4085.590657996</text:p>
          </table:table-cell>
          <table:table-cell table:formula="of:=[.K93]*18" office:value-type="float" office:value="0.612544577302286" calcext:value-type="float">
            <text:p>0.6125445773</text:p>
          </table:table-cell>
          <table:table-cell table:formula="of:=[.N78]*404" office:value-type="float" office:value="247.468009230124" calcext:value-type="float">
            <text:p>247.4680092301</text:p>
          </table:table-cell>
          <table:table-cell table:formula="of:=[.O78]+[.M78]" office:value-type="float" office:value="4333.05866722607" calcext:value-type="float">
            <text:p>4333.0586672261</text:p>
          </table:table-cell>
          <table:table-cell table:formula="of:=[.P78]*0.25" office:value-type="currency" office:currency="USD" office:value="1083.26466680652" calcext:value-type="currency">
            <text:p>$1,083.26</text:p>
          </table:table-cell>
          <table:table-cell table:style-name="ce1" table:formula="of:=[.Q78]*30" office:value-type="currency" office:currency="USD" office:value="32497.9400041955" calcext:value-type="currency">
            <text:p>$32,497.94</text:p>
          </table:table-cell>
          <table:table-cell table:formula="of:=0.75 + ([.H78]*0.001)" office:value-type="float" office:value="1.5" calcext:value-type="float">
            <text:p>1.5</text:p>
          </table:table-cell>
          <table:table-cell table:formula="of:=[.S78]*2750 * 4" office:value-type="float" office:value="16500" calcext:value-type="float">
            <text:p>16500</text:p>
          </table:table-cell>
          <table:table-cell table:formula="of:=[.T78]/16" office:value-type="float" office:value="1031.25" calcext:value-type="float">
            <text:p>1031.25</text:p>
          </table:table-cell>
          <table:table-cell table:style-name="ce1" table:formula="of:=[.U78]*800" office:value-type="currency" office:currency="USD" office:value="825000" calcext:value-type="currency">
            <text:p>$825,000.00</text:p>
          </table:table-cell>
          <table:table-cell table:style-name="ce1" table:formula="of:=[.V78]-[.R78]" office:value-type="currency" office:currency="USD" office:value="792502.059995804" calcext:value-type="currency">
            <text:p>$792,502.06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79]*0.8" office:value-type="float" office:value="14" calcext:value-type="float">
            <text:p>14</text:p>
          </table:table-cell>
          <table:table-cell table:formula="of:=[.C79]*0.8" office:value-type="float" office:value="11.2" calcext:value-type="float">
            <text:p>11.2</text:p>
          </table:table-cell>
          <table:table-cell table:formula="of:=32.4 - [.D79]" office:value-type="float" office:value="21.2" calcext:value-type="float">
            <text:p>21.2</text:p>
          </table:table-cell>
          <table:table-cell table:formula="of:= IF([.E79]&gt;0;[.E79];0)" office:value-type="float" office:value="21.2" calcext:value-type="float">
            <text:p>21.2</text:p>
          </table:table-cell>
          <table:table-cell table:formula="of:=IF([.F79]&gt;0;32.4;[.D79])" office:value-type="float" office:value="32.4" calcext:value-type="float">
            <text:p>32.4</text:p>
          </table:table-cell>
          <table:table-cell table:formula="of:=[.G79]/0.0864 * 2" office:value-type="float" office:value="750" calcext:value-type="float">
            <text:p>750</text:p>
          </table:table-cell>
          <table:table-cell table:formula="of:=[.F79]/0.0864 * 2" office:value-type="float" office:value="490.740740740741" calcext:value-type="float">
            <text:p>490.7407407407</text:p>
          </table:table-cell>
          <table:table-cell table:formula="of:=[.I79]/1589" office:value-type="float" office:value="0.308836211919912" calcext:value-type="float">
            <text:p>0.3088362119</text:p>
          </table:table-cell>
          <table:table-cell table:formula="of:=0.584 *[.J79]" office:value-type="float" office:value="0.180360347761229" calcext:value-type="float">
            <text:p>0.1803603478</text:p>
          </table:table-cell>
          <table:table-cell table:formula="of:=[.K79]*12" office:value-type="float" office:value="2.16432417313474" calcext:value-type="float">
            <text:p>2.1643241731</text:p>
          </table:table-cell>
          <table:table-cell table:formula="of:=[.L79]*2704" office:value-type="float" office:value="5852.33256415635" calcext:value-type="float">
            <text:p>5852.3325641564</text:p>
          </table:table-cell>
          <table:table-cell table:formula="of:=[.K94]*18" office:value-type="float" office:value="1.59261590098595" calcext:value-type="float">
            <text:p>1.592615901</text:p>
          </table:table-cell>
          <table:table-cell table:formula="of:=[.N79]*404" office:value-type="float" office:value="643.416823998322" calcext:value-type="float">
            <text:p>643.4168239983</text:p>
          </table:table-cell>
          <table:table-cell table:formula="of:=[.O79]+[.M79]" office:value-type="float" office:value="6495.74938815467" calcext:value-type="float">
            <text:p>6495.7493881547</text:p>
          </table:table-cell>
          <table:table-cell table:formula="of:=[.P79]*0.25" office:value-type="currency" office:currency="USD" office:value="1623.93734703867" calcext:value-type="currency">
            <text:p>$1,623.94</text:p>
          </table:table-cell>
          <table:table-cell table:style-name="ce1" table:formula="of:=[.Q79]*30" office:value-type="currency" office:currency="USD" office:value="48718.12041116" calcext:value-type="currency">
            <text:p>$48,718.12</text:p>
          </table:table-cell>
          <table:table-cell table:formula="of:=0.75 + ([.H79]*0.001)" office:value-type="float" office:value="1.5" calcext:value-type="float">
            <text:p>1.5</text:p>
          </table:table-cell>
          <table:table-cell table:formula="of:=[.S79]*2750 * 4" office:value-type="float" office:value="16500" calcext:value-type="float">
            <text:p>16500</text:p>
          </table:table-cell>
          <table:table-cell table:formula="of:=[.T79]/16" office:value-type="float" office:value="1031.25" calcext:value-type="float">
            <text:p>1031.25</text:p>
          </table:table-cell>
          <table:table-cell table:style-name="ce1" table:formula="of:=[.U79]*800" office:value-type="currency" office:currency="USD" office:value="825000" calcext:value-type="currency">
            <text:p>$825,000.00</text:p>
          </table:table-cell>
          <table:table-cell table:style-name="ce1" table:formula="of:=[.V79]-[.R79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80]*0.8" office:value-type="float" office:value="10" calcext:value-type="float">
            <text:p>10</text:p>
          </table:table-cell>
          <table:table-cell table:formula="of:=[.C80]*0.8" office:value-type="float" office:value="8" calcext:value-type="float">
            <text:p>8</text:p>
          </table:table-cell>
          <table:table-cell table:formula="of:=32.4 - [.D80]" office:value-type="float" office:value="24.4" calcext:value-type="float">
            <text:p>24.4</text:p>
          </table:table-cell>
          <table:table-cell table:formula="of:= IF([.E80]&gt;0;[.E80];0)" office:value-type="float" office:value="24.4" calcext:value-type="float">
            <text:p>24.4</text:p>
          </table:table-cell>
          <table:table-cell table:formula="of:=IF([.F80]&gt;0;32.4;[.D80])" office:value-type="float" office:value="32.4" calcext:value-type="float">
            <text:p>32.4</text:p>
          </table:table-cell>
          <table:table-cell table:formula="of:=[.G80]/0.0864 * 2" office:value-type="float" office:value="750" calcext:value-type="float">
            <text:p>750</text:p>
          </table:table-cell>
          <table:table-cell table:formula="of:=[.F80]/0.0864 * 2" office:value-type="float" office:value="564.814814814815" calcext:value-type="float">
            <text:p>564.8148148148</text:p>
          </table:table-cell>
          <table:table-cell table:formula="of:=[.I80]/1589" office:value-type="float" office:value="0.355452998624805" calcext:value-type="float">
            <text:p>0.3554529986</text:p>
          </table:table-cell>
          <table:table-cell table:formula="of:=0.584 *[.J80]" office:value-type="float" office:value="0.207584551196886" calcext:value-type="float">
            <text:p>0.2075845512</text:p>
          </table:table-cell>
          <table:table-cell table:formula="of:=[.K80]*12" office:value-type="float" office:value="2.49101461436263" calcext:value-type="float">
            <text:p>2.4910146144</text:p>
          </table:table-cell>
          <table:table-cell table:formula="of:=[.L80]*2704" office:value-type="float" office:value="6735.70351723656" calcext:value-type="float">
            <text:p>6735.7035172366</text:p>
          </table:table-cell>
          <table:table-cell table:formula="of:=[.K95]*18" office:value-type="float" office:value="2.08265156282777" calcext:value-type="float">
            <text:p>2.0826515628</text:p>
          </table:table-cell>
          <table:table-cell table:formula="of:=[.N80]*404" office:value-type="float" office:value="841.391231382421" calcext:value-type="float">
            <text:p>841.3912313824</text:p>
          </table:table-cell>
          <table:table-cell table:formula="of:=[.O80]+[.M80]" office:value-type="float" office:value="7577.09474861898" calcext:value-type="float">
            <text:p>7577.094748619</text:p>
          </table:table-cell>
          <table:table-cell table:formula="of:=[.P80]*0.25" office:value-type="currency" office:currency="USD" office:value="1894.27368715474" calcext:value-type="currency">
            <text:p>$1,894.27</text:p>
          </table:table-cell>
          <table:table-cell table:style-name="ce1" table:formula="of:=[.Q80]*30" office:value-type="currency" office:currency="USD" office:value="56828.2106146423" calcext:value-type="currency">
            <text:p>$56,828.21</text:p>
          </table:table-cell>
          <table:table-cell table:formula="of:=0.75 + ([.H80]*0.001)" office:value-type="float" office:value="1.5" calcext:value-type="float">
            <text:p>1.5</text:p>
          </table:table-cell>
          <table:table-cell table:formula="of:=[.S80]*2750 * 4" office:value-type="float" office:value="16500" calcext:value-type="float">
            <text:p>16500</text:p>
          </table:table-cell>
          <table:table-cell table:formula="of:=[.T80]/16" office:value-type="float" office:value="1031.25" calcext:value-type="float">
            <text:p>1031.25</text:p>
          </table:table-cell>
          <table:table-cell table:style-name="ce1" table:formula="of:=[.U80]*800" office:value-type="currency" office:currency="USD" office:value="825000" calcext:value-type="currency">
            <text:p>$825,000.00</text:p>
          </table:table-cell>
          <table:table-cell table:style-name="ce1" table:formula="of:=[.V80]-[.R80]" office:value-type="currency" office:currency="USD" office:value="768171.789385358" calcext:value-type="currency">
            <text:p>$768,171.79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69:.R80])" office:value-type="currency" office:currency="USD" office:value="277431.239773442" calcext:value-type="currency">
            <text:p>$277,431.24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69:.W80])" office:value-type="currency" office:currency="USD" office:value="9709142.83430063" calcext:value-type="currency">
            <text:p>$9,709,142.8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69]" office:value-type="float" office:value="10.4" calcext:value-type="float">
            <text:p>10.4</text:p>
          </table:table-cell>
          <table:table-cell table:formula="of:= IF([.E84]&gt;0;[.E84];0)" office:value-type="float" office:value="10.4" calcext:value-type="float">
            <text:p>10.4</text:p>
          </table:table-cell>
          <table:table-cell table:formula="of:=IF([.F84]&gt;0;21.6;[.D69])" office:value-type="float" office:value="21.6" calcext:value-type="float">
            <text:p>21.6</text:p>
          </table:table-cell>
          <table:table-cell table:formula="of:=[.G84]/0.0864 * 2" office:value-type="float" office:value="500" calcext:value-type="float">
            <text:p>500</text:p>
          </table:table-cell>
          <table:table-cell table:formula="of:=[.F84]/0.0864 * 2" office:value-type="float" office:value="240.740740740741" calcext:value-type="float">
            <text:p>240.7407407407</text:p>
          </table:table-cell>
          <table:table-cell table:formula="of:=[.I84]/1589" office:value-type="float" office:value="0.1515045567909" calcext:value-type="float">
            <text:p>0.1515045568</text:p>
          </table:table-cell>
          <table:table-cell table:formula="of:=0.584 *[.J84]" office:value-type="float" office:value="0.0884786611658858" calcext:value-type="float">
            <text:p>0.0884786612</text:p>
          </table:table-cell>
          <table:table-cell table:formula="of:=[.K84]*12" office:value-type="float" office:value="1.06174393399063" calcext:value-type="float">
            <text:p>1.061743934</text:p>
          </table:table-cell>
          <table:table-cell table:formula="of:=[.L84]*2704" office:value-type="float" office:value="2870.95559751066" calcext:value-type="float">
            <text:p>2870.9555975107</text:p>
          </table:table-cell>
          <table:table-cell table:formula="of:=[.K84]*18" office:value-type="float" office:value="1.59261590098595" calcext:value-type="float">
            <text:p>1.592615901</text:p>
          </table:table-cell>
          <table:table-cell table:formula="of:=[.N84]*404" office:value-type="float" office:value="643.416823998322" calcext:value-type="float">
            <text:p>643.4168239983</text:p>
          </table:table-cell>
          <table:table-cell table:formula="of:=[.O84]+[.M84]" office:value-type="float" office:value="3514.37242150898" calcext:value-type="float">
            <text:p>3514.372421509</text:p>
          </table:table-cell>
          <table:table-cell table:formula="of:=[.P84]*0.25" office:value-type="currency" office:currency="USD" office:value="878.593105377246" calcext:value-type="currency">
            <text:p>$878.59</text:p>
          </table:table-cell>
          <table:table-cell table:style-name="ce1" table:formula="of:=[.Q84]*30" office:value-type="currency" office:currency="USD" office:value="26357.7931613174" calcext:value-type="currency">
            <text:p>$26,357.79</text:p>
          </table:table-cell>
          <table:table-cell table:formula="of:=0.75 + ([.H84]*0.001)" office:value-type="float" office:value="1.25" calcext:value-type="float">
            <text:p>1.25</text:p>
          </table:table-cell>
          <table:table-cell table:formula="of:=[.S84]*2750 * 4" office:value-type="float" office:value="13750" calcext:value-type="float">
            <text:p>13750</text:p>
          </table:table-cell>
          <table:table-cell table:formula="of:=[.T84]/16" office:value-type="float" office:value="859.375" calcext:value-type="float">
            <text:p>859.375</text:p>
          </table:table-cell>
          <table:table-cell table:style-name="ce1" table:formula="of:=[.U84]*800" office:value-type="currency" office:currency="USD" office:value="687500" calcext:value-type="currency">
            <text:p>$687,500.00</text:p>
          </table:table-cell>
          <table:table-cell table:style-name="ce1" table:formula="of:=[.V84]-[.R84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70]" office:value-type="float" office:value="7.2" calcext:value-type="float">
            <text:p>7.2</text:p>
          </table:table-cell>
          <table:table-cell table:formula="of:= IF([.E85]&gt;0;[.E85];0)" office:value-type="float" office:value="7.2" calcext:value-type="float">
            <text:p>7.2</text:p>
          </table:table-cell>
          <table:table-cell table:formula="of:=IF([.F85]&gt;0;21.6;[.D70])" office:value-type="float" office:value="21.6" calcext:value-type="float">
            <text:p>21.6</text:p>
          </table:table-cell>
          <table:table-cell table:formula="of:=[.G85]/0.0864 * 2" office:value-type="float" office:value="500" calcext:value-type="float">
            <text:p>500</text:p>
          </table:table-cell>
          <table:table-cell table:formula="of:=[.F85]/0.0864 * 2" office:value-type="float" office:value="166.666666666667" calcext:value-type="float">
            <text:p>166.6666666667</text:p>
          </table:table-cell>
          <table:table-cell table:formula="of:=[.I85]/1589" office:value-type="float" office:value="0.104887770086008" calcext:value-type="float">
            <text:p>0.1048877701</text:p>
          </table:table-cell>
          <table:table-cell table:formula="of:=0.584 *[.J85]" office:value-type="float" office:value="0.0612544577302287" calcext:value-type="float">
            <text:p>0.0612544577</text:p>
          </table:table-cell>
          <table:table-cell table:formula="of:=[.K85]*12" office:value-type="float" office:value="0.735053492762744" calcext:value-type="float">
            <text:p>0.7350534928</text:p>
          </table:table-cell>
          <table:table-cell table:formula="of:=[.L85]*2704" office:value-type="float" office:value="1987.58464443046" calcext:value-type="float">
            <text:p>1987.5846444305</text:p>
          </table:table-cell>
          <table:table-cell table:formula="of:=[.K85]*18" office:value-type="float" office:value="1.10258023914412" calcext:value-type="float">
            <text:p>1.1025802391</text:p>
          </table:table-cell>
          <table:table-cell table:formula="of:=[.N85]*404" office:value-type="float" office:value="445.442416614223" calcext:value-type="float">
            <text:p>445.4424166142</text:p>
          </table:table-cell>
          <table:table-cell table:formula="of:=[.O85]+[.M85]" office:value-type="float" office:value="2433.02706104468" calcext:value-type="float">
            <text:p>2433.0270610447</text:p>
          </table:table-cell>
          <table:table-cell table:formula="of:=[.P85]*0.25" office:value-type="currency" office:currency="USD" office:value="608.256765261171" calcext:value-type="currency">
            <text:p>$608.26</text:p>
          </table:table-cell>
          <table:table-cell table:style-name="ce1" table:formula="of:=[.Q85]*30" office:value-type="currency" office:currency="USD" office:value="18247.7029578351" calcext:value-type="currency">
            <text:p>$18,247.70</text:p>
          </table:table-cell>
          <table:table-cell table:formula="of:=0.75 + ([.H85]*0.001)" office:value-type="float" office:value="1.25" calcext:value-type="float">
            <text:p>1.25</text:p>
          </table:table-cell>
          <table:table-cell table:formula="of:=[.S85]*2750 * 4" office:value-type="float" office:value="13750" calcext:value-type="float">
            <text:p>13750</text:p>
          </table:table-cell>
          <table:table-cell table:formula="of:=[.T85]/16" office:value-type="float" office:value="859.375" calcext:value-type="float">
            <text:p>859.375</text:p>
          </table:table-cell>
          <table:table-cell table:style-name="ce1" table:formula="of:=[.U85]*800" office:value-type="currency" office:currency="USD" office:value="687500" calcext:value-type="currency">
            <text:p>$687,500.00</text:p>
          </table:table-cell>
          <table:table-cell table:style-name="ce1" table:formula="of:=[.V85]-[.R85]" office:value-type="currency" office:currency="USD" office:value="669252.297042165" calcext:value-type="currency">
            <text:p>$669,252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1]" office:value-type="float" office:value="0.800000000000001" calcext:value-type="float">
            <text:p>0.8</text:p>
          </table:table-cell>
          <table:table-cell table:formula="of:= IF([.E86]&gt;0;[.E86];0)" office:value-type="float" office:value="0.800000000000001" calcext:value-type="float">
            <text:p>0.8</text:p>
          </table:table-cell>
          <table:table-cell table:formula="of:=IF([.F86]&gt;0;21.6;[.D71])" office:value-type="float" office:value="21.6" calcext:value-type="float">
            <text:p>21.6</text:p>
          </table:table-cell>
          <table:table-cell table:formula="of:=[.G86]/0.0864 * 2" office:value-type="float" office:value="500" calcext:value-type="float">
            <text:p>500</text:p>
          </table:table-cell>
          <table:table-cell table:formula="of:=[.F86]/0.0864 * 2" office:value-type="float" office:value="18.5185185185185" calcext:value-type="float">
            <text:p>18.5185185185</text:p>
          </table:table-cell>
          <table:table-cell table:formula="of:=[.I86]/1589" office:value-type="float" office:value="0.0116541966762231" calcext:value-type="float">
            <text:p>0.0116541967</text:p>
          </table:table-cell>
          <table:table-cell table:formula="of:=0.584 *[.J86]" office:value-type="float" office:value="0.0068060508589143" calcext:value-type="float">
            <text:p>0.0068060509</text:p>
          </table:table-cell>
          <table:table-cell table:formula="of:=[.K86]*12" office:value-type="float" office:value="0.0816726103069716" calcext:value-type="float">
            <text:p>0.0816726103</text:p>
          </table:table-cell>
          <table:table-cell table:formula="of:=[.L86]*2704" office:value-type="float" office:value="220.842738270051" calcext:value-type="float">
            <text:p>220.8427382701</text:p>
          </table:table-cell>
          <table:table-cell table:formula="of:=[.K86]*18" office:value-type="float" office:value="0.122508915460457" calcext:value-type="float">
            <text:p>0.1225089155</text:p>
          </table:table-cell>
          <table:table-cell table:formula="of:=[.N86]*404" office:value-type="float" office:value="49.4936018460248" calcext:value-type="float">
            <text:p>49.493601846</text:p>
          </table:table-cell>
          <table:table-cell table:formula="of:=[.O86]+[.M86]" office:value-type="float" office:value="270.336340116076" calcext:value-type="float">
            <text:p>270.3363401161</text:p>
          </table:table-cell>
          <table:table-cell table:formula="of:=[.P86]*0.25" office:value-type="currency" office:currency="USD" office:value="67.584085029019" calcext:value-type="currency">
            <text:p>$67.58</text:p>
          </table:table-cell>
          <table:table-cell table:style-name="ce1" table:formula="of:=[.Q86]*30" office:value-type="currency" office:currency="USD" office:value="2027.52255087057" calcext:value-type="currency">
            <text:p>$2,027.52</text:p>
          </table:table-cell>
          <table:table-cell table:formula="of:=0.75 + ([.H86]*0.001)" office:value-type="float" office:value="1.25" calcext:value-type="float">
            <text:p>1.25</text:p>
          </table:table-cell>
          <table:table-cell table:formula="of:=[.S86]*2750 * 4" office:value-type="float" office:value="13750" calcext:value-type="float">
            <text:p>13750</text:p>
          </table:table-cell>
          <table:table-cell table:formula="of:=[.T86]/16" office:value-type="float" office:value="859.375" calcext:value-type="float">
            <text:p>859.375</text:p>
          </table:table-cell>
          <table:table-cell table:style-name="ce1" table:formula="of:=[.U86]*800" office:value-type="currency" office:currency="USD" office:value="687500" calcext:value-type="currency">
            <text:p>$687,500.00</text:p>
          </table:table-cell>
          <table:table-cell table:style-name="ce1" table:formula="of:=[.V86]-[.R86]" office:value-type="currency" office:currency="USD" office:value="685472.477449129" calcext:value-type="currency">
            <text:p>$685,472.4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72]" office:value-type="float" office:value="-5.6" calcext:value-type="float">
            <text:p>-5.6</text:p>
          </table:table-cell>
          <table:table-cell table:formula="of:= IF([.E87]&gt;0;[.E87];0)" office:value-type="float" office:value="0" calcext:value-type="float">
            <text:p>0</text:p>
          </table:table-cell>
          <table:table-cell table:formula="of:=IF([.F87]&gt;0;21.6;[.D72])" office:value-type="float" office:value="27.2" calcext:value-type="float">
            <text:p>27.2</text:p>
          </table:table-cell>
          <table:table-cell table:formula="of:=[.G87]/0.0864 * 2" office:value-type="float" office:value="629.62962962963" calcext:value-type="float">
            <text:p>629.6296296296</text:p>
          </table:table-cell>
          <table:table-cell table:formula="of:=[.F87]/0.0864 * 2" office:value-type="float" office:value="0" calcext:value-type="float">
            <text:p>0</text:p>
          </table:table-cell>
          <table:table-cell table:formula="of:=[.I87]/1589" office:value-type="float" office:value="0" calcext:value-type="float">
            <text:p>0</text:p>
          </table:table-cell>
          <table:table-cell table:formula="of:=0.584 *[.J87]" office:value-type="float" office:value="0" calcext:value-type="float">
            <text:p>0</text:p>
          </table:table-cell>
          <table:table-cell table:formula="of:=[.K87]*12" office:value-type="float" office:value="0" calcext:value-type="float">
            <text:p>0</text:p>
          </table:table-cell>
          <table:table-cell table:formula="of:=[.L87]*2704" office:value-type="float" office:value="0" calcext:value-type="float">
            <text:p>0</text:p>
          </table:table-cell>
          <table:table-cell table:formula="of:=[.K87]*18" office:value-type="float" office:value="0" calcext:value-type="float">
            <text:p>0</text:p>
          </table:table-cell>
          <table:table-cell table:formula="of:=[.N87]*404" office:value-type="float" office:value="0" calcext:value-type="float">
            <text:p>0</text:p>
          </table:table-cell>
          <table:table-cell table:formula="of:=[.O87]+[.M87]" office:value-type="float" office:value="0" calcext:value-type="float">
            <text:p>0</text:p>
          </table:table-cell>
          <table:table-cell table:formula="of:=[.P87]*0.25" office:value-type="currency" office:currency="USD" office:value="0" calcext:value-type="currency">
            <text:p>$0.00</text:p>
          </table:table-cell>
          <table:table-cell table:style-name="ce1" table:formula="of:=[.Q87]*30" office:value-type="currency" office:currency="USD" office:value="0" calcext:value-type="currency">
            <text:p>$0.00</text:p>
          </table:table-cell>
          <table:table-cell table:formula="of:=0.75 + ([.H87]*0.001)" office:value-type="float" office:value="1.37962962962963" calcext:value-type="float">
            <text:p>1.3796296296</text:p>
          </table:table-cell>
          <table:table-cell table:formula="of:=[.S87]*2750 * 4" office:value-type="float" office:value="15175.9259259259" calcext:value-type="float">
            <text:p>15175.9259259259</text:p>
          </table:table-cell>
          <table:table-cell table:formula="of:=[.T87]/16" office:value-type="float" office:value="948.49537037037" calcext:value-type="float">
            <text:p>948.4953703704</text:p>
          </table:table-cell>
          <table:table-cell table:style-name="ce1" table:formula="of:=[.U87]*800" office:value-type="currency" office:currency="USD" office:value="758796.296296296" calcext:value-type="currency">
            <text:p>$758,796.30</text:p>
          </table:table-cell>
          <table:table-cell table:style-name="ce1" table:formula="of:=[.V87]-[.R87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73]" office:value-type="float" office:value="-12" calcext:value-type="float">
            <text:p>-12</text:p>
          </table:table-cell>
          <table:table-cell table:formula="of:= IF([.E88]&gt;0;[.E88];0)" office:value-type="float" office:value="0" calcext:value-type="float">
            <text:p>0</text:p>
          </table:table-cell>
          <table:table-cell table:formula="of:=IF([.F88]&gt;0;21.6;[.D73])" office:value-type="float" office:value="33.6" calcext:value-type="float">
            <text:p>33.6</text:p>
          </table:table-cell>
          <table:table-cell table:formula="of:=[.G88]/0.0864 * 2" office:value-type="float" office:value="777.777777777778" calcext:value-type="float">
            <text:p>777.7777777778</text:p>
          </table:table-cell>
          <table:table-cell table:formula="of:=[.F88]/0.0864 * 2" office:value-type="float" office:value="0" calcext:value-type="float">
            <text:p>0</text:p>
          </table:table-cell>
          <table:table-cell table:formula="of:=[.I88]/1589" office:value-type="float" office:value="0" calcext:value-type="float">
            <text:p>0</text:p>
          </table:table-cell>
          <table:table-cell table:formula="of:=0.584 *[.J88]" office:value-type="float" office:value="0" calcext:value-type="float">
            <text:p>0</text:p>
          </table:table-cell>
          <table:table-cell table:formula="of:=[.K88]*12" office:value-type="float" office:value="0" calcext:value-type="float">
            <text:p>0</text:p>
          </table:table-cell>
          <table:table-cell table:formula="of:=[.L88]*2704" office:value-type="float" office:value="0" calcext:value-type="float">
            <text:p>0</text:p>
          </table:table-cell>
          <table:table-cell table:formula="of:=[.K88]*18" office:value-type="float" office:value="0" calcext:value-type="float">
            <text:p>0</text:p>
          </table:table-cell>
          <table:table-cell table:formula="of:=[.N88]*404" office:value-type="float" office:value="0" calcext:value-type="float">
            <text:p>0</text:p>
          </table:table-cell>
          <table:table-cell table:formula="of:=[.O88]+[.M88]" office:value-type="float" office:value="0" calcext:value-type="float">
            <text:p>0</text:p>
          </table:table-cell>
          <table:table-cell table:formula="of:=[.P88]*0.25" office:value-type="currency" office:currency="USD" office:value="0" calcext:value-type="currency">
            <text:p>$0.00</text:p>
          </table:table-cell>
          <table:table-cell table:style-name="ce1" table:formula="of:=[.Q88]*30" office:value-type="currency" office:currency="USD" office:value="0" calcext:value-type="currency">
            <text:p>$0.00</text:p>
          </table:table-cell>
          <table:table-cell table:formula="of:=0.75 + ([.H88]*0.001)" office:value-type="float" office:value="1.52777777777778" calcext:value-type="float">
            <text:p>1.5277777778</text:p>
          </table:table-cell>
          <table:table-cell table:formula="of:=[.S88]*2750 * 4" office:value-type="float" office:value="16805.5555555556" calcext:value-type="float">
            <text:p>16805.5555555556</text:p>
          </table:table-cell>
          <table:table-cell table:formula="of:=[.T88]/16" office:value-type="float" office:value="1050.34722222222" calcext:value-type="float">
            <text:p>1050.3472222222</text:p>
          </table:table-cell>
          <table:table-cell table:style-name="ce1" table:formula="of:=[.U88]*800" office:value-type="currency" office:currency="USD" office:value="840277.777777778" calcext:value-type="currency">
            <text:p>$840,277.78</text:p>
          </table:table-cell>
          <table:table-cell table:style-name="ce1" table:formula="of:=[.V88]-[.R88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74]" office:value-type="float" office:value="-12" calcext:value-type="float">
            <text:p>-12</text:p>
          </table:table-cell>
          <table:table-cell table:formula="of:= IF([.E89]&gt;0;[.E89];0)" office:value-type="float" office:value="0" calcext:value-type="float">
            <text:p>0</text:p>
          </table:table-cell>
          <table:table-cell table:formula="of:=IF([.F89]&gt;0;21.6;[.D74])" office:value-type="float" office:value="33.6" calcext:value-type="float">
            <text:p>33.6</text:p>
          </table:table-cell>
          <table:table-cell table:formula="of:=[.G89]/0.0864 * 2" office:value-type="float" office:value="777.777777777778" calcext:value-type="float">
            <text:p>777.7777777778</text:p>
          </table:table-cell>
          <table:table-cell table:formula="of:=[.F89]/0.0864 * 2" office:value-type="float" office:value="0" calcext:value-type="float">
            <text:p>0</text:p>
          </table:table-cell>
          <table:table-cell table:formula="of:=[.I89]/1589" office:value-type="float" office:value="0" calcext:value-type="float">
            <text:p>0</text:p>
          </table:table-cell>
          <table:table-cell table:formula="of:=0.584 *[.J89]" office:value-type="float" office:value="0" calcext:value-type="float">
            <text:p>0</text:p>
          </table:table-cell>
          <table:table-cell table:formula="of:=[.K89]*12" office:value-type="float" office:value="0" calcext:value-type="float">
            <text:p>0</text:p>
          </table:table-cell>
          <table:table-cell table:formula="of:=[.L89]*2704" office:value-type="float" office:value="0" calcext:value-type="float">
            <text:p>0</text:p>
          </table:table-cell>
          <table:table-cell table:formula="of:=[.K89]*18" office:value-type="float" office:value="0" calcext:value-type="float">
            <text:p>0</text:p>
          </table:table-cell>
          <table:table-cell table:formula="of:=[.N89]*404" office:value-type="float" office:value="0" calcext:value-type="float">
            <text:p>0</text:p>
          </table:table-cell>
          <table:table-cell table:formula="of:=[.O89]+[.M89]" office:value-type="float" office:value="0" calcext:value-type="float">
            <text:p>0</text:p>
          </table:table-cell>
          <table:table-cell table:formula="of:=[.P89]*0.25" office:value-type="currency" office:currency="USD" office:value="0" calcext:value-type="currency">
            <text:p>$0.00</text:p>
          </table:table-cell>
          <table:table-cell table:style-name="ce1" table:formula="of:=[.Q89]*30" office:value-type="currency" office:currency="USD" office:value="0" calcext:value-type="currency">
            <text:p>$0.00</text:p>
          </table:table-cell>
          <table:table-cell table:formula="of:=0.75 + ([.H89]*0.001)" office:value-type="float" office:value="1.52777777777778" calcext:value-type="float">
            <text:p>1.5277777778</text:p>
          </table:table-cell>
          <table:table-cell table:formula="of:=[.S89]*2750 * 4" office:value-type="float" office:value="16805.5555555556" calcext:value-type="float">
            <text:p>16805.5555555556</text:p>
          </table:table-cell>
          <table:table-cell table:formula="of:=[.T89]/16" office:value-type="float" office:value="1050.34722222222" calcext:value-type="float">
            <text:p>1050.3472222222</text:p>
          </table:table-cell>
          <table:table-cell table:style-name="ce1" table:formula="of:=[.U89]*800" office:value-type="currency" office:currency="USD" office:value="840277.777777778" calcext:value-type="currency">
            <text:p>$840,277.78</text:p>
          </table:table-cell>
          <table:table-cell table:style-name="ce1" table:formula="of:=[.V89]-[.R89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75]" office:value-type="float" office:value="-15.2" calcext:value-type="float">
            <text:p>-15.2</text:p>
          </table:table-cell>
          <table:table-cell table:formula="of:= IF([.E90]&gt;0;[.E90];0)" office:value-type="float" office:value="0" calcext:value-type="float">
            <text:p>0</text:p>
          </table:table-cell>
          <table:table-cell table:formula="of:=IF([.F90]&gt;0;21.6;[.D75])" office:value-type="float" office:value="36.8" calcext:value-type="float">
            <text:p>36.8</text:p>
          </table:table-cell>
          <table:table-cell table:formula="of:=[.G90]/0.0864 * 2" office:value-type="float" office:value="851.851851851852" calcext:value-type="float">
            <text:p>851.8518518519</text:p>
          </table:table-cell>
          <table:table-cell table:formula="of:=[.F90]/0.0864 * 2" office:value-type="float" office:value="0" calcext:value-type="float">
            <text:p>0</text:p>
          </table:table-cell>
          <table:table-cell table:formula="of:=[.I90]/1589" office:value-type="float" office:value="0" calcext:value-type="float">
            <text:p>0</text:p>
          </table:table-cell>
          <table:table-cell table:formula="of:=0.584 *[.J90]" office:value-type="float" office:value="0" calcext:value-type="float">
            <text:p>0</text:p>
          </table:table-cell>
          <table:table-cell table:formula="of:=[.K90]*12" office:value-type="float" office:value="0" calcext:value-type="float">
            <text:p>0</text:p>
          </table:table-cell>
          <table:table-cell table:formula="of:=[.L90]*2704" office:value-type="float" office:value="0" calcext:value-type="float">
            <text:p>0</text:p>
          </table:table-cell>
          <table:table-cell table:formula="of:=[.K90]*18" office:value-type="float" office:value="0" calcext:value-type="float">
            <text:p>0</text:p>
          </table:table-cell>
          <table:table-cell table:formula="of:=[.N90]*404" office:value-type="float" office:value="0" calcext:value-type="float">
            <text:p>0</text:p>
          </table:table-cell>
          <table:table-cell table:formula="of:=[.O90]+[.M90]" office:value-type="float" office:value="0" calcext:value-type="float">
            <text:p>0</text:p>
          </table:table-cell>
          <table:table-cell table:formula="of:=[.P90]*0.25" office:value-type="currency" office:currency="USD" office:value="0" calcext:value-type="currency">
            <text:p>$0.00</text:p>
          </table:table-cell>
          <table:table-cell table:style-name="ce1" table:formula="of:=[.Q90]*30" office:value-type="currency" office:currency="USD" office:value="0" calcext:value-type="currency">
            <text:p>$0.00</text:p>
          </table:table-cell>
          <table:table-cell table:formula="of:=0.75 + ([.H90]*0.001)" office:value-type="float" office:value="1.60185185185185" calcext:value-type="float">
            <text:p>1.6018518519</text:p>
          </table:table-cell>
          <table:table-cell table:formula="of:=[.S90]*2750 * 4" office:value-type="float" office:value="17620.3703703704" calcext:value-type="float">
            <text:p>17620.3703703704</text:p>
          </table:table-cell>
          <table:table-cell table:formula="of:=[.T90]/16" office:value-type="float" office:value="1101.27314814815" calcext:value-type="float">
            <text:p>1101.2731481482</text:p>
          </table:table-cell>
          <table:table-cell table:style-name="ce1" table:formula="of:=[.U90]*800" office:value-type="currency" office:currency="USD" office:value="881018.518518519" calcext:value-type="currency">
            <text:p>$881,018.52</text:p>
          </table:table-cell>
          <table:table-cell table:style-name="ce1" table:formula="of:=[.V90]-[.R90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76]" office:value-type="float" office:value="-8.8" calcext:value-type="float">
            <text:p>-8.8</text:p>
          </table:table-cell>
          <table:table-cell table:formula="of:= IF([.E91]&gt;0;[.E91];0)" office:value-type="float" office:value="0" calcext:value-type="float">
            <text:p>0</text:p>
          </table:table-cell>
          <table:table-cell table:formula="of:=IF([.F91]&gt;0;21.6;[.D76])" office:value-type="float" office:value="30.4" calcext:value-type="float">
            <text:p>30.4</text:p>
          </table:table-cell>
          <table:table-cell table:formula="of:=[.G91]/0.0864 * 2" office:value-type="float" office:value="703.703703703704" calcext:value-type="float">
            <text:p>703.7037037037</text:p>
          </table:table-cell>
          <table:table-cell table:formula="of:=[.F91]/0.0864 * 2" office:value-type="float" office:value="0" calcext:value-type="float">
            <text:p>0</text:p>
          </table:table-cell>
          <table:table-cell table:formula="of:=[.I91]/1589" office:value-type="float" office:value="0" calcext:value-type="float">
            <text:p>0</text:p>
          </table:table-cell>
          <table:table-cell table:formula="of:=0.584 *[.J91]" office:value-type="float" office:value="0" calcext:value-type="float">
            <text:p>0</text:p>
          </table:table-cell>
          <table:table-cell table:formula="of:=[.K91]*12" office:value-type="float" office:value="0" calcext:value-type="float">
            <text:p>0</text:p>
          </table:table-cell>
          <table:table-cell table:formula="of:=[.L91]*2704" office:value-type="float" office:value="0" calcext:value-type="float">
            <text:p>0</text:p>
          </table:table-cell>
          <table:table-cell table:formula="of:=[.K91]*18" office:value-type="float" office:value="0" calcext:value-type="float">
            <text:p>0</text:p>
          </table:table-cell>
          <table:table-cell table:formula="of:=[.N91]*404" office:value-type="float" office:value="0" calcext:value-type="float">
            <text:p>0</text:p>
          </table:table-cell>
          <table:table-cell table:formula="of:=[.O91]+[.M91]" office:value-type="float" office:value="0" calcext:value-type="float">
            <text:p>0</text:p>
          </table:table-cell>
          <table:table-cell table:formula="of:=[.P91]*0.25" office:value-type="currency" office:currency="USD" office:value="0" calcext:value-type="currency">
            <text:p>$0.00</text:p>
          </table:table-cell>
          <table:table-cell table:style-name="ce1" table:formula="of:=[.Q91]*30" office:value-type="currency" office:currency="USD" office:value="0" calcext:value-type="currency">
            <text:p>$0.00</text:p>
          </table:table-cell>
          <table:table-cell table:formula="of:=0.75 + ([.H91]*0.001)" office:value-type="float" office:value="1.4537037037037" calcext:value-type="float">
            <text:p>1.4537037037</text:p>
          </table:table-cell>
          <table:table-cell table:formula="of:=[.S91]*2750 * 4" office:value-type="float" office:value="15990.7407407407" calcext:value-type="float">
            <text:p>15990.7407407407</text:p>
          </table:table-cell>
          <table:table-cell table:formula="of:=[.T91]/16" office:value-type="float" office:value="999.421296296296" calcext:value-type="float">
            <text:p>999.4212962963</text:p>
          </table:table-cell>
          <table:table-cell table:style-name="ce1" table:formula="of:=[.U91]*800" office:value-type="currency" office:currency="USD" office:value="799537.037037037" calcext:value-type="currency">
            <text:p>$799,537.04</text:p>
          </table:table-cell>
          <table:table-cell table:style-name="ce1" table:formula="of:=[.V91]-[.R91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77]" office:value-type="float" office:value="-5.6" calcext:value-type="float">
            <text:p>-5.6</text:p>
          </table:table-cell>
          <table:table-cell table:formula="of:= IF([.E92]&gt;0;[.E92];0)" office:value-type="float" office:value="0" calcext:value-type="float">
            <text:p>0</text:p>
          </table:table-cell>
          <table:table-cell table:formula="of:=IF([.F92]&gt;0;21.6;[.D77])" office:value-type="float" office:value="27.2" calcext:value-type="float">
            <text:p>27.2</text:p>
          </table:table-cell>
          <table:table-cell table:formula="of:=[.G92]/0.0864 * 2" office:value-type="float" office:value="629.62962962963" calcext:value-type="float">
            <text:p>629.6296296296</text:p>
          </table:table-cell>
          <table:table-cell table:formula="of:=[.F92]/0.0864 * 2" office:value-type="float" office:value="0" calcext:value-type="float">
            <text:p>0</text:p>
          </table:table-cell>
          <table:table-cell table:formula="of:=[.I92]/1589" office:value-type="float" office:value="0" calcext:value-type="float">
            <text:p>0</text:p>
          </table:table-cell>
          <table:table-cell table:formula="of:=0.584 *[.J92]" office:value-type="float" office:value="0" calcext:value-type="float">
            <text:p>0</text:p>
          </table:table-cell>
          <table:table-cell table:formula="of:=[.K92]*12" office:value-type="float" office:value="0" calcext:value-type="float">
            <text:p>0</text:p>
          </table:table-cell>
          <table:table-cell table:formula="of:=[.L92]*2704" office:value-type="float" office:value="0" calcext:value-type="float">
            <text:p>0</text:p>
          </table:table-cell>
          <table:table-cell table:formula="of:=[.K92]*18" office:value-type="float" office:value="0" calcext:value-type="float">
            <text:p>0</text:p>
          </table:table-cell>
          <table:table-cell table:formula="of:=[.N92]*404" office:value-type="float" office:value="0" calcext:value-type="float">
            <text:p>0</text:p>
          </table:table-cell>
          <table:table-cell table:formula="of:=[.O92]+[.M92]" office:value-type="float" office:value="0" calcext:value-type="float">
            <text:p>0</text:p>
          </table:table-cell>
          <table:table-cell table:formula="of:=[.P92]*0.25" office:value-type="currency" office:currency="USD" office:value="0" calcext:value-type="currency">
            <text:p>$0.00</text:p>
          </table:table-cell>
          <table:table-cell table:style-name="ce1" table:formula="of:=[.Q92]*30" office:value-type="currency" office:currency="USD" office:value="0" calcext:value-type="currency">
            <text:p>$0.00</text:p>
          </table:table-cell>
          <table:table-cell table:formula="of:=0.75 + ([.H92]*0.001)" office:value-type="float" office:value="1.37962962962963" calcext:value-type="float">
            <text:p>1.3796296296</text:p>
          </table:table-cell>
          <table:table-cell table:formula="of:=[.S92]*2750 * 4" office:value-type="float" office:value="15175.9259259259" calcext:value-type="float">
            <text:p>15175.9259259259</text:p>
          </table:table-cell>
          <table:table-cell table:formula="of:=[.T92]/16" office:value-type="float" office:value="948.49537037037" calcext:value-type="float">
            <text:p>948.4953703704</text:p>
          </table:table-cell>
          <table:table-cell table:style-name="ce1" table:formula="of:=[.U92]*800" office:value-type="currency" office:currency="USD" office:value="758796.296296296" calcext:value-type="currency">
            <text:p>$758,796.30</text:p>
          </table:table-cell>
          <table:table-cell table:style-name="ce1" table:formula="of:=[.V92]-[.R92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78]" office:value-type="float" office:value="4" calcext:value-type="float">
            <text:p>4</text:p>
          </table:table-cell>
          <table:table-cell table:formula="of:= IF([.E93]&gt;0;[.E93];0)" office:value-type="float" office:value="4" calcext:value-type="float">
            <text:p>4</text:p>
          </table:table-cell>
          <table:table-cell table:formula="of:=IF([.F93]&gt;0;21.6;[.D78])" office:value-type="float" office:value="21.6" calcext:value-type="float">
            <text:p>21.6</text:p>
          </table:table-cell>
          <table:table-cell table:formula="of:=[.G93]/0.0864 * 2" office:value-type="float" office:value="500" calcext:value-type="float">
            <text:p>500</text:p>
          </table:table-cell>
          <table:table-cell table:formula="of:=[.F93]/0.0864 * 2" office:value-type="float" office:value="92.5925925925926" calcext:value-type="float">
            <text:p>92.5925925926</text:p>
          </table:table-cell>
          <table:table-cell table:formula="of:=[.I93]/1589" office:value-type="float" office:value="0.0582709833811155" calcext:value-type="float">
            <text:p>0.0582709834</text:p>
          </table:table-cell>
          <table:table-cell table:formula="of:=0.584 *[.J93]" office:value-type="float" office:value="0.0340302542945715" calcext:value-type="float">
            <text:p>0.0340302543</text:p>
          </table:table-cell>
          <table:table-cell table:formula="of:=[.K93]*12" office:value-type="float" office:value="0.408363051534858" calcext:value-type="float">
            <text:p>0.4083630515</text:p>
          </table:table-cell>
          <table:table-cell table:formula="of:=[.L93]*2704" office:value-type="float" office:value="1104.21369135026" calcext:value-type="float">
            <text:p>1104.2136913503</text:p>
          </table:table-cell>
          <table:table-cell table:formula="of:=[.K93]*18" office:value-type="float" office:value="0.612544577302286" calcext:value-type="float">
            <text:p>0.6125445773</text:p>
          </table:table-cell>
          <table:table-cell table:formula="of:=[.N93]*404" office:value-type="float" office:value="247.468009230124" calcext:value-type="float">
            <text:p>247.4680092301</text:p>
          </table:table-cell>
          <table:table-cell table:formula="of:=[.O93]+[.M93]" office:value-type="float" office:value="1351.68170058038" calcext:value-type="float">
            <text:p>1351.6817005804</text:p>
          </table:table-cell>
          <table:table-cell table:formula="of:=[.P93]*0.25" office:value-type="currency" office:currency="USD" office:value="337.920425145095" calcext:value-type="currency">
            <text:p>$337.92</text:p>
          </table:table-cell>
          <table:table-cell table:style-name="ce1" table:formula="of:=[.Q93]*30" office:value-type="currency" office:currency="USD" office:value="10137.6127543528" calcext:value-type="currency">
            <text:p>$10,137.61</text:p>
          </table:table-cell>
          <table:table-cell table:formula="of:=0.75 + ([.H93]*0.001)" office:value-type="float" office:value="1.25" calcext:value-type="float">
            <text:p>1.25</text:p>
          </table:table-cell>
          <table:table-cell table:formula="of:=[.S93]*2750 * 4" office:value-type="float" office:value="13750" calcext:value-type="float">
            <text:p>13750</text:p>
          </table:table-cell>
          <table:table-cell table:formula="of:=[.T93]/16" office:value-type="float" office:value="859.375" calcext:value-type="float">
            <text:p>859.375</text:p>
          </table:table-cell>
          <table:table-cell table:style-name="ce1" table:formula="of:=[.U93]*800" office:value-type="currency" office:currency="USD" office:value="687500" calcext:value-type="currency">
            <text:p>$687,500.00</text:p>
          </table:table-cell>
          <table:table-cell table:style-name="ce1" table:formula="of:=[.V93]-[.R93]" office:value-type="currency" office:currency="USD" office:value="677362.387245647" calcext:value-type="currency">
            <text:p>$677,362.3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79]" office:value-type="float" office:value="10.4" calcext:value-type="float">
            <text:p>10.4</text:p>
          </table:table-cell>
          <table:table-cell table:formula="of:= IF([.E94]&gt;0;[.E94];0)" office:value-type="float" office:value="10.4" calcext:value-type="float">
            <text:p>10.4</text:p>
          </table:table-cell>
          <table:table-cell table:formula="of:=IF([.F94]&gt;0;21.6;[.D79])" office:value-type="float" office:value="21.6" calcext:value-type="float">
            <text:p>21.6</text:p>
          </table:table-cell>
          <table:table-cell table:formula="of:=[.G94]/0.0864 * 2" office:value-type="float" office:value="500" calcext:value-type="float">
            <text:p>500</text:p>
          </table:table-cell>
          <table:table-cell table:formula="of:=[.F94]/0.0864 * 2" office:value-type="float" office:value="240.740740740741" calcext:value-type="float">
            <text:p>240.7407407407</text:p>
          </table:table-cell>
          <table:table-cell table:formula="of:=[.I94]/1589" office:value-type="float" office:value="0.1515045567909" calcext:value-type="float">
            <text:p>0.1515045568</text:p>
          </table:table-cell>
          <table:table-cell table:formula="of:=0.584 *[.J94]" office:value-type="float" office:value="0.0884786611658858" calcext:value-type="float">
            <text:p>0.0884786612</text:p>
          </table:table-cell>
          <table:table-cell table:formula="of:=[.K94]*12" office:value-type="float" office:value="1.06174393399063" calcext:value-type="float">
            <text:p>1.061743934</text:p>
          </table:table-cell>
          <table:table-cell table:formula="of:=[.L94]*2704" office:value-type="float" office:value="2870.95559751066" calcext:value-type="float">
            <text:p>2870.9555975107</text:p>
          </table:table-cell>
          <table:table-cell table:formula="of:=[.K94]*18" office:value-type="float" office:value="1.59261590098595" calcext:value-type="float">
            <text:p>1.592615901</text:p>
          </table:table-cell>
          <table:table-cell table:formula="of:=[.N94]*404" office:value-type="float" office:value="643.416823998322" calcext:value-type="float">
            <text:p>643.4168239983</text:p>
          </table:table-cell>
          <table:table-cell table:formula="of:=[.O94]+[.M94]" office:value-type="float" office:value="3514.37242150898" calcext:value-type="float">
            <text:p>3514.372421509</text:p>
          </table:table-cell>
          <table:table-cell table:formula="of:=[.P94]*0.25" office:value-type="currency" office:currency="USD" office:value="878.593105377246" calcext:value-type="currency">
            <text:p>$878.59</text:p>
          </table:table-cell>
          <table:table-cell table:style-name="ce1" table:formula="of:=[.Q94]*30" office:value-type="currency" office:currency="USD" office:value="26357.7931613174" calcext:value-type="currency">
            <text:p>$26,357.79</text:p>
          </table:table-cell>
          <table:table-cell table:formula="of:=0.75 + ([.H94]*0.001)" office:value-type="float" office:value="1.25" calcext:value-type="float">
            <text:p>1.25</text:p>
          </table:table-cell>
          <table:table-cell table:formula="of:=[.S94]*2750 * 4" office:value-type="float" office:value="13750" calcext:value-type="float">
            <text:p>13750</text:p>
          </table:table-cell>
          <table:table-cell table:formula="of:=[.T94]/16" office:value-type="float" office:value="859.375" calcext:value-type="float">
            <text:p>859.375</text:p>
          </table:table-cell>
          <table:table-cell table:style-name="ce1" table:formula="of:=[.U94]*800" office:value-type="currency" office:currency="USD" office:value="687500" calcext:value-type="currency">
            <text:p>$687,500.00</text:p>
          </table:table-cell>
          <table:table-cell table:style-name="ce1" table:formula="of:=[.V94]-[.R94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80]" office:value-type="float" office:value="13.6" calcext:value-type="float">
            <text:p>13.6</text:p>
          </table:table-cell>
          <table:table-cell table:formula="of:= IF([.E95]&gt;0;[.E95];0)" office:value-type="float" office:value="13.6" calcext:value-type="float">
            <text:p>13.6</text:p>
          </table:table-cell>
          <table:table-cell table:formula="of:=IF([.F95]&gt;0;21.6;[.D95])" office:value-type="float" office:value="21.6" calcext:value-type="float">
            <text:p>21.6</text:p>
          </table:table-cell>
          <table:table-cell table:formula="of:=[.G95]/0.0864 * 2" office:value-type="float" office:value="500" calcext:value-type="float">
            <text:p>500</text:p>
          </table:table-cell>
          <table:table-cell table:formula="of:=[.F95]/0.0864 * 2" office:value-type="float" office:value="314.814814814815" calcext:value-type="float">
            <text:p>314.8148148148</text:p>
          </table:table-cell>
          <table:table-cell table:formula="of:=[.I95]/1589" office:value-type="float" office:value="0.198121343495793" calcext:value-type="float">
            <text:p>0.1981213435</text:p>
          </table:table-cell>
          <table:table-cell table:formula="of:=0.584 *[.J95]" office:value-type="float" office:value="0.115702864601543" calcext:value-type="float">
            <text:p>0.1157028646</text:p>
          </table:table-cell>
          <table:table-cell table:formula="of:=[.K95]*12" office:value-type="float" office:value="1.38843437521852" calcext:value-type="float">
            <text:p>1.3884343752</text:p>
          </table:table-cell>
          <table:table-cell table:formula="of:=[.L95]*2704" office:value-type="float" office:value="3754.32655059087" calcext:value-type="float">
            <text:p>3754.3265505909</text:p>
          </table:table-cell>
          <table:table-cell table:formula="of:=[.K95]*18" office:value-type="float" office:value="2.08265156282777" calcext:value-type="float">
            <text:p>2.0826515628</text:p>
          </table:table-cell>
          <table:table-cell table:formula="of:=[.N95]*404" office:value-type="float" office:value="841.391231382421" calcext:value-type="float">
            <text:p>841.3912313824</text:p>
          </table:table-cell>
          <table:table-cell table:formula="of:=[.O95]+[.M95]" office:value-type="float" office:value="4595.71778197329" calcext:value-type="float">
            <text:p>4595.7177819733</text:p>
          </table:table-cell>
          <table:table-cell table:formula="of:=[.P95]*0.25" office:value-type="currency" office:currency="USD" office:value="1148.92944549332" calcext:value-type="currency">
            <text:p>$1,148.93</text:p>
          </table:table-cell>
          <table:table-cell table:style-name="ce1" table:formula="of:=[.Q95]*30" office:value-type="currency" office:currency="USD" office:value="34467.8833647997" calcext:value-type="currency">
            <text:p>$34,467.88</text:p>
          </table:table-cell>
          <table:table-cell table:formula="of:=0.75 + ([.H95]*0.001)" office:value-type="float" office:value="1.25" calcext:value-type="float">
            <text:p>1.25</text:p>
          </table:table-cell>
          <table:table-cell table:formula="of:=[.S95]*2750 * 4" office:value-type="float" office:value="13750" calcext:value-type="float">
            <text:p>13750</text:p>
          </table:table-cell>
          <table:table-cell table:formula="of:=[.T95]/16" office:value-type="float" office:value="859.375" calcext:value-type="float">
            <text:p>859.375</text:p>
          </table:table-cell>
          <table:table-cell table:style-name="ce1" table:formula="of:=[.U95]*800" office:value-type="currency" office:currency="USD" office:value="687500" calcext:value-type="currency">
            <text:p>$687,500.00</text:p>
          </table:table-cell>
          <table:table-cell table:style-name="ce1" table:formula="of:=[.V95]-[.R95]" office:value-type="currency" office:currency="USD" office:value="653032.1166352" calcext:value-type="currency">
            <text:p>$653,032.1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nual</text:p>
          </table:table-cell>
          <table:table-cell table:style-name="ce1" table:formula="of:=SUM([.R84:.R95])" office:value-type="currency" office:currency="USD" office:value="117596.307950493" calcext:value-type="currency">
            <text:p>$117,596.3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W84:.W95])" office:value-type="currency" office:currency="USD" office:value="8886107.39575321" calcext:value-type="currency">
            <text:p>$8,886,107.4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nstall cost</text:p>
          </table:table-cell>
          <table:table-cell office:value-type="string" calcext:value-type="string">
            <text:p>gavita</text:p>
          </table:table-cell>
          <table:table-cell office:value-type="string" calcext:value-type="string">
            <text:p>led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currency" office:currency="USD" office:value="400" calcext:value-type="currency">
            <text:p>$400.00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1250 PAR 12 hour</text:p>
          </table:table-cell>
          <table:table-cell table:style-name="ce2" table:formula="of:=2704 * [.J63]" office:value-type="float" office:value="1644.35137593333" calcext:value-type="float">
            <text:p>1644.35137593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00 PAR 12 hour</text:p>
          </table:table-cell>
          <table:table-cell table:style-name="ce2" table:formula="of:=2704 * [.J46]" office:value-type="float" office:value="1254.71159337521" calcext:value-type="float">
            <text:p>1254.7115933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50 PAR 12 hour</text:p>
          </table:table-cell>
          <table:table-cell table:formula="of:=2704*[.J16]" office:value-type="float" office:value="872.221164625505" calcext:value-type="float">
            <text:p>872.2211646255</text:p>
          </table:table-cell>
          <table:table-cell table:formula="of:=2704*[.J80]" office:value-type="float" office:value="961.144908281472" calcext:value-type="float">
            <text:p>961.1449082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2 hour</text:p>
          </table:table-cell>
          <table:table-cell table:formula="of:=2704*[.J31]" office:value-type="float" office:value="486.156058971593" calcext:value-type="float">
            <text:p>486.1560589716</text:p>
          </table:table-cell>
          <table:table-cell table:formula="of:=2704*[.J95]" office:value-type="float" office:value="535.720112812624" calcext:value-type="float">
            <text:p>535.7201128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8 hour</text:p>
          </table:table-cell>
          <table:table-cell table:formula="of:=404 *[.J31]" office:value-type="float" office:value="72.6357425386552" calcext:value-type="float">
            <text:p>72.6357425387</text:p>
          </table:table-cell>
          <table:table-cell table:formula="of:=404 *[.J95]" office:value-type="float" office:value="80.0410227723003" calcext:value-type="float">
            <text:p>80.0410227723</text:p>
          </table:table-cell>
          <table:table-cell table:number-columns-repeated="5"/>
          <table:table-cell office:value-type="string" calcext:value-type="string">
            <text:p>500 PAR minimum</text:p>
          </table:table-cell>
          <table:table-cell office:value-type="string" calcext:value-type="string">
            <text:p>750 PAR minimum</text:p>
          </table:table-cell>
          <table:table-cell office:value-type="string" calcext:value-type="string">
            <text:p>1000 PAR minimum</text:p>
          </table:table-cell>
          <table:table-cell office:value-type="string" calcext:value-type="string">
            <text:p>1250 PAR minimum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number of lights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lights</text:p>
          </table:table-cell>
          <table:table-cell table:number-columns-repeated="6"/>
          <table:table-cell office:value-type="string" calcext:value-type="string">
            <text:p>install costs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office:value-type="string" calcext:value-type="string">
            <text:p>Gavita 1000</text:p>
          </table:table-cell>
          <table:table-cell office:value-type="string" calcext:value-type="string">
            <text:p>Gavita 1250</text:p>
          </table:table-cell>
          <table:table-cell office:value-type="string" calcext:value-type="string">
            <text:p>annual electric costs</text:p>
          </table:table-cell>
          <table:table-cell table:style-name="ce1" table:formula="of:=[.R32]" office:value-type="currency" office:currency="USD" office:value="188763.887302494" calcext:value-type="currency">
            <text:p>$188,763.89</text:p>
          </table:table-cell>
          <table:table-cell table:style-name="ce1" table:formula="of:=[.R17]" office:value-type="currency" office:currency="USD" office:value="445328.600799543" calcext:value-type="currency">
            <text:p>$445,328.60</text:p>
          </table:table-cell>
          <table:table-cell table:style-name="ce1" table:formula="of:=[.R47]" office:value-type="currency" office:currency="USD" office:value="849451.258328574" calcext:value-type="currency">
            <text:p>$849,451.26</text:p>
          </table:table-cell>
          <table:table-cell table:style-name="ce1" table:formula="of:=[.R64]" office:value-type="currency" office:currency="USD" office:value="1284148.98534171" calcext:value-type="currency">
            <text:p>$1,284,148.99</text:p>
          </table:table-cell>
          <table:table-cell table:number-columns-repeated="11"/>
        </table:table-row>
        <table:table-row table:style-name="ro1">
          <table:table-cell/>
          <table:table-cell table:formula="of:=[.B104]+[.B106]" office:value-type="float" office:value="944.85690716416" calcext:value-type="float">
            <text:p>944.8569071642</text:p>
          </table:table-cell>
          <table:table-cell table:formula="of:=[.B105]+[.B106]" office:value-type="float" office:value="558.791801510248" calcext:value-type="float">
            <text:p>558.7918015102</text:p>
          </table:table-cell>
          <table:table-cell table:formula="of:=[.C104]+[.C106]" office:value-type="float" office:value="1041.18593105377" calcext:value-type="float">
            <text:p>1041.1859310538</text:p>
          </table:table-cell>
          <table:table-cell table:formula="of:=[.C105]+[.C106]" office:value-type="float" office:value="615.761135584924" calcext:value-type="float">
            <text:p>615.7611355849</text:p>
          </table:table-cell>
          <table:table-cell table:formula="of:=[.B103]+[.B106]" office:value-type="float" office:value="1327.34733591387" calcext:value-type="float">
            <text:p>1327.3473359139</text:p>
          </table:table-cell>
          <table:table-cell table:formula="of:=[.B102]+[.B106]" office:value-type="float" office:value="1716.98711847198" calcext:value-type="float">
            <text:p>1716.987118472</text:p>
          </table:table-cell>
          <table:table-cell office:value-type="string" calcext:value-type="string">
            <text:p>yield lbs per year</text:p>
          </table:table-cell>
          <table:table-cell table:formula="of:=[.U32]" office:value-type="float" office:value="11254.6296296296" calcext:value-type="float">
            <text:p>11254.6296296296</text:p>
          </table:table-cell>
          <table:table-cell table:formula="of:=[.U17]" office:value-type="float" office:value="12483.2175925926" calcext:value-type="float">
            <text:p>12483.2175925926</text:p>
          </table:table-cell>
          <table:table-cell table:formula="of:=[.U47]" office:value-type="float" office:value="14418.4027777778" calcext:value-type="float">
            <text:p>14418.4027777778</text:p>
          </table:table-cell>
          <table:table-cell table:formula="of:=[.U64]" office:value-type="float" office:value="16500" calcext:value-type="float">
            <text:p>16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0]*400" office:value-type="currency" office:currency="USD" office:value="377942.762865664" calcext:value-type="currency">
            <text:p>$377,942.76</text:p>
          </table:table-cell>
          <table:table-cell table:style-name="ce1" table:formula="of:=[.C110]*400" office:value-type="currency" office:currency="USD" office:value="223516.720604099" calcext:value-type="currency">
            <text:p>$223,516.72</text:p>
          </table:table-cell>
          <table:table-cell table:style-name="ce1" table:formula="of:=[.D110]*3200" office:value-type="currency" office:currency="USD" office:value="3331794.97937207" calcext:value-type="currency">
            <text:p>$3,331,794.98</text:p>
          </table:table-cell>
          <table:table-cell table:style-name="ce1" table:formula="of:=[.E110]*3000" office:value-type="currency" office:currency="USD" office:value="1847283.40675477" calcext:value-type="currency">
            <text:p>$1,847,283.41</text:p>
          </table:table-cell>
          <table:table-cell table:style-name="ce1" table:formula="of:=[.F110]*400" office:value-type="currency" office:currency="USD" office:value="530938.934365548" calcext:value-type="currency">
            <text:p>$530,938.93</text:p>
          </table:table-cell>
          <table:table-cell table:style-name="ce1" table:formula="of:=[.G110]*400" office:value-type="currency" office:currency="USD" office:value="686794.847388794" calcext:value-type="currency">
            <text:p>$686,794.8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office:value-type="string" calcext:value-type="string">
            <text:p>1000 PAR</text:p>
          </table:table-cell>
          <table:table-cell office:value-type="string" calcext:value-type="string">
            <text:p>1250 PAR 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" table:formula="of:=([.H113]*11255) - 188763" office:value-type="currency" office:currency="USD" office:value="936737" calcext:value-type="currency">
            <text:p>$936,737.00</text:p>
          </table:table-cell>
          <table:table-cell table:style-name="ce1" table:formula="of:=([.H113]*12483)-445328" office:value-type="currency" office:currency="USD" office:value="802972" calcext:value-type="currency">
            <text:p>$802,972.00</text:p>
          </table:table-cell>
          <table:table-cell table:style-name="ce1" table:formula="of:=([.H113]*14418)-849451" office:value-type="currency" office:currency="USD" office:value="592349" calcext:value-type="currency">
            <text:p>$592,349.00</text:p>
          </table:table-cell>
          <table:table-cell table:style-name="ce1" table:formula="of:=([.H113]*16500) - 1284149" office:value-type="currency" office:currency="USD" office:value="365851" calcext:value-type="currency">
            <text:p>$3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 table:formula="of:=([.H114]*11255) - 188763" office:value-type="currency" office:currency="USD" office:value="2062237" calcext:value-type="currency">
            <text:p>$2,062,237.00</text:p>
          </table:table-cell>
          <table:table-cell table:style-name="ce1" table:formula="of:=([.H114]*12483)-445328" office:value-type="currency" office:currency="USD" office:value="2051272" calcext:value-type="currency">
            <text:p>$2,051,272.00</text:p>
          </table:table-cell>
          <table:table-cell table:style-name="ce1" table:formula="of:=([.H114]*14418)-849451" office:value-type="currency" office:currency="USD" office:value="2034149" calcext:value-type="currency">
            <text:p>$2,034,149.00</text:p>
          </table:table-cell>
          <table:table-cell table:style-name="ce1" table:formula="of:=([.H114]*16500) - 1284149" office:value-type="currency" office:currency="USD" office:value="2015851" calcext:value-type="currency">
            <text:p>$2,0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D111]" office:value-type="currency" office:currency="USD" office:value="3331794.97937207" calcext:value-type="currency">
            <text:p>$3,331,794.98</text:p>
          </table:table-cell>
          <table:table-cell table:style-name="ce1" table:formula="of:=[.E111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1" table:formula="of:=([.H115]*11255) - 188763" office:value-type="currency" office:currency="USD" office:value="3187737" calcext:value-type="currency">
            <text:p>$3,187,737.00</text:p>
          </table:table-cell>
          <table:table-cell table:style-name="ce1" table:formula="of:=([.H115]*12483)-445328" office:value-type="currency" office:currency="USD" office:value="3299572" calcext:value-type="currency">
            <text:p>$3,299,572.00</text:p>
          </table:table-cell>
          <table:table-cell table:style-name="ce1" table:formula="of:=([.H115]*14418)-849451" office:value-type="currency" office:currency="USD" office:value="3475949" calcext:value-type="currency">
            <text:p>$3,475,949.00</text:p>
          </table:table-cell>
          <table:table-cell table:style-name="ce1" table:formula="of:=([.H115]*16500) - 1284149" office:value-type="currency" office:currency="USD" office:value="3665851" calcext:value-type="currency">
            <text:p>$3,6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110]*60*2.5" office:value-type="currency" office:currency="USD" office:value="141728.536074624" calcext:value-type="currency">
            <text:p>$141,728.54</text:p>
          </table:table-cell>
          <table:table-cell table:style-name="ce1" table:formula="of:=[.C110]*60*2.5" office:value-type="currency" office:currency="USD" office:value="83818.7702265372" calcext:value-type="currency">
            <text:p>$83,8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" table:formula="of:=([.H116]*11255) - 188763" office:value-type="currency" office:currency="USD" office:value="4313237" calcext:value-type="currency">
            <text:p>$4,313,237.00</text:p>
          </table:table-cell>
          <table:table-cell table:style-name="ce1" table:formula="of:=([.H116]*12483)-445328" office:value-type="currency" office:currency="USD" office:value="4547872" calcext:value-type="currency">
            <text:p>$4,547,872.00</text:p>
          </table:table-cell>
          <table:table-cell table:style-name="ce1" table:formula="of:=([.H116]*14418)-849451" office:value-type="currency" office:currency="USD" office:value="4917749" calcext:value-type="currency">
            <text:p>$4,917,749.00</text:p>
          </table:table-cell>
          <table:table-cell table:style-name="ce1" table:formula="of:=([.H116]*16500) - 1284149" office:value-type="currency" office:currency="USD" office:value="5315851" calcext:value-type="currency">
            <text:p>$5,3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5" office:value-type="currency" office:currency="USD" office:value="2226643.00399771" calcext:value-type="currency">
            <text:p>$2,226,643.00</text:p>
          </table:table-cell>
          <table:table-cell table:style-name="ce1" table:formula="of:=[.R32]*5" office:value-type="currency" office:currency="USD" office:value="943819.436512469" calcext:value-type="currency">
            <text:p>$943,819.44</text:p>
          </table:table-cell>
          <table:table-cell table:style-name="ce1" table:formula="of:=[.R81]*5" office:value-type="currency" office:currency="USD" office:value="1387156.19886721" calcext:value-type="currency">
            <text:p>$1,387,156.20</text:p>
          </table:table-cell>
          <table:table-cell table:style-name="ce1" table:formula="of:=[.R96]*5" office:value-type="currency" office:currency="USD" office:value="587981.539752465" calcext:value-type="currency">
            <text:p>$587,981.5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" table:formula="of:=([.H117]*11255) - 188763" office:value-type="currency" office:currency="USD" office:value="5438737" calcext:value-type="currency">
            <text:p>$5,438,737.00</text:p>
          </table:table-cell>
          <table:table-cell table:style-name="ce1" table:formula="of:=([.H117]*12483)-445328" office:value-type="currency" office:currency="USD" office:value="5796172" calcext:value-type="currency">
            <text:p>$5,796,172.00</text:p>
          </table:table-cell>
          <table:table-cell table:style-name="ce1" table:formula="of:=([.H117]*14418)-849451" office:value-type="currency" office:currency="USD" office:value="6359549" calcext:value-type="currency">
            <text:p>$6,359,549.00</text:p>
          </table:table-cell>
          <table:table-cell table:style-name="ce1" table:formula="of:=([.H117]*16500) - 1284149" office:value-type="currency" office:currency="USD" office:value="6965851" calcext:value-type="currency">
            <text:p>$6,9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15:.B117])" office:value-type="currency" office:currency="USD" office:value="2746314.302938" calcext:value-type="currency">
            <text:p>$2,746,314.30</text:p>
          </table:table-cell>
          <table:table-cell table:style-name="ce1" table:formula="of:=SUM([.C115:.C117])" office:value-type="currency" office:currency="USD" office:value="1251154.92734311" calcext:value-type="currency">
            <text:p>$1,251,154.93</text:p>
          </table:table-cell>
          <table:table-cell table:style-name="ce1" table:formula="of:=SUM([.D115:.D117])" office:value-type="currency" office:currency="USD" office:value="4718951.17823928" calcext:value-type="currency">
            <text:p>$4,718,951.18</text:p>
          </table:table-cell>
          <table:table-cell table:style-name="ce1" table:formula="of:=SUM([.E115:.E117])" office:value-type="currency" office:currency="USD" office:value="2435264.94650724" calcext:value-type="currency">
            <text:p>$2,435,264.9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1" table:formula="of:=([.H118]*11255) - 188763" office:value-type="currency" office:currency="USD" office:value="6564237" calcext:value-type="currency">
            <text:p>$6,564,237.00</text:p>
          </table:table-cell>
          <table:table-cell table:style-name="ce1" table:formula="of:=([.H118]*12483)-445328" office:value-type="currency" office:currency="USD" office:value="7044472" calcext:value-type="currency">
            <text:p>$7,044,472.00</text:p>
          </table:table-cell>
          <table:table-cell table:style-name="ce1" table:formula="of:=([.H118]*14418)-849451" office:value-type="currency" office:currency="USD" office:value="7801349" calcext:value-type="currency">
            <text:p>$7,801,349.00</text:p>
          </table:table-cell>
          <table:table-cell table:style-name="ce1" table:formula="of:=([.H118]*16500) - 1284149" office:value-type="currency" office:currency="USD" office:value="8615851" calcext:value-type="currency">
            <text:p>$8,615,851.0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" table:formula="of:=([.H119]*11255) - 188763" office:value-type="currency" office:currency="USD" office:value="7689737" calcext:value-type="currency">
            <text:p>$7,689,737.00</text:p>
          </table:table-cell>
          <table:table-cell table:style-name="ce1" table:formula="of:=([.H119]*12483)-445328" office:value-type="currency" office:currency="USD" office:value="8292772" calcext:value-type="currency">
            <text:p>$8,292,772.00</text:p>
          </table:table-cell>
          <table:table-cell table:style-name="ce1" table:formula="of:=([.H119]*14418)-849451" office:value-type="currency" office:currency="USD" office:value="9243149" calcext:value-type="currency">
            <text:p>$9,243,149.00</text:p>
          </table:table-cell>
          <table:table-cell table:style-name="ce1" table:formula="of:=([.H119]*16500) - 1284149" office:value-type="currency" office:currency="USD" office:value="10265851" calcext:value-type="currency">
            <text:p>$10,2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formula="of:=([.H120]*11255) - 188763" office:value-type="currency" office:currency="USD" office:value="8815237" calcext:value-type="currency">
            <text:p>$8,815,237.00</text:p>
          </table:table-cell>
          <table:table-cell table:style-name="ce1" table:formula="of:=([.H120]*12483)-445328" office:value-type="currency" office:currency="USD" office:value="9541072" calcext:value-type="currency">
            <text:p>$9,541,072.00</text:p>
          </table:table-cell>
          <table:table-cell table:style-name="ce1" table:formula="of:=([.H120]*14418)-849451" office:value-type="currency" office:currency="USD" office:value="10684949" calcext:value-type="currency">
            <text:p>$10,684,949.00</text:p>
          </table:table-cell>
          <table:table-cell table:style-name="ce1" table:formula="of:=([.H120]*16500) - 1284149" office:value-type="currency" office:currency="USD" office:value="11915851" calcext:value-type="currency">
            <text:p>$11,9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D111]" office:value-type="currency" office:currency="USD" office:value="3331794.97937207" calcext:value-type="currency">
            <text:p>$3,331,794.98</text:p>
          </table:table-cell>
          <table:table-cell table:style-name="ce1" table:formula="of:=[.E111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1" table:formula="of:=([.H121]*11255) - 188763" office:value-type="currency" office:currency="USD" office:value="9940737" calcext:value-type="currency">
            <text:p>$9,940,737.00</text:p>
          </table:table-cell>
          <table:table-cell table:style-name="ce1" table:formula="of:=([.H121]*12483)-445328" office:value-type="currency" office:currency="USD" office:value="10789372" calcext:value-type="currency">
            <text:p>$10,789,372.00</text:p>
          </table:table-cell>
          <table:table-cell table:style-name="ce1" table:formula="of:=([.H121]*14418)-849451" office:value-type="currency" office:currency="USD" office:value="12126749" calcext:value-type="currency">
            <text:p>$12,126,749.00</text:p>
          </table:table-cell>
          <table:table-cell table:style-name="ce1" table:formula="of:=([.H121]*16500) - 1284149" office:value-type="currency" office:currency="USD" office:value="13565851" calcext:value-type="currency">
            <text:p>$13,56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110]*60*7.5" office:value-type="currency" office:currency="USD" office:value="425185.608223872" calcext:value-type="currency">
            <text:p>$425,185.61</text:p>
          </table:table-cell>
          <table:table-cell table:style-name="ce1" table:formula="of:=[.C110]*60*7.5" office:value-type="currency" office:currency="USD" office:value="251456.310679612" calcext:value-type="currency">
            <text:p>$251,456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table:formula="of:=([.H122]*11255) - 188763" office:value-type="currency" office:currency="USD" office:value="11066237" calcext:value-type="currency">
            <text:p>$11,066,237.00</text:p>
          </table:table-cell>
          <table:table-cell table:style-name="ce1" table:formula="of:=([.H122]*12483)-445328" office:value-type="currency" office:currency="USD" office:value="12037672" calcext:value-type="currency">
            <text:p>$12,037,672.00</text:p>
          </table:table-cell>
          <table:table-cell table:style-name="ce1" table:formula="of:=([.H122]*14418)-849451" office:value-type="currency" office:currency="USD" office:value="13568549" calcext:value-type="currency">
            <text:p>$13,568,549.00</text:p>
          </table:table-cell>
          <table:table-cell table:style-name="ce1" table:formula="of:=([.H122]*16500) - 1284149" office:value-type="currency" office:currency="USD" office:value="15215851" calcext:value-type="currency">
            <text:p>$15,215,851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15" office:value-type="currency" office:currency="USD" office:value="6679929.01199315" calcext:value-type="currency">
            <text:p>$6,679,929.01</text:p>
          </table:table-cell>
          <table:table-cell table:style-name="ce1" table:formula="of:=[.R32]*15" office:value-type="currency" office:currency="USD" office:value="2831458.30953741" calcext:value-type="currency">
            <text:p>$2,831,458.31</text:p>
          </table:table-cell>
          <table:table-cell table:style-name="ce1" table:formula="of:=[.R81]*15" office:value-type="currency" office:currency="USD" office:value="4161468.59660164" calcext:value-type="currency">
            <text:p>$4,161,468.60</text:p>
          </table:table-cell>
          <table:table-cell table:style-name="ce1" table:formula="of:=[.R96]*15" office:value-type="currency" office:currency="USD" office:value="1763944.61925739" calcext:value-type="currency">
            <text:p>$1,763,944.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21:.B123])" office:value-type="currency" office:currency="USD" office:value="7483057.38308268" calcext:value-type="currency">
            <text:p>$7,483,057.38</text:p>
          </table:table-cell>
          <table:table-cell table:style-name="ce1" table:formula="of:=SUM([.C121:.C123])" office:value-type="currency" office:currency="USD" office:value="3306431.34082112" calcext:value-type="currency">
            <text:p>$3,306,431.34</text:p>
          </table:table-cell>
          <table:table-cell table:style-name="ce1" table:formula="of:=SUM([.D121:.D123])" office:value-type="currency" office:currency="USD" office:value="7493263.57597371" calcext:value-type="currency">
            <text:p>$7,493,263.58</text:p>
          </table:table-cell>
          <table:table-cell table:style-name="ce1" table:formula="of:=SUM([.E121:.E123])" office:value-type="currency" office:currency="USD" office:value="3611228.02601217" calcext:value-type="currency">
            <text:p>$3,611,228.03</text:p>
          </table:table-cell>
          <table:table-cell table:number-columns-repeated="1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install costs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office:value-type="string" calcext:value-type="string">
            <text:p>1000 PAR</text:p>
          </table:table-cell>
          <table:table-cell office:value-type="string" calcext:value-type="string">
            <text:p>1250 PAR 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gavita</text:p>
          </table:table-cell>
          <table:table-cell table:style-name="ce1" table:formula="of:=[.C111]" office:value-type="currency" office:currency="USD" office:value="223516.720604099" calcext:value-type="currency">
            <text:p>$223,516.72</text:p>
          </table:table-cell>
          <table:table-cell table:style-name="ce1" table:formula="of:=[.B111]" office:value-type="currency" office:currency="USD" office:value="377942.762865664" calcext:value-type="currency">
            <text:p>$377,942.76</text:p>
          </table:table-cell>
          <table:table-cell table:style-name="ce1" table:formula="of:=[.F111]" office:value-type="currency" office:currency="USD" office:value="530938.934365548" calcext:value-type="currency">
            <text:p>$530,938.93</text:p>
          </table:table-cell>
          <table:table-cell table:style-name="ce1" table:formula="of:=[.G111]" office:value-type="currency" office:currency="USD" office:value="686794.847388794" calcext:value-type="currency">
            <text:p>$686,794.8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5 year electric costs</text:p>
          </table:table-cell>
          <table:table-cell table:style-name="ce1" table:formula="of:=[.I109]" office:value-type="currency" office:currency="USD" office:value="188763.887302494" calcext:value-type="currency">
            <text:p>$188,763.89</text:p>
          </table:table-cell>
          <table:table-cell table:style-name="ce1" table:formula="of:=[.J109]" office:value-type="currency" office:currency="USD" office:value="445328.600799543" calcext:value-type="currency">
            <text:p>$445,328.60</text:p>
          </table:table-cell>
          <table:table-cell table:style-name="ce1" table:formula="of:=[.K109]" office:value-type="currency" office:currency="USD" office:value="849451.258328574" calcext:value-type="currency">
            <text:p>$849,451.26</text:p>
          </table:table-cell>
          <table:table-cell table:style-name="ce1" table:formula="of:=[.L109]" office:value-type="currency" office:currency="USD" office:value="1284148.98534171" calcext:value-type="currency">
            <text:p>$1,284,148.9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bulb costs 5 years</text:p>
          </table:table-cell>
          <table:table-cell table:style-name="ce1" table:formula="of:=[.C110]*60*2.5" office:value-type="currency" office:currency="USD" office:value="83818.7702265372" calcext:value-type="currency">
            <text:p>$83,818.77</text:p>
          </table:table-cell>
          <table:table-cell table:style-name="ce1" table:formula="of:=[.B110]*60*2.5" office:value-type="currency" office:currency="USD" office:value="141728.536074624" calcext:value-type="currency">
            <text:p>$141,728.54</text:p>
          </table:table-cell>
          <table:table-cell table:style-name="ce1" table:formula="of:=[.F110]*60*2.5" office:value-type="currency" office:currency="USD" office:value="199102.10038708" calcext:value-type="currency">
            <text:p>$199,102.10</text:p>
          </table:table-cell>
          <table:table-cell table:style-name="ce1" table:formula="of:=[.G110]*60*2.5" office:value-type="currency" office:currency="USD" office:value="257548.067770798" calcext:value-type="currency">
            <text:p>$257,548.0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tal 5 year costs</text:p>
          </table:table-cell>
          <table:table-cell table:style-name="ce1" table:formula="of:=SUM([.I129:.I131])" office:value-type="currency" office:currency="USD" office:value="496099.37813313" calcext:value-type="currency">
            <text:p>$496,099.38</text:p>
          </table:table-cell>
          <table:table-cell table:style-name="ce1" table:formula="of:=SUM([.J129:.J131])" office:value-type="currency" office:currency="USD" office:value="964999.899739831" calcext:value-type="currency">
            <text:p>$964,999.90</text:p>
          </table:table-cell>
          <table:table-cell table:style-name="ce1" table:formula="of:=SUM([.K129:.K131])" office:value-type="currency" office:currency="USD" office:value="1579492.2930812" calcext:value-type="currency">
            <text:p>$1,579,492.29</text:p>
          </table:table-cell>
          <table:table-cell table:style-name="ce1" table:formula="of:=SUM([.L129:.L131])" office:value-type="currency" office:currency="USD" office:value="2228491.9005013" calcext:value-type="currency">
            <text:p>$2,228,491.9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possible yield</text:p>
          </table:table-cell>
          <table:table-cell table:formula="of:=[.I110]*5" office:value-type="float" office:value="56273.1481481482" calcext:value-type="float">
            <text:p>56273.1481481482</text:p>
          </table:table-cell>
          <table:table-cell table:formula="of:=[.J110]*5" office:value-type="float" office:value="62416.087962963" calcext:value-type="float">
            <text:p>62416.087962963</text:p>
          </table:table-cell>
          <table:table-cell table:formula="of:=[.K110]*5" office:value-type="float" office:value="72092.0138888889" calcext:value-type="float">
            <text:p>72092.0138888889</text:p>
          </table:table-cell>
          <table:table-cell table:formula="of:=[.L110]*5" office:value-type="float" office:value="82500" calcext:value-type="float">
            <text:p>8250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" office:value-type="currency" office:currency="USD" office:value="100" calcext:value-type="currency">
            <text:p>$100.00</text:p>
          </table:table-cell>
          <table:table-cell table:style-name="ce1" table:formula="of:=[.H137]*56273" office:value-type="currency" office:currency="USD" office:value="5627300" calcext:value-type="currency">
            <text:p>$5,627,300.00</text:p>
          </table:table-cell>
          <table:table-cell table:style-name="ce1" table:formula="of:=[.H137]*62416" office:value-type="currency" office:currency="USD" office:value="6241600" calcext:value-type="currency">
            <text:p>$6,241,600.00</text:p>
          </table:table-cell>
          <table:table-cell table:style-name="ce1" table:formula="of:=[.H137]*72092" office:value-type="currency" office:currency="USD" office:value="7209200" calcext:value-type="currency">
            <text:p>$7,209,200.00</text:p>
          </table:table-cell>
          <table:table-cell table:style-name="ce1" table:formula="of:=[.H137]*82500" office:value-type="currency" office:currency="USD" office:value="8250000" calcext:value-type="currency">
            <text:p>$8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200" calcext:value-type="currency">
            <text:p>$200.00</text:p>
          </table:table-cell>
          <table:table-cell table:style-name="ce1" table:formula="of:=[.H138]*56273" office:value-type="currency" office:currency="USD" office:value="11254600" calcext:value-type="currency">
            <text:p>$11,254,600.00</text:p>
          </table:table-cell>
          <table:table-cell table:style-name="ce1" table:formula="of:=[.H138]*62416" office:value-type="currency" office:currency="USD" office:value="12483200" calcext:value-type="currency">
            <text:p>$12,483,200.00</text:p>
          </table:table-cell>
          <table:table-cell table:style-name="ce1" table:formula="of:=[.H138]*72092" office:value-type="currency" office:currency="USD" office:value="14418400" calcext:value-type="currency">
            <text:p>$14,418,400.00</text:p>
          </table:table-cell>
          <table:table-cell table:style-name="ce1" table:formula="of:=[.H138]*82500" office:value-type="currency" office:currency="USD" office:value="16500000" calcext:value-type="currency">
            <text:p>$16,5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300" calcext:value-type="currency">
            <text:p>$300.00</text:p>
          </table:table-cell>
          <table:table-cell table:style-name="ce1" table:formula="of:=[.H139]*56273" office:value-type="currency" office:currency="USD" office:value="16881900" calcext:value-type="currency">
            <text:p>$16,881,900.00</text:p>
          </table:table-cell>
          <table:table-cell table:style-name="ce1" table:formula="of:=[.H139]*62416" office:value-type="currency" office:currency="USD" office:value="18724800" calcext:value-type="currency">
            <text:p>$18,724,800.00</text:p>
          </table:table-cell>
          <table:table-cell table:style-name="ce1" table:formula="of:=[.H139]*72092" office:value-type="currency" office:currency="USD" office:value="21627600" calcext:value-type="currency">
            <text:p>$21,627,600.00</text:p>
          </table:table-cell>
          <table:table-cell table:style-name="ce1" table:formula="of:=[.H139]*82500" office:value-type="currency" office:currency="USD" office:value="24750000" calcext:value-type="currency">
            <text:p>$24,7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400" calcext:value-type="currency">
            <text:p>$400.00</text:p>
          </table:table-cell>
          <table:table-cell table:style-name="ce1" table:formula="of:=[.H140]*56273" office:value-type="currency" office:currency="USD" office:value="22509200" calcext:value-type="currency">
            <text:p>$22,509,200.00</text:p>
          </table:table-cell>
          <table:table-cell table:style-name="ce1" table:formula="of:=[.H140]*62416" office:value-type="currency" office:currency="USD" office:value="24966400" calcext:value-type="currency">
            <text:p>$24,966,400.00</text:p>
          </table:table-cell>
          <table:table-cell table:style-name="ce1" table:formula="of:=[.H140]*72092" office:value-type="currency" office:currency="USD" office:value="28836800" calcext:value-type="currency">
            <text:p>$28,836,800.00</text:p>
          </table:table-cell>
          <table:table-cell table:style-name="ce1" table:formula="of:=[.H140]*82500" office:value-type="currency" office:currency="USD" office:value="33000000" calcext:value-type="currency">
            <text:p>$33,0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500" calcext:value-type="currency">
            <text:p>$500.00</text:p>
          </table:table-cell>
          <table:table-cell table:style-name="ce1" table:formula="of:=[.H141]*56273" office:value-type="currency" office:currency="USD" office:value="28136500" calcext:value-type="currency">
            <text:p>$28,136,500.00</text:p>
          </table:table-cell>
          <table:table-cell table:style-name="ce1" table:formula="of:=[.H141]*62416" office:value-type="currency" office:currency="USD" office:value="31208000" calcext:value-type="currency">
            <text:p>$31,208,000.00</text:p>
          </table:table-cell>
          <table:table-cell table:style-name="ce1" table:formula="of:=[.H141]*72092" office:value-type="currency" office:currency="USD" office:value="36046000" calcext:value-type="currency">
            <text:p>$36,046,000.00</text:p>
          </table:table-cell>
          <table:table-cell table:style-name="ce1" table:formula="of:=[.H141]*82500" office:value-type="currency" office:currency="USD" office:value="41250000" calcext:value-type="currency">
            <text:p>$41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600" calcext:value-type="currency">
            <text:p>$600.00</text:p>
          </table:table-cell>
          <table:table-cell table:style-name="ce1" table:formula="of:=[.H142]*56273" office:value-type="currency" office:currency="USD" office:value="33763800" calcext:value-type="currency">
            <text:p>$33,763,800.00</text:p>
          </table:table-cell>
          <table:table-cell table:style-name="ce1" table:formula="of:=[.H142]*62416" office:value-type="currency" office:currency="USD" office:value="37449600" calcext:value-type="currency">
            <text:p>$37,449,600.00</text:p>
          </table:table-cell>
          <table:table-cell table:style-name="ce1" table:formula="of:=[.H142]*72092" office:value-type="currency" office:currency="USD" office:value="43255200" calcext:value-type="currency">
            <text:p>$43,255,200.00</text:p>
          </table:table-cell>
          <table:table-cell table:style-name="ce1" table:formula="of:=[.H142]*82500" office:value-type="currency" office:currency="USD" office:value="49500000" calcext:value-type="currency">
            <text:p>$49,5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700" calcext:value-type="currency">
            <text:p>$700.00</text:p>
          </table:table-cell>
          <table:table-cell table:style-name="ce1" table:formula="of:=[.H143]*56273" office:value-type="currency" office:currency="USD" office:value="39391100" calcext:value-type="currency">
            <text:p>$39,391,100.00</text:p>
          </table:table-cell>
          <table:table-cell table:style-name="ce1" table:formula="of:=[.H143]*62416" office:value-type="currency" office:currency="USD" office:value="43691200" calcext:value-type="currency">
            <text:p>$43,691,200.00</text:p>
          </table:table-cell>
          <table:table-cell table:style-name="ce1" table:formula="of:=[.H143]*72092" office:value-type="currency" office:currency="USD" office:value="50464400" calcext:value-type="currency">
            <text:p>$50,464,400.00</text:p>
          </table:table-cell>
          <table:table-cell table:style-name="ce1" table:formula="of:=[.H143]*82500" office:value-type="currency" office:currency="USD" office:value="57750000" calcext:value-type="currency">
            <text:p>$57,7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800" calcext:value-type="currency">
            <text:p>$800.00</text:p>
          </table:table-cell>
          <table:table-cell table:style-name="ce1" table:formula="of:=[.H144]*56273" office:value-type="currency" office:currency="USD" office:value="45018400" calcext:value-type="currency">
            <text:p>$45,018,400.00</text:p>
          </table:table-cell>
          <table:table-cell table:style-name="ce1" table:formula="of:=[.H144]*62416" office:value-type="currency" office:currency="USD" office:value="49932800" calcext:value-type="currency">
            <text:p>$49,932,800.00</text:p>
          </table:table-cell>
          <table:table-cell table:style-name="ce1" table:formula="of:=[.H144]*72092" office:value-type="currency" office:currency="USD" office:value="57673600" calcext:value-type="currency">
            <text:p>$57,673,600.00</text:p>
          </table:table-cell>
          <table:table-cell table:style-name="ce1" table:formula="of:=[.H144]*82500" office:value-type="currency" office:currency="USD" office:value="66000000" calcext:value-type="currency">
            <text:p>$66,00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900" calcext:value-type="currency">
            <text:p>$900.00</text:p>
          </table:table-cell>
          <table:table-cell table:style-name="ce1" table:formula="of:=[.H145]*56273" office:value-type="currency" office:currency="USD" office:value="50645700" calcext:value-type="currency">
            <text:p>$50,645,700.00</text:p>
          </table:table-cell>
          <table:table-cell table:style-name="ce1" table:formula="of:=[.H145]*62416" office:value-type="currency" office:currency="USD" office:value="56174400" calcext:value-type="currency">
            <text:p>$56,174,400.00</text:p>
          </table:table-cell>
          <table:table-cell table:style-name="ce1" table:formula="of:=[.H145]*72092" office:value-type="currency" office:currency="USD" office:value="64882800" calcext:value-type="currency">
            <text:p>$64,882,800.00</text:p>
          </table:table-cell>
          <table:table-cell table:style-name="ce1" table:formula="of:=[.H145]*82500" office:value-type="currency" office:currency="USD" office:value="74250000" calcext:value-type="currency">
            <text:p>$74,250,000.0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" office:value-type="currency" office:currency="USD" office:value="1000" calcext:value-type="currency">
            <text:p>$1,000.00</text:p>
          </table:table-cell>
          <table:table-cell table:style-name="ce1" table:formula="of:=[.H146]*56273" office:value-type="currency" office:currency="USD" office:value="56273000" calcext:value-type="currency">
            <text:p>$56,273,000.00</text:p>
          </table:table-cell>
          <table:table-cell table:style-name="ce1" table:formula="of:=[.H146]*62416" office:value-type="currency" office:currency="USD" office:value="62416000" calcext:value-type="currency">
            <text:p>$62,416,000.00</text:p>
          </table:table-cell>
          <table:table-cell table:style-name="ce1" table:formula="of:=[.H146]*72092" office:value-type="currency" office:currency="USD" office:value="72092000" calcext:value-type="currency">
            <text:p>$72,092,000.00</text:p>
          </table:table-cell>
          <table:table-cell table:style-name="ce1" table:formula="of:=[.H146]*82500" office:value-type="currency" office:currency="USD" office:value="82500000" calcext:value-type="currency">
            <text:p>$82,500,000.0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net</text:p>
          </table:table-cell>
          <table:table-cell table:style-name="ce1" table:formula="of:=[.I146]-[.I132]" office:value-type="currency" office:currency="USD" office:value="55776900.6218669" calcext:value-type="currency">
            <text:p>$55,776,900.62</text:p>
          </table:table-cell>
          <table:table-cell table:style-name="ce1" table:formula="of:=[.J146]-[.J132]" office:value-type="currency" office:currency="USD" office:value="61451000.1002602" calcext:value-type="currency">
            <text:p>$61,451,000.10</text:p>
          </table:table-cell>
          <table:table-cell table:style-name="ce1" table:formula="of:=[.K146]-[.K132]" office:value-type="currency" office:currency="USD" office:value="70512507.7069188" calcext:value-type="currency">
            <text:p>$70,512,507.71</text:p>
          </table:table-cell>
          <table:table-cell table:style-name="ce1" table:formula="of:=[.L146]-[.L132]" office:value-type="currency" office:currency="USD" office:value="80271508.0994987" calcext:value-type="currency">
            <text:p>$80,271,508.10</text:p>
          </table:table-cell>
          <table:table-cell table:number-columns-repeated="11"/>
        </table:table-row>
        <table:table-row table:style-name="ro1" table:number-rows-repeated="104842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McCloud" table:style-name="ta1">
        <table:shapes>
          <draw:frame draw:z-index="0" draw:style-name="gr1" draw:text-style-name="P1" svg:width="453.51pt" svg:height="255.09pt" svg:x="1096.78pt" svg:y="902.58pt">
            <loext:p draw:notify-on-update-of-ranges="McCloud.H78:McCloud.H78 McCloud.H79:McCloud.H88 McCloud.I78:McCloud.I78 McCloud.I79:McCloud.I88 McCloud.J78:McCloud.J78 McCloud.J79:McCloud.J8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row table:style-name="ro1">
          <table:table-cell table:number-columns-repeated="12"/>
          <table:table-cell office:value-type="string" calcext:value-type="string">
            <text:p>27500 + 1600 sq ft = 29100 sq ft</text:p>
          </table:table-cell>
          <table:table-cell/>
          <table:table-cell office:value-type="string" calcext:value-type="string">
            <text:p>2750 + 1600 sq ft = 4350 sq ft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1751 PAR per light</text:p>
          </table:table-cell>
          <table:table-cell office:value-type="string" calcext:value-type="string">
            <text:p>1033 watts per light</text:p>
          </table:table-cell>
          <table:table-cell/>
          <table:table-cell office:value-type="string" calcext:value-type="string">
            <text:p>2704 sq meter</text:p>
          </table:table-cell>
          <table:table-cell/>
          <table:table-cell office:value-type="string" calcext:value-type="string">
            <text:p>404 sq meter</text:p>
          </table:table-cell>
          <table:table-cell/>
          <table:table-cell office:value-type="string" calcext:value-type="string">
            <text:p>$0.25/kWh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gavita spacing/m2</text:p>
          </table:table-cell>
          <table:table-cell office:value-type="string" calcext:value-type="string">
            <text:p>gavita kWh/m2</text:p>
          </table:table-cell>
          <table:table-cell table:number-columns-repeated="2" office:value-type="string" calcext:value-type="string">
            <text:p>12 hour gavita kWh/m2/d</text:p>
          </table:table-cell>
          <table:table-cell table:number-columns-repeated="2" office:value-type="string" calcext:value-type="string">
            <text:p>18 hour gavita kWh/m2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 table:style-name="ce1" office:value-type="string" calcext:value-type="string">
            <text:p>ounces per sq ft</text:p>
          </table:table-cell>
          <table:table-cell office:value-type="string" calcext:value-type="string">
            <text:p>ounces per month</text:p>
          </table:table-cell>
          <table:table-cell office:value-type="string" calcext:value-type="string">
            <text:p>pounds per month</text:p>
          </table:table-cell>
          <table:table-cell office:value-type="string" calcext:value-type="string">
            <text:p>gross at $800 lb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table:formula="of:=[.B5]*0.8" office:value-type="float" office:value="10" calcext:value-type="float">
            <text:p>10</text:p>
          </table:table-cell>
          <table:table-cell table:formula="of:=[.C5]*0.8" office:value-type="float" office:value="8" calcext:value-type="float">
            <text:p>8</text:p>
          </table:table-cell>
          <table:table-cell table:formula="of:=32.4 - [.D5]" office:value-type="float" office:value="24.4" calcext:value-type="float">
            <text:p>24.4</text:p>
          </table:table-cell>
          <table:table-cell table:formula="of:= IF([.E5]&gt;0;[.E5];0)" office:value-type="float" office:value="24.4" calcext:value-type="float">
            <text:p>24.4</text:p>
          </table:table-cell>
          <table:table-cell table:formula="of:=IF([.F5]&gt;0;32.4;[.D5])" office:value-type="float" office:value="32.4" calcext:value-type="float">
            <text:p>32.4</text:p>
          </table:table-cell>
          <table:table-cell table:formula="of:=[.G5]/0.0864 * 2" office:value-type="float" office:value="750" calcext:value-type="float">
            <text:p>750</text:p>
          </table:table-cell>
          <table:table-cell table:formula="of:=[.F5]/0.0864 * 2" office:value-type="float" office:value="564.814814814815" calcext:value-type="float">
            <text:p>564.8148148148</text:p>
          </table:table-cell>
          <table:table-cell table:formula="of:=[.I5]/1751" office:value-type="float" office:value="0.322566998752036" calcext:value-type="float">
            <text:p>0.3225669988</text:p>
          </table:table-cell>
          <table:table-cell table:formula="of:=1.033 *[.J5]" office:value-type="float" office:value="0.333211709710853" calcext:value-type="float">
            <text:p>0.3332117097</text:p>
          </table:table-cell>
          <table:table-cell table:formula="of:=[.K5]*12" office:value-type="float" office:value="3.99854051653024" calcext:value-type="float">
            <text:p>3.9985405165</text:p>
          </table:table-cell>
          <table:table-cell table:formula="of:=[.L5]*2704" office:value-type="float" office:value="10812.0535566978" calcext:value-type="float">
            <text:p>10812.0535566978</text:p>
          </table:table-cell>
          <table:table-cell table:formula="of:=[.K20]*18" office:value-type="float" office:value="3.34304207119741" calcext:value-type="float">
            <text:p>3.3430420712</text:p>
          </table:table-cell>
          <table:table-cell table:formula="of:=[.N5]*404" office:value-type="float" office:value="1350.58899676375" calcext:value-type="float">
            <text:p>1350.5889967638</text:p>
          </table:table-cell>
          <table:table-cell table:formula="of:=[.O5]+[.M5]" office:value-type="float" office:value="12162.6425534615" calcext:value-type="float">
            <text:p>12162.6425534615</text:p>
          </table:table-cell>
          <table:table-cell table:formula="of:=[.P5]*0.25" office:value-type="currency" office:currency="USD" office:value="3040.66063836538" calcext:value-type="currency">
            <text:p>$3,040.66</text:p>
          </table:table-cell>
          <table:table-cell table:style-name="ce1" table:formula="of:=[.Q5]*30" office:value-type="currency" office:currency="USD" office:value="91219.8191509613" calcext:value-type="currency">
            <text:p>$91,219.82</text:p>
          </table:table-cell>
          <table:table-cell table:formula="of:=0.75 + ([.H5]*0.001)" office:value-type="float" office:value="1.5" calcext:value-type="float">
            <text:p>1.5</text:p>
          </table:table-cell>
          <table:table-cell table:formula="of:=[.S5]*2750 * 4" office:value-type="float" office:value="16500" calcext:value-type="float">
            <text:p>16500</text:p>
          </table:table-cell>
          <table:table-cell table:formula="of:=[.T5]/16" office:value-type="float" office:value="1031.25" calcext:value-type="float">
            <text:p>1031.25</text:p>
          </table:table-cell>
          <table:table-cell table:style-name="ce1" table:formula="of:=[.U5]*800" office:value-type="currency" office:currency="USD" office:value="825000" calcext:value-type="currency">
            <text:p>$825,000.00</text:p>
          </table:table-cell>
          <table:table-cell table:style-name="ce1" table:formula="of:=[.V5]-[.R5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table:formula="of:=[.B6]*0.8" office:value-type="float" office:value="14" calcext:value-type="float">
            <text:p>14</text:p>
          </table:table-cell>
          <table:table-cell table:formula="of:=[.C6]*0.8" office:value-type="float" office:value="11.2" calcext:value-type="float">
            <text:p>11.2</text:p>
          </table:table-cell>
          <table:table-cell table:formula="of:=32.4 - [.D6]" office:value-type="float" office:value="21.2" calcext:value-type="float">
            <text:p>21.2</text:p>
          </table:table-cell>
          <table:table-cell table:formula="of:= IF([.E6]&gt;0;[.E6];0)" office:value-type="float" office:value="21.2" calcext:value-type="float">
            <text:p>21.2</text:p>
          </table:table-cell>
          <table:table-cell table:formula="of:=IF([.F6]&gt;0;32.4;[.D6])" office:value-type="float" office:value="32.4" calcext:value-type="float">
            <text:p>32.4</text:p>
          </table:table-cell>
          <table:table-cell table:formula="of:=[.G6]/0.0864 * 2" office:value-type="float" office:value="750" calcext:value-type="float">
            <text:p>750</text:p>
          </table:table-cell>
          <table:table-cell table:formula="of:=[.F6]/0.0864 * 2" office:value-type="float" office:value="490.740740740741" calcext:value-type="float">
            <text:p>490.7407407407</text:p>
          </table:table-cell>
          <table:table-cell table:formula="of:=[.I6]/1751" office:value-type="float" office:value="0.280263130063244" calcext:value-type="float">
            <text:p>0.2802631301</text:p>
          </table:table-cell>
          <table:table-cell table:formula="of:=1.033 *[.J6]" office:value-type="float" office:value="0.289511813355331" calcext:value-type="float">
            <text:p>0.2895118134</text:p>
          </table:table-cell>
          <table:table-cell table:formula="of:=[.K6]*12" office:value-type="float" office:value="3.47414176026398" calcext:value-type="float">
            <text:p>3.4741417603</text:p>
          </table:table-cell>
          <table:table-cell table:formula="of:=[.L6]*2704" office:value-type="float" office:value="9394.07931975379" calcext:value-type="float">
            <text:p>9394.0793197538</text:p>
          </table:table-cell>
          <table:table-cell table:formula="of:=[.K21]*18" office:value-type="float" office:value="2.55644393679802" calcext:value-type="float">
            <text:p>2.5564439368</text:p>
          </table:table-cell>
          <table:table-cell table:formula="of:=[.N6]*404" office:value-type="float" office:value="1032.8033504664" calcext:value-type="float">
            <text:p>1032.8033504664</text:p>
          </table:table-cell>
          <table:table-cell table:formula="of:=[.O6]+[.M6]" office:value-type="float" office:value="10426.8826702202" calcext:value-type="float">
            <text:p>10426.8826702202</text:p>
          </table:table-cell>
          <table:table-cell table:formula="of:=[.P6]*0.25" office:value-type="currency" office:currency="USD" office:value="2606.72066755505" calcext:value-type="currency">
            <text:p>$2,606.72</text:p>
          </table:table-cell>
          <table:table-cell table:style-name="ce1" table:formula="of:=[.Q6]*30" office:value-type="currency" office:currency="USD" office:value="78201.6200266514" calcext:value-type="currency">
            <text:p>$78,201.62</text:p>
          </table:table-cell>
          <table:table-cell table:formula="of:=0.75 + ([.H6]*0.001)" office:value-type="float" office:value="1.5" calcext:value-type="float">
            <text:p>1.5</text:p>
          </table:table-cell>
          <table:table-cell table:formula="of:=[.S6]*2750 * 4" office:value-type="float" office:value="16500" calcext:value-type="float">
            <text:p>16500</text:p>
          </table:table-cell>
          <table:table-cell table:formula="of:=[.T6]/16" office:value-type="float" office:value="1031.25" calcext:value-type="float">
            <text:p>1031.25</text:p>
          </table:table-cell>
          <table:table-cell table:style-name="ce1" table:formula="of:=[.U6]*800" office:value-type="currency" office:currency="USD" office:value="825000" calcext:value-type="currency">
            <text:p>$825,000.00</text:p>
          </table:table-cell>
          <table:table-cell table:style-name="ce1" table:formula="of:=[.V6]-[.R6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table:formula="of:=[.B7]*0.8" office:value-type="float" office:value="22" calcext:value-type="float">
            <text:p>22</text:p>
          </table:table-cell>
          <table:table-cell table:formula="of:=[.C7]*0.8" office:value-type="float" office:value="17.6" calcext:value-type="float">
            <text:p>17.6</text:p>
          </table:table-cell>
          <table:table-cell table:formula="of:=32.4 - [.D7]" office:value-type="float" office:value="14.8" calcext:value-type="float">
            <text:p>14.8</text:p>
          </table:table-cell>
          <table:table-cell table:formula="of:= IF([.E7]&gt;0;[.E7];0)" office:value-type="float" office:value="14.8" calcext:value-type="float">
            <text:p>14.8</text:p>
          </table:table-cell>
          <table:table-cell table:formula="of:=IF([.F7]&gt;0;32.4;[.D7])" office:value-type="float" office:value="32.4" calcext:value-type="float">
            <text:p>32.4</text:p>
          </table:table-cell>
          <table:table-cell table:formula="of:=[.G7]/0.0864 * 2" office:value-type="float" office:value="750" calcext:value-type="float">
            <text:p>750</text:p>
          </table:table-cell>
          <table:table-cell table:formula="of:=[.F7]/0.0864 * 2" office:value-type="float" office:value="342.592592592593" calcext:value-type="float">
            <text:p>342.5925925926</text:p>
          </table:table-cell>
          <table:table-cell table:formula="of:=[.I7]/1751" office:value-type="float" office:value="0.195655392685661" calcext:value-type="float">
            <text:p>0.1956553927</text:p>
          </table:table-cell>
          <table:table-cell table:formula="of:=1.033 *[.J7]" office:value-type="float" office:value="0.202112020644288" calcext:value-type="float">
            <text:p>0.2021120206</text:p>
          </table:table-cell>
          <table:table-cell table:formula="of:=[.K7]*12" office:value-type="float" office:value="2.42534424773145" calcext:value-type="float">
            <text:p>2.4253442477</text:p>
          </table:table-cell>
          <table:table-cell table:formula="of:=[.L7]*2704" office:value-type="float" office:value="6558.13084586585" calcext:value-type="float">
            <text:p>6558.1308458659</text:p>
          </table:table-cell>
          <table:table-cell table:formula="of:=[.K22]*18" office:value-type="float" office:value="0.983247667999238" calcext:value-type="float">
            <text:p>0.983247668</text:p>
          </table:table-cell>
          <table:table-cell table:formula="of:=[.N7]*404" office:value-type="float" office:value="397.232057871692" calcext:value-type="float">
            <text:p>397.2320578717</text:p>
          </table:table-cell>
          <table:table-cell table:formula="of:=[.O7]+[.M7]" office:value-type="float" office:value="6955.36290373754" calcext:value-type="float">
            <text:p>6955.3629037376</text:p>
          </table:table-cell>
          <table:table-cell table:formula="of:=[.P7]*0.25" office:value-type="currency" office:currency="USD" office:value="1738.84072593439" calcext:value-type="currency">
            <text:p>$1,738.84</text:p>
          </table:table-cell>
          <table:table-cell table:style-name="ce1" table:formula="of:=[.Q7]*30" office:value-type="currency" office:currency="USD" office:value="52165.2217780316" calcext:value-type="currency">
            <text:p>$52,165.22</text:p>
          </table:table-cell>
          <table:table-cell table:formula="of:=0.75 + ([.H7]*0.001)" office:value-type="float" office:value="1.5" calcext:value-type="float">
            <text:p>1.5</text:p>
          </table:table-cell>
          <table:table-cell table:formula="of:=[.S7]*2750 * 4" office:value-type="float" office:value="16500" calcext:value-type="float">
            <text:p>16500</text:p>
          </table:table-cell>
          <table:table-cell table:formula="of:=[.T7]/16" office:value-type="float" office:value="1031.25" calcext:value-type="float">
            <text:p>1031.25</text:p>
          </table:table-cell>
          <table:table-cell table:style-name="ce1" table:formula="of:=[.U7]*800" office:value-type="currency" office:currency="USD" office:value="825000" calcext:value-type="currency">
            <text:p>$825,000.00</text:p>
          </table:table-cell>
          <table:table-cell table:style-name="ce1" table:formula="of:=[.V7]-[.R7]" office:value-type="currency" office:currency="USD" office:value="772834.778221969" calcext:value-type="currency">
            <text:p>$772,834.7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table:formula="of:=[.B8]*0.8" office:value-type="float" office:value="30" calcext:value-type="float">
            <text:p>30</text:p>
          </table:table-cell>
          <table:table-cell table:formula="of:=[.C8]*0.8" office:value-type="float" office:value="24" calcext:value-type="float">
            <text:p>24</text:p>
          </table:table-cell>
          <table:table-cell table:formula="of:=32.4 - [.D8]" office:value-type="float" office:value="8.4" calcext:value-type="float">
            <text:p>8.4</text:p>
          </table:table-cell>
          <table:table-cell table:formula="of:= IF([.E8]&gt;0;[.E8];0)" office:value-type="float" office:value="8.4" calcext:value-type="float">
            <text:p>8.4</text:p>
          </table:table-cell>
          <table:table-cell table:formula="of:=IF([.F8]&gt;0;32.4;[.D8])" office:value-type="float" office:value="32.4" calcext:value-type="float">
            <text:p>32.4</text:p>
          </table:table-cell>
          <table:table-cell table:formula="of:=[.G8]/0.0864 * 2" office:value-type="float" office:value="750" calcext:value-type="float">
            <text:p>750</text:p>
          </table:table-cell>
          <table:table-cell table:formula="of:=[.F8]/0.0864 * 2" office:value-type="float" office:value="194.444444444444" calcext:value-type="float">
            <text:p>194.4444444444</text:p>
          </table:table-cell>
          <table:table-cell table:formula="of:=[.I8]/1751" office:value-type="float" office:value="0.111047655308078" calcext:value-type="float">
            <text:p>0.1110476553</text:p>
          </table:table-cell>
          <table:table-cell table:formula="of:=1.033 *[.J8]" office:value-type="float" office:value="0.114712227933244" calcext:value-type="float">
            <text:p>0.1147122279</text:p>
          </table:table-cell>
          <table:table-cell table:formula="of:=[.K8]*12" office:value-type="float" office:value="1.37654673519893" calcext:value-type="float">
            <text:p>1.3765467352</text:p>
          </table:table-cell>
          <table:table-cell table:formula="of:=[.L8]*2704" office:value-type="float" office:value="3722.18237197792" calcext:value-type="float">
            <text:p>3722.1823719779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8]*404" office:value-type="float" office:value="0" calcext:value-type="float">
            <text:p>0</text:p>
          </table:table-cell>
          <table:table-cell table:formula="of:=[.O8]+[.M8]" office:value-type="float" office:value="3722.18237197792" calcext:value-type="float">
            <text:p>3722.1823719779</text:p>
          </table:table-cell>
          <table:table-cell table:formula="of:=[.P8]*0.25" office:value-type="currency" office:currency="USD" office:value="930.545592994479" calcext:value-type="currency">
            <text:p>$930.55</text:p>
          </table:table-cell>
          <table:table-cell table:style-name="ce1" table:formula="of:=[.Q8]*30" office:value-type="currency" office:currency="USD" office:value="27916.3677898344" calcext:value-type="currency">
            <text:p>$27,916.37</text:p>
          </table:table-cell>
          <table:table-cell table:formula="of:=0.75 + ([.H8]*0.001)" office:value-type="float" office:value="1.5" calcext:value-type="float">
            <text:p>1.5</text:p>
          </table:table-cell>
          <table:table-cell table:formula="of:=[.S8]*2750 * 4" office:value-type="float" office:value="16500" calcext:value-type="float">
            <text:p>16500</text:p>
          </table:table-cell>
          <table:table-cell table:formula="of:=[.T8]/16" office:value-type="float" office:value="1031.25" calcext:value-type="float">
            <text:p>1031.25</text:p>
          </table:table-cell>
          <table:table-cell table:style-name="ce1" table:formula="of:=[.U8]*800" office:value-type="currency" office:currency="USD" office:value="825000" calcext:value-type="currency">
            <text:p>$825,000.00</text:p>
          </table:table-cell>
          <table:table-cell table:style-name="ce1" table:formula="of:=[.V8]-[.R8]" office:value-type="currency" office:currency="USD" office:value="797083.632210166" calcext:value-type="currency">
            <text:p>$797,083.63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table:formula="of:=[.B9]*0.8" office:value-type="float" office:value="38" calcext:value-type="float">
            <text:p>38</text:p>
          </table:table-cell>
          <table:table-cell table:formula="of:=[.C9]*0.8" office:value-type="float" office:value="30.4" calcext:value-type="float">
            <text:p>30.4</text:p>
          </table:table-cell>
          <table:table-cell table:formula="of:=32.4 - [.D9]" office:value-type="float" office:value="2" calcext:value-type="float">
            <text:p>2</text:p>
          </table:table-cell>
          <table:table-cell table:formula="of:= IF([.E9]&gt;0;[.E9];0)" office:value-type="float" office:value="2" calcext:value-type="float">
            <text:p>2</text:p>
          </table:table-cell>
          <table:table-cell table:formula="of:=IF([.F9]&gt;0;32.4;[.D9])" office:value-type="float" office:value="32.4" calcext:value-type="float">
            <text:p>32.4</text:p>
          </table:table-cell>
          <table:table-cell table:formula="of:=[.G9]/0.0864 * 2" office:value-type="float" office:value="750" calcext:value-type="float">
            <text:p>750</text:p>
          </table:table-cell>
          <table:table-cell table:formula="of:=[.F9]/0.0864 * 2" office:value-type="float" office:value="46.2962962962962" calcext:value-type="float">
            <text:p>46.2962962963</text:p>
          </table:table-cell>
          <table:table-cell table:formula="of:=[.I9]/1751" office:value-type="float" office:value="0.0264399179304947" calcext:value-type="float">
            <text:p>0.0264399179</text:p>
          </table:table-cell>
          <table:table-cell table:formula="of:=1.033 *[.J9]" office:value-type="float" office:value="0.027312435222201" calcext:value-type="float">
            <text:p>0.0273124352</text:p>
          </table:table-cell>
          <table:table-cell table:formula="of:=[.K9]*12" office:value-type="float" office:value="0.327749222666412" calcext:value-type="float">
            <text:p>0.3277492227</text:p>
          </table:table-cell>
          <table:table-cell table:formula="of:=[.L9]*2704" office:value-type="float" office:value="886.233898089979" calcext:value-type="float">
            <text:p>886.23389809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9]*404" office:value-type="float" office:value="0" calcext:value-type="float">
            <text:p>0</text:p>
          </table:table-cell>
          <table:table-cell table:formula="of:=[.O9]+[.M9]" office:value-type="float" office:value="886.233898089979" calcext:value-type="float">
            <text:p>886.23389809</text:p>
          </table:table-cell>
          <table:table-cell table:formula="of:=[.P9]*0.25" office:value-type="currency" office:currency="USD" office:value="221.558474522495" calcext:value-type="currency">
            <text:p>$221.56</text:p>
          </table:table-cell>
          <table:table-cell table:style-name="ce1" table:formula="of:=[.Q9]*30" office:value-type="currency" office:currency="USD" office:value="6646.75423567484" calcext:value-type="currency">
            <text:p>$6,646.75</text:p>
          </table:table-cell>
          <table:table-cell table:formula="of:=0.75 + ([.H9]*0.001)" office:value-type="float" office:value="1.5" calcext:value-type="float">
            <text:p>1.5</text:p>
          </table:table-cell>
          <table:table-cell table:formula="of:=[.S9]*2750 * 4" office:value-type="float" office:value="16500" calcext:value-type="float">
            <text:p>16500</text:p>
          </table:table-cell>
          <table:table-cell table:formula="of:=[.T9]/16" office:value-type="float" office:value="1031.25" calcext:value-type="float">
            <text:p>1031.25</text:p>
          </table:table-cell>
          <table:table-cell table:style-name="ce1" table:formula="of:=[.U9]*800" office:value-type="currency" office:currency="USD" office:value="825000" calcext:value-type="currency">
            <text:p>$825,000.00</text:p>
          </table:table-cell>
          <table:table-cell table:style-name="ce1" table:formula="of:=[.V9]-[.R9]" office:value-type="currency" office:currency="USD" office:value="818353.245764325" calcext:value-type="currency">
            <text:p>$818,353.2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10]*0.8" office:value-type="float" office:value="42" calcext:value-type="float">
            <text:p>42</text:p>
          </table:table-cell>
          <table:table-cell table:formula="of:=[.C10]*0.8" office:value-type="float" office:value="33.6" calcext:value-type="float">
            <text:p>33.6</text:p>
          </table:table-cell>
          <table:table-cell table:formula="of:=32.4 - [.D10]" office:value-type="float" office:value="-1.2" calcext:value-type="float">
            <text:p>-1.2</text:p>
          </table:table-cell>
          <table:table-cell table:formula="of:= IF([.E10]&gt;0;[.E10];0)" office:value-type="float" office:value="0" calcext:value-type="float">
            <text:p>0</text:p>
          </table:table-cell>
          <table:table-cell table:formula="of:=IF([.F10]&gt;0;32.4;[.D10])" office:value-type="float" office:value="33.6" calcext:value-type="float">
            <text:p>33.6</text:p>
          </table:table-cell>
          <table:table-cell table:formula="of:=[.G10]/0.0864 * 2" office:value-type="float" office:value="777.777777777778" calcext:value-type="float">
            <text:p>777.7777777778</text:p>
          </table:table-cell>
          <table:table-cell table:formula="of:=[.F10]/0.0864 * 2" office:value-type="float" office:value="0" calcext:value-type="float">
            <text:p>0</text:p>
          </table:table-cell>
          <table:table-cell table:formula="of:=[.I10]/1751" office:value-type="float" office:value="0" calcext:value-type="float">
            <text:p>0</text:p>
          </table:table-cell>
          <table:table-cell table:formula="of:=1.033 *[.J10]" office:value-type="float" office:value="0" calcext:value-type="float">
            <text:p>0</text:p>
          </table:table-cell>
          <table:table-cell table:formula="of:=[.K10]*12" office:value-type="float" office:value="0" calcext:value-type="float">
            <text:p>0</text:p>
          </table:table-cell>
          <table:table-cell table:formula="of:=[.L10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10]*404" office:value-type="float" office:value="0" calcext:value-type="float">
            <text:p>0</text:p>
          </table:table-cell>
          <table:table-cell table:formula="of:=[.O10]+[.M10]" office:value-type="float" office:value="0" calcext:value-type="float">
            <text:p>0</text:p>
          </table:table-cell>
          <table:table-cell table:formula="of:=[.P10]*0.25" office:value-type="currency" office:currency="USD" office:value="0" calcext:value-type="currency">
            <text:p>$0.00</text:p>
          </table:table-cell>
          <table:table-cell table:style-name="ce1" table:formula="of:=[.Q10]*30" office:value-type="currency" office:currency="USD" office:value="0" calcext:value-type="currency">
            <text:p>$0.00</text:p>
          </table:table-cell>
          <table:table-cell table:formula="of:=0.75 + ([.H10]*0.001)" office:value-type="float" office:value="1.52777777777778" calcext:value-type="float">
            <text:p>1.5277777778</text:p>
          </table:table-cell>
          <table:table-cell table:formula="of:=[.S10]*2750 * 4" office:value-type="float" office:value="16805.5555555556" calcext:value-type="float">
            <text:p>16805.5555555556</text:p>
          </table:table-cell>
          <table:table-cell table:formula="of:=[.T10]/16" office:value-type="float" office:value="1050.34722222222" calcext:value-type="float">
            <text:p>1050.3472222222</text:p>
          </table:table-cell>
          <table:table-cell table:style-name="ce1" table:formula="of:=[.U10]*800" office:value-type="currency" office:currency="USD" office:value="840277.777777778" calcext:value-type="currency">
            <text:p>$840,277.78</text:p>
          </table:table-cell>
          <table:table-cell table:style-name="ce1" table:formula="of:=[.V10]-[.R10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table:formula="of:=[.B11]*0.8" office:value-type="float" office:value="42" calcext:value-type="float">
            <text:p>42</text:p>
          </table:table-cell>
          <table:table-cell table:formula="of:=[.C11]*0.8" office:value-type="float" office:value="33.6" calcext:value-type="float">
            <text:p>33.6</text:p>
          </table:table-cell>
          <table:table-cell table:formula="of:=32.4 - [.D11]" office:value-type="float" office:value="-1.2" calcext:value-type="float">
            <text:p>-1.2</text:p>
          </table:table-cell>
          <table:table-cell table:formula="of:= IF([.E11]&gt;0;[.E11];0)" office:value-type="float" office:value="0" calcext:value-type="float">
            <text:p>0</text:p>
          </table:table-cell>
          <table:table-cell table:formula="of:=IF([.F11]&gt;0;32.4;[.D11])" office:value-type="float" office:value="33.6" calcext:value-type="float">
            <text:p>33.6</text:p>
          </table:table-cell>
          <table:table-cell table:formula="of:=[.G11]/0.0864 * 2" office:value-type="float" office:value="777.777777777778" calcext:value-type="float">
            <text:p>777.7777777778</text:p>
          </table:table-cell>
          <table:table-cell table:formula="of:=[.F11]/0.0864 * 2" office:value-type="float" office:value="0" calcext:value-type="float">
            <text:p>0</text:p>
          </table:table-cell>
          <table:table-cell table:formula="of:=[.I11]/1751" office:value-type="float" office:value="0" calcext:value-type="float">
            <text:p>0</text:p>
          </table:table-cell>
          <table:table-cell table:formula="of:=1.033 *[.J11]" office:value-type="float" office:value="0" calcext:value-type="float">
            <text:p>0</text:p>
          </table:table-cell>
          <table:table-cell table:formula="of:=[.K11]*12" office:value-type="float" office:value="0" calcext:value-type="float">
            <text:p>0</text:p>
          </table:table-cell>
          <table:table-cell table:formula="of:=[.L11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11]*404" office:value-type="float" office:value="0" calcext:value-type="float">
            <text:p>0</text:p>
          </table:table-cell>
          <table:table-cell table:formula="of:=[.O11]+[.M11]" office:value-type="float" office:value="0" calcext:value-type="float">
            <text:p>0</text:p>
          </table:table-cell>
          <table:table-cell table:formula="of:=[.P11]*0.25" office:value-type="currency" office:currency="USD" office:value="0" calcext:value-type="currency">
            <text:p>$0.00</text:p>
          </table:table-cell>
          <table:table-cell table:style-name="ce1" table:formula="of:=[.Q11]*30" office:value-type="currency" office:currency="USD" office:value="0" calcext:value-type="currency">
            <text:p>$0.00</text:p>
          </table:table-cell>
          <table:table-cell table:formula="of:=0.75 + ([.H11]*0.001)" office:value-type="float" office:value="1.52777777777778" calcext:value-type="float">
            <text:p>1.5277777778</text:p>
          </table:table-cell>
          <table:table-cell table:formula="of:=[.S11]*2750 * 4" office:value-type="float" office:value="16805.5555555556" calcext:value-type="float">
            <text:p>16805.5555555556</text:p>
          </table:table-cell>
          <table:table-cell table:formula="of:=[.T11]/16" office:value-type="float" office:value="1050.34722222222" calcext:value-type="float">
            <text:p>1050.3472222222</text:p>
          </table:table-cell>
          <table:table-cell table:style-name="ce1" table:formula="of:=[.U11]*800" office:value-type="currency" office:currency="USD" office:value="840277.777777778" calcext:value-type="currency">
            <text:p>$840,277.78</text:p>
          </table:table-cell>
          <table:table-cell table:style-name="ce1" table:formula="of:=[.V11]-[.R11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table:formula="of:=[.B12]*0.8" office:value-type="float" office:value="34" calcext:value-type="float">
            <text:p>34</text:p>
          </table:table-cell>
          <table:table-cell table:formula="of:=[.C12]*0.8" office:value-type="float" office:value="27.2" calcext:value-type="float">
            <text:p>27.2</text:p>
          </table:table-cell>
          <table:table-cell table:formula="of:=32.4 - [.D12]" office:value-type="float" office:value="5.2" calcext:value-type="float">
            <text:p>5.2</text:p>
          </table:table-cell>
          <table:table-cell table:formula="of:= IF([.E12]&gt;0;[.E12];0)" office:value-type="float" office:value="5.2" calcext:value-type="float">
            <text:p>5.2</text:p>
          </table:table-cell>
          <table:table-cell table:formula="of:=IF([.F12]&gt;0;32.4;[.D12])" office:value-type="float" office:value="32.4" calcext:value-type="float">
            <text:p>32.4</text:p>
          </table:table-cell>
          <table:table-cell table:formula="of:=[.G12]/0.0864 * 2" office:value-type="float" office:value="750" calcext:value-type="float">
            <text:p>750</text:p>
          </table:table-cell>
          <table:table-cell table:formula="of:=[.F12]/0.0864 * 2" office:value-type="float" office:value="120.37037037037" calcext:value-type="float">
            <text:p>120.3703703704</text:p>
          </table:table-cell>
          <table:table-cell table:formula="of:=[.I12]/1751" office:value-type="float" office:value="0.0687437866192863" calcext:value-type="float">
            <text:p>0.0687437866</text:p>
          </table:table-cell>
          <table:table-cell table:formula="of:=1.033 *[.J12]" office:value-type="float" office:value="0.0710123315777227" calcext:value-type="float">
            <text:p>0.0710123316</text:p>
          </table:table-cell>
          <table:table-cell table:formula="of:=[.K12]*12" office:value-type="float" office:value="0.852147978932673" calcext:value-type="float">
            <text:p>0.8521479789</text:p>
          </table:table-cell>
          <table:table-cell table:formula="of:=[.L12]*2704" office:value-type="float" office:value="2304.20813503395" calcext:value-type="float">
            <text:p>2304.208135034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12]*404" office:value-type="float" office:value="0" calcext:value-type="float">
            <text:p>0</text:p>
          </table:table-cell>
          <table:table-cell table:formula="of:=[.O12]+[.M12]" office:value-type="float" office:value="2304.20813503395" calcext:value-type="float">
            <text:p>2304.208135034</text:p>
          </table:table-cell>
          <table:table-cell table:formula="of:=[.P12]*0.25" office:value-type="currency" office:currency="USD" office:value="576.052033758487" calcext:value-type="currency">
            <text:p>$576.05</text:p>
          </table:table-cell>
          <table:table-cell table:style-name="ce1" table:formula="of:=[.Q12]*30" office:value-type="currency" office:currency="USD" office:value="17281.5610127546" calcext:value-type="currency">
            <text:p>$17,281.56</text:p>
          </table:table-cell>
          <table:table-cell table:formula="of:=0.75 + ([.H12]*0.001)" office:value-type="float" office:value="1.5" calcext:value-type="float">
            <text:p>1.5</text:p>
          </table:table-cell>
          <table:table-cell table:formula="of:=[.S12]*2750 * 4" office:value-type="float" office:value="16500" calcext:value-type="float">
            <text:p>16500</text:p>
          </table:table-cell>
          <table:table-cell table:formula="of:=[.T12]/16" office:value-type="float" office:value="1031.25" calcext:value-type="float">
            <text:p>1031.25</text:p>
          </table:table-cell>
          <table:table-cell table:style-name="ce1" table:formula="of:=[.U12]*800" office:value-type="currency" office:currency="USD" office:value="825000" calcext:value-type="currency">
            <text:p>$825,000.00</text:p>
          </table:table-cell>
          <table:table-cell table:style-name="ce1" table:formula="of:=[.V12]-[.R12]" office:value-type="currency" office:currency="USD" office:value="807718.438987246" calcext:value-type="currency">
            <text:p>$807,718.4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table:formula="of:=[.B13]*0.8" office:value-type="float" office:value="26" calcext:value-type="float">
            <text:p>26</text:p>
          </table:table-cell>
          <table:table-cell table:formula="of:=[.C13]*0.8" office:value-type="float" office:value="20.8" calcext:value-type="float">
            <text:p>20.8</text:p>
          </table:table-cell>
          <table:table-cell table:formula="of:=32.4 - [.D13]" office:value-type="float" office:value="11.6" calcext:value-type="float">
            <text:p>11.6</text:p>
          </table:table-cell>
          <table:table-cell table:formula="of:= IF([.E13]&gt;0;[.E13];0)" office:value-type="float" office:value="11.6" calcext:value-type="float">
            <text:p>11.6</text:p>
          </table:table-cell>
          <table:table-cell table:formula="of:=IF([.F13]&gt;0;32.4;[.D13])" office:value-type="float" office:value="32.4" calcext:value-type="float">
            <text:p>32.4</text:p>
          </table:table-cell>
          <table:table-cell table:formula="of:=[.G13]/0.0864 * 2" office:value-type="float" office:value="750" calcext:value-type="float">
            <text:p>750</text:p>
          </table:table-cell>
          <table:table-cell table:formula="of:=[.F13]/0.0864 * 2" office:value-type="float" office:value="268.518518518518" calcext:value-type="float">
            <text:p>268.5185185185</text:p>
          </table:table-cell>
          <table:table-cell table:formula="of:=[.I13]/1751" office:value-type="float" office:value="0.153351523996869" calcext:value-type="float">
            <text:p>0.153351524</text:p>
          </table:table-cell>
          <table:table-cell table:formula="of:=1.033 *[.J13]" office:value-type="float" office:value="0.158412124288766" calcext:value-type="float">
            <text:p>0.1584121243</text:p>
          </table:table-cell>
          <table:table-cell table:formula="of:=[.K13]*12" office:value-type="float" office:value="1.90094549146519" calcext:value-type="float">
            <text:p>1.9009454915</text:p>
          </table:table-cell>
          <table:table-cell table:formula="of:=[.L13]*2704" office:value-type="float" office:value="5140.15660892188" calcext:value-type="float">
            <text:p>5140.1566089219</text:p>
          </table:table-cell>
          <table:table-cell table:formula="of:=[.K28]*18" office:value-type="float" office:value="0.196649533599848" calcext:value-type="float">
            <text:p>0.1966495336</text:p>
          </table:table-cell>
          <table:table-cell table:formula="of:=[.N13]*404" office:value-type="float" office:value="79.4464115743385" calcext:value-type="float">
            <text:p>79.4464115743</text:p>
          </table:table-cell>
          <table:table-cell table:formula="of:=[.O13]+[.M13]" office:value-type="float" office:value="5219.60302049622" calcext:value-type="float">
            <text:p>5219.6030204962</text:p>
          </table:table-cell>
          <table:table-cell table:formula="of:=[.P13]*0.25" office:value-type="currency" office:currency="USD" office:value="1304.90075512406" calcext:value-type="currency">
            <text:p>$1,304.90</text:p>
          </table:table-cell>
          <table:table-cell table:style-name="ce1" table:formula="of:=[.Q13]*30" office:value-type="currency" office:currency="USD" office:value="39147.0226537217" calcext:value-type="currency">
            <text:p>$39,147.02</text:p>
          </table:table-cell>
          <table:table-cell table:formula="of:=0.75 + ([.H13]*0.001)" office:value-type="float" office:value="1.5" calcext:value-type="float">
            <text:p>1.5</text:p>
          </table:table-cell>
          <table:table-cell table:formula="of:=[.S13]*2750 * 4" office:value-type="float" office:value="16500" calcext:value-type="float">
            <text:p>16500</text:p>
          </table:table-cell>
          <table:table-cell table:formula="of:=[.T13]/16" office:value-type="float" office:value="1031.25" calcext:value-type="float">
            <text:p>1031.25</text:p>
          </table:table-cell>
          <table:table-cell table:style-name="ce1" table:formula="of:=[.U13]*800" office:value-type="currency" office:currency="USD" office:value="825000" calcext:value-type="currency">
            <text:p>$825,000.00</text:p>
          </table:table-cell>
          <table:table-cell table:style-name="ce1" table:formula="of:=[.V13]-[.R13]" office:value-type="currency" office:currency="USD" office:value="785852.977346278" calcext:value-type="currency">
            <text:p>$785,852.98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table:formula="of:=[.B14]*0.8" office:value-type="float" office:value="18" calcext:value-type="float">
            <text:p>18</text:p>
          </table:table-cell>
          <table:table-cell table:formula="of:=[.C14]*0.8" office:value-type="float" office:value="14.4" calcext:value-type="float">
            <text:p>14.4</text:p>
          </table:table-cell>
          <table:table-cell table:formula="of:=32.4 - [.D14]" office:value-type="float" office:value="18" calcext:value-type="float">
            <text:p>18</text:p>
          </table:table-cell>
          <table:table-cell table:formula="of:= IF([.E14]&gt;0;[.E14];0)" office:value-type="float" office:value="18" calcext:value-type="float">
            <text:p>18</text:p>
          </table:table-cell>
          <table:table-cell table:formula="of:=IF([.F14]&gt;0;32.4;[.D14])" office:value-type="float" office:value="32.4" calcext:value-type="float">
            <text:p>32.4</text:p>
          </table:table-cell>
          <table:table-cell table:formula="of:=[.G14]/0.0864 * 2" office:value-type="float" office:value="750" calcext:value-type="float">
            <text:p>750</text:p>
          </table:table-cell>
          <table:table-cell table:formula="of:=[.F14]/0.0864 * 2" office:value-type="float" office:value="416.666666666667" calcext:value-type="float">
            <text:p>416.6666666667</text:p>
          </table:table-cell>
          <table:table-cell table:formula="of:=[.I14]/1751" office:value-type="float" office:value="0.237959261374453" calcext:value-type="float">
            <text:p>0.2379592614</text:p>
          </table:table-cell>
          <table:table-cell table:formula="of:=1.033 *[.J14]" office:value-type="float" office:value="0.24581191699981" calcext:value-type="float">
            <text:p>0.245811917</text:p>
          </table:table-cell>
          <table:table-cell table:formula="of:=[.K14]*12" office:value-type="float" office:value="2.94974300399771" calcext:value-type="float">
            <text:p>2.949743004</text:p>
          </table:table-cell>
          <table:table-cell table:formula="of:=[.L14]*2704" office:value-type="float" office:value="7976.10508280982" calcext:value-type="float">
            <text:p>7976.1050828098</text:p>
          </table:table-cell>
          <table:table-cell table:formula="of:=[.K29]*18" office:value-type="float" office:value="1.76984580239863" calcext:value-type="float">
            <text:p>1.7698458024</text:p>
          </table:table-cell>
          <table:table-cell table:formula="of:=[.N14]*404" office:value-type="float" office:value="715.017704169046" calcext:value-type="float">
            <text:p>715.017704169</text:p>
          </table:table-cell>
          <table:table-cell table:formula="of:=[.O14]+[.M14]" office:value-type="float" office:value="8691.12278697887" calcext:value-type="float">
            <text:p>8691.1227869789</text:p>
          </table:table-cell>
          <table:table-cell table:formula="of:=[.P14]*0.25" office:value-type="currency" office:currency="USD" office:value="2172.78069674472" calcext:value-type="currency">
            <text:p>$2,172.78</text:p>
          </table:table-cell>
          <table:table-cell table:style-name="ce1" table:formula="of:=[.Q14]*30" office:value-type="currency" office:currency="USD" office:value="65183.4209023415" calcext:value-type="currency">
            <text:p>$65,183.42</text:p>
          </table:table-cell>
          <table:table-cell table:formula="of:=0.75 + ([.H14]*0.001)" office:value-type="float" office:value="1.5" calcext:value-type="float">
            <text:p>1.5</text:p>
          </table:table-cell>
          <table:table-cell table:formula="of:=[.S14]*2750 * 4" office:value-type="float" office:value="16500" calcext:value-type="float">
            <text:p>16500</text:p>
          </table:table-cell>
          <table:table-cell table:formula="of:=[.T14]/16" office:value-type="float" office:value="1031.25" calcext:value-type="float">
            <text:p>1031.25</text:p>
          </table:table-cell>
          <table:table-cell table:style-name="ce1" table:formula="of:=[.U14]*800" office:value-type="currency" office:currency="USD" office:value="825000" calcext:value-type="currency">
            <text:p>$825,000.00</text:p>
          </table:table-cell>
          <table:table-cell table:style-name="ce1" table:formula="of:=[.V14]-[.R14]" office:value-type="currency" office:currency="USD" office:value="759816.579097659" calcext:value-type="currency">
            <text:p>$759,816.5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15]*0.8" office:value-type="float" office:value="14" calcext:value-type="float">
            <text:p>14</text:p>
          </table:table-cell>
          <table:table-cell table:formula="of:=[.C15]*0.8" office:value-type="float" office:value="11.2" calcext:value-type="float">
            <text:p>11.2</text:p>
          </table:table-cell>
          <table:table-cell table:formula="of:=32.4 - [.D15]" office:value-type="float" office:value="21.2" calcext:value-type="float">
            <text:p>21.2</text:p>
          </table:table-cell>
          <table:table-cell table:formula="of:= IF([.E15]&gt;0;[.E15];0)" office:value-type="float" office:value="21.2" calcext:value-type="float">
            <text:p>21.2</text:p>
          </table:table-cell>
          <table:table-cell table:formula="of:=IF([.F15]&gt;0;32.4;[.D15])" office:value-type="float" office:value="32.4" calcext:value-type="float">
            <text:p>32.4</text:p>
          </table:table-cell>
          <table:table-cell table:formula="of:=[.G15]/0.0864 * 2" office:value-type="float" office:value="750" calcext:value-type="float">
            <text:p>750</text:p>
          </table:table-cell>
          <table:table-cell table:formula="of:=[.F15]/0.0864 * 2" office:value-type="float" office:value="490.740740740741" calcext:value-type="float">
            <text:p>490.7407407407</text:p>
          </table:table-cell>
          <table:table-cell table:formula="of:=[.I15]/1751" office:value-type="float" office:value="0.280263130063244" calcext:value-type="float">
            <text:p>0.2802631301</text:p>
          </table:table-cell>
          <table:table-cell table:formula="of:=1.033 *[.J15]" office:value-type="float" office:value="0.289511813355331" calcext:value-type="float">
            <text:p>0.2895118134</text:p>
          </table:table-cell>
          <table:table-cell table:formula="of:=[.K15]*12" office:value-type="float" office:value="3.47414176026398" calcext:value-type="float">
            <text:p>3.4741417603</text:p>
          </table:table-cell>
          <table:table-cell table:formula="of:=[.L15]*2704" office:value-type="float" office:value="9394.07931975379" calcext:value-type="float">
            <text:p>9394.0793197538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15]*404" office:value-type="float" office:value="1032.8033504664" calcext:value-type="float">
            <text:p>1032.8033504664</text:p>
          </table:table-cell>
          <table:table-cell table:formula="of:=[.O15]+[.M15]" office:value-type="float" office:value="10426.8826702202" calcext:value-type="float">
            <text:p>10426.8826702202</text:p>
          </table:table-cell>
          <table:table-cell table:formula="of:=[.P15]*0.25" office:value-type="currency" office:currency="USD" office:value="2606.72066755505" calcext:value-type="currency">
            <text:p>$2,606.72</text:p>
          </table:table-cell>
          <table:table-cell table:style-name="ce1" table:formula="of:=[.Q15]*30" office:value-type="currency" office:currency="USD" office:value="78201.6200266514" calcext:value-type="currency">
            <text:p>$78,201.62</text:p>
          </table:table-cell>
          <table:table-cell table:formula="of:=0.75 + ([.H15]*0.001)" office:value-type="float" office:value="1.5" calcext:value-type="float">
            <text:p>1.5</text:p>
          </table:table-cell>
          <table:table-cell table:formula="of:=[.S15]*2750 * 4" office:value-type="float" office:value="16500" calcext:value-type="float">
            <text:p>16500</text:p>
          </table:table-cell>
          <table:table-cell table:formula="of:=[.T15]/16" office:value-type="float" office:value="1031.25" calcext:value-type="float">
            <text:p>1031.25</text:p>
          </table:table-cell>
          <table:table-cell table:style-name="ce1" table:formula="of:=[.U15]*800" office:value-type="currency" office:currency="USD" office:value="825000" calcext:value-type="currency">
            <text:p>$825,000.00</text:p>
          </table:table-cell>
          <table:table-cell table:style-name="ce1" table:formula="of:=[.V15]-[.R15]" office:value-type="currency" office:currency="USD" office:value="746798.379973349" calcext:value-type="currency">
            <text:p>$746,798.3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16]*0.8" office:value-type="float" office:value="10" calcext:value-type="float">
            <text:p>10</text:p>
          </table:table-cell>
          <table:table-cell table:formula="of:=[.C16]*0.8" office:value-type="float" office:value="8" calcext:value-type="float">
            <text:p>8</text:p>
          </table:table-cell>
          <table:table-cell table:formula="of:=32.4 - [.D16]" office:value-type="float" office:value="24.4" calcext:value-type="float">
            <text:p>24.4</text:p>
          </table:table-cell>
          <table:table-cell table:formula="of:= IF([.E16]&gt;0;[.E16];0)" office:value-type="float" office:value="24.4" calcext:value-type="float">
            <text:p>24.4</text:p>
          </table:table-cell>
          <table:table-cell table:formula="of:=IF([.F16]&gt;0;32.4;[.D16])" office:value-type="float" office:value="32.4" calcext:value-type="float">
            <text:p>32.4</text:p>
          </table:table-cell>
          <table:table-cell table:formula="of:=[.G16]/0.0864 * 2" office:value-type="float" office:value="750" calcext:value-type="float">
            <text:p>750</text:p>
          </table:table-cell>
          <table:table-cell table:formula="of:=[.F16]/0.0864 * 2" office:value-type="float" office:value="564.814814814815" calcext:value-type="float">
            <text:p>564.8148148148</text:p>
          </table:table-cell>
          <table:table-cell table:formula="of:=[.I16]/1751" office:value-type="float" office:value="0.322566998752036" calcext:value-type="float">
            <text:p>0.3225669988</text:p>
          </table:table-cell>
          <table:table-cell table:formula="of:=1.033 *[.J16]" office:value-type="float" office:value="0.333211709710853" calcext:value-type="float">
            <text:p>0.3332117097</text:p>
          </table:table-cell>
          <table:table-cell table:formula="of:=[.K16]*12" office:value-type="float" office:value="3.99854051653024" calcext:value-type="float">
            <text:p>3.9985405165</text:p>
          </table:table-cell>
          <table:table-cell table:formula="of:=[.L16]*2704" office:value-type="float" office:value="10812.0535566978" calcext:value-type="float">
            <text:p>10812.0535566978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16]*404" office:value-type="float" office:value="1350.58899676375" calcext:value-type="float">
            <text:p>1350.5889967638</text:p>
          </table:table-cell>
          <table:table-cell table:formula="of:=[.O16]+[.M16]" office:value-type="float" office:value="12162.6425534615" calcext:value-type="float">
            <text:p>12162.6425534615</text:p>
          </table:table-cell>
          <table:table-cell table:formula="of:=[.P16]*0.25" office:value-type="currency" office:currency="USD" office:value="3040.66063836538" calcext:value-type="currency">
            <text:p>$3,040.66</text:p>
          </table:table-cell>
          <table:table-cell table:style-name="ce1" table:formula="of:=[.Q16]*30" office:value-type="currency" office:currency="USD" office:value="91219.8191509613" calcext:value-type="currency">
            <text:p>$91,219.82</text:p>
          </table:table-cell>
          <table:table-cell table:formula="of:=0.75 + ([.H16]*0.001)" office:value-type="float" office:value="1.5" calcext:value-type="float">
            <text:p>1.5</text:p>
          </table:table-cell>
          <table:table-cell table:formula="of:=[.S16]*2750 * 4" office:value-type="float" office:value="16500" calcext:value-type="float">
            <text:p>16500</text:p>
          </table:table-cell>
          <table:table-cell table:formula="of:=[.T16]/16" office:value-type="float" office:value="1031.25" calcext:value-type="float">
            <text:p>1031.25</text:p>
          </table:table-cell>
          <table:table-cell table:style-name="ce1" table:formula="of:=[.U16]*800" office:value-type="currency" office:currency="USD" office:value="825000" calcext:value-type="currency">
            <text:p>$825,000.00</text:p>
          </table:table-cell>
          <table:table-cell table:style-name="ce1" table:formula="of:=[.V16]-[.R16]" office:value-type="currency" office:currency="USD" office:value="733780.180849039" calcext:value-type="currency">
            <text:p>$733,780.18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5:.R16])" office:value-type="currency" office:currency="USD" office:value="547183.226727584" calcext:value-type="currency">
            <text:p>$547,183.23</text:p>
          </table:table-cell>
          <table:table-cell/>
          <table:table-cell office:value-type="string" calcext:value-type="string">
            <text:p><text:s/></text:p>
          </table:table-cell>
          <table:table-cell table:formula="of:=SUM([.U5:.U16])" office:value-type="float" office:value="12413.1944444444" calcext:value-type="float">
            <text:p>12413.1944444444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4:.W16])" office:value-type="currency" office:currency="USD" office:value="9383372.32882797" calcext:value-type="currency">
            <text:p>$9,383,372.3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5]" office:value-type="float" office:value="13.6" calcext:value-type="float">
            <text:p>13.6</text:p>
          </table:table-cell>
          <table:table-cell table:formula="of:= IF([.E20]&gt;0;[.E20];0)" office:value-type="float" office:value="13.6" calcext:value-type="float">
            <text:p>13.6</text:p>
          </table:table-cell>
          <table:table-cell table:formula="of:=IF([.F20]&gt;0;21.6;[.D5])" office:value-type="float" office:value="21.6" calcext:value-type="float">
            <text:p>21.6</text:p>
          </table:table-cell>
          <table:table-cell table:formula="of:=[.G20]/0.0864 * 2" office:value-type="float" office:value="500" calcext:value-type="float">
            <text:p>500</text:p>
          </table:table-cell>
          <table:table-cell table:formula="of:=[.F20]/0.0864 * 2" office:value-type="float" office:value="314.814814814815" calcext:value-type="float">
            <text:p>314.8148148148</text:p>
          </table:table-cell>
          <table:table-cell table:formula="of:=[.I20]/1751" office:value-type="float" office:value="0.179791441927364" calcext:value-type="float">
            <text:p>0.1797914419</text:p>
          </table:table-cell>
          <table:table-cell table:formula="of:=1.033 *[.J20]" office:value-type="float" office:value="0.185724559510967" calcext:value-type="float">
            <text:p>0.1857245595</text:p>
          </table:table-cell>
          <table:table-cell table:formula="of:=[.K20]*12" office:value-type="float" office:value="2.22869471413161" calcext:value-type="float">
            <text:p>2.2286947141</text:p>
          </table:table-cell>
          <table:table-cell table:formula="of:=[.L20]*2704" office:value-type="float" office:value="6026.39050701187" calcext:value-type="float">
            <text:p>6026.3905070119</text:p>
          </table:table-cell>
          <table:table-cell table:formula="of:=[.K20]*18" office:value-type="float" office:value="3.34304207119741" calcext:value-type="float">
            <text:p>3.3430420712</text:p>
          </table:table-cell>
          <table:table-cell table:formula="of:=[.N20]*404" office:value-type="float" office:value="1350.58899676375" calcext:value-type="float">
            <text:p>1350.5889967638</text:p>
          </table:table-cell>
          <table:table-cell table:formula="of:=[.O20]+[.M20]" office:value-type="float" office:value="7376.97950377562" calcext:value-type="float">
            <text:p>7376.9795037756</text:p>
          </table:table-cell>
          <table:table-cell table:formula="of:=[.P20]*0.25" office:value-type="currency" office:currency="USD" office:value="1844.2448759439" calcext:value-type="currency">
            <text:p>$1,844.24</text:p>
          </table:table-cell>
          <table:table-cell table:style-name="ce1" table:formula="of:=[.Q20]*30" office:value-type="currency" office:currency="USD" office:value="55327.3462783171" calcext:value-type="currency">
            <text:p>$55,327.35</text:p>
          </table:table-cell>
          <table:table-cell table:formula="of:=0.75 + ([.H20]*0.001)" office:value-type="float" office:value="1.25" calcext:value-type="float">
            <text:p>1.25</text:p>
          </table:table-cell>
          <table:table-cell table:formula="of:=[.S20]*2750 * 4" office:value-type="float" office:value="13750" calcext:value-type="float">
            <text:p>13750</text:p>
          </table:table-cell>
          <table:table-cell table:formula="of:=[.T20]/16" office:value-type="float" office:value="859.375" calcext:value-type="float">
            <text:p>859.375</text:p>
          </table:table-cell>
          <table:table-cell table:style-name="ce1" table:formula="of:=[.U20]*800" office:value-type="currency" office:currency="USD" office:value="687500" calcext:value-type="currency">
            <text:p>$687,500.00</text:p>
          </table:table-cell>
          <table:table-cell table:style-name="ce1" table:formula="of:=[.V20]-[.R20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6]" office:value-type="float" office:value="10.4" calcext:value-type="float">
            <text:p>10.4</text:p>
          </table:table-cell>
          <table:table-cell table:formula="of:= IF([.E21]&gt;0;[.E21];0)" office:value-type="float" office:value="10.4" calcext:value-type="float">
            <text:p>10.4</text:p>
          </table:table-cell>
          <table:table-cell table:formula="of:=IF([.F21]&gt;0;21.6;[.D6])" office:value-type="float" office:value="21.6" calcext:value-type="float">
            <text:p>21.6</text:p>
          </table:table-cell>
          <table:table-cell table:formula="of:=[.G21]/0.0864 * 2" office:value-type="float" office:value="500" calcext:value-type="float">
            <text:p>500</text:p>
          </table:table-cell>
          <table:table-cell table:formula="of:=[.F21]/0.0864 * 2" office:value-type="float" office:value="240.740740740741" calcext:value-type="float">
            <text:p>240.7407407407</text:p>
          </table:table-cell>
          <table:table-cell table:formula="of:=[.I21]/1751" office:value-type="float" office:value="0.137487573238573" calcext:value-type="float">
            <text:p>0.1374875732</text:p>
          </table:table-cell>
          <table:table-cell table:formula="of:=1.033 *[.J21]" office:value-type="float" office:value="0.142024663155446" calcext:value-type="float">
            <text:p>0.1420246632</text:p>
          </table:table-cell>
          <table:table-cell table:formula="of:=[.K21]*12" office:value-type="float" office:value="1.70429595786535" calcext:value-type="float">
            <text:p>1.7042959579</text:p>
          </table:table-cell>
          <table:table-cell table:formula="of:=[.L21]*2704" office:value-type="float" office:value="4608.4162700679" calcext:value-type="float">
            <text:p>4608.4162700679</text:p>
          </table:table-cell>
          <table:table-cell table:formula="of:=[.K21]*18" office:value-type="float" office:value="2.55644393679802" calcext:value-type="float">
            <text:p>2.5564439368</text:p>
          </table:table-cell>
          <table:table-cell table:formula="of:=[.N21]*404" office:value-type="float" office:value="1032.8033504664" calcext:value-type="float">
            <text:p>1032.8033504664</text:p>
          </table:table-cell>
          <table:table-cell table:formula="of:=[.O21]+[.M21]" office:value-type="float" office:value="5641.2196205343" calcext:value-type="float">
            <text:p>5641.2196205343</text:p>
          </table:table-cell>
          <table:table-cell table:formula="of:=[.P21]*0.25" office:value-type="currency" office:currency="USD" office:value="1410.30490513357" calcext:value-type="currency">
            <text:p>$1,410.30</text:p>
          </table:table-cell>
          <table:table-cell table:style-name="ce1" table:formula="of:=[.Q21]*30" office:value-type="currency" office:currency="USD" office:value="42309.1471540072" calcext:value-type="currency">
            <text:p>$42,309.15</text:p>
          </table:table-cell>
          <table:table-cell table:formula="of:=0.75 + ([.H21]*0.001)" office:value-type="float" office:value="1.25" calcext:value-type="float">
            <text:p>1.25</text:p>
          </table:table-cell>
          <table:table-cell table:formula="of:=[.S21]*2750 * 4" office:value-type="float" office:value="13750" calcext:value-type="float">
            <text:p>13750</text:p>
          </table:table-cell>
          <table:table-cell table:formula="of:=[.T21]/16" office:value-type="float" office:value="859.375" calcext:value-type="float">
            <text:p>859.375</text:p>
          </table:table-cell>
          <table:table-cell table:style-name="ce1" table:formula="of:=[.U21]*800" office:value-type="currency" office:currency="USD" office:value="687500" calcext:value-type="currency">
            <text:p>$687,500.00</text:p>
          </table:table-cell>
          <table:table-cell table:style-name="ce1" table:formula="of:=[.V21]-[.R21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7]" office:value-type="float" office:value="4" calcext:value-type="float">
            <text:p>4</text:p>
          </table:table-cell>
          <table:table-cell table:formula="of:= IF([.E22]&gt;0;[.E22];0)" office:value-type="float" office:value="4" calcext:value-type="float">
            <text:p>4</text:p>
          </table:table-cell>
          <table:table-cell table:formula="of:=IF([.F22]&gt;0;21.6;[.D7])" office:value-type="float" office:value="21.6" calcext:value-type="float">
            <text:p>21.6</text:p>
          </table:table-cell>
          <table:table-cell table:formula="of:=[.G22]/0.0864 * 2" office:value-type="float" office:value="500" calcext:value-type="float">
            <text:p>500</text:p>
          </table:table-cell>
          <table:table-cell table:formula="of:=[.F22]/0.0864 * 2" office:value-type="float" office:value="92.5925925925926" calcext:value-type="float">
            <text:p>92.5925925926</text:p>
          </table:table-cell>
          <table:table-cell table:formula="of:=[.I22]/1751" office:value-type="float" office:value="0.0528798358609895" calcext:value-type="float">
            <text:p>0.0528798359</text:p>
          </table:table-cell>
          <table:table-cell table:formula="of:=1.033 *[.J22]" office:value-type="float" office:value="0.0546248704444021" calcext:value-type="float">
            <text:p>0.0546248704</text:p>
          </table:table-cell>
          <table:table-cell table:formula="of:=[.K22]*12" office:value-type="float" office:value="0.655498445332826" calcext:value-type="float">
            <text:p>0.6554984453</text:p>
          </table:table-cell>
          <table:table-cell table:formula="of:=[.L22]*2704" office:value-type="float" office:value="1772.46779617996" calcext:value-type="float">
            <text:p>1772.46779618</text:p>
          </table:table-cell>
          <table:table-cell table:formula="of:=[.K22]*18" office:value-type="float" office:value="0.983247667999238" calcext:value-type="float">
            <text:p>0.983247668</text:p>
          </table:table-cell>
          <table:table-cell table:formula="of:=[.N22]*404" office:value-type="float" office:value="397.232057871692" calcext:value-type="float">
            <text:p>397.2320578717</text:p>
          </table:table-cell>
          <table:table-cell table:formula="of:=[.O22]+[.M22]" office:value-type="float" office:value="2169.69985405165" calcext:value-type="float">
            <text:p>2169.6998540517</text:p>
          </table:table-cell>
          <table:table-cell table:formula="of:=[.P22]*0.25" office:value-type="currency" office:currency="USD" office:value="542.424963512913" calcext:value-type="currency">
            <text:p>$542.42</text:p>
          </table:table-cell>
          <table:table-cell table:style-name="ce1" table:formula="of:=[.Q22]*30" office:value-type="currency" office:currency="USD" office:value="16272.7489053874" calcext:value-type="currency">
            <text:p>$16,272.75</text:p>
          </table:table-cell>
          <table:table-cell table:formula="of:=0.75 + ([.H22]*0.001)" office:value-type="float" office:value="1.25" calcext:value-type="float">
            <text:p>1.25</text:p>
          </table:table-cell>
          <table:table-cell table:formula="of:=[.S22]*2750 * 4" office:value-type="float" office:value="13750" calcext:value-type="float">
            <text:p>13750</text:p>
          </table:table-cell>
          <table:table-cell table:formula="of:=[.T22]/16" office:value-type="float" office:value="859.375" calcext:value-type="float">
            <text:p>859.375</text:p>
          </table:table-cell>
          <table:table-cell table:style-name="ce1" table:formula="of:=[.U22]*800" office:value-type="currency" office:currency="USD" office:value="687500" calcext:value-type="currency">
            <text:p>$687,500.00</text:p>
          </table:table-cell>
          <table:table-cell table:style-name="ce1" table:formula="of:=[.V22]-[.R22]" office:value-type="currency" office:currency="USD" office:value="671227.251094613" calcext:value-type="currency">
            <text:p>$671,227.2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8]" office:value-type="float" office:value="-2.4" calcext:value-type="float">
            <text:p>-2.4</text:p>
          </table:table-cell>
          <table:table-cell table:formula="of:= IF([.E23]&gt;0;[.E23];0)" office:value-type="float" office:value="0" calcext:value-type="float">
            <text:p>0</text:p>
          </table:table-cell>
          <table:table-cell table:formula="of:=IF([.F23]&gt;0;21.6;[.D8])" office:value-type="float" office:value="24" calcext:value-type="float">
            <text:p>24</text:p>
          </table:table-cell>
          <table:table-cell table:formula="of:=[.G23]/0.0864 * 2" office:value-type="float" office:value="555.555555555556" calcext:value-type="float">
            <text:p>555.5555555556</text:p>
          </table:table-cell>
          <table:table-cell table:formula="of:=[.F23]/0.0864 * 2" office:value-type="float" office:value="0" calcext:value-type="float">
            <text:p>0</text:p>
          </table:table-cell>
          <table:table-cell table:formula="of:=[.I23]/1751" office:value-type="float" office:value="0" calcext:value-type="float">
            <text:p>0</text:p>
          </table:table-cell>
          <table:table-cell table:formula="of:=1.033 *[.J23]" office:value-type="float" office:value="0" calcext:value-type="float">
            <text:p>0</text:p>
          </table:table-cell>
          <table:table-cell table:formula="of:=[.K23]*12" office:value-type="float" office:value="0" calcext:value-type="float">
            <text:p>0</text:p>
          </table:table-cell>
          <table:table-cell table:formula="of:=[.L23]*2704" office:value-type="float" office:value="0" calcext:value-type="float">
            <text:p>0</text:p>
          </table:table-cell>
          <table:table-cell table:formula="of:=[.K23]*18" office:value-type="float" office:value="0" calcext:value-type="float">
            <text:p>0</text:p>
          </table:table-cell>
          <table:table-cell table:formula="of:=[.N23]*404" office:value-type="float" office:value="0" calcext:value-type="float">
            <text:p>0</text:p>
          </table:table-cell>
          <table:table-cell table:formula="of:=[.O23]+[.M23]" office:value-type="float" office:value="0" calcext:value-type="float">
            <text:p>0</text:p>
          </table:table-cell>
          <table:table-cell table:formula="of:=[.P23]*0.25" office:value-type="currency" office:currency="USD" office:value="0" calcext:value-type="currency">
            <text:p>$0.00</text:p>
          </table:table-cell>
          <table:table-cell table:style-name="ce1" table:formula="of:=[.Q23]*30" office:value-type="currency" office:currency="USD" office:value="0" calcext:value-type="currency">
            <text:p>$0.00</text:p>
          </table:table-cell>
          <table:table-cell table:formula="of:=0.75 + ([.H23]*0.001)" office:value-type="float" office:value="1.30555555555556" calcext:value-type="float">
            <text:p>1.3055555556</text:p>
          </table:table-cell>
          <table:table-cell table:formula="of:=[.S23]*2750 * 4" office:value-type="float" office:value="14361.1111111111" calcext:value-type="float">
            <text:p>14361.1111111111</text:p>
          </table:table-cell>
          <table:table-cell table:formula="of:=[.T23]/16" office:value-type="float" office:value="897.569444444444" calcext:value-type="float">
            <text:p>897.5694444444</text:p>
          </table:table-cell>
          <table:table-cell table:style-name="ce1" table:formula="of:=[.U23]*800" office:value-type="currency" office:currency="USD" office:value="718055.555555556" calcext:value-type="currency">
            <text:p>$718,055.56</text:p>
          </table:table-cell>
          <table:table-cell table:style-name="ce1" table:formula="of:=[.V23]-[.R23]" office:value-type="currency" office:currency="USD" office:value="718055.555555556" calcext:value-type="currency">
            <text:p>$718,055.5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9]" office:value-type="float" office:value="-8.8" calcext:value-type="float">
            <text:p>-8.8</text:p>
          </table:table-cell>
          <table:table-cell table:formula="of:= IF([.E24]&gt;0;[.E24];0)" office:value-type="float" office:value="0" calcext:value-type="float">
            <text:p>0</text:p>
          </table:table-cell>
          <table:table-cell table:formula="of:=IF([.F24]&gt;0;21.6;[.D9])" office:value-type="float" office:value="30.4" calcext:value-type="float">
            <text:p>30.4</text:p>
          </table:table-cell>
          <table:table-cell table:formula="of:=[.G24]/0.0864 * 2" office:value-type="float" office:value="703.703703703704" calcext:value-type="float">
            <text:p>703.7037037037</text:p>
          </table:table-cell>
          <table:table-cell table:formula="of:=[.F24]/0.0864 * 2" office:value-type="float" office:value="0" calcext:value-type="float">
            <text:p>0</text:p>
          </table:table-cell>
          <table:table-cell table:formula="of:=[.I24]/1751" office:value-type="float" office:value="0" calcext:value-type="float">
            <text:p>0</text:p>
          </table:table-cell>
          <table:table-cell table:formula="of:=1.033 *[.J24]" office:value-type="float" office:value="0" calcext:value-type="float">
            <text:p>0</text:p>
          </table:table-cell>
          <table:table-cell table:formula="of:=[.K24]*12" office:value-type="float" office:value="0" calcext:value-type="float">
            <text:p>0</text:p>
          </table:table-cell>
          <table:table-cell table:formula="of:=[.L24]*2704" office:value-type="float" office:value="0" calcext:value-type="float">
            <text:p>0</text:p>
          </table:table-cell>
          <table:table-cell table:formula="of:=[.K24]*18" office:value-type="float" office:value="0" calcext:value-type="float">
            <text:p>0</text:p>
          </table:table-cell>
          <table:table-cell table:formula="of:=[.N24]*404" office:value-type="float" office:value="0" calcext:value-type="float">
            <text:p>0</text:p>
          </table:table-cell>
          <table:table-cell table:formula="of:=[.O24]+[.M24]" office:value-type="float" office:value="0" calcext:value-type="float">
            <text:p>0</text:p>
          </table:table-cell>
          <table:table-cell table:formula="of:=[.P24]*0.25" office:value-type="currency" office:currency="USD" office:value="0" calcext:value-type="currency">
            <text:p>$0.00</text:p>
          </table:table-cell>
          <table:table-cell table:style-name="ce1" table:formula="of:=[.Q24]*30" office:value-type="currency" office:currency="USD" office:value="0" calcext:value-type="currency">
            <text:p>$0.00</text:p>
          </table:table-cell>
          <table:table-cell table:formula="of:=0.75 + ([.H24]*0.001)" office:value-type="float" office:value="1.4537037037037" calcext:value-type="float">
            <text:p>1.4537037037</text:p>
          </table:table-cell>
          <table:table-cell table:formula="of:=[.S24]*2750 * 4" office:value-type="float" office:value="15990.7407407407" calcext:value-type="float">
            <text:p>15990.7407407407</text:p>
          </table:table-cell>
          <table:table-cell table:formula="of:=[.T24]/16" office:value-type="float" office:value="999.421296296296" calcext:value-type="float">
            <text:p>999.4212962963</text:p>
          </table:table-cell>
          <table:table-cell table:style-name="ce1" table:formula="of:=[.U24]*800" office:value-type="currency" office:currency="USD" office:value="799537.037037037" calcext:value-type="currency">
            <text:p>$799,537.04</text:p>
          </table:table-cell>
          <table:table-cell table:style-name="ce1" table:formula="of:=[.V24]-[.R24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10]" office:value-type="float" office:value="-12" calcext:value-type="float">
            <text:p>-12</text:p>
          </table:table-cell>
          <table:table-cell table:formula="of:= IF([.E25]&gt;0;[.E25];0)" office:value-type="float" office:value="0" calcext:value-type="float">
            <text:p>0</text:p>
          </table:table-cell>
          <table:table-cell table:formula="of:=IF([.F25]&gt;0;21.6;[.D10])" office:value-type="float" office:value="33.6" calcext:value-type="float">
            <text:p>33.6</text:p>
          </table:table-cell>
          <table:table-cell table:formula="of:=[.G25]/0.0864 * 2" office:value-type="float" office:value="777.777777777778" calcext:value-type="float">
            <text:p>777.7777777778</text:p>
          </table:table-cell>
          <table:table-cell table:formula="of:=[.F25]/0.0864 * 2" office:value-type="float" office:value="0" calcext:value-type="float">
            <text:p>0</text:p>
          </table:table-cell>
          <table:table-cell table:formula="of:=[.I25]/1751" office:value-type="float" office:value="0" calcext:value-type="float">
            <text:p>0</text:p>
          </table:table-cell>
          <table:table-cell table:formula="of:=1.033 *[.J25]" office:value-type="float" office:value="0" calcext:value-type="float">
            <text:p>0</text:p>
          </table:table-cell>
          <table:table-cell table:formula="of:=[.K25]*12" office:value-type="float" office:value="0" calcext:value-type="float">
            <text:p>0</text:p>
          </table:table-cell>
          <table:table-cell table:formula="of:=[.L25]*2704" office:value-type="float" office:value="0" calcext:value-type="float">
            <text:p>0</text:p>
          </table:table-cell>
          <table:table-cell table:formula="of:=[.K25]*18" office:value-type="float" office:value="0" calcext:value-type="float">
            <text:p>0</text:p>
          </table:table-cell>
          <table:table-cell table:formula="of:=[.N25]*404" office:value-type="float" office:value="0" calcext:value-type="float">
            <text:p>0</text:p>
          </table:table-cell>
          <table:table-cell table:formula="of:=[.O25]+[.M25]" office:value-type="float" office:value="0" calcext:value-type="float">
            <text:p>0</text:p>
          </table:table-cell>
          <table:table-cell table:formula="of:=[.P25]*0.25" office:value-type="currency" office:currency="USD" office:value="0" calcext:value-type="currency">
            <text:p>$0.00</text:p>
          </table:table-cell>
          <table:table-cell table:style-name="ce1" table:formula="of:=[.Q25]*30" office:value-type="currency" office:currency="USD" office:value="0" calcext:value-type="currency">
            <text:p>$0.00</text:p>
          </table:table-cell>
          <table:table-cell table:formula="of:=0.75 + ([.H25]*0.001)" office:value-type="float" office:value="1.52777777777778" calcext:value-type="float">
            <text:p>1.5277777778</text:p>
          </table:table-cell>
          <table:table-cell table:formula="of:=[.S25]*2750 * 4" office:value-type="float" office:value="16805.5555555556" calcext:value-type="float">
            <text:p>16805.5555555556</text:p>
          </table:table-cell>
          <table:table-cell table:formula="of:=[.T25]/16" office:value-type="float" office:value="1050.34722222222" calcext:value-type="float">
            <text:p>1050.3472222222</text:p>
          </table:table-cell>
          <table:table-cell table:style-name="ce1" table:formula="of:=[.U25]*800" office:value-type="currency" office:currency="USD" office:value="840277.777777778" calcext:value-type="currency">
            <text:p>$840,277.78</text:p>
          </table:table-cell>
          <table:table-cell table:style-name="ce1" table:formula="of:=[.V25]-[.R25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11]" office:value-type="float" office:value="-12" calcext:value-type="float">
            <text:p>-12</text:p>
          </table:table-cell>
          <table:table-cell table:formula="of:= IF([.E26]&gt;0;[.E26];0)" office:value-type="float" office:value="0" calcext:value-type="float">
            <text:p>0</text:p>
          </table:table-cell>
          <table:table-cell table:formula="of:=IF([.F26]&gt;0;21.6;[.D11])" office:value-type="float" office:value="33.6" calcext:value-type="float">
            <text:p>33.6</text:p>
          </table:table-cell>
          <table:table-cell table:formula="of:=[.G26]/0.0864 * 2" office:value-type="float" office:value="777.777777777778" calcext:value-type="float">
            <text:p>777.7777777778</text:p>
          </table:table-cell>
          <table:table-cell table:formula="of:=[.F26]/0.0864 * 2" office:value-type="float" office:value="0" calcext:value-type="float">
            <text:p>0</text:p>
          </table:table-cell>
          <table:table-cell table:formula="of:=[.I26]/1751" office:value-type="float" office:value="0" calcext:value-type="float">
            <text:p>0</text:p>
          </table:table-cell>
          <table:table-cell table:formula="of:=1.033 *[.J26]" office:value-type="float" office:value="0" calcext:value-type="float">
            <text:p>0</text:p>
          </table:table-cell>
          <table:table-cell table:formula="of:=[.K26]*12" office:value-type="float" office:value="0" calcext:value-type="float">
            <text:p>0</text:p>
          </table:table-cell>
          <table:table-cell table:formula="of:=[.L26]*2704" office:value-type="float" office:value="0" calcext:value-type="float">
            <text:p>0</text:p>
          </table:table-cell>
          <table:table-cell table:formula="of:=[.K26]*18" office:value-type="float" office:value="0" calcext:value-type="float">
            <text:p>0</text:p>
          </table:table-cell>
          <table:table-cell table:formula="of:=[.N26]*404" office:value-type="float" office:value="0" calcext:value-type="float">
            <text:p>0</text:p>
          </table:table-cell>
          <table:table-cell table:formula="of:=[.O26]+[.M26]" office:value-type="float" office:value="0" calcext:value-type="float">
            <text:p>0</text:p>
          </table:table-cell>
          <table:table-cell table:formula="of:=[.P26]*0.25" office:value-type="currency" office:currency="USD" office:value="0" calcext:value-type="currency">
            <text:p>$0.00</text:p>
          </table:table-cell>
          <table:table-cell table:style-name="ce1" table:formula="of:=[.Q26]*30" office:value-type="currency" office:currency="USD" office:value="0" calcext:value-type="currency">
            <text:p>$0.00</text:p>
          </table:table-cell>
          <table:table-cell table:formula="of:=0.75 + ([.H26]*0.001)" office:value-type="float" office:value="1.52777777777778" calcext:value-type="float">
            <text:p>1.5277777778</text:p>
          </table:table-cell>
          <table:table-cell table:formula="of:=[.S26]*2750 * 4" office:value-type="float" office:value="16805.5555555556" calcext:value-type="float">
            <text:p>16805.5555555556</text:p>
          </table:table-cell>
          <table:table-cell table:formula="of:=[.T26]/16" office:value-type="float" office:value="1050.34722222222" calcext:value-type="float">
            <text:p>1050.3472222222</text:p>
          </table:table-cell>
          <table:table-cell table:style-name="ce1" table:formula="of:=[.U26]*800" office:value-type="currency" office:currency="USD" office:value="840277.777777778" calcext:value-type="currency">
            <text:p>$840,277.78</text:p>
          </table:table-cell>
          <table:table-cell table:style-name="ce1" table:formula="of:=[.V26]-[.R26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12]" office:value-type="float" office:value="-5.6" calcext:value-type="float">
            <text:p>-5.6</text:p>
          </table:table-cell>
          <table:table-cell table:formula="of:= IF([.E27]&gt;0;[.E27];0)" office:value-type="float" office:value="0" calcext:value-type="float">
            <text:p>0</text:p>
          </table:table-cell>
          <table:table-cell table:formula="of:=IF([.F27]&gt;0;21.6;[.D12])" office:value-type="float" office:value="27.2" calcext:value-type="float">
            <text:p>27.2</text:p>
          </table:table-cell>
          <table:table-cell table:formula="of:=[.G27]/0.0864 * 2" office:value-type="float" office:value="629.62962962963" calcext:value-type="float">
            <text:p>629.6296296296</text:p>
          </table:table-cell>
          <table:table-cell table:formula="of:=[.F27]/0.0864 * 2" office:value-type="float" office:value="0" calcext:value-type="float">
            <text:p>0</text:p>
          </table:table-cell>
          <table:table-cell table:formula="of:=[.I27]/1751" office:value-type="float" office:value="0" calcext:value-type="float">
            <text:p>0</text:p>
          </table:table-cell>
          <table:table-cell table:formula="of:=1.033 *[.J27]" office:value-type="float" office:value="0" calcext:value-type="float">
            <text:p>0</text:p>
          </table:table-cell>
          <table:table-cell table:formula="of:=[.K27]*12" office:value-type="float" office:value="0" calcext:value-type="float">
            <text:p>0</text:p>
          </table:table-cell>
          <table:table-cell table:formula="of:=[.L27]*2704" office:value-type="float" office:value="0" calcext:value-type="float">
            <text:p>0</text:p>
          </table:table-cell>
          <table:table-cell table:formula="of:=[.K27]*18" office:value-type="float" office:value="0" calcext:value-type="float">
            <text:p>0</text:p>
          </table:table-cell>
          <table:table-cell table:formula="of:=[.N27]*404" office:value-type="float" office:value="0" calcext:value-type="float">
            <text:p>0</text:p>
          </table:table-cell>
          <table:table-cell table:formula="of:=[.O27]+[.M27]" office:value-type="float" office:value="0" calcext:value-type="float">
            <text:p>0</text:p>
          </table:table-cell>
          <table:table-cell table:formula="of:=[.P27]*0.25" office:value-type="currency" office:currency="USD" office:value="0" calcext:value-type="currency">
            <text:p>$0.00</text:p>
          </table:table-cell>
          <table:table-cell table:style-name="ce1" table:formula="of:=[.Q27]*30" office:value-type="currency" office:currency="USD" office:value="0" calcext:value-type="currency">
            <text:p>$0.00</text:p>
          </table:table-cell>
          <table:table-cell table:formula="of:=0.75 + ([.H27]*0.001)" office:value-type="float" office:value="1.37962962962963" calcext:value-type="float">
            <text:p>1.3796296296</text:p>
          </table:table-cell>
          <table:table-cell table:formula="of:=[.S27]*2750 * 4" office:value-type="float" office:value="15175.9259259259" calcext:value-type="float">
            <text:p>15175.9259259259</text:p>
          </table:table-cell>
          <table:table-cell table:formula="of:=[.T27]/16" office:value-type="float" office:value="948.49537037037" calcext:value-type="float">
            <text:p>948.4953703704</text:p>
          </table:table-cell>
          <table:table-cell table:style-name="ce1" table:formula="of:=[.U27]*800" office:value-type="currency" office:currency="USD" office:value="758796.296296296" calcext:value-type="currency">
            <text:p>$758,796.30</text:p>
          </table:table-cell>
          <table:table-cell table:style-name="ce1" table:formula="of:=[.V27]-[.R27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13]" office:value-type="float" office:value="0.800000000000001" calcext:value-type="float">
            <text:p>0.8</text:p>
          </table:table-cell>
          <table:table-cell table:formula="of:= IF([.E28]&gt;0;[.E28];0)" office:value-type="float" office:value="0.800000000000001" calcext:value-type="float">
            <text:p>0.8</text:p>
          </table:table-cell>
          <table:table-cell table:formula="of:=IF([.F28]&gt;0;21.6;[.D13])" office:value-type="float" office:value="21.6" calcext:value-type="float">
            <text:p>21.6</text:p>
          </table:table-cell>
          <table:table-cell table:formula="of:=[.G28]/0.0864 * 2" office:value-type="float" office:value="500" calcext:value-type="float">
            <text:p>500</text:p>
          </table:table-cell>
          <table:table-cell table:formula="of:=[.F28]/0.0864 * 2" office:value-type="float" office:value="18.5185185185185" calcext:value-type="float">
            <text:p>18.5185185185</text:p>
          </table:table-cell>
          <table:table-cell table:formula="of:=[.I28]/1751" office:value-type="float" office:value="0.0105759671721979" calcext:value-type="float">
            <text:p>0.0105759672</text:p>
          </table:table-cell>
          <table:table-cell table:formula="of:=1.033 *[.J28]" office:value-type="float" office:value="0.0109249740888804" calcext:value-type="float">
            <text:p>0.0109249741</text:p>
          </table:table-cell>
          <table:table-cell table:formula="of:=[.K28]*12" office:value-type="float" office:value="0.131099689066565" calcext:value-type="float">
            <text:p>0.1310996891</text:p>
          </table:table-cell>
          <table:table-cell table:formula="of:=[.L28]*2704" office:value-type="float" office:value="354.493559235992" calcext:value-type="float">
            <text:p>354.493559236</text:p>
          </table:table-cell>
          <table:table-cell table:formula="of:=[.K28]*18" office:value-type="float" office:value="0.196649533599848" calcext:value-type="float">
            <text:p>0.1966495336</text:p>
          </table:table-cell>
          <table:table-cell table:formula="of:=[.N28]*404" office:value-type="float" office:value="79.4464115743385" calcext:value-type="float">
            <text:p>79.4464115743</text:p>
          </table:table-cell>
          <table:table-cell table:formula="of:=[.O28]+[.M28]" office:value-type="float" office:value="433.939970810331" calcext:value-type="float">
            <text:p>433.9399708103</text:p>
          </table:table-cell>
          <table:table-cell table:formula="of:=[.P28]*0.25" office:value-type="currency" office:currency="USD" office:value="108.484992702583" calcext:value-type="currency">
            <text:p>$108.48</text:p>
          </table:table-cell>
          <table:table-cell table:style-name="ce1" table:formula="of:=[.Q28]*30" office:value-type="currency" office:currency="USD" office:value="3254.54978107748" calcext:value-type="currency">
            <text:p>$3,254.55</text:p>
          </table:table-cell>
          <table:table-cell table:formula="of:=0.75 + ([.H28]*0.001)" office:value-type="float" office:value="1.25" calcext:value-type="float">
            <text:p>1.25</text:p>
          </table:table-cell>
          <table:table-cell table:formula="of:=[.S28]*2750 * 4" office:value-type="float" office:value="13750" calcext:value-type="float">
            <text:p>13750</text:p>
          </table:table-cell>
          <table:table-cell table:formula="of:=[.T28]/16" office:value-type="float" office:value="859.375" calcext:value-type="float">
            <text:p>859.375</text:p>
          </table:table-cell>
          <table:table-cell table:style-name="ce1" table:formula="of:=[.U28]*800" office:value-type="currency" office:currency="USD" office:value="687500" calcext:value-type="currency">
            <text:p>$687,500.00</text:p>
          </table:table-cell>
          <table:table-cell table:style-name="ce1" table:formula="of:=[.V28]-[.R28]" office:value-type="currency" office:currency="USD" office:value="684245.450218923" calcext:value-type="currency">
            <text:p>$684,245.45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14]" office:value-type="float" office:value="7.2" calcext:value-type="float">
            <text:p>7.2</text:p>
          </table:table-cell>
          <table:table-cell table:formula="of:= IF([.E29]&gt;0;[.E29];0)" office:value-type="float" office:value="7.2" calcext:value-type="float">
            <text:p>7.2</text:p>
          </table:table-cell>
          <table:table-cell table:formula="of:=IF([.F29]&gt;0;21.6;[.D14])" office:value-type="float" office:value="21.6" calcext:value-type="float">
            <text:p>21.6</text:p>
          </table:table-cell>
          <table:table-cell table:formula="of:=[.G29]/0.0864 * 2" office:value-type="float" office:value="500" calcext:value-type="float">
            <text:p>500</text:p>
          </table:table-cell>
          <table:table-cell table:formula="of:=[.F29]/0.0864 * 2" office:value-type="float" office:value="166.666666666667" calcext:value-type="float">
            <text:p>166.6666666667</text:p>
          </table:table-cell>
          <table:table-cell table:formula="of:=[.I29]/1751" office:value-type="float" office:value="0.0951837045497811" calcext:value-type="float">
            <text:p>0.0951837045</text:p>
          </table:table-cell>
          <table:table-cell table:formula="of:=1.033 *[.J29]" office:value-type="float" office:value="0.0983247667999239" calcext:value-type="float">
            <text:p>0.0983247668</text:p>
          </table:table-cell>
          <table:table-cell table:formula="of:=[.K29]*12" office:value-type="float" office:value="1.17989720159909" calcext:value-type="float">
            <text:p>1.1798972016</text:p>
          </table:table-cell>
          <table:table-cell table:formula="of:=[.L29]*2704" office:value-type="float" office:value="3190.44203312393" calcext:value-type="float">
            <text:p>3190.4420331239</text:p>
          </table:table-cell>
          <table:table-cell table:formula="of:=[.K29]*18" office:value-type="float" office:value="1.76984580239863" calcext:value-type="float">
            <text:p>1.7698458024</text:p>
          </table:table-cell>
          <table:table-cell table:formula="of:=[.N29]*404" office:value-type="float" office:value="715.017704169046" calcext:value-type="float">
            <text:p>715.017704169</text:p>
          </table:table-cell>
          <table:table-cell table:formula="of:=[.O29]+[.M29]" office:value-type="float" office:value="3905.45973729298" calcext:value-type="float">
            <text:p>3905.459737293</text:p>
          </table:table-cell>
          <table:table-cell table:formula="of:=[.P29]*0.25" office:value-type="currency" office:currency="USD" office:value="976.364934323244" calcext:value-type="currency">
            <text:p>$976.36</text:p>
          </table:table-cell>
          <table:table-cell table:style-name="ce1" table:formula="of:=[.Q29]*30" office:value-type="currency" office:currency="USD" office:value="29290.9480296973" calcext:value-type="currency">
            <text:p>$29,290.95</text:p>
          </table:table-cell>
          <table:table-cell table:formula="of:=0.75 + ([.H29]*0.001)" office:value-type="float" office:value="1.25" calcext:value-type="float">
            <text:p>1.25</text:p>
          </table:table-cell>
          <table:table-cell table:formula="of:=[.S29]*2750 * 4" office:value-type="float" office:value="13750" calcext:value-type="float">
            <text:p>13750</text:p>
          </table:table-cell>
          <table:table-cell table:formula="of:=[.T29]/16" office:value-type="float" office:value="859.375" calcext:value-type="float">
            <text:p>859.375</text:p>
          </table:table-cell>
          <table:table-cell table:style-name="ce1" table:formula="of:=[.U29]*800" office:value-type="currency" office:currency="USD" office:value="687500" calcext:value-type="currency">
            <text:p>$687,500.00</text:p>
          </table:table-cell>
          <table:table-cell table:style-name="ce1" table:formula="of:=[.V29]-[.R29]" office:value-type="currency" office:currency="USD" office:value="658209.051970303" calcext:value-type="currency">
            <text:p>$658,209.0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15]" office:value-type="float" office:value="10.4" calcext:value-type="float">
            <text:p>10.4</text:p>
          </table:table-cell>
          <table:table-cell table:formula="of:= IF([.E30]&gt;0;[.E30];0)" office:value-type="float" office:value="10.4" calcext:value-type="float">
            <text:p>10.4</text:p>
          </table:table-cell>
          <table:table-cell table:formula="of:=IF([.F30]&gt;0;21.6;[.D15])" office:value-type="float" office:value="21.6" calcext:value-type="float">
            <text:p>21.6</text:p>
          </table:table-cell>
          <table:table-cell table:formula="of:=[.G30]/0.0864 * 2" office:value-type="float" office:value="500" calcext:value-type="float">
            <text:p>500</text:p>
          </table:table-cell>
          <table:table-cell table:formula="of:=[.F30]/0.0864 * 2" office:value-type="float" office:value="240.740740740741" calcext:value-type="float">
            <text:p>240.7407407407</text:p>
          </table:table-cell>
          <table:table-cell table:formula="of:=[.I30]/1751" office:value-type="float" office:value="0.137487573238573" calcext:value-type="float">
            <text:p>0.1374875732</text:p>
          </table:table-cell>
          <table:table-cell table:formula="of:=1.033 *[.J30]" office:value-type="float" office:value="0.142024663155446" calcext:value-type="float">
            <text:p>0.1420246632</text:p>
          </table:table-cell>
          <table:table-cell table:formula="of:=[.K30]*12" office:value-type="float" office:value="1.70429595786535" calcext:value-type="float">
            <text:p>1.7042959579</text:p>
          </table:table-cell>
          <table:table-cell table:formula="of:=[.L30]*2704" office:value-type="float" office:value="4608.4162700679" calcext:value-type="float">
            <text:p>4608.4162700679</text:p>
          </table:table-cell>
          <table:table-cell table:formula="of:=[.K30]*18" office:value-type="float" office:value="2.55644393679802" calcext:value-type="float">
            <text:p>2.5564439368</text:p>
          </table:table-cell>
          <table:table-cell table:formula="of:=[.N30]*404" office:value-type="float" office:value="1032.8033504664" calcext:value-type="float">
            <text:p>1032.8033504664</text:p>
          </table:table-cell>
          <table:table-cell table:formula="of:=[.O30]+[.M30]" office:value-type="float" office:value="5641.2196205343" calcext:value-type="float">
            <text:p>5641.2196205343</text:p>
          </table:table-cell>
          <table:table-cell table:formula="of:=[.P30]*0.25" office:value-type="currency" office:currency="USD" office:value="1410.30490513357" calcext:value-type="currency">
            <text:p>$1,410.30</text:p>
          </table:table-cell>
          <table:table-cell table:style-name="ce1" table:formula="of:=[.Q30]*30" office:value-type="currency" office:currency="USD" office:value="42309.1471540072" calcext:value-type="currency">
            <text:p>$42,309.15</text:p>
          </table:table-cell>
          <table:table-cell table:formula="of:=0.75 + ([.H30]*0.001)" office:value-type="float" office:value="1.25" calcext:value-type="float">
            <text:p>1.25</text:p>
          </table:table-cell>
          <table:table-cell table:formula="of:=[.S30]*2750 * 4" office:value-type="float" office:value="13750" calcext:value-type="float">
            <text:p>13750</text:p>
          </table:table-cell>
          <table:table-cell table:formula="of:=[.T30]/16" office:value-type="float" office:value="859.375" calcext:value-type="float">
            <text:p>859.375</text:p>
          </table:table-cell>
          <table:table-cell table:style-name="ce1" table:formula="of:=[.U30]*800" office:value-type="currency" office:currency="USD" office:value="687500" calcext:value-type="currency">
            <text:p>$687,500.00</text:p>
          </table:table-cell>
          <table:table-cell table:style-name="ce1" table:formula="of:=[.V30]-[.R30]" office:value-type="currency" office:currency="USD" office:value="645190.852845993" calcext:value-type="currency">
            <text:p>$645,190.8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16]" office:value-type="float" office:value="13.6" calcext:value-type="float">
            <text:p>13.6</text:p>
          </table:table-cell>
          <table:table-cell table:formula="of:= IF([.E31]&gt;0;[.E31];0)" office:value-type="float" office:value="13.6" calcext:value-type="float">
            <text:p>13.6</text:p>
          </table:table-cell>
          <table:table-cell table:formula="of:=IF([.F31]&gt;0;21.6;[.D31])" office:value-type="float" office:value="21.6" calcext:value-type="float">
            <text:p>21.6</text:p>
          </table:table-cell>
          <table:table-cell table:formula="of:=[.G31]/0.0864 * 2" office:value-type="float" office:value="500" calcext:value-type="float">
            <text:p>500</text:p>
          </table:table-cell>
          <table:table-cell table:formula="of:=[.F31]/0.0864 * 2" office:value-type="float" office:value="314.814814814815" calcext:value-type="float">
            <text:p>314.8148148148</text:p>
          </table:table-cell>
          <table:table-cell table:formula="of:=[.I31]/1751" office:value-type="float" office:value="0.179791441927364" calcext:value-type="float">
            <text:p>0.1797914419</text:p>
          </table:table-cell>
          <table:table-cell table:formula="of:=1.033 *[.J31]" office:value-type="float" office:value="0.185724559510967" calcext:value-type="float">
            <text:p>0.1857245595</text:p>
          </table:table-cell>
          <table:table-cell table:formula="of:=[.K31]*12" office:value-type="float" office:value="2.22869471413161" calcext:value-type="float">
            <text:p>2.2286947141</text:p>
          </table:table-cell>
          <table:table-cell table:formula="of:=[.L31]*2704" office:value-type="float" office:value="6026.39050701187" calcext:value-type="float">
            <text:p>6026.3905070119</text:p>
          </table:table-cell>
          <table:table-cell table:formula="of:=[.K31]*18" office:value-type="float" office:value="3.34304207119741" calcext:value-type="float">
            <text:p>3.3430420712</text:p>
          </table:table-cell>
          <table:table-cell table:formula="of:=[.N31]*404" office:value-type="float" office:value="1350.58899676375" calcext:value-type="float">
            <text:p>1350.5889967638</text:p>
          </table:table-cell>
          <table:table-cell table:formula="of:=[.O31]+[.M31]" office:value-type="float" office:value="7376.97950377562" calcext:value-type="float">
            <text:p>7376.9795037756</text:p>
          </table:table-cell>
          <table:table-cell table:formula="of:=[.P31]*0.25" office:value-type="currency" office:currency="USD" office:value="1844.2448759439" calcext:value-type="currency">
            <text:p>$1,844.24</text:p>
          </table:table-cell>
          <table:table-cell table:style-name="ce1" table:formula="of:=[.Q31]*30" office:value-type="currency" office:currency="USD" office:value="55327.3462783171" calcext:value-type="currency">
            <text:p>$55,327.35</text:p>
          </table:table-cell>
          <table:table-cell table:formula="of:=0.75 + ([.H31]*0.001)" office:value-type="float" office:value="1.25" calcext:value-type="float">
            <text:p>1.25</text:p>
          </table:table-cell>
          <table:table-cell table:formula="of:=[.S31]*2750 * 4" office:value-type="float" office:value="13750" calcext:value-type="float">
            <text:p>13750</text:p>
          </table:table-cell>
          <table:table-cell table:formula="of:=[.T31]/16" office:value-type="float" office:value="859.375" calcext:value-type="float">
            <text:p>859.375</text:p>
          </table:table-cell>
          <table:table-cell table:style-name="ce1" table:formula="of:=[.U31]*800" office:value-type="currency" office:currency="USD" office:value="687500" calcext:value-type="currency">
            <text:p>$687,500.00</text:p>
          </table:table-cell>
          <table:table-cell table:style-name="ce1" table:formula="of:=[.V31]-[.R31]" office:value-type="currency" office:currency="USD" office:value="632172.653721683" calcext:value-type="currency">
            <text:p>$632,172.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20:.R31])" office:value-type="currency" office:currency="USD" office:value="244091.233580811" calcext:value-type="currency">
            <text:p>$244,091.23</text:p>
          </table:table-cell>
          <table:table-cell table:number-columns-repeated="2" office:value-type="string" calcext:value-type="string">
            <text:p><text:s/></text:p>
          </table:table-cell>
          <table:table-cell table:formula="of:=SUM([.U20:.U31])" office:value-type="float" office:value="10961.8055555556" calcext:value-type="float">
            <text:p>10961.8055555556</text:p>
          </table:table-cell>
          <table:table-cell table:style-name="ce1" office:value-type="string" calcext:value-type="string">
            <text:p>sum</text:p>
          </table:table-cell>
          <table:table-cell table:style-name="ce1" table:formula="of:=SUM([.W20:.W31])" office:value-type="currency" office:currency="USD" office:value="8525353.21086364" calcext:value-type="currency">
            <text:p>$8,525,353.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1589 PAR per light</text:p>
          </table:table-cell>
          <table:table-cell office:value-type="string" calcext:value-type="string">
            <text:p>584 watts per light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-20% glazing</text:p>
          </table:table-cell>
          <table:table-cell office:value-type="string" calcext:value-type="string">
            <text:p>-20% structural</text:p>
          </table:table-cell>
          <table:table-cell table:style-name="ce3" office:value-type="string" calcext:value-type="string">
            <text:p>750 PAR – 32.4 DLI</text:p>
          </table:table-cell>
          <table:table-cell office:value-type="string" calcext:value-type="string">
            <text:p>aux light needed</text:p>
          </table:table-cell>
          <table:table-cell office:value-type="string" calcext:value-type="string">
            <text:p>monthy avg DLI</text:p>
          </table:table-cell>
          <table:table-cell office:value-type="string" calcext:value-type="string">
            <text:p>monthly avg PAR</text:p>
          </table:table-cell>
          <table:table-cell office:value-type="string" calcext:value-type="string">
            <text:p>monthly aux lighting PAR needed</text:p>
          </table:table-cell>
          <table:table-cell office:value-type="string" calcext:value-type="string">
            <text:p>LED spacing/sq/m</text:p>
          </table:table-cell>
          <table:table-cell office:value-type="string" calcext:value-type="string">
            <text:p>LED kWh/sq/m</text:p>
          </table:table-cell>
          <table:table-cell table:number-columns-repeated="2" office:value-type="string" calcext:value-type="string">
            <text:p>12 hour LED kWh/s/m/d</text:p>
          </table:table-cell>
          <table:table-cell table:number-columns-repeated="2" office:value-type="string" calcext:value-type="string">
            <text:p>18 hour LED kWh/s/m/d</text:p>
          </table:table-cell>
          <table:table-cell office:value-type="string" calcext:value-type="string">
            <text:p>total aux light kWh/m2</text:p>
          </table:table-cell>
          <table:table-cell office:value-type="string" calcext:value-type="string">
            <text:p>daily lighting cost</text:p>
          </table:table-cell>
          <table:table-cell office:value-type="string" calcext:value-type="string">
            <text:p>monthly lighting cost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Gross - lighting cost</text:p>
          </table:table-cell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formula="of:=[.B37]*0.8" office:value-type="float" office:value="14" calcext:value-type="float">
            <text:p>14</text:p>
          </table:table-cell>
          <table:table-cell table:formula="of:=[.C37]*0.8" office:value-type="float" office:value="11.2" calcext:value-type="float">
            <text:p>11.2</text:p>
          </table:table-cell>
          <table:table-cell table:formula="of:=32.4 - [.D37]" office:value-type="float" office:value="21.2" calcext:value-type="float">
            <text:p>21.2</text:p>
          </table:table-cell>
          <table:table-cell table:formula="of:= IF([.E37]&gt;0;[.E37];0)" office:value-type="float" office:value="21.2" calcext:value-type="float">
            <text:p>21.2</text:p>
          </table:table-cell>
          <table:table-cell table:formula="of:=IF([.F37]&gt;0;32.4;[.D37])" office:value-type="float" office:value="32.4" calcext:value-type="float">
            <text:p>32.4</text:p>
          </table:table-cell>
          <table:table-cell table:formula="of:=[.G37]/0.0864 * 2" office:value-type="float" office:value="750" calcext:value-type="float">
            <text:p>750</text:p>
          </table:table-cell>
          <table:table-cell table:formula="of:=[.F37]/0.0864 * 2" office:value-type="float" office:value="490.740740740741" calcext:value-type="float">
            <text:p>490.7407407407</text:p>
          </table:table-cell>
          <table:table-cell table:formula="of:=[.I37]/1589" office:value-type="float" office:value="0.308836211919912" calcext:value-type="float">
            <text:p>0.3088362119</text:p>
          </table:table-cell>
          <table:table-cell table:formula="of:=0.584 *[.J37]" office:value-type="float" office:value="0.180360347761229" calcext:value-type="float">
            <text:p>0.1803603478</text:p>
          </table:table-cell>
          <table:table-cell table:formula="of:=[.K37]*12" office:value-type="float" office:value="2.16432417313474" calcext:value-type="float">
            <text:p>2.1643241731</text:p>
          </table:table-cell>
          <table:table-cell table:formula="of:=[.L37]*2704" office:value-type="float" office:value="5852.33256415635" calcext:value-type="float">
            <text:p>5852.3325641564</text:p>
          </table:table-cell>
          <table:table-cell table:formula="of:=[.K52]*18" office:value-type="float" office:value="1.59261590098595" calcext:value-type="float">
            <text:p>1.592615901</text:p>
          </table:table-cell>
          <table:table-cell table:formula="of:=[.N37]*404" office:value-type="float" office:value="643.416823998322" calcext:value-type="float">
            <text:p>643.4168239983</text:p>
          </table:table-cell>
          <table:table-cell table:formula="of:=[.O37]+[.M37]" office:value-type="float" office:value="6495.74938815467" calcext:value-type="float">
            <text:p>6495.7493881547</text:p>
          </table:table-cell>
          <table:table-cell table:formula="of:=[.P37]*0.25" office:value-type="currency" office:currency="USD" office:value="1623.93734703867" calcext:value-type="currency">
            <text:p>$1,623.94</text:p>
          </table:table-cell>
          <table:table-cell table:style-name="ce1" table:formula="of:=[.Q37]*30" office:value-type="currency" office:currency="USD" office:value="48718.12041116" calcext:value-type="currency">
            <text:p>$48,718.12</text:p>
          </table:table-cell>
          <table:table-cell table:formula="of:=0.75 + ([.H37]*0.001)" office:value-type="float" office:value="1.5" calcext:value-type="float">
            <text:p>1.5</text:p>
          </table:table-cell>
          <table:table-cell table:formula="of:=[.S37]*2750 * 4" office:value-type="float" office:value="16500" calcext:value-type="float">
            <text:p>16500</text:p>
          </table:table-cell>
          <table:table-cell table:formula="of:=[.T37]/16" office:value-type="float" office:value="1031.25" calcext:value-type="float">
            <text:p>1031.25</text:p>
          </table:table-cell>
          <table:table-cell table:style-name="ce1" table:formula="of:=[.U37]*800" office:value-type="currency" office:currency="USD" office:value="825000" calcext:value-type="currency">
            <text:p>$825,000.00</text:p>
          </table:table-cell>
          <table:table-cell table:style-name="ce1" table:formula="of:=[.V37]-[.R37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formula="of:=[.B38]*0.8" office:value-type="float" office:value="18" calcext:value-type="float">
            <text:p>18</text:p>
          </table:table-cell>
          <table:table-cell table:formula="of:=[.C38]*0.8" office:value-type="float" office:value="14.4" calcext:value-type="float">
            <text:p>14.4</text:p>
          </table:table-cell>
          <table:table-cell table:formula="of:=32.4 - [.D38]" office:value-type="float" office:value="18" calcext:value-type="float">
            <text:p>18</text:p>
          </table:table-cell>
          <table:table-cell table:formula="of:= IF([.E38]&gt;0;[.E38];0)" office:value-type="float" office:value="18" calcext:value-type="float">
            <text:p>18</text:p>
          </table:table-cell>
          <table:table-cell table:formula="of:=IF([.F38]&gt;0;32.4;[.D38])" office:value-type="float" office:value="32.4" calcext:value-type="float">
            <text:p>32.4</text:p>
          </table:table-cell>
          <table:table-cell table:formula="of:=[.G38]/0.0864 * 2" office:value-type="float" office:value="750" calcext:value-type="float">
            <text:p>750</text:p>
          </table:table-cell>
          <table:table-cell table:formula="of:=[.F38]/0.0864 * 2" office:value-type="float" office:value="416.666666666667" calcext:value-type="float">
            <text:p>416.6666666667</text:p>
          </table:table-cell>
          <table:table-cell table:formula="of:=[.I38]/1589" office:value-type="float" office:value="0.26221942521502" calcext:value-type="float">
            <text:p>0.2622194252</text:p>
          </table:table-cell>
          <table:table-cell table:formula="of:=0.584 *[.J38]" office:value-type="float" office:value="0.153136144325572" calcext:value-type="float">
            <text:p>0.1531361443</text:p>
          </table:table-cell>
          <table:table-cell table:formula="of:=[.K38]*12" office:value-type="float" office:value="1.83763373190686" calcext:value-type="float">
            <text:p>1.8376337319</text:p>
          </table:table-cell>
          <table:table-cell table:formula="of:=[.L38]*2704" office:value-type="float" office:value="4968.96161107615" calcext:value-type="float">
            <text:p>4968.9616110762</text:p>
          </table:table-cell>
          <table:table-cell table:formula="of:=[.K53]*18" office:value-type="float" office:value="1.10258023914412" calcext:value-type="float">
            <text:p>1.1025802391</text:p>
          </table:table-cell>
          <table:table-cell table:formula="of:=[.N38]*404" office:value-type="float" office:value="445.442416614223" calcext:value-type="float">
            <text:p>445.4424166142</text:p>
          </table:table-cell>
          <table:table-cell table:formula="of:=[.O38]+[.M38]" office:value-type="float" office:value="5414.40402769037" calcext:value-type="float">
            <text:p>5414.4040276904</text:p>
          </table:table-cell>
          <table:table-cell table:formula="of:=[.P38]*0.25" office:value-type="currency" office:currency="USD" office:value="1353.60100692259" calcext:value-type="currency">
            <text:p>$1,353.60</text:p>
          </table:table-cell>
          <table:table-cell table:style-name="ce1" table:formula="of:=[.Q38]*30" office:value-type="currency" office:currency="USD" office:value="40608.0302076778" calcext:value-type="currency">
            <text:p>$40,608.03</text:p>
          </table:table-cell>
          <table:table-cell table:formula="of:=0.75 + ([.H38]*0.001)" office:value-type="float" office:value="1.5" calcext:value-type="float">
            <text:p>1.5</text:p>
          </table:table-cell>
          <table:table-cell table:formula="of:=[.S38]*2750 * 4" office:value-type="float" office:value="16500" calcext:value-type="float">
            <text:p>16500</text:p>
          </table:table-cell>
          <table:table-cell table:formula="of:=[.T38]/16" office:value-type="float" office:value="1031.25" calcext:value-type="float">
            <text:p>1031.25</text:p>
          </table:table-cell>
          <table:table-cell table:style-name="ce1" table:formula="of:=[.U38]*800" office:value-type="currency" office:currency="USD" office:value="825000" calcext:value-type="currency">
            <text:p>$825,000.00</text:p>
          </table:table-cell>
          <table:table-cell table:style-name="ce1" table:formula="of:=[.V38]-[.R38]" office:value-type="currency" office:currency="USD" office:value="784391.969792322" calcext:value-type="currency">
            <text:p>$784,391.9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formula="of:=[.B39]*0.8" office:value-type="float" office:value="26" calcext:value-type="float">
            <text:p>26</text:p>
          </table:table-cell>
          <table:table-cell table:formula="of:=[.C39]*0.8" office:value-type="float" office:value="20.8" calcext:value-type="float">
            <text:p>20.8</text:p>
          </table:table-cell>
          <table:table-cell table:formula="of:=32.4 - [.D39]" office:value-type="float" office:value="11.6" calcext:value-type="float">
            <text:p>11.6</text:p>
          </table:table-cell>
          <table:table-cell table:formula="of:= IF([.E39]&gt;0;[.E39];0)" office:value-type="float" office:value="11.6" calcext:value-type="float">
            <text:p>11.6</text:p>
          </table:table-cell>
          <table:table-cell table:formula="of:=IF([.F39]&gt;0;32.4;[.D39])" office:value-type="float" office:value="32.4" calcext:value-type="float">
            <text:p>32.4</text:p>
          </table:table-cell>
          <table:table-cell table:formula="of:=[.G39]/0.0864 * 2" office:value-type="float" office:value="750" calcext:value-type="float">
            <text:p>750</text:p>
          </table:table-cell>
          <table:table-cell table:formula="of:=[.F39]/0.0864 * 2" office:value-type="float" office:value="268.518518518518" calcext:value-type="float">
            <text:p>268.5185185185</text:p>
          </table:table-cell>
          <table:table-cell table:formula="of:=[.I39]/1589" office:value-type="float" office:value="0.168985851805235" calcext:value-type="float">
            <text:p>0.1689858518</text:p>
          </table:table-cell>
          <table:table-cell table:formula="of:=0.584 *[.J39]" office:value-type="float" office:value="0.0986877374542573" calcext:value-type="float">
            <text:p>0.0986877375</text:p>
          </table:table-cell>
          <table:table-cell table:formula="of:=[.K39]*12" office:value-type="float" office:value="1.18425284945109" calcext:value-type="float">
            <text:p>1.1842528495</text:p>
          </table:table-cell>
          <table:table-cell table:formula="of:=[.L39]*2704" office:value-type="float" office:value="3202.21970491574" calcext:value-type="float">
            <text:p>3202.2197049157</text:p>
          </table:table-cell>
          <table:table-cell table:formula="of:=[.K54]*18" office:value-type="float" office:value="0.122508915460457" calcext:value-type="float">
            <text:p>0.1225089155</text:p>
          </table:table-cell>
          <table:table-cell table:formula="of:=[.N39]*404" office:value-type="float" office:value="49.4936018460248" calcext:value-type="float">
            <text:p>49.493601846</text:p>
          </table:table-cell>
          <table:table-cell table:formula="of:=[.O39]+[.M39]" office:value-type="float" office:value="3251.71330676176" calcext:value-type="float">
            <text:p>3251.7133067618</text:p>
          </table:table-cell>
          <table:table-cell table:formula="of:=[.P39]*0.25" office:value-type="currency" office:currency="USD" office:value="812.928326690441" calcext:value-type="currency">
            <text:p>$812.93</text:p>
          </table:table-cell>
          <table:table-cell table:style-name="ce1" table:formula="of:=[.Q39]*30" office:value-type="currency" office:currency="USD" office:value="24387.8498007132" calcext:value-type="currency">
            <text:p>$24,387.85</text:p>
          </table:table-cell>
          <table:table-cell table:formula="of:=0.75 + ([.H39]*0.001)" office:value-type="float" office:value="1.5" calcext:value-type="float">
            <text:p>1.5</text:p>
          </table:table-cell>
          <table:table-cell table:formula="of:=[.S39]*2750 * 4" office:value-type="float" office:value="16500" calcext:value-type="float">
            <text:p>16500</text:p>
          </table:table-cell>
          <table:table-cell table:formula="of:=[.T39]/16" office:value-type="float" office:value="1031.25" calcext:value-type="float">
            <text:p>1031.25</text:p>
          </table:table-cell>
          <table:table-cell table:style-name="ce1" table:formula="of:=[.U39]*800" office:value-type="currency" office:currency="USD" office:value="825000" calcext:value-type="currency">
            <text:p>$825,000.00</text:p>
          </table:table-cell>
          <table:table-cell table:style-name="ce1" table:formula="of:=[.V39]-[.R39]" office:value-type="currency" office:currency="USD" office:value="800612.150199287" calcext:value-type="currency">
            <text:p>$800,612.15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formula="of:=[.B40]*0.8" office:value-type="float" office:value="34" calcext:value-type="float">
            <text:p>34</text:p>
          </table:table-cell>
          <table:table-cell table:formula="of:=[.C40]*0.8" office:value-type="float" office:value="27.2" calcext:value-type="float">
            <text:p>27.2</text:p>
          </table:table-cell>
          <table:table-cell table:formula="of:=32.4 - [.D40]" office:value-type="float" office:value="5.2" calcext:value-type="float">
            <text:p>5.2</text:p>
          </table:table-cell>
          <table:table-cell table:formula="of:= IF([.E40]&gt;0;[.E40];0)" office:value-type="float" office:value="5.2" calcext:value-type="float">
            <text:p>5.2</text:p>
          </table:table-cell>
          <table:table-cell table:formula="of:=IF([.F40]&gt;0;32.4;[.D40])" office:value-type="float" office:value="32.4" calcext:value-type="float">
            <text:p>32.4</text:p>
          </table:table-cell>
          <table:table-cell table:formula="of:=[.G40]/0.0864 * 2" office:value-type="float" office:value="750" calcext:value-type="float">
            <text:p>750</text:p>
          </table:table-cell>
          <table:table-cell table:formula="of:=[.F40]/0.0864 * 2" office:value-type="float" office:value="120.37037037037" calcext:value-type="float">
            <text:p>120.3703703704</text:p>
          </table:table-cell>
          <table:table-cell table:formula="of:=[.I40]/1589" office:value-type="float" office:value="0.0757522783954501" calcext:value-type="float">
            <text:p>0.0757522784</text:p>
          </table:table-cell>
          <table:table-cell table:formula="of:=0.584 *[.J40]" office:value-type="float" office:value="0.0442393305829429" calcext:value-type="float">
            <text:p>0.0442393306</text:p>
          </table:table-cell>
          <table:table-cell table:formula="of:=[.K40]*12" office:value-type="float" office:value="0.530871966995314" calcext:value-type="float">
            <text:p>0.530871967</text:p>
          </table:table-cell>
          <table:table-cell table:formula="of:=[.L40]*2704" office:value-type="float" office:value="1435.47779875533" calcext:value-type="float">
            <text:p>1435.4777987553</text:p>
          </table:table-cell>
          <table:table-cell table:formula="of:=[.K55]*18" office:value-type="float" office:value="0" calcext:value-type="float">
            <text:p>0</text:p>
          </table:table-cell>
          <table:table-cell table:formula="of:=[.N40]*404" office:value-type="float" office:value="0" calcext:value-type="float">
            <text:p>0</text:p>
          </table:table-cell>
          <table:table-cell table:formula="of:=[.O40]+[.M40]" office:value-type="float" office:value="1435.47779875533" calcext:value-type="float">
            <text:p>1435.4777987553</text:p>
          </table:table-cell>
          <table:table-cell table:formula="of:=[.P40]*0.25" office:value-type="currency" office:currency="USD" office:value="358.869449688833" calcext:value-type="currency">
            <text:p>$358.87</text:p>
          </table:table-cell>
          <table:table-cell table:style-name="ce1" table:formula="of:=[.Q40]*30" office:value-type="currency" office:currency="USD" office:value="10766.083490665" calcext:value-type="currency">
            <text:p>$10,766.08</text:p>
          </table:table-cell>
          <table:table-cell table:formula="of:=0.75 + ([.H40]*0.001)" office:value-type="float" office:value="1.5" calcext:value-type="float">
            <text:p>1.5</text:p>
          </table:table-cell>
          <table:table-cell table:formula="of:=[.S40]*2750 * 4" office:value-type="float" office:value="16500" calcext:value-type="float">
            <text:p>16500</text:p>
          </table:table-cell>
          <table:table-cell table:formula="of:=[.T40]/16" office:value-type="float" office:value="1031.25" calcext:value-type="float">
            <text:p>1031.25</text:p>
          </table:table-cell>
          <table:table-cell table:style-name="ce1" table:formula="of:=[.U40]*800" office:value-type="currency" office:currency="USD" office:value="825000" calcext:value-type="currency">
            <text:p>$825,000.00</text:p>
          </table:table-cell>
          <table:table-cell table:style-name="ce1" table:formula="of:=[.V40]-[.R40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formula="of:=[.B41]*0.8" office:value-type="float" office:value="42" calcext:value-type="float">
            <text:p>42</text:p>
          </table:table-cell>
          <table:table-cell table:formula="of:=[.C41]*0.8" office:value-type="float" office:value="33.6" calcext:value-type="float">
            <text:p>33.6</text:p>
          </table:table-cell>
          <table:table-cell table:formula="of:=32.4 - [.D41]" office:value-type="float" office:value="-1.2" calcext:value-type="float">
            <text:p>-1.2</text:p>
          </table:table-cell>
          <table:table-cell table:formula="of:= IF([.E41]&gt;0;[.E41];0)" office:value-type="float" office:value="0" calcext:value-type="float">
            <text:p>0</text:p>
          </table:table-cell>
          <table:table-cell table:formula="of:=IF([.F41]&gt;0;32.4;[.D41])" office:value-type="float" office:value="33.6" calcext:value-type="float">
            <text:p>33.6</text:p>
          </table:table-cell>
          <table:table-cell table:formula="of:=[.G41]/0.0864 * 2" office:value-type="float" office:value="777.777777777778" calcext:value-type="float">
            <text:p>777.7777777778</text:p>
          </table:table-cell>
          <table:table-cell table:formula="of:=[.F41]/0.0864 * 2" office:value-type="float" office:value="0" calcext:value-type="float">
            <text:p>0</text:p>
          </table:table-cell>
          <table:table-cell table:formula="of:=[.I41]/1589" office:value-type="float" office:value="0" calcext:value-type="float">
            <text:p>0</text:p>
          </table:table-cell>
          <table:table-cell table:formula="of:=0.584 *[.J41]" office:value-type="float" office:value="0" calcext:value-type="float">
            <text:p>0</text:p>
          </table:table-cell>
          <table:table-cell table:formula="of:=[.K41]*12" office:value-type="float" office:value="0" calcext:value-type="float">
            <text:p>0</text:p>
          </table:table-cell>
          <table:table-cell table:formula="of:=[.L41]*2704" office:value-type="float" office:value="0" calcext:value-type="float">
            <text:p>0</text:p>
          </table:table-cell>
          <table:table-cell table:formula="of:=[.K56]*18" office:value-type="float" office:value="0" calcext:value-type="float">
            <text:p>0</text:p>
          </table:table-cell>
          <table:table-cell table:formula="of:=[.N41]*404" office:value-type="float" office:value="0" calcext:value-type="float">
            <text:p>0</text:p>
          </table:table-cell>
          <table:table-cell table:formula="of:=[.O41]+[.M41]" office:value-type="float" office:value="0" calcext:value-type="float">
            <text:p>0</text:p>
          </table:table-cell>
          <table:table-cell table:formula="of:=[.P41]*0.25" office:value-type="currency" office:currency="USD" office:value="0" calcext:value-type="currency">
            <text:p>$0.00</text:p>
          </table:table-cell>
          <table:table-cell table:style-name="ce1" table:formula="of:=[.Q41]*30" office:value-type="currency" office:currency="USD" office:value="0" calcext:value-type="currency">
            <text:p>$0.00</text:p>
          </table:table-cell>
          <table:table-cell table:formula="of:=0.75 + ([.H41]*0.001)" office:value-type="float" office:value="1.52777777777778" calcext:value-type="float">
            <text:p>1.5277777778</text:p>
          </table:table-cell>
          <table:table-cell table:formula="of:=[.S41]*2750 * 4" office:value-type="float" office:value="16805.5555555556" calcext:value-type="float">
            <text:p>16805.5555555556</text:p>
          </table:table-cell>
          <table:table-cell table:formula="of:=[.T41]/16" office:value-type="float" office:value="1050.34722222222" calcext:value-type="float">
            <text:p>1050.3472222222</text:p>
          </table:table-cell>
          <table:table-cell table:style-name="ce1" table:formula="of:=[.U41]*800" office:value-type="currency" office:currency="USD" office:value="840277.777777778" calcext:value-type="currency">
            <text:p>$840,277.78</text:p>
          </table:table-cell>
          <table:table-cell table:style-name="ce1" table:formula="of:=[.V41]-[.R41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formula="of:=[.B42]*0.8" office:value-type="float" office:value="42" calcext:value-type="float">
            <text:p>42</text:p>
          </table:table-cell>
          <table:table-cell table:formula="of:=[.C42]*0.8" office:value-type="float" office:value="33.6" calcext:value-type="float">
            <text:p>33.6</text:p>
          </table:table-cell>
          <table:table-cell table:formula="of:=32.4 - [.D42]" office:value-type="float" office:value="-1.2" calcext:value-type="float">
            <text:p>-1.2</text:p>
          </table:table-cell>
          <table:table-cell table:formula="of:= IF([.E42]&gt;0;[.E42];0)" office:value-type="float" office:value="0" calcext:value-type="float">
            <text:p>0</text:p>
          </table:table-cell>
          <table:table-cell table:formula="of:=IF([.F42]&gt;0;32.4;[.D42])" office:value-type="float" office:value="33.6" calcext:value-type="float">
            <text:p>33.6</text:p>
          </table:table-cell>
          <table:table-cell table:formula="of:=[.G42]/0.0864 * 2" office:value-type="float" office:value="777.777777777778" calcext:value-type="float">
            <text:p>777.7777777778</text:p>
          </table:table-cell>
          <table:table-cell table:formula="of:=[.F42]/0.0864 * 2" office:value-type="float" office:value="0" calcext:value-type="float">
            <text:p>0</text:p>
          </table:table-cell>
          <table:table-cell table:formula="of:=[.I42]/1589" office:value-type="float" office:value="0" calcext:value-type="float">
            <text:p>0</text:p>
          </table:table-cell>
          <table:table-cell table:formula="of:=0.584 *[.J42]" office:value-type="float" office:value="0" calcext:value-type="float">
            <text:p>0</text:p>
          </table:table-cell>
          <table:table-cell table:formula="of:=[.K42]*12" office:value-type="float" office:value="0" calcext:value-type="float">
            <text:p>0</text:p>
          </table:table-cell>
          <table:table-cell table:formula="of:=[.L42]*2704" office:value-type="float" office:value="0" calcext:value-type="float">
            <text:p>0</text:p>
          </table:table-cell>
          <table:table-cell table:formula="of:=[.K57]*18" office:value-type="float" office:value="0" calcext:value-type="float">
            <text:p>0</text:p>
          </table:table-cell>
          <table:table-cell table:formula="of:=[.N42]*404" office:value-type="float" office:value="0" calcext:value-type="float">
            <text:p>0</text:p>
          </table:table-cell>
          <table:table-cell table:formula="of:=[.O42]+[.M42]" office:value-type="float" office:value="0" calcext:value-type="float">
            <text:p>0</text:p>
          </table:table-cell>
          <table:table-cell table:formula="of:=[.P42]*0.25" office:value-type="currency" office:currency="USD" office:value="0" calcext:value-type="currency">
            <text:p>$0.00</text:p>
          </table:table-cell>
          <table:table-cell table:style-name="ce1" table:formula="of:=[.Q42]*30" office:value-type="currency" office:currency="USD" office:value="0" calcext:value-type="currency">
            <text:p>$0.00</text:p>
          </table:table-cell>
          <table:table-cell table:formula="of:=0.75 + ([.H42]*0.001)" office:value-type="float" office:value="1.52777777777778" calcext:value-type="float">
            <text:p>1.5277777778</text:p>
          </table:table-cell>
          <table:table-cell table:formula="of:=[.S42]*2750 * 4" office:value-type="float" office:value="16805.5555555556" calcext:value-type="float">
            <text:p>16805.5555555556</text:p>
          </table:table-cell>
          <table:table-cell table:formula="of:=[.T42]/16" office:value-type="float" office:value="1050.34722222222" calcext:value-type="float">
            <text:p>1050.3472222222</text:p>
          </table:table-cell>
          <table:table-cell table:style-name="ce1" table:formula="of:=[.U42]*800" office:value-type="currency" office:currency="USD" office:value="840277.777777778" calcext:value-type="currency">
            <text:p>$840,277.78</text:p>
          </table:table-cell>
          <table:table-cell table:style-name="ce1" table:formula="of:=[.V42]-[.R42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formula="of:=[.B43]*0.8" office:value-type="float" office:value="46" calcext:value-type="float">
            <text:p>46</text:p>
          </table:table-cell>
          <table:table-cell table:formula="of:=[.C43]*0.8" office:value-type="float" office:value="36.8" calcext:value-type="float">
            <text:p>36.8</text:p>
          </table:table-cell>
          <table:table-cell table:formula="of:=32.4 - [.D43]" office:value-type="float" office:value="-4.40000000000001" calcext:value-type="float">
            <text:p>-4.4</text:p>
          </table:table-cell>
          <table:table-cell table:formula="of:= IF([.E43]&gt;0;[.E43];0)" office:value-type="float" office:value="0" calcext:value-type="float">
            <text:p>0</text:p>
          </table:table-cell>
          <table:table-cell table:formula="of:=IF([.F43]&gt;0;32.4;[.D43])" office:value-type="float" office:value="36.8" calcext:value-type="float">
            <text:p>36.8</text:p>
          </table:table-cell>
          <table:table-cell table:formula="of:=[.G43]/0.0864 * 2" office:value-type="float" office:value="851.851851851852" calcext:value-type="float">
            <text:p>851.8518518519</text:p>
          </table:table-cell>
          <table:table-cell table:formula="of:=[.F43]/0.0864 * 2" office:value-type="float" office:value="0" calcext:value-type="float">
            <text:p>0</text:p>
          </table:table-cell>
          <table:table-cell table:formula="of:=[.I43]/1589" office:value-type="float" office:value="0" calcext:value-type="float">
            <text:p>0</text:p>
          </table:table-cell>
          <table:table-cell table:formula="of:=0.584 *[.J43]" office:value-type="float" office:value="0" calcext:value-type="float">
            <text:p>0</text:p>
          </table:table-cell>
          <table:table-cell table:formula="of:=[.K43]*12" office:value-type="float" office:value="0" calcext:value-type="float">
            <text:p>0</text:p>
          </table:table-cell>
          <table:table-cell table:formula="of:=[.L43]*2704" office:value-type="float" office:value="0" calcext:value-type="float">
            <text:p>0</text:p>
          </table:table-cell>
          <table:table-cell table:formula="of:=[.K58]*18" office:value-type="float" office:value="0" calcext:value-type="float">
            <text:p>0</text:p>
          </table:table-cell>
          <table:table-cell table:formula="of:=[.N43]*404" office:value-type="float" office:value="0" calcext:value-type="float">
            <text:p>0</text:p>
          </table:table-cell>
          <table:table-cell table:formula="of:=[.O43]+[.M43]" office:value-type="float" office:value="0" calcext:value-type="float">
            <text:p>0</text:p>
          </table:table-cell>
          <table:table-cell table:formula="of:=[.P43]*0.25" office:value-type="currency" office:currency="USD" office:value="0" calcext:value-type="currency">
            <text:p>$0.00</text:p>
          </table:table-cell>
          <table:table-cell table:style-name="ce1" table:formula="of:=[.Q43]*30" office:value-type="currency" office:currency="USD" office:value="0" calcext:value-type="currency">
            <text:p>$0.00</text:p>
          </table:table-cell>
          <table:table-cell table:formula="of:=0.75 + ([.H43]*0.001)" office:value-type="float" office:value="1.60185185185185" calcext:value-type="float">
            <text:p>1.6018518519</text:p>
          </table:table-cell>
          <table:table-cell table:formula="of:=[.S43]*2750 * 4" office:value-type="float" office:value="17620.3703703704" calcext:value-type="float">
            <text:p>17620.3703703704</text:p>
          </table:table-cell>
          <table:table-cell table:formula="of:=[.T43]/16" office:value-type="float" office:value="1101.27314814815" calcext:value-type="float">
            <text:p>1101.2731481482</text:p>
          </table:table-cell>
          <table:table-cell table:style-name="ce1" table:formula="of:=[.U43]*800" office:value-type="currency" office:currency="USD" office:value="881018.518518519" calcext:value-type="currency">
            <text:p>$881,018.52</text:p>
          </table:table-cell>
          <table:table-cell table:style-name="ce1" table:formula="of:=[.V43]-[.R43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formula="of:=[.B44]*0.8" office:value-type="float" office:value="38" calcext:value-type="float">
            <text:p>38</text:p>
          </table:table-cell>
          <table:table-cell table:formula="of:=[.C44]*0.8" office:value-type="float" office:value="30.4" calcext:value-type="float">
            <text:p>30.4</text:p>
          </table:table-cell>
          <table:table-cell table:formula="of:=32.4 - [.D44]" office:value-type="float" office:value="2" calcext:value-type="float">
            <text:p>2</text:p>
          </table:table-cell>
          <table:table-cell table:formula="of:= IF([.E44]&gt;0;[.E44];0)" office:value-type="float" office:value="2" calcext:value-type="float">
            <text:p>2</text:p>
          </table:table-cell>
          <table:table-cell table:formula="of:=IF([.F44]&gt;0;32.4;[.D44])" office:value-type="float" office:value="32.4" calcext:value-type="float">
            <text:p>32.4</text:p>
          </table:table-cell>
          <table:table-cell table:formula="of:=[.G44]/0.0864 * 2" office:value-type="float" office:value="750" calcext:value-type="float">
            <text:p>750</text:p>
          </table:table-cell>
          <table:table-cell table:formula="of:=[.F44]/0.0864 * 2" office:value-type="float" office:value="46.2962962962962" calcext:value-type="float">
            <text:p>46.2962962963</text:p>
          </table:table-cell>
          <table:table-cell table:formula="of:=[.I44]/1589" office:value-type="float" office:value="0.0291354916905577" calcext:value-type="float">
            <text:p>0.0291354917</text:p>
          </table:table-cell>
          <table:table-cell table:formula="of:=0.584 *[.J44]" office:value-type="float" office:value="0.0170151271472857" calcext:value-type="float">
            <text:p>0.0170151271</text:p>
          </table:table-cell>
          <table:table-cell table:formula="of:=[.K44]*12" office:value-type="float" office:value="0.204181525767428" calcext:value-type="float">
            <text:p>0.2041815258</text:p>
          </table:table-cell>
          <table:table-cell table:formula="of:=[.L44]*2704" office:value-type="float" office:value="552.106845675127" calcext:value-type="float">
            <text:p>552.1068456751</text:p>
          </table:table-cell>
          <table:table-cell table:formula="of:=[.K59]*18" office:value-type="float" office:value="0" calcext:value-type="float">
            <text:p>0</text:p>
          </table:table-cell>
          <table:table-cell table:formula="of:=[.N44]*404" office:value-type="float" office:value="0" calcext:value-type="float">
            <text:p>0</text:p>
          </table:table-cell>
          <table:table-cell table:formula="of:=[.O44]+[.M44]" office:value-type="float" office:value="552.106845675127" calcext:value-type="float">
            <text:p>552.1068456751</text:p>
          </table:table-cell>
          <table:table-cell table:formula="of:=[.P44]*0.25" office:value-type="currency" office:currency="USD" office:value="138.026711418782" calcext:value-type="currency">
            <text:p>$138.03</text:p>
          </table:table-cell>
          <table:table-cell table:style-name="ce1" table:formula="of:=[.Q44]*30" office:value-type="currency" office:currency="USD" office:value="4140.80134256345" calcext:value-type="currency">
            <text:p>$4,140.80</text:p>
          </table:table-cell>
          <table:table-cell table:formula="of:=0.75 + ([.H44]*0.001)" office:value-type="float" office:value="1.5" calcext:value-type="float">
            <text:p>1.5</text:p>
          </table:table-cell>
          <table:table-cell table:formula="of:=[.S44]*2750 * 4" office:value-type="float" office:value="16500" calcext:value-type="float">
            <text:p>16500</text:p>
          </table:table-cell>
          <table:table-cell table:formula="of:=[.T44]/16" office:value-type="float" office:value="1031.25" calcext:value-type="float">
            <text:p>1031.25</text:p>
          </table:table-cell>
          <table:table-cell table:style-name="ce1" table:formula="of:=[.U44]*800" office:value-type="currency" office:currency="USD" office:value="825000" calcext:value-type="currency">
            <text:p>$825,000.00</text:p>
          </table:table-cell>
          <table:table-cell table:style-name="ce1" table:formula="of:=[.V44]-[.R44]" office:value-type="currency" office:currency="USD" office:value="820859.198657437" calcext:value-type="currency">
            <text:p>$820,859.20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formula="of:=[.B45]*0.8" office:value-type="float" office:value="34" calcext:value-type="float">
            <text:p>34</text:p>
          </table:table-cell>
          <table:table-cell table:formula="of:=[.C45]*0.8" office:value-type="float" office:value="27.2" calcext:value-type="float">
            <text:p>27.2</text:p>
          </table:table-cell>
          <table:table-cell table:formula="of:=32.4 - [.D45]" office:value-type="float" office:value="5.2" calcext:value-type="float">
            <text:p>5.2</text:p>
          </table:table-cell>
          <table:table-cell table:formula="of:= IF([.E45]&gt;0;[.E45];0)" office:value-type="float" office:value="5.2" calcext:value-type="float">
            <text:p>5.2</text:p>
          </table:table-cell>
          <table:table-cell table:formula="of:=IF([.F45]&gt;0;32.4;[.D45])" office:value-type="float" office:value="32.4" calcext:value-type="float">
            <text:p>32.4</text:p>
          </table:table-cell>
          <table:table-cell table:formula="of:=[.G45]/0.0864 * 2" office:value-type="float" office:value="750" calcext:value-type="float">
            <text:p>750</text:p>
          </table:table-cell>
          <table:table-cell table:formula="of:=[.F45]/0.0864 * 2" office:value-type="float" office:value="120.37037037037" calcext:value-type="float">
            <text:p>120.3703703704</text:p>
          </table:table-cell>
          <table:table-cell table:formula="of:=[.I45]/1589" office:value-type="float" office:value="0.0757522783954501" calcext:value-type="float">
            <text:p>0.0757522784</text:p>
          </table:table-cell>
          <table:table-cell table:formula="of:=0.584 *[.J45]" office:value-type="float" office:value="0.0442393305829429" calcext:value-type="float">
            <text:p>0.0442393306</text:p>
          </table:table-cell>
          <table:table-cell table:formula="of:=[.K45]*12" office:value-type="float" office:value="0.530871966995314" calcext:value-type="float">
            <text:p>0.530871967</text:p>
          </table:table-cell>
          <table:table-cell table:formula="of:=[.L45]*2704" office:value-type="float" office:value="1435.47779875533" calcext:value-type="float">
            <text:p>1435.4777987553</text:p>
          </table:table-cell>
          <table:table-cell table:formula="of:=[.K60]*18" office:value-type="float" office:value="0" calcext:value-type="float">
            <text:p>0</text:p>
          </table:table-cell>
          <table:table-cell table:formula="of:=[.N45]*404" office:value-type="float" office:value="0" calcext:value-type="float">
            <text:p>0</text:p>
          </table:table-cell>
          <table:table-cell table:formula="of:=[.O45]+[.M45]" office:value-type="float" office:value="1435.47779875533" calcext:value-type="float">
            <text:p>1435.4777987553</text:p>
          </table:table-cell>
          <table:table-cell table:formula="of:=[.P45]*0.25" office:value-type="currency" office:currency="USD" office:value="358.869449688833" calcext:value-type="currency">
            <text:p>$358.87</text:p>
          </table:table-cell>
          <table:table-cell table:style-name="ce1" table:formula="of:=[.Q45]*30" office:value-type="currency" office:currency="USD" office:value="10766.083490665" calcext:value-type="currency">
            <text:p>$10,766.08</text:p>
          </table:table-cell>
          <table:table-cell table:formula="of:=0.75 + ([.H45]*0.001)" office:value-type="float" office:value="1.5" calcext:value-type="float">
            <text:p>1.5</text:p>
          </table:table-cell>
          <table:table-cell table:formula="of:=[.S45]*2750 * 4" office:value-type="float" office:value="16500" calcext:value-type="float">
            <text:p>16500</text:p>
          </table:table-cell>
          <table:table-cell table:formula="of:=[.T45]/16" office:value-type="float" office:value="1031.25" calcext:value-type="float">
            <text:p>1031.25</text:p>
          </table:table-cell>
          <table:table-cell table:style-name="ce1" table:formula="of:=[.U45]*800" office:value-type="currency" office:currency="USD" office:value="825000" calcext:value-type="currency">
            <text:p>$825,000.00</text:p>
          </table:table-cell>
          <table:table-cell table:style-name="ce1" table:formula="of:=[.V45]-[.R45]" office:value-type="currency" office:currency="USD" office:value="814233.916509335" calcext:value-type="currency">
            <text:p>$814,233.92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formula="of:=[.B46]*0.8" office:value-type="float" office:value="22" calcext:value-type="float">
            <text:p>22</text:p>
          </table:table-cell>
          <table:table-cell table:formula="of:=[.C46]*0.8" office:value-type="float" office:value="17.6" calcext:value-type="float">
            <text:p>17.6</text:p>
          </table:table-cell>
          <table:table-cell table:formula="of:=32.4 - [.D46]" office:value-type="float" office:value="14.8" calcext:value-type="float">
            <text:p>14.8</text:p>
          </table:table-cell>
          <table:table-cell table:formula="of:= IF([.E46]&gt;0;[.E46];0)" office:value-type="float" office:value="14.8" calcext:value-type="float">
            <text:p>14.8</text:p>
          </table:table-cell>
          <table:table-cell table:formula="of:=IF([.F46]&gt;0;32.4;[.D46])" office:value-type="float" office:value="32.4" calcext:value-type="float">
            <text:p>32.4</text:p>
          </table:table-cell>
          <table:table-cell table:formula="of:=[.G46]/0.0864 * 2" office:value-type="float" office:value="750" calcext:value-type="float">
            <text:p>750</text:p>
          </table:table-cell>
          <table:table-cell table:formula="of:=[.F46]/0.0864 * 2" office:value-type="float" office:value="342.592592592593" calcext:value-type="float">
            <text:p>342.5925925926</text:p>
          </table:table-cell>
          <table:table-cell table:formula="of:=[.I46]/1589" office:value-type="float" office:value="0.215602638510127" calcext:value-type="float">
            <text:p>0.2156026385</text:p>
          </table:table-cell>
          <table:table-cell table:formula="of:=0.584 *[.J46]" office:value-type="float" office:value="0.125911940889914" calcext:value-type="float">
            <text:p>0.1259119409</text:p>
          </table:table-cell>
          <table:table-cell table:formula="of:=[.K46]*12" office:value-type="float" office:value="1.51094329067897" calcext:value-type="float">
            <text:p>1.5109432907</text:p>
          </table:table-cell>
          <table:table-cell table:formula="of:=[.L46]*2704" office:value-type="float" office:value="4085.59065799594" calcext:value-type="float">
            <text:p>4085.590657996</text:p>
          </table:table-cell>
          <table:table-cell table:formula="of:=[.K61]*18" office:value-type="float" office:value="0.612544577302286" calcext:value-type="float">
            <text:p>0.6125445773</text:p>
          </table:table-cell>
          <table:table-cell table:formula="of:=[.N46]*404" office:value-type="float" office:value="247.468009230124" calcext:value-type="float">
            <text:p>247.4680092301</text:p>
          </table:table-cell>
          <table:table-cell table:formula="of:=[.O46]+[.M46]" office:value-type="float" office:value="4333.05866722607" calcext:value-type="float">
            <text:p>4333.0586672261</text:p>
          </table:table-cell>
          <table:table-cell table:formula="of:=[.P46]*0.25" office:value-type="currency" office:currency="USD" office:value="1083.26466680652" calcext:value-type="currency">
            <text:p>$1,083.26</text:p>
          </table:table-cell>
          <table:table-cell table:style-name="ce1" table:formula="of:=[.Q46]*30" office:value-type="currency" office:currency="USD" office:value="32497.9400041955" calcext:value-type="currency">
            <text:p>$32,497.94</text:p>
          </table:table-cell>
          <table:table-cell table:formula="of:=0.75 + ([.H46]*0.001)" office:value-type="float" office:value="1.5" calcext:value-type="float">
            <text:p>1.5</text:p>
          </table:table-cell>
          <table:table-cell table:formula="of:=[.S46]*2750 * 4" office:value-type="float" office:value="16500" calcext:value-type="float">
            <text:p>16500</text:p>
          </table:table-cell>
          <table:table-cell table:formula="of:=[.T46]/16" office:value-type="float" office:value="1031.25" calcext:value-type="float">
            <text:p>1031.25</text:p>
          </table:table-cell>
          <table:table-cell table:style-name="ce1" table:formula="of:=[.U46]*800" office:value-type="currency" office:currency="USD" office:value="825000" calcext:value-type="currency">
            <text:p>$825,000.00</text:p>
          </table:table-cell>
          <table:table-cell table:style-name="ce1" table:formula="of:=[.V46]-[.R46]" office:value-type="currency" office:currency="USD" office:value="792502.059995804" calcext:value-type="currency">
            <text:p>$792,502.06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formula="of:=[.B47]*0.8" office:value-type="float" office:value="14" calcext:value-type="float">
            <text:p>14</text:p>
          </table:table-cell>
          <table:table-cell table:formula="of:=[.C47]*0.8" office:value-type="float" office:value="11.2" calcext:value-type="float">
            <text:p>11.2</text:p>
          </table:table-cell>
          <table:table-cell table:formula="of:=32.4 - [.D47]" office:value-type="float" office:value="21.2" calcext:value-type="float">
            <text:p>21.2</text:p>
          </table:table-cell>
          <table:table-cell table:formula="of:= IF([.E47]&gt;0;[.E47];0)" office:value-type="float" office:value="21.2" calcext:value-type="float">
            <text:p>21.2</text:p>
          </table:table-cell>
          <table:table-cell table:formula="of:=IF([.F47]&gt;0;32.4;[.D47])" office:value-type="float" office:value="32.4" calcext:value-type="float">
            <text:p>32.4</text:p>
          </table:table-cell>
          <table:table-cell table:formula="of:=[.G47]/0.0864 * 2" office:value-type="float" office:value="750" calcext:value-type="float">
            <text:p>750</text:p>
          </table:table-cell>
          <table:table-cell table:formula="of:=[.F47]/0.0864 * 2" office:value-type="float" office:value="490.740740740741" calcext:value-type="float">
            <text:p>490.7407407407</text:p>
          </table:table-cell>
          <table:table-cell table:formula="of:=[.I47]/1589" office:value-type="float" office:value="0.308836211919912" calcext:value-type="float">
            <text:p>0.3088362119</text:p>
          </table:table-cell>
          <table:table-cell table:formula="of:=0.584 *[.J47]" office:value-type="float" office:value="0.180360347761229" calcext:value-type="float">
            <text:p>0.1803603478</text:p>
          </table:table-cell>
          <table:table-cell table:formula="of:=[.K47]*12" office:value-type="float" office:value="2.16432417313474" calcext:value-type="float">
            <text:p>2.1643241731</text:p>
          </table:table-cell>
          <table:table-cell table:formula="of:=[.L47]*2704" office:value-type="float" office:value="5852.33256415635" calcext:value-type="float">
            <text:p>5852.3325641564</text:p>
          </table:table-cell>
          <table:table-cell table:formula="of:=[.K62]*18" office:value-type="float" office:value="1.59261590098595" calcext:value-type="float">
            <text:p>1.592615901</text:p>
          </table:table-cell>
          <table:table-cell table:formula="of:=[.N47]*404" office:value-type="float" office:value="643.416823998322" calcext:value-type="float">
            <text:p>643.4168239983</text:p>
          </table:table-cell>
          <table:table-cell table:formula="of:=[.O47]+[.M47]" office:value-type="float" office:value="6495.74938815467" calcext:value-type="float">
            <text:p>6495.7493881547</text:p>
          </table:table-cell>
          <table:table-cell table:formula="of:=[.P47]*0.25" office:value-type="currency" office:currency="USD" office:value="1623.93734703867" calcext:value-type="currency">
            <text:p>$1,623.94</text:p>
          </table:table-cell>
          <table:table-cell table:style-name="ce1" table:formula="of:=[.Q47]*30" office:value-type="currency" office:currency="USD" office:value="48718.12041116" calcext:value-type="currency">
            <text:p>$48,718.12</text:p>
          </table:table-cell>
          <table:table-cell table:formula="of:=0.75 + ([.H47]*0.001)" office:value-type="float" office:value="1.5" calcext:value-type="float">
            <text:p>1.5</text:p>
          </table:table-cell>
          <table:table-cell table:formula="of:=[.S47]*2750 * 4" office:value-type="float" office:value="16500" calcext:value-type="float">
            <text:p>16500</text:p>
          </table:table-cell>
          <table:table-cell table:formula="of:=[.T47]/16" office:value-type="float" office:value="1031.25" calcext:value-type="float">
            <text:p>1031.25</text:p>
          </table:table-cell>
          <table:table-cell table:style-name="ce1" table:formula="of:=[.U47]*800" office:value-type="currency" office:currency="USD" office:value="825000" calcext:value-type="currency">
            <text:p>$825,000.00</text:p>
          </table:table-cell>
          <table:table-cell table:style-name="ce1" table:formula="of:=[.V47]-[.R47]" office:value-type="currency" office:currency="USD" office:value="776281.87958884" calcext:value-type="currency">
            <text:p>$776,281.88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formula="of:=[.B48]*0.8" office:value-type="float" office:value="10" calcext:value-type="float">
            <text:p>10</text:p>
          </table:table-cell>
          <table:table-cell table:formula="of:=[.C48]*0.8" office:value-type="float" office:value="8" calcext:value-type="float">
            <text:p>8</text:p>
          </table:table-cell>
          <table:table-cell table:formula="of:=32.4 - [.D48]" office:value-type="float" office:value="24.4" calcext:value-type="float">
            <text:p>24.4</text:p>
          </table:table-cell>
          <table:table-cell table:formula="of:= IF([.E48]&gt;0;[.E48];0)" office:value-type="float" office:value="24.4" calcext:value-type="float">
            <text:p>24.4</text:p>
          </table:table-cell>
          <table:table-cell table:formula="of:=IF([.F48]&gt;0;32.4;[.D48])" office:value-type="float" office:value="32.4" calcext:value-type="float">
            <text:p>32.4</text:p>
          </table:table-cell>
          <table:table-cell table:formula="of:=[.G48]/0.0864 * 2" office:value-type="float" office:value="750" calcext:value-type="float">
            <text:p>750</text:p>
          </table:table-cell>
          <table:table-cell table:formula="of:=[.F48]/0.0864 * 2" office:value-type="float" office:value="564.814814814815" calcext:value-type="float">
            <text:p>564.8148148148</text:p>
          </table:table-cell>
          <table:table-cell table:formula="of:=[.I48]/1589" office:value-type="float" office:value="0.355452998624805" calcext:value-type="float">
            <text:p>0.3554529986</text:p>
          </table:table-cell>
          <table:table-cell table:formula="of:=0.584 *[.J48]" office:value-type="float" office:value="0.207584551196886" calcext:value-type="float">
            <text:p>0.2075845512</text:p>
          </table:table-cell>
          <table:table-cell table:formula="of:=[.K48]*12" office:value-type="float" office:value="2.49101461436263" calcext:value-type="float">
            <text:p>2.4910146144</text:p>
          </table:table-cell>
          <table:table-cell table:formula="of:=[.L48]*2704" office:value-type="float" office:value="6735.70351723656" calcext:value-type="float">
            <text:p>6735.7035172366</text:p>
          </table:table-cell>
          <table:table-cell table:formula="of:=[.K63]*18" office:value-type="float" office:value="2.08265156282777" calcext:value-type="float">
            <text:p>2.0826515628</text:p>
          </table:table-cell>
          <table:table-cell table:formula="of:=[.N48]*404" office:value-type="float" office:value="841.391231382421" calcext:value-type="float">
            <text:p>841.3912313824</text:p>
          </table:table-cell>
          <table:table-cell table:formula="of:=[.O48]+[.M48]" office:value-type="float" office:value="7577.09474861898" calcext:value-type="float">
            <text:p>7577.094748619</text:p>
          </table:table-cell>
          <table:table-cell table:formula="of:=[.P48]*0.25" office:value-type="currency" office:currency="USD" office:value="1894.27368715474" calcext:value-type="currency">
            <text:p>$1,894.27</text:p>
          </table:table-cell>
          <table:table-cell table:style-name="ce1" table:formula="of:=[.Q48]*30" office:value-type="currency" office:currency="USD" office:value="56828.2106146423" calcext:value-type="currency">
            <text:p>$56,828.21</text:p>
          </table:table-cell>
          <table:table-cell table:formula="of:=0.75 + ([.H48]*0.001)" office:value-type="float" office:value="1.5" calcext:value-type="float">
            <text:p>1.5</text:p>
          </table:table-cell>
          <table:table-cell table:formula="of:=[.S48]*2750 * 4" office:value-type="float" office:value="16500" calcext:value-type="float">
            <text:p>16500</text:p>
          </table:table-cell>
          <table:table-cell table:formula="of:=[.T48]/16" office:value-type="float" office:value="1031.25" calcext:value-type="float">
            <text:p>1031.25</text:p>
          </table:table-cell>
          <table:table-cell table:style-name="ce1" table:formula="of:=[.U48]*800" office:value-type="currency" office:currency="USD" office:value="825000" calcext:value-type="currency">
            <text:p>$825,000.00</text:p>
          </table:table-cell>
          <table:table-cell table:style-name="ce1" table:formula="of:=[.V48]-[.R48]" office:value-type="currency" office:currency="USD" office:value="768171.789385358" calcext:value-type="currency">
            <text:p>$768,171.79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annual</text:p>
          </table:table-cell>
          <table:table-cell table:style-name="ce1" table:formula="of:=SUM([.R37:.R48])" office:value-type="currency" office:currency="USD" office:value="277431.239773442" calcext:value-type="currency">
            <text:p>$277,431.24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table:formula="of:=SUM([.W37:.W48])" office:value-type="currency" office:currency="USD" office:value="9709142.83430063" calcext:value-type="currency">
            <text:p>$9,709,142.83</text:p>
          </table:table-cell>
        </table:table-row>
        <table:table-row table:style-name="ro1">
          <table:table-cell table:number-columns-repeated="5"/>
          <table:table-cell table:number-columns-repeated="8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500 PAR – 21.6 DLI</text:p>
          </table:table-cell>
          <table:table-cell office:value-type="string" calcext:value-type="string">
            <text:p>aux light needed</text:p>
          </table:table-cell>
          <table:table-cell table:number-columns-repeated="7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3"/>
          <table:table-cell table:formula="of:=21.6 - [.D37]" office:value-type="float" office:value="10.4" calcext:value-type="float">
            <text:p>10.4</text:p>
          </table:table-cell>
          <table:table-cell table:formula="of:= IF([.E52]&gt;0;[.E52];0)" office:value-type="float" office:value="10.4" calcext:value-type="float">
            <text:p>10.4</text:p>
          </table:table-cell>
          <table:table-cell table:formula="of:=IF([.F52]&gt;0;21.6;[.D37])" office:value-type="float" office:value="21.6" calcext:value-type="float">
            <text:p>21.6</text:p>
          </table:table-cell>
          <table:table-cell table:formula="of:=[.G52]/0.0864 * 2" office:value-type="float" office:value="500" calcext:value-type="float">
            <text:p>500</text:p>
          </table:table-cell>
          <table:table-cell table:formula="of:=[.F52]/0.0864 * 2" office:value-type="float" office:value="240.740740740741" calcext:value-type="float">
            <text:p>240.7407407407</text:p>
          </table:table-cell>
          <table:table-cell table:formula="of:=[.I52]/1589" office:value-type="float" office:value="0.1515045567909" calcext:value-type="float">
            <text:p>0.1515045568</text:p>
          </table:table-cell>
          <table:table-cell table:formula="of:=0.584 *[.J52]" office:value-type="float" office:value="0.0884786611658858" calcext:value-type="float">
            <text:p>0.0884786612</text:p>
          </table:table-cell>
          <table:table-cell table:formula="of:=[.K52]*12" office:value-type="float" office:value="1.06174393399063" calcext:value-type="float">
            <text:p>1.061743934</text:p>
          </table:table-cell>
          <table:table-cell table:formula="of:=[.L52]*2704" office:value-type="float" office:value="2870.95559751066" calcext:value-type="float">
            <text:p>2870.9555975107</text:p>
          </table:table-cell>
          <table:table-cell table:formula="of:=[.K52]*18" office:value-type="float" office:value="1.59261590098595" calcext:value-type="float">
            <text:p>1.592615901</text:p>
          </table:table-cell>
          <table:table-cell table:formula="of:=[.N52]*404" office:value-type="float" office:value="643.416823998322" calcext:value-type="float">
            <text:p>643.4168239983</text:p>
          </table:table-cell>
          <table:table-cell table:formula="of:=[.O52]+[.M52]" office:value-type="float" office:value="3514.37242150898" calcext:value-type="float">
            <text:p>3514.372421509</text:p>
          </table:table-cell>
          <table:table-cell table:formula="of:=[.P52]*0.25" office:value-type="currency" office:currency="USD" office:value="878.593105377246" calcext:value-type="currency">
            <text:p>$878.59</text:p>
          </table:table-cell>
          <table:table-cell table:style-name="ce1" table:formula="of:=[.Q52]*30" office:value-type="currency" office:currency="USD" office:value="26357.7931613174" calcext:value-type="currency">
            <text:p>$26,357.79</text:p>
          </table:table-cell>
          <table:table-cell table:formula="of:=0.75 + ([.H52]*0.001)" office:value-type="float" office:value="1.25" calcext:value-type="float">
            <text:p>1.25</text:p>
          </table:table-cell>
          <table:table-cell table:formula="of:=[.S52]*2750 * 4" office:value-type="float" office:value="13750" calcext:value-type="float">
            <text:p>13750</text:p>
          </table:table-cell>
          <table:table-cell table:formula="of:=[.T52]/16" office:value-type="float" office:value="859.375" calcext:value-type="float">
            <text:p>859.375</text:p>
          </table:table-cell>
          <table:table-cell table:style-name="ce1" table:formula="of:=[.U52]*800" office:value-type="currency" office:currency="USD" office:value="687500" calcext:value-type="currency">
            <text:p>$687,500.00</text:p>
          </table:table-cell>
          <table:table-cell table:style-name="ce1" table:formula="of:=[.V52]-[.R52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number-columns-repeated="3"/>
          <table:table-cell table:formula="of:=21.6 - [.D38]" office:value-type="float" office:value="7.2" calcext:value-type="float">
            <text:p>7.2</text:p>
          </table:table-cell>
          <table:table-cell table:formula="of:= IF([.E53]&gt;0;[.E53];0)" office:value-type="float" office:value="7.2" calcext:value-type="float">
            <text:p>7.2</text:p>
          </table:table-cell>
          <table:table-cell table:formula="of:=IF([.F53]&gt;0;21.6;[.D38])" office:value-type="float" office:value="21.6" calcext:value-type="float">
            <text:p>21.6</text:p>
          </table:table-cell>
          <table:table-cell table:formula="of:=[.G53]/0.0864 * 2" office:value-type="float" office:value="500" calcext:value-type="float">
            <text:p>500</text:p>
          </table:table-cell>
          <table:table-cell table:formula="of:=[.F53]/0.0864 * 2" office:value-type="float" office:value="166.666666666667" calcext:value-type="float">
            <text:p>166.6666666667</text:p>
          </table:table-cell>
          <table:table-cell table:formula="of:=[.I53]/1589" office:value-type="float" office:value="0.104887770086008" calcext:value-type="float">
            <text:p>0.1048877701</text:p>
          </table:table-cell>
          <table:table-cell table:formula="of:=0.584 *[.J53]" office:value-type="float" office:value="0.0612544577302287" calcext:value-type="float">
            <text:p>0.0612544577</text:p>
          </table:table-cell>
          <table:table-cell table:formula="of:=[.K53]*12" office:value-type="float" office:value="0.735053492762744" calcext:value-type="float">
            <text:p>0.7350534928</text:p>
          </table:table-cell>
          <table:table-cell table:formula="of:=[.L53]*2704" office:value-type="float" office:value="1987.58464443046" calcext:value-type="float">
            <text:p>1987.5846444305</text:p>
          </table:table-cell>
          <table:table-cell table:formula="of:=[.K53]*18" office:value-type="float" office:value="1.10258023914412" calcext:value-type="float">
            <text:p>1.1025802391</text:p>
          </table:table-cell>
          <table:table-cell table:formula="of:=[.N53]*404" office:value-type="float" office:value="445.442416614223" calcext:value-type="float">
            <text:p>445.4424166142</text:p>
          </table:table-cell>
          <table:table-cell table:formula="of:=[.O53]+[.M53]" office:value-type="float" office:value="2433.02706104468" calcext:value-type="float">
            <text:p>2433.0270610447</text:p>
          </table:table-cell>
          <table:table-cell table:formula="of:=[.P53]*0.25" office:value-type="currency" office:currency="USD" office:value="608.256765261171" calcext:value-type="currency">
            <text:p>$608.26</text:p>
          </table:table-cell>
          <table:table-cell table:style-name="ce1" table:formula="of:=[.Q53]*30" office:value-type="currency" office:currency="USD" office:value="18247.7029578351" calcext:value-type="currency">
            <text:p>$18,247.70</text:p>
          </table:table-cell>
          <table:table-cell table:formula="of:=0.75 + ([.H53]*0.001)" office:value-type="float" office:value="1.25" calcext:value-type="float">
            <text:p>1.25</text:p>
          </table:table-cell>
          <table:table-cell table:formula="of:=[.S53]*2750 * 4" office:value-type="float" office:value="13750" calcext:value-type="float">
            <text:p>13750</text:p>
          </table:table-cell>
          <table:table-cell table:formula="of:=[.T53]/16" office:value-type="float" office:value="859.375" calcext:value-type="float">
            <text:p>859.375</text:p>
          </table:table-cell>
          <table:table-cell table:style-name="ce1" table:formula="of:=[.U53]*800" office:value-type="currency" office:currency="USD" office:value="687500" calcext:value-type="currency">
            <text:p>$687,500.00</text:p>
          </table:table-cell>
          <table:table-cell table:style-name="ce1" table:formula="of:=[.V53]-[.R53]" office:value-type="currency" office:currency="USD" office:value="669252.297042165" calcext:value-type="currency">
            <text:p>$669,252.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3"/>
          <table:table-cell table:formula="of:=21.6 - [.D39]" office:value-type="float" office:value="0.800000000000001" calcext:value-type="float">
            <text:p>0.8</text:p>
          </table:table-cell>
          <table:table-cell table:formula="of:= IF([.E54]&gt;0;[.E54];0)" office:value-type="float" office:value="0.800000000000001" calcext:value-type="float">
            <text:p>0.8</text:p>
          </table:table-cell>
          <table:table-cell table:formula="of:=IF([.F54]&gt;0;21.6;[.D39])" office:value-type="float" office:value="21.6" calcext:value-type="float">
            <text:p>21.6</text:p>
          </table:table-cell>
          <table:table-cell table:formula="of:=[.G54]/0.0864 * 2" office:value-type="float" office:value="500" calcext:value-type="float">
            <text:p>500</text:p>
          </table:table-cell>
          <table:table-cell table:formula="of:=[.F54]/0.0864 * 2" office:value-type="float" office:value="18.5185185185185" calcext:value-type="float">
            <text:p>18.5185185185</text:p>
          </table:table-cell>
          <table:table-cell table:formula="of:=[.I54]/1589" office:value-type="float" office:value="0.0116541966762231" calcext:value-type="float">
            <text:p>0.0116541967</text:p>
          </table:table-cell>
          <table:table-cell table:formula="of:=0.584 *[.J54]" office:value-type="float" office:value="0.0068060508589143" calcext:value-type="float">
            <text:p>0.0068060509</text:p>
          </table:table-cell>
          <table:table-cell table:formula="of:=[.K54]*12" office:value-type="float" office:value="0.0816726103069716" calcext:value-type="float">
            <text:p>0.0816726103</text:p>
          </table:table-cell>
          <table:table-cell table:formula="of:=[.L54]*2704" office:value-type="float" office:value="220.842738270051" calcext:value-type="float">
            <text:p>220.8427382701</text:p>
          </table:table-cell>
          <table:table-cell table:formula="of:=[.K54]*18" office:value-type="float" office:value="0.122508915460457" calcext:value-type="float">
            <text:p>0.1225089155</text:p>
          </table:table-cell>
          <table:table-cell table:formula="of:=[.N54]*404" office:value-type="float" office:value="49.4936018460248" calcext:value-type="float">
            <text:p>49.493601846</text:p>
          </table:table-cell>
          <table:table-cell table:formula="of:=[.O54]+[.M54]" office:value-type="float" office:value="270.336340116076" calcext:value-type="float">
            <text:p>270.3363401161</text:p>
          </table:table-cell>
          <table:table-cell table:formula="of:=[.P54]*0.25" office:value-type="currency" office:currency="USD" office:value="67.584085029019" calcext:value-type="currency">
            <text:p>$67.58</text:p>
          </table:table-cell>
          <table:table-cell table:style-name="ce1" table:formula="of:=[.Q54]*30" office:value-type="currency" office:currency="USD" office:value="2027.52255087057" calcext:value-type="currency">
            <text:p>$2,027.52</text:p>
          </table:table-cell>
          <table:table-cell table:formula="of:=0.75 + ([.H54]*0.001)" office:value-type="float" office:value="1.25" calcext:value-type="float">
            <text:p>1.25</text:p>
          </table:table-cell>
          <table:table-cell table:formula="of:=[.S54]*2750 * 4" office:value-type="float" office:value="13750" calcext:value-type="float">
            <text:p>13750</text:p>
          </table:table-cell>
          <table:table-cell table:formula="of:=[.T54]/16" office:value-type="float" office:value="859.375" calcext:value-type="float">
            <text:p>859.375</text:p>
          </table:table-cell>
          <table:table-cell table:style-name="ce1" table:formula="of:=[.U54]*800" office:value-type="currency" office:currency="USD" office:value="687500" calcext:value-type="currency">
            <text:p>$687,500.00</text:p>
          </table:table-cell>
          <table:table-cell table:style-name="ce1" table:formula="of:=[.V54]-[.R54]" office:value-type="currency" office:currency="USD" office:value="685472.477449129" calcext:value-type="currency">
            <text:p>$685,472.48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number-columns-repeated="3"/>
          <table:table-cell table:formula="of:=21.6 - [.D40]" office:value-type="float" office:value="-5.6" calcext:value-type="float">
            <text:p>-5.6</text:p>
          </table:table-cell>
          <table:table-cell table:formula="of:= IF([.E55]&gt;0;[.E55];0)" office:value-type="float" office:value="0" calcext:value-type="float">
            <text:p>0</text:p>
          </table:table-cell>
          <table:table-cell table:formula="of:=IF([.F55]&gt;0;21.6;[.D40])" office:value-type="float" office:value="27.2" calcext:value-type="float">
            <text:p>27.2</text:p>
          </table:table-cell>
          <table:table-cell table:formula="of:=[.G55]/0.0864 * 2" office:value-type="float" office:value="629.62962962963" calcext:value-type="float">
            <text:p>629.6296296296</text:p>
          </table:table-cell>
          <table:table-cell table:formula="of:=[.F55]/0.0864 * 2" office:value-type="float" office:value="0" calcext:value-type="float">
            <text:p>0</text:p>
          </table:table-cell>
          <table:table-cell table:formula="of:=[.I55]/1589" office:value-type="float" office:value="0" calcext:value-type="float">
            <text:p>0</text:p>
          </table:table-cell>
          <table:table-cell table:formula="of:=0.584 *[.J55]" office:value-type="float" office:value="0" calcext:value-type="float">
            <text:p>0</text:p>
          </table:table-cell>
          <table:table-cell table:formula="of:=[.K55]*12" office:value-type="float" office:value="0" calcext:value-type="float">
            <text:p>0</text:p>
          </table:table-cell>
          <table:table-cell table:formula="of:=[.L55]*2704" office:value-type="float" office:value="0" calcext:value-type="float">
            <text:p>0</text:p>
          </table:table-cell>
          <table:table-cell table:formula="of:=[.K55]*18" office:value-type="float" office:value="0" calcext:value-type="float">
            <text:p>0</text:p>
          </table:table-cell>
          <table:table-cell table:formula="of:=[.N55]*404" office:value-type="float" office:value="0" calcext:value-type="float">
            <text:p>0</text:p>
          </table:table-cell>
          <table:table-cell table:formula="of:=[.O55]+[.M55]" office:value-type="float" office:value="0" calcext:value-type="float">
            <text:p>0</text:p>
          </table:table-cell>
          <table:table-cell table:formula="of:=[.P55]*0.25" office:value-type="currency" office:currency="USD" office:value="0" calcext:value-type="currency">
            <text:p>$0.00</text:p>
          </table:table-cell>
          <table:table-cell table:style-name="ce1" table:formula="of:=[.Q55]*30" office:value-type="currency" office:currency="USD" office:value="0" calcext:value-type="currency">
            <text:p>$0.00</text:p>
          </table:table-cell>
          <table:table-cell table:formula="of:=0.75 + ([.H55]*0.001)" office:value-type="float" office:value="1.37962962962963" calcext:value-type="float">
            <text:p>1.3796296296</text:p>
          </table:table-cell>
          <table:table-cell table:formula="of:=[.S55]*2750 * 4" office:value-type="float" office:value="15175.9259259259" calcext:value-type="float">
            <text:p>15175.9259259259</text:p>
          </table:table-cell>
          <table:table-cell table:formula="of:=[.T55]/16" office:value-type="float" office:value="948.49537037037" calcext:value-type="float">
            <text:p>948.4953703704</text:p>
          </table:table-cell>
          <table:table-cell table:style-name="ce1" table:formula="of:=[.U55]*800" office:value-type="currency" office:currency="USD" office:value="758796.296296296" calcext:value-type="currency">
            <text:p>$758,796.30</text:p>
          </table:table-cell>
          <table:table-cell table:style-name="ce1" table:formula="of:=[.V55]-[.R55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formula="of:=21.6 - [.D41]" office:value-type="float" office:value="-12" calcext:value-type="float">
            <text:p>-12</text:p>
          </table:table-cell>
          <table:table-cell table:formula="of:= IF([.E56]&gt;0;[.E56];0)" office:value-type="float" office:value="0" calcext:value-type="float">
            <text:p>0</text:p>
          </table:table-cell>
          <table:table-cell table:formula="of:=IF([.F56]&gt;0;21.6;[.D41])" office:value-type="float" office:value="33.6" calcext:value-type="float">
            <text:p>33.6</text:p>
          </table:table-cell>
          <table:table-cell table:formula="of:=[.G56]/0.0864 * 2" office:value-type="float" office:value="777.777777777778" calcext:value-type="float">
            <text:p>777.7777777778</text:p>
          </table:table-cell>
          <table:table-cell table:formula="of:=[.F56]/0.0864 * 2" office:value-type="float" office:value="0" calcext:value-type="float">
            <text:p>0</text:p>
          </table:table-cell>
          <table:table-cell table:formula="of:=[.I56]/1589" office:value-type="float" office:value="0" calcext:value-type="float">
            <text:p>0</text:p>
          </table:table-cell>
          <table:table-cell table:formula="of:=0.584 *[.J56]" office:value-type="float" office:value="0" calcext:value-type="float">
            <text:p>0</text:p>
          </table:table-cell>
          <table:table-cell table:formula="of:=[.K56]*12" office:value-type="float" office:value="0" calcext:value-type="float">
            <text:p>0</text:p>
          </table:table-cell>
          <table:table-cell table:formula="of:=[.L56]*2704" office:value-type="float" office:value="0" calcext:value-type="float">
            <text:p>0</text:p>
          </table:table-cell>
          <table:table-cell table:formula="of:=[.K56]*18" office:value-type="float" office:value="0" calcext:value-type="float">
            <text:p>0</text:p>
          </table:table-cell>
          <table:table-cell table:formula="of:=[.N56]*404" office:value-type="float" office:value="0" calcext:value-type="float">
            <text:p>0</text:p>
          </table:table-cell>
          <table:table-cell table:formula="of:=[.O56]+[.M56]" office:value-type="float" office:value="0" calcext:value-type="float">
            <text:p>0</text:p>
          </table:table-cell>
          <table:table-cell table:formula="of:=[.P56]*0.25" office:value-type="currency" office:currency="USD" office:value="0" calcext:value-type="currency">
            <text:p>$0.00</text:p>
          </table:table-cell>
          <table:table-cell table:style-name="ce1" table:formula="of:=[.Q56]*30" office:value-type="currency" office:currency="USD" office:value="0" calcext:value-type="currency">
            <text:p>$0.00</text:p>
          </table:table-cell>
          <table:table-cell table:formula="of:=0.75 + ([.H56]*0.001)" office:value-type="float" office:value="1.52777777777778" calcext:value-type="float">
            <text:p>1.5277777778</text:p>
          </table:table-cell>
          <table:table-cell table:formula="of:=[.S56]*2750 * 4" office:value-type="float" office:value="16805.5555555556" calcext:value-type="float">
            <text:p>16805.5555555556</text:p>
          </table:table-cell>
          <table:table-cell table:formula="of:=[.T56]/16" office:value-type="float" office:value="1050.34722222222" calcext:value-type="float">
            <text:p>1050.3472222222</text:p>
          </table:table-cell>
          <table:table-cell table:style-name="ce1" table:formula="of:=[.U56]*800" office:value-type="currency" office:currency="USD" office:value="840277.777777778" calcext:value-type="currency">
            <text:p>$840,277.78</text:p>
          </table:table-cell>
          <table:table-cell table:style-name="ce1" table:formula="of:=[.V56]-[.R56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3"/>
          <table:table-cell table:formula="of:=21.6 - [.D42]" office:value-type="float" office:value="-12" calcext:value-type="float">
            <text:p>-12</text:p>
          </table:table-cell>
          <table:table-cell table:formula="of:= IF([.E57]&gt;0;[.E57];0)" office:value-type="float" office:value="0" calcext:value-type="float">
            <text:p>0</text:p>
          </table:table-cell>
          <table:table-cell table:formula="of:=IF([.F57]&gt;0;21.6;[.D42])" office:value-type="float" office:value="33.6" calcext:value-type="float">
            <text:p>33.6</text:p>
          </table:table-cell>
          <table:table-cell table:formula="of:=[.G57]/0.0864 * 2" office:value-type="float" office:value="777.777777777778" calcext:value-type="float">
            <text:p>777.7777777778</text:p>
          </table:table-cell>
          <table:table-cell table:formula="of:=[.F57]/0.0864 * 2" office:value-type="float" office:value="0" calcext:value-type="float">
            <text:p>0</text:p>
          </table:table-cell>
          <table:table-cell table:formula="of:=[.I57]/1589" office:value-type="float" office:value="0" calcext:value-type="float">
            <text:p>0</text:p>
          </table:table-cell>
          <table:table-cell table:formula="of:=0.584 *[.J57]" office:value-type="float" office:value="0" calcext:value-type="float">
            <text:p>0</text:p>
          </table:table-cell>
          <table:table-cell table:formula="of:=[.K57]*12" office:value-type="float" office:value="0" calcext:value-type="float">
            <text:p>0</text:p>
          </table:table-cell>
          <table:table-cell table:formula="of:=[.L57]*2704" office:value-type="float" office:value="0" calcext:value-type="float">
            <text:p>0</text:p>
          </table:table-cell>
          <table:table-cell table:formula="of:=[.K57]*18" office:value-type="float" office:value="0" calcext:value-type="float">
            <text:p>0</text:p>
          </table:table-cell>
          <table:table-cell table:formula="of:=[.N57]*404" office:value-type="float" office:value="0" calcext:value-type="float">
            <text:p>0</text:p>
          </table:table-cell>
          <table:table-cell table:formula="of:=[.O57]+[.M57]" office:value-type="float" office:value="0" calcext:value-type="float">
            <text:p>0</text:p>
          </table:table-cell>
          <table:table-cell table:formula="of:=[.P57]*0.25" office:value-type="currency" office:currency="USD" office:value="0" calcext:value-type="currency">
            <text:p>$0.00</text:p>
          </table:table-cell>
          <table:table-cell table:style-name="ce1" table:formula="of:=[.Q57]*30" office:value-type="currency" office:currency="USD" office:value="0" calcext:value-type="currency">
            <text:p>$0.00</text:p>
          </table:table-cell>
          <table:table-cell table:formula="of:=0.75 + ([.H57]*0.001)" office:value-type="float" office:value="1.52777777777778" calcext:value-type="float">
            <text:p>1.5277777778</text:p>
          </table:table-cell>
          <table:table-cell table:formula="of:=[.S57]*2750 * 4" office:value-type="float" office:value="16805.5555555556" calcext:value-type="float">
            <text:p>16805.5555555556</text:p>
          </table:table-cell>
          <table:table-cell table:formula="of:=[.T57]/16" office:value-type="float" office:value="1050.34722222222" calcext:value-type="float">
            <text:p>1050.3472222222</text:p>
          </table:table-cell>
          <table:table-cell table:style-name="ce1" table:formula="of:=[.U57]*800" office:value-type="currency" office:currency="USD" office:value="840277.777777778" calcext:value-type="currency">
            <text:p>$840,277.78</text:p>
          </table:table-cell>
          <table:table-cell table:style-name="ce1" table:formula="of:=[.V57]-[.R57]" office:value-type="currency" office:currency="USD" office:value="840277.777777778" calcext:value-type="currency">
            <text:p>$840,277.7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3"/>
          <table:table-cell table:formula="of:=21.6 - [.D43]" office:value-type="float" office:value="-15.2" calcext:value-type="float">
            <text:p>-15.2</text:p>
          </table:table-cell>
          <table:table-cell table:formula="of:= IF([.E58]&gt;0;[.E58];0)" office:value-type="float" office:value="0" calcext:value-type="float">
            <text:p>0</text:p>
          </table:table-cell>
          <table:table-cell table:formula="of:=IF([.F58]&gt;0;21.6;[.D43])" office:value-type="float" office:value="36.8" calcext:value-type="float">
            <text:p>36.8</text:p>
          </table:table-cell>
          <table:table-cell table:formula="of:=[.G58]/0.0864 * 2" office:value-type="float" office:value="851.851851851852" calcext:value-type="float">
            <text:p>851.8518518519</text:p>
          </table:table-cell>
          <table:table-cell table:formula="of:=[.F58]/0.0864 * 2" office:value-type="float" office:value="0" calcext:value-type="float">
            <text:p>0</text:p>
          </table:table-cell>
          <table:table-cell table:formula="of:=[.I58]/1589" office:value-type="float" office:value="0" calcext:value-type="float">
            <text:p>0</text:p>
          </table:table-cell>
          <table:table-cell table:formula="of:=0.584 *[.J58]" office:value-type="float" office:value="0" calcext:value-type="float">
            <text:p>0</text:p>
          </table:table-cell>
          <table:table-cell table:formula="of:=[.K58]*12" office:value-type="float" office:value="0" calcext:value-type="float">
            <text:p>0</text:p>
          </table:table-cell>
          <table:table-cell table:formula="of:=[.L58]*2704" office:value-type="float" office:value="0" calcext:value-type="float">
            <text:p>0</text:p>
          </table:table-cell>
          <table:table-cell table:formula="of:=[.K58]*18" office:value-type="float" office:value="0" calcext:value-type="float">
            <text:p>0</text:p>
          </table:table-cell>
          <table:table-cell table:formula="of:=[.N58]*404" office:value-type="float" office:value="0" calcext:value-type="float">
            <text:p>0</text:p>
          </table:table-cell>
          <table:table-cell table:formula="of:=[.O58]+[.M58]" office:value-type="float" office:value="0" calcext:value-type="float">
            <text:p>0</text:p>
          </table:table-cell>
          <table:table-cell table:formula="of:=[.P58]*0.25" office:value-type="currency" office:currency="USD" office:value="0" calcext:value-type="currency">
            <text:p>$0.00</text:p>
          </table:table-cell>
          <table:table-cell table:style-name="ce1" table:formula="of:=[.Q58]*30" office:value-type="currency" office:currency="USD" office:value="0" calcext:value-type="currency">
            <text:p>$0.00</text:p>
          </table:table-cell>
          <table:table-cell table:formula="of:=0.75 + ([.H58]*0.001)" office:value-type="float" office:value="1.60185185185185" calcext:value-type="float">
            <text:p>1.6018518519</text:p>
          </table:table-cell>
          <table:table-cell table:formula="of:=[.S58]*2750 * 4" office:value-type="float" office:value="17620.3703703704" calcext:value-type="float">
            <text:p>17620.3703703704</text:p>
          </table:table-cell>
          <table:table-cell table:formula="of:=[.T58]/16" office:value-type="float" office:value="1101.27314814815" calcext:value-type="float">
            <text:p>1101.2731481482</text:p>
          </table:table-cell>
          <table:table-cell table:style-name="ce1" table:formula="of:=[.U58]*800" office:value-type="currency" office:currency="USD" office:value="881018.518518519" calcext:value-type="currency">
            <text:p>$881,018.52</text:p>
          </table:table-cell>
          <table:table-cell table:style-name="ce1" table:formula="of:=[.V58]-[.R58]" office:value-type="currency" office:currency="USD" office:value="881018.518518519" calcext:value-type="currency">
            <text:p>$881,018.5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number-columns-repeated="3"/>
          <table:table-cell table:formula="of:=21.6 - [.D44]" office:value-type="float" office:value="-8.8" calcext:value-type="float">
            <text:p>-8.8</text:p>
          </table:table-cell>
          <table:table-cell table:formula="of:= IF([.E59]&gt;0;[.E59];0)" office:value-type="float" office:value="0" calcext:value-type="float">
            <text:p>0</text:p>
          </table:table-cell>
          <table:table-cell table:formula="of:=IF([.F59]&gt;0;21.6;[.D44])" office:value-type="float" office:value="30.4" calcext:value-type="float">
            <text:p>30.4</text:p>
          </table:table-cell>
          <table:table-cell table:formula="of:=[.G59]/0.0864 * 2" office:value-type="float" office:value="703.703703703704" calcext:value-type="float">
            <text:p>703.7037037037</text:p>
          </table:table-cell>
          <table:table-cell table:formula="of:=[.F59]/0.0864 * 2" office:value-type="float" office:value="0" calcext:value-type="float">
            <text:p>0</text:p>
          </table:table-cell>
          <table:table-cell table:formula="of:=[.I59]/1589" office:value-type="float" office:value="0" calcext:value-type="float">
            <text:p>0</text:p>
          </table:table-cell>
          <table:table-cell table:formula="of:=0.584 *[.J59]" office:value-type="float" office:value="0" calcext:value-type="float">
            <text:p>0</text:p>
          </table:table-cell>
          <table:table-cell table:formula="of:=[.K59]*12" office:value-type="float" office:value="0" calcext:value-type="float">
            <text:p>0</text:p>
          </table:table-cell>
          <table:table-cell table:formula="of:=[.L59]*2704" office:value-type="float" office:value="0" calcext:value-type="float">
            <text:p>0</text:p>
          </table:table-cell>
          <table:table-cell table:formula="of:=[.K59]*18" office:value-type="float" office:value="0" calcext:value-type="float">
            <text:p>0</text:p>
          </table:table-cell>
          <table:table-cell table:formula="of:=[.N59]*404" office:value-type="float" office:value="0" calcext:value-type="float">
            <text:p>0</text:p>
          </table:table-cell>
          <table:table-cell table:formula="of:=[.O59]+[.M59]" office:value-type="float" office:value="0" calcext:value-type="float">
            <text:p>0</text:p>
          </table:table-cell>
          <table:table-cell table:formula="of:=[.P59]*0.25" office:value-type="currency" office:currency="USD" office:value="0" calcext:value-type="currency">
            <text:p>$0.00</text:p>
          </table:table-cell>
          <table:table-cell table:style-name="ce1" table:formula="of:=[.Q59]*30" office:value-type="currency" office:currency="USD" office:value="0" calcext:value-type="currency">
            <text:p>$0.00</text:p>
          </table:table-cell>
          <table:table-cell table:formula="of:=0.75 + ([.H59]*0.001)" office:value-type="float" office:value="1.4537037037037" calcext:value-type="float">
            <text:p>1.4537037037</text:p>
          </table:table-cell>
          <table:table-cell table:formula="of:=[.S59]*2750 * 4" office:value-type="float" office:value="15990.7407407407" calcext:value-type="float">
            <text:p>15990.7407407407</text:p>
          </table:table-cell>
          <table:table-cell table:formula="of:=[.T59]/16" office:value-type="float" office:value="999.421296296296" calcext:value-type="float">
            <text:p>999.4212962963</text:p>
          </table:table-cell>
          <table:table-cell table:style-name="ce1" table:formula="of:=[.U59]*800" office:value-type="currency" office:currency="USD" office:value="799537.037037037" calcext:value-type="currency">
            <text:p>$799,537.04</text:p>
          </table:table-cell>
          <table:table-cell table:style-name="ce1" table:formula="of:=[.V59]-[.R59]" office:value-type="currency" office:currency="USD" office:value="799537.037037037" calcext:value-type="currency">
            <text:p>$799,537.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table:number-columns-repeated="3"/>
          <table:table-cell table:formula="of:=21.6 - [.D45]" office:value-type="float" office:value="-5.6" calcext:value-type="float">
            <text:p>-5.6</text:p>
          </table:table-cell>
          <table:table-cell table:formula="of:= IF([.E60]&gt;0;[.E60];0)" office:value-type="float" office:value="0" calcext:value-type="float">
            <text:p>0</text:p>
          </table:table-cell>
          <table:table-cell table:formula="of:=IF([.F60]&gt;0;21.6;[.D45])" office:value-type="float" office:value="27.2" calcext:value-type="float">
            <text:p>27.2</text:p>
          </table:table-cell>
          <table:table-cell table:formula="of:=[.G60]/0.0864 * 2" office:value-type="float" office:value="629.62962962963" calcext:value-type="float">
            <text:p>629.6296296296</text:p>
          </table:table-cell>
          <table:table-cell table:formula="of:=[.F60]/0.0864 * 2" office:value-type="float" office:value="0" calcext:value-type="float">
            <text:p>0</text:p>
          </table:table-cell>
          <table:table-cell table:formula="of:=[.I60]/1589" office:value-type="float" office:value="0" calcext:value-type="float">
            <text:p>0</text:p>
          </table:table-cell>
          <table:table-cell table:formula="of:=0.584 *[.J60]" office:value-type="float" office:value="0" calcext:value-type="float">
            <text:p>0</text:p>
          </table:table-cell>
          <table:table-cell table:formula="of:=[.K60]*12" office:value-type="float" office:value="0" calcext:value-type="float">
            <text:p>0</text:p>
          </table:table-cell>
          <table:table-cell table:formula="of:=[.L60]*2704" office:value-type="float" office:value="0" calcext:value-type="float">
            <text:p>0</text:p>
          </table:table-cell>
          <table:table-cell table:formula="of:=[.K60]*18" office:value-type="float" office:value="0" calcext:value-type="float">
            <text:p>0</text:p>
          </table:table-cell>
          <table:table-cell table:formula="of:=[.N60]*404" office:value-type="float" office:value="0" calcext:value-type="float">
            <text:p>0</text:p>
          </table:table-cell>
          <table:table-cell table:formula="of:=[.O60]+[.M60]" office:value-type="float" office:value="0" calcext:value-type="float">
            <text:p>0</text:p>
          </table:table-cell>
          <table:table-cell table:formula="of:=[.P60]*0.25" office:value-type="currency" office:currency="USD" office:value="0" calcext:value-type="currency">
            <text:p>$0.00</text:p>
          </table:table-cell>
          <table:table-cell table:style-name="ce1" table:formula="of:=[.Q60]*30" office:value-type="currency" office:currency="USD" office:value="0" calcext:value-type="currency">
            <text:p>$0.00</text:p>
          </table:table-cell>
          <table:table-cell table:formula="of:=0.75 + ([.H60]*0.001)" office:value-type="float" office:value="1.37962962962963" calcext:value-type="float">
            <text:p>1.3796296296</text:p>
          </table:table-cell>
          <table:table-cell table:formula="of:=[.S60]*2750 * 4" office:value-type="float" office:value="15175.9259259259" calcext:value-type="float">
            <text:p>15175.9259259259</text:p>
          </table:table-cell>
          <table:table-cell table:formula="of:=[.T60]/16" office:value-type="float" office:value="948.49537037037" calcext:value-type="float">
            <text:p>948.4953703704</text:p>
          </table:table-cell>
          <table:table-cell table:style-name="ce1" table:formula="of:=[.U60]*800" office:value-type="currency" office:currency="USD" office:value="758796.296296296" calcext:value-type="currency">
            <text:p>$758,796.30</text:p>
          </table:table-cell>
          <table:table-cell table:style-name="ce1" table:formula="of:=[.V60]-[.R60]" office:value-type="currency" office:currency="USD" office:value="758796.296296296" calcext:value-type="currency">
            <text:p>$758,796.3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number-columns-repeated="3"/>
          <table:table-cell table:formula="of:=21.6 - [.D46]" office:value-type="float" office:value="4" calcext:value-type="float">
            <text:p>4</text:p>
          </table:table-cell>
          <table:table-cell table:formula="of:= IF([.E61]&gt;0;[.E61];0)" office:value-type="float" office:value="4" calcext:value-type="float">
            <text:p>4</text:p>
          </table:table-cell>
          <table:table-cell table:formula="of:=IF([.F61]&gt;0;21.6;[.D46])" office:value-type="float" office:value="21.6" calcext:value-type="float">
            <text:p>21.6</text:p>
          </table:table-cell>
          <table:table-cell table:formula="of:=[.G61]/0.0864 * 2" office:value-type="float" office:value="500" calcext:value-type="float">
            <text:p>500</text:p>
          </table:table-cell>
          <table:table-cell table:formula="of:=[.F61]/0.0864 * 2" office:value-type="float" office:value="92.5925925925926" calcext:value-type="float">
            <text:p>92.5925925926</text:p>
          </table:table-cell>
          <table:table-cell table:formula="of:=[.I61]/1589" office:value-type="float" office:value="0.0582709833811155" calcext:value-type="float">
            <text:p>0.0582709834</text:p>
          </table:table-cell>
          <table:table-cell table:formula="of:=0.584 *[.J61]" office:value-type="float" office:value="0.0340302542945715" calcext:value-type="float">
            <text:p>0.0340302543</text:p>
          </table:table-cell>
          <table:table-cell table:formula="of:=[.K61]*12" office:value-type="float" office:value="0.408363051534858" calcext:value-type="float">
            <text:p>0.4083630515</text:p>
          </table:table-cell>
          <table:table-cell table:formula="of:=[.L61]*2704" office:value-type="float" office:value="1104.21369135026" calcext:value-type="float">
            <text:p>1104.2136913503</text:p>
          </table:table-cell>
          <table:table-cell table:formula="of:=[.K61]*18" office:value-type="float" office:value="0.612544577302286" calcext:value-type="float">
            <text:p>0.6125445773</text:p>
          </table:table-cell>
          <table:table-cell table:formula="of:=[.N61]*404" office:value-type="float" office:value="247.468009230124" calcext:value-type="float">
            <text:p>247.4680092301</text:p>
          </table:table-cell>
          <table:table-cell table:formula="of:=[.O61]+[.M61]" office:value-type="float" office:value="1351.68170058038" calcext:value-type="float">
            <text:p>1351.6817005804</text:p>
          </table:table-cell>
          <table:table-cell table:formula="of:=[.P61]*0.25" office:value-type="currency" office:currency="USD" office:value="337.920425145095" calcext:value-type="currency">
            <text:p>$337.92</text:p>
          </table:table-cell>
          <table:table-cell table:style-name="ce1" table:formula="of:=[.Q61]*30" office:value-type="currency" office:currency="USD" office:value="10137.6127543528" calcext:value-type="currency">
            <text:p>$10,137.61</text:p>
          </table:table-cell>
          <table:table-cell table:formula="of:=0.75 + ([.H61]*0.001)" office:value-type="float" office:value="1.25" calcext:value-type="float">
            <text:p>1.25</text:p>
          </table:table-cell>
          <table:table-cell table:formula="of:=[.S61]*2750 * 4" office:value-type="float" office:value="13750" calcext:value-type="float">
            <text:p>13750</text:p>
          </table:table-cell>
          <table:table-cell table:formula="of:=[.T61]/16" office:value-type="float" office:value="859.375" calcext:value-type="float">
            <text:p>859.375</text:p>
          </table:table-cell>
          <table:table-cell table:style-name="ce1" table:formula="of:=[.U61]*800" office:value-type="currency" office:currency="USD" office:value="687500" calcext:value-type="currency">
            <text:p>$687,500.00</text:p>
          </table:table-cell>
          <table:table-cell table:style-name="ce1" table:formula="of:=[.V61]-[.R61]" office:value-type="currency" office:currency="USD" office:value="677362.387245647" calcext:value-type="currency">
            <text:p>$677,362.3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3"/>
          <table:table-cell table:formula="of:=21.6 - [.D47]" office:value-type="float" office:value="10.4" calcext:value-type="float">
            <text:p>10.4</text:p>
          </table:table-cell>
          <table:table-cell table:formula="of:= IF([.E62]&gt;0;[.E62];0)" office:value-type="float" office:value="10.4" calcext:value-type="float">
            <text:p>10.4</text:p>
          </table:table-cell>
          <table:table-cell table:formula="of:=IF([.F62]&gt;0;21.6;[.D47])" office:value-type="float" office:value="21.6" calcext:value-type="float">
            <text:p>21.6</text:p>
          </table:table-cell>
          <table:table-cell table:formula="of:=[.G62]/0.0864 * 2" office:value-type="float" office:value="500" calcext:value-type="float">
            <text:p>500</text:p>
          </table:table-cell>
          <table:table-cell table:formula="of:=[.F62]/0.0864 * 2" office:value-type="float" office:value="240.740740740741" calcext:value-type="float">
            <text:p>240.7407407407</text:p>
          </table:table-cell>
          <table:table-cell table:formula="of:=[.I62]/1589" office:value-type="float" office:value="0.1515045567909" calcext:value-type="float">
            <text:p>0.1515045568</text:p>
          </table:table-cell>
          <table:table-cell table:formula="of:=0.584 *[.J62]" office:value-type="float" office:value="0.0884786611658858" calcext:value-type="float">
            <text:p>0.0884786612</text:p>
          </table:table-cell>
          <table:table-cell table:formula="of:=[.K62]*12" office:value-type="float" office:value="1.06174393399063" calcext:value-type="float">
            <text:p>1.061743934</text:p>
          </table:table-cell>
          <table:table-cell table:formula="of:=[.L62]*2704" office:value-type="float" office:value="2870.95559751066" calcext:value-type="float">
            <text:p>2870.9555975107</text:p>
          </table:table-cell>
          <table:table-cell table:formula="of:=[.K62]*18" office:value-type="float" office:value="1.59261590098595" calcext:value-type="float">
            <text:p>1.592615901</text:p>
          </table:table-cell>
          <table:table-cell table:formula="of:=[.N62]*404" office:value-type="float" office:value="643.416823998322" calcext:value-type="float">
            <text:p>643.4168239983</text:p>
          </table:table-cell>
          <table:table-cell table:formula="of:=[.O62]+[.M62]" office:value-type="float" office:value="3514.37242150898" calcext:value-type="float">
            <text:p>3514.372421509</text:p>
          </table:table-cell>
          <table:table-cell table:formula="of:=[.P62]*0.25" office:value-type="currency" office:currency="USD" office:value="878.593105377246" calcext:value-type="currency">
            <text:p>$878.59</text:p>
          </table:table-cell>
          <table:table-cell table:style-name="ce1" table:formula="of:=[.Q62]*30" office:value-type="currency" office:currency="USD" office:value="26357.7931613174" calcext:value-type="currency">
            <text:p>$26,357.79</text:p>
          </table:table-cell>
          <table:table-cell table:formula="of:=0.75 + ([.H62]*0.001)" office:value-type="float" office:value="1.25" calcext:value-type="float">
            <text:p>1.25</text:p>
          </table:table-cell>
          <table:table-cell table:formula="of:=[.S62]*2750 * 4" office:value-type="float" office:value="13750" calcext:value-type="float">
            <text:p>13750</text:p>
          </table:table-cell>
          <table:table-cell table:formula="of:=[.T62]/16" office:value-type="float" office:value="859.375" calcext:value-type="float">
            <text:p>859.375</text:p>
          </table:table-cell>
          <table:table-cell table:style-name="ce1" table:formula="of:=[.U62]*800" office:value-type="currency" office:currency="USD" office:value="687500" calcext:value-type="currency">
            <text:p>$687,500.00</text:p>
          </table:table-cell>
          <table:table-cell table:style-name="ce1" table:formula="of:=[.V62]-[.R62]" office:value-type="currency" office:currency="USD" office:value="661142.206838683" calcext:value-type="currency">
            <text:p>$661,142.21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3"/>
          <table:table-cell table:formula="of:=21.6 - [.D48]" office:value-type="float" office:value="13.6" calcext:value-type="float">
            <text:p>13.6</text:p>
          </table:table-cell>
          <table:table-cell table:formula="of:= IF([.E63]&gt;0;[.E63];0)" office:value-type="float" office:value="13.6" calcext:value-type="float">
            <text:p>13.6</text:p>
          </table:table-cell>
          <table:table-cell table:formula="of:=IF([.F63]&gt;0;21.6;[.D63])" office:value-type="float" office:value="21.6" calcext:value-type="float">
            <text:p>21.6</text:p>
          </table:table-cell>
          <table:table-cell table:formula="of:=[.G63]/0.0864 * 2" office:value-type="float" office:value="500" calcext:value-type="float">
            <text:p>500</text:p>
          </table:table-cell>
          <table:table-cell table:formula="of:=[.F63]/0.0864 * 2" office:value-type="float" office:value="314.814814814815" calcext:value-type="float">
            <text:p>314.8148148148</text:p>
          </table:table-cell>
          <table:table-cell table:formula="of:=[.I63]/1589" office:value-type="float" office:value="0.198121343495793" calcext:value-type="float">
            <text:p>0.1981213435</text:p>
          </table:table-cell>
          <table:table-cell table:formula="of:=0.584 *[.J63]" office:value-type="float" office:value="0.115702864601543" calcext:value-type="float">
            <text:p>0.1157028646</text:p>
          </table:table-cell>
          <table:table-cell table:formula="of:=[.K63]*12" office:value-type="float" office:value="1.38843437521852" calcext:value-type="float">
            <text:p>1.3884343752</text:p>
          </table:table-cell>
          <table:table-cell table:formula="of:=[.L63]*2704" office:value-type="float" office:value="3754.32655059087" calcext:value-type="float">
            <text:p>3754.3265505909</text:p>
          </table:table-cell>
          <table:table-cell table:formula="of:=[.K63]*18" office:value-type="float" office:value="2.08265156282777" calcext:value-type="float">
            <text:p>2.0826515628</text:p>
          </table:table-cell>
          <table:table-cell table:formula="of:=[.N63]*404" office:value-type="float" office:value="841.391231382421" calcext:value-type="float">
            <text:p>841.3912313824</text:p>
          </table:table-cell>
          <table:table-cell table:formula="of:=[.O63]+[.M63]" office:value-type="float" office:value="4595.71778197329" calcext:value-type="float">
            <text:p>4595.7177819733</text:p>
          </table:table-cell>
          <table:table-cell table:formula="of:=[.P63]*0.25" office:value-type="currency" office:currency="USD" office:value="1148.92944549332" calcext:value-type="currency">
            <text:p>$1,148.93</text:p>
          </table:table-cell>
          <table:table-cell table:style-name="ce1" table:formula="of:=[.Q63]*30" office:value-type="currency" office:currency="USD" office:value="34467.8833647997" calcext:value-type="currency">
            <text:p>$34,467.88</text:p>
          </table:table-cell>
          <table:table-cell table:formula="of:=0.75 + ([.H63]*0.001)" office:value-type="float" office:value="1.25" calcext:value-type="float">
            <text:p>1.25</text:p>
          </table:table-cell>
          <table:table-cell table:formula="of:=[.S63]*2750 * 4" office:value-type="float" office:value="13750" calcext:value-type="float">
            <text:p>13750</text:p>
          </table:table-cell>
          <table:table-cell table:formula="of:=[.T63]/16" office:value-type="float" office:value="859.375" calcext:value-type="float">
            <text:p>859.375</text:p>
          </table:table-cell>
          <table:table-cell table:style-name="ce1" table:formula="of:=[.U63]*800" office:value-type="currency" office:currency="USD" office:value="687500" calcext:value-type="currency">
            <text:p>$687,500.00</text:p>
          </table:table-cell>
          <table:table-cell table:style-name="ce1" table:formula="of:=[.V63]-[.R63]" office:value-type="currency" office:currency="USD" office:value="653032.1166352" calcext:value-type="currency">
            <text:p>$653,032.1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nual</text:p>
          </table:table-cell>
          <table:table-cell table:style-name="ce1" table:formula="of:=SUM([.R52:.R63])" office:value-type="currency" office:currency="USD" office:value="117596.307950493" calcext:value-type="currency">
            <text:p>$117,596.3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" table:formula="of:=SUM([.W52:.W63])" office:value-type="currency" office:currency="USD" office:value="8886107.39575321" calcext:value-type="currency">
            <text:p>$8,886,107.4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install cost</text:p>
          </table:table-cell>
          <table:table-cell office:value-type="string" calcext:value-type="string">
            <text:p>gavita</text:p>
          </table:table-cell>
          <table:table-cell office:value-type="string" calcext:value-type="string">
            <text:p>led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currency" office:currency="USD" office:value="400" calcext:value-type="currency">
            <text:p>$400.00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21"/>
        </table:table-row>
        <table:table-row table:style-name="ro1">
          <table:table-cell office:value-type="string" calcext:value-type="string">
            <text:p>750 PAR 12 hour</text:p>
          </table:table-cell>
          <table:table-cell table:formula="of:=2704*[.J16]" office:value-type="float" office:value="872.221164625505" calcext:value-type="float">
            <text:p>872.2211646255</text:p>
          </table:table-cell>
          <table:table-cell table:formula="of:=2704*[.J48]" office:value-type="float" office:value="961.144908281472" calcext:value-type="float">
            <text:p>961.14490828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2 hour</text:p>
          </table:table-cell>
          <table:table-cell table:formula="of:=2704*[.J31]" office:value-type="float" office:value="486.156058971593" calcext:value-type="float">
            <text:p>486.1560589716</text:p>
          </table:table-cell>
          <table:table-cell table:formula="of:=2704*[.J63]" office:value-type="float" office:value="535.720112812624" calcext:value-type="float">
            <text:p>535.7201128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00 PAR 18 hour</text:p>
          </table:table-cell>
          <table:table-cell table:formula="of:=404 *[.J31]" office:value-type="float" office:value="72.6357425386552" calcext:value-type="float">
            <text:p>72.6357425387</text:p>
          </table:table-cell>
          <table:table-cell table:formula="of:=404 *[.J63]" office:value-type="float" office:value="80.0410227723003" calcext:value-type="float">
            <text:p>80.0410227723</text:p>
          </table:table-cell>
          <table:table-cell table:number-columns-repeated="5"/>
          <table:table-cell office:value-type="string" calcext:value-type="string">
            <text:p>500 PAR minimum</text:p>
          </table:table-cell>
          <table:table-cell office:value-type="string" calcext:value-type="string">
            <text:p>750 PAR minimum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umber of lights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59" calcext:value-type="float">
            <text:p>5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lights</text:p>
          </table:table-cell>
          <table:table-cell table:number-columns-repeated="6"/>
          <table:table-cell office:value-type="string" calcext:value-type="string">
            <text:p>install costs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string" calcext:value-type="string">
            <text:p>annual electric costs</text:p>
          </table:table-cell>
          <table:table-cell table:style-name="ce1" table:formula="of:=[.R32]" office:value-type="currency" office:currency="USD" office:value="244091.233580811" calcext:value-type="currency">
            <text:p>$244,091.23</text:p>
          </table:table-cell>
          <table:table-cell table:style-name="ce1" table:formula="of:=[.R17]" office:value-type="currency" office:currency="USD" office:value="547183.226727584" calcext:value-type="currency">
            <text:p>$547,183.23</text:p>
          </table:table-cell>
          <table:table-cell table:number-columns-repeated="13"/>
        </table:table-row>
        <table:table-row table:style-name="ro1">
          <table:table-cell/>
          <table:table-cell table:formula="of:=[.B70]+[.B72]" office:value-type="float" office:value="944.85690716416" calcext:value-type="float">
            <text:p>944.8569071642</text:p>
          </table:table-cell>
          <table:table-cell table:formula="of:=[.B71]+[.B72]" office:value-type="float" office:value="558.791801510248" calcext:value-type="float">
            <text:p>558.7918015102</text:p>
          </table:table-cell>
          <table:table-cell table:formula="of:=[.C70]+[.C72]" office:value-type="float" office:value="1041.18593105377" calcext:value-type="float">
            <text:p>1041.1859310538</text:p>
          </table:table-cell>
          <table:table-cell table:formula="of:=[.C71]+[.C72]" office:value-type="float" office:value="615.761135584924" calcext:value-type="float">
            <text:p>615.7611355849</text:p>
          </table:table-cell>
          <table:table-cell table:number-columns-repeated="2"/>
          <table:table-cell office:value-type="string" calcext:value-type="string">
            <text:p>yield lbs per year</text:p>
          </table:table-cell>
          <table:table-cell table:formula="of:=[.U32]" office:value-type="float" office:value="10961.8055555556" calcext:value-type="float">
            <text:p>10961.8055555556</text:p>
          </table:table-cell>
          <table:table-cell table:formula="of:=[.U17]" office:value-type="float" office:value="12413.1944444444" calcext:value-type="float">
            <text:p>12413.19444444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6]*400" office:value-type="currency" office:currency="USD" office:value="377942.762865664" calcext:value-type="currency">
            <text:p>$377,942.76</text:p>
          </table:table-cell>
          <table:table-cell table:style-name="ce1" table:formula="of:=[.C76]*400" office:value-type="currency" office:currency="USD" office:value="223516.720604099" calcext:value-type="currency">
            <text:p>$223,516.72</text:p>
          </table:table-cell>
          <table:table-cell table:style-name="ce1" table:formula="of:=[.D76]*3200" office:value-type="currency" office:currency="USD" office:value="3331794.97937207" calcext:value-type="currency">
            <text:p>$3,331,794.98</text:p>
          </table:table-cell>
          <table:table-cell table:style-name="ce1" table:formula="of:=[.E76]*3000" office:value-type="currency" office:currency="USD" office:value="1847283.40675477" calcext:value-type="currency">
            <text:p>$1,847,283.41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price per pound</text:p>
          </table:table-cell>
          <table:table-cell office:value-type="string" calcext:value-type="string">
            <text:p>500 PAR</text:p>
          </table:table-cell>
          <table:table-cell office:value-type="string" calcext:value-type="string">
            <text:p>750 PAR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" table:formula="of:=([.H79]*10961) - 244091" office:value-type="currency" office:currency="USD" office:value="852009" calcext:value-type="currency">
            <text:p>$852,009.00</text:p>
          </table:table-cell>
          <table:table-cell table:style-name="ce1" table:formula="of:=([.H79]*12413)-547183" office:value-type="currency" office:currency="USD" office:value="694117" calcext:value-type="currency">
            <text:p>$694,1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 table:formula="of:=([.H80]*10961) - 244091" office:value-type="currency" office:currency="USD" office:value="1948109" calcext:value-type="currency">
            <text:p>$1,948,109.00</text:p>
          </table:table-cell>
          <table:table-cell table:style-name="ce1" table:formula="of:=([.H80]*12413)-547183" office:value-type="currency" office:currency="USD" office:value="1935417" calcext:value-type="currency">
            <text:p>$1,935,4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D77]" office:value-type="currency" office:currency="USD" office:value="3331794.97937207" calcext:value-type="currency">
            <text:p>$3,331,794.98</text:p>
          </table:table-cell>
          <table:table-cell table:style-name="ce1" table:formula="of:=[.E77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style-name="ce1" table:formula="of:=([.H81]*10961) - 244091" office:value-type="currency" office:currency="USD" office:value="3044209" calcext:value-type="currency">
            <text:p>$3,044,209.00</text:p>
          </table:table-cell>
          <table:table-cell table:style-name="ce1" table:formula="of:=([.H81]*12413)-547183" office:value-type="currency" office:currency="USD" office:value="3176717" calcext:value-type="currency">
            <text:p>$3,176,7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76]*60*2.5" office:value-type="currency" office:currency="USD" office:value="141728.536074624" calcext:value-type="currency">
            <text:p>$141,728.54</text:p>
          </table:table-cell>
          <table:table-cell table:style-name="ce1" table:formula="of:=[.C76]*60*2.5" office:value-type="currency" office:currency="USD" office:value="83818.7702265372" calcext:value-type="currency">
            <text:p>$83,8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style-name="ce1" table:formula="of:=([.H82]*10961) - 244091" office:value-type="currency" office:currency="USD" office:value="4140309" calcext:value-type="currency">
            <text:p>$4,140,309.00</text:p>
          </table:table-cell>
          <table:table-cell table:style-name="ce1" table:formula="of:=([.H82]*12413)-547183" office:value-type="currency" office:currency="USD" office:value="4418017" calcext:value-type="currency">
            <text:p>$4,418,0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5" office:value-type="currency" office:currency="USD" office:value="2735916.13363792" calcext:value-type="currency">
            <text:p>$2,735,916.13</text:p>
          </table:table-cell>
          <table:table-cell table:style-name="ce1" table:formula="of:=[.R32]*5" office:value-type="currency" office:currency="USD" office:value="1220456.16790405" calcext:value-type="currency">
            <text:p>$1,220,456.17</text:p>
          </table:table-cell>
          <table:table-cell table:style-name="ce1" table:formula="of:=[.R49]*5" office:value-type="currency" office:currency="USD" office:value="1387156.19886721" calcext:value-type="currency">
            <text:p>$1,387,156.20</text:p>
          </table:table-cell>
          <table:table-cell table:style-name="ce1" table:formula="of:=[.R64]*5" office:value-type="currency" office:currency="USD" office:value="587981.539752465" calcext:value-type="currency">
            <text:p>$587,981.5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" table:formula="of:=([.H83]*10961) - 244091" office:value-type="currency" office:currency="USD" office:value="5236409" calcext:value-type="currency">
            <text:p>$5,236,409.00</text:p>
          </table:table-cell>
          <table:table-cell table:style-name="ce1" table:formula="of:=([.H83]*12413)-547183" office:value-type="currency" office:currency="USD" office:value="5659317" calcext:value-type="currency">
            <text:p>$5,659,3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81:.B83])" office:value-type="currency" office:currency="USD" office:value="3255587.43257821" calcext:value-type="currency">
            <text:p>$3,255,587.43</text:p>
          </table:table-cell>
          <table:table-cell table:style-name="ce1" table:formula="of:=SUM([.C81:.C83])" office:value-type="currency" office:currency="USD" office:value="1527791.65873469" calcext:value-type="currency">
            <text:p>$1,527,791.66</text:p>
          </table:table-cell>
          <table:table-cell table:style-name="ce1" table:formula="of:=SUM([.D81:.D83])" office:value-type="currency" office:currency="USD" office:value="4718951.17823928" calcext:value-type="currency">
            <text:p>$4,718,951.18</text:p>
          </table:table-cell>
          <table:table-cell table:style-name="ce1" table:formula="of:=SUM([.E81:.E83])" office:value-type="currency" office:currency="USD" office:value="2435264.94650724" calcext:value-type="currency">
            <text:p>$2,435,264.9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style-name="ce1" table:formula="of:=([.H84]*10961) - 244091" office:value-type="currency" office:currency="USD" office:value="6332509" calcext:value-type="currency">
            <text:p>$6,332,509.00</text:p>
          </table:table-cell>
          <table:table-cell table:style-name="ce1" table:formula="of:=([.H84]*12413)-547183" office:value-type="currency" office:currency="USD" office:value="6900617" calcext:value-type="currency">
            <text:p>$6,900,617.00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" table:formula="of:=([.H85]*10961) - 244091" office:value-type="currency" office:currency="USD" office:value="7428609" calcext:value-type="currency">
            <text:p>$7,428,609.00</text:p>
          </table:table-cell>
          <table:table-cell table:style-name="ce1" table:formula="of:=([.H85]*12413)-547183" office:value-type="currency" office:currency="USD" office:value="8141917" calcext:value-type="currency">
            <text:p>$8,141,9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 year total costs</text:p>
          </table:table-cell>
          <table:table-cell office:value-type="string" calcext:value-type="string">
            <text:p>Gavita 750 PAR</text:p>
          </table:table-cell>
          <table:table-cell office:value-type="string" calcext:value-type="string">
            <text:p>Gavita 500 PAR</text:p>
          </table:table-cell>
          <table:table-cell office:value-type="string" calcext:value-type="string">
            <text:p>LED 750 PAR</text:p>
          </table:table-cell>
          <table:table-cell office:value-type="string" calcext:value-type="string">
            <text:p>LED 500 PAR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1" table:formula="of:=([.H86]*10961) - 244091" office:value-type="currency" office:currency="USD" office:value="8524709" calcext:value-type="currency">
            <text:p>$8,524,709.00</text:p>
          </table:table-cell>
          <table:table-cell table:style-name="ce1" table:formula="of:=([.H86]*12413)-547183" office:value-type="currency" office:currency="USD" office:value="9383217" calcext:value-type="currency">
            <text:p>$9,383,2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tall cost </text:p>
          </table:table-cell>
          <table:table-cell table:style-name="ce1" table:formula="of:=[.B77]" office:value-type="currency" office:currency="USD" office:value="377942.762865664" calcext:value-type="currency">
            <text:p>$377,942.76</text:p>
          </table:table-cell>
          <table:table-cell table:style-name="ce1" table:formula="of:=[.C77]" office:value-type="currency" office:currency="USD" office:value="223516.720604099" calcext:value-type="currency">
            <text:p>$223,516.72</text:p>
          </table:table-cell>
          <table:table-cell table:style-name="ce1" table:formula="of:=[.D77]" office:value-type="currency" office:currency="USD" office:value="3331794.97937207" calcext:value-type="currency">
            <text:p>$3,331,794.98</text:p>
          </table:table-cell>
          <table:table-cell table:style-name="ce1" table:formula="of:=[.E77]" office:value-type="currency" office:currency="USD" office:value="1847283.40675477" calcext:value-type="currency">
            <text:p>$1,847,283.4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style-name="ce1" table:formula="of:=([.H87]*10961) - 244091" office:value-type="currency" office:currency="USD" office:value="9620809" calcext:value-type="currency">
            <text:p>$9,620,809.00</text:p>
          </table:table-cell>
          <table:table-cell table:style-name="ce1" table:formula="of:=([.H87]*12413)-547183" office:value-type="currency" office:currency="USD" office:value="10624517" calcext:value-type="currency">
            <text:p>$10,624,5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 bulbs</text:p>
          </table:table-cell>
          <table:table-cell table:style-name="ce1" table:formula="of:=[.B76]*60*7.5" office:value-type="currency" office:currency="USD" office:value="425185.608223872" calcext:value-type="currency">
            <text:p>$425,185.61</text:p>
          </table:table-cell>
          <table:table-cell table:style-name="ce1" table:formula="of:=[.C76]*60*7.5" office:value-type="currency" office:currency="USD" office:value="251456.310679612" calcext:value-type="currency">
            <text:p>$251,456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" table:formula="of:=([.H88]*10961) - 244091" office:value-type="currency" office:currency="USD" office:value="10716909" calcext:value-type="currency">
            <text:p>$10,716,909.00</text:p>
          </table:table-cell>
          <table:table-cell table:style-name="ce1" table:formula="of:=([.H88]*12413)-547183" office:value-type="currency" office:currency="USD" office:value="11865817" calcext:value-type="currency">
            <text:p>$11,865,817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icity</text:p>
          </table:table-cell>
          <table:table-cell table:style-name="ce1" table:formula="of:=[.R17]*15" office:value-type="currency" office:currency="USD" office:value="8207748.40091376" calcext:value-type="currency">
            <text:p>$8,207,748.40</text:p>
          </table:table-cell>
          <table:table-cell table:style-name="ce1" table:formula="of:=[.R32]*15" office:value-type="currency" office:currency="USD" office:value="3661368.50371216" calcext:value-type="currency">
            <text:p>$3,661,368.50</text:p>
          </table:table-cell>
          <table:table-cell table:style-name="ce1" table:formula="of:=[.R49]*15" office:value-type="currency" office:currency="USD" office:value="4161468.59660164" calcext:value-type="currency">
            <text:p>$4,161,468.60</text:p>
          </table:table-cell>
          <table:table-cell table:style-name="ce1" table:formula="of:=[.R64]*15" office:value-type="currency" office:currency="USD" office:value="1763944.61925739" calcext:value-type="currency">
            <text:p>$1,763,944.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87:.B89])" office:value-type="currency" office:currency="USD" office:value="9010876.7720033" calcext:value-type="currency">
            <text:p>$9,010,876.77</text:p>
          </table:table-cell>
          <table:table-cell table:style-name="ce1" table:formula="of:=SUM([.C87:.C89])" office:value-type="currency" office:currency="USD" office:value="4136341.53499588" calcext:value-type="currency">
            <text:p>$4,136,341.53</text:p>
          </table:table-cell>
          <table:table-cell table:style-name="ce1" table:formula="of:=SUM([.D87:.D89])" office:value-type="currency" office:currency="USD" office:value="7493263.57597371" calcext:value-type="currency">
            <text:p>$7,493,263.58</text:p>
          </table:table-cell>
          <table:table-cell table:style-name="ce1" table:formula="of:=SUM([.E87:.E89])" office:value-type="currency" office:currency="USD" office:value="3611228.02601217" calcext:value-type="currency">
            <text:p>$3,611,228.03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" table:formula="of:=[.I79]-244091" office:value-type="currency" office:currency="USD" office:value="607918" calcext:value-type="currency">
            <text:p>$607,918.00</text:p>
          </table:table-cell>
          <table:table-cell table:style-name="ce1" table:formula="of:=[.J79]-244091" office:value-type="currency" office:currency="USD" office:value="450026" calcext:value-type="currency">
            <text:p>$450,0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0]-244091" office:value-type="currency" office:currency="USD" office:value="1704018" calcext:value-type="currency">
            <text:p>$1,704,018.00</text:p>
          </table:table-cell>
          <table:table-cell table:style-name="ce1" table:formula="of:=[.J80]-244091" office:value-type="currency" office:currency="USD" office:value="1691326" calcext:value-type="currency">
            <text:p>$1,691,3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1]-244091" office:value-type="currency" office:currency="USD" office:value="2800118" calcext:value-type="currency">
            <text:p>$2,800,118.00</text:p>
          </table:table-cell>
          <table:table-cell table:style-name="ce1" table:formula="of:=[.J81]-244091" office:value-type="currency" office:currency="USD" office:value="2932626" calcext:value-type="currency">
            <text:p>$2,932,6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2]-244091" office:value-type="currency" office:currency="USD" office:value="3896218" calcext:value-type="currency">
            <text:p>$3,896,218.00</text:p>
          </table:table-cell>
          <table:table-cell table:style-name="ce1" table:formula="of:=[.J82]-244091" office:value-type="currency" office:currency="USD" office:value="4173926" calcext:value-type="currency">
            <text:p>$4,173,9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3]-244091" office:value-type="currency" office:currency="USD" office:value="4992318" calcext:value-type="currency">
            <text:p>$4,992,318.00</text:p>
          </table:table-cell>
          <table:table-cell table:style-name="ce1" table:formula="of:=[.J83]-244091" office:value-type="currency" office:currency="USD" office:value="5415226" calcext:value-type="currency">
            <text:p>$5,415,2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4]-244091" office:value-type="currency" office:currency="USD" office:value="6088418" calcext:value-type="currency">
            <text:p>$6,088,418.00</text:p>
          </table:table-cell>
          <table:table-cell table:style-name="ce1" table:formula="of:=[.J84]-244091" office:value-type="currency" office:currency="USD" office:value="6656526" calcext:value-type="currency">
            <text:p>$6,656,5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5]-244091" office:value-type="currency" office:currency="USD" office:value="7184518" calcext:value-type="currency">
            <text:p>$7,184,518.00</text:p>
          </table:table-cell>
          <table:table-cell table:style-name="ce1" table:formula="of:=[.J85]-244091" office:value-type="currency" office:currency="USD" office:value="7897826" calcext:value-type="currency">
            <text:p>$7,897,8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6]-244091" office:value-type="currency" office:currency="USD" office:value="8280618" calcext:value-type="currency">
            <text:p>$8,280,618.00</text:p>
          </table:table-cell>
          <table:table-cell table:style-name="ce1" table:formula="of:=[.J86]-244091" office:value-type="currency" office:currency="USD" office:value="9139126" calcext:value-type="currency">
            <text:p>$9,139,1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7]-244091" office:value-type="currency" office:currency="USD" office:value="9376718" calcext:value-type="currency">
            <text:p>$9,376,718.00</text:p>
          </table:table-cell>
          <table:table-cell table:style-name="ce1" table:formula="of:=[.J87]-244091" office:value-type="currency" office:currency="USD" office:value="10380426" calcext:value-type="currency">
            <text:p>$10,380,4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" table:formula="of:=[.I88]-244091" office:value-type="currency" office:currency="USD" office:value="10472818" calcext:value-type="currency">
            <text:p>$10,472,818.00</text:p>
          </table:table-cell>
          <table:table-cell table:style-name="ce1" table:formula="of:=[.J88]-244091" office:value-type="currency" office:currency="USD" office:value="11621726" calcext:value-type="currency">
            <text:p>$11,621,726.00</text:p>
          </table:table-cell>
          <table:table-cell table:number-columns-repeated="13"/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8"/>
          <table:table-cell table:number-columns-repeated="2" table:style-name="ce1"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4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shapes>
          <draw:frame draw:z-index="0" draw:style-name="gr1" draw:text-style-name="P1" svg:width="453.51pt" svg:height="255.09pt" svg:x="495.33pt" svg:y="294.97pt">
            <loext:p draw:notify-on-update-of-ranges="Sheet1.A36:Sheet1.A47 Sheet1.B35:Sheet1.B35 Sheet1.B36:Sheet1.B47 Sheet1.C35:Sheet1.C35 Sheet1.C36:Sheet1.C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5.46pt" svg:y="749pt">
            <loext:p draw:notify-on-update-of-ranges="Sheet1.A71:Sheet1.A82 Sheet1.B70:Sheet1.B70 Sheet1.B71:Sheet1.B82 Sheet1.C70:Sheet1.C70 Sheet1.C71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874.4pt" svg:y="1143.55pt">
            <loext:p draw:notify-on-update-of-ranges="Sheet1.A86:Sheet1.A97 Sheet1.B85:Sheet1.B85 Sheet1.B86:Sheet1.B97 Sheet1.C85:Sheet1.C85 Sheet1.C86:Sheet1.C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797.5pt" svg:y="1411.03pt">
            <loext:p draw:notify-on-update-of-ranges="Sheet1.J114:Sheet1.J125 Sheet1.K113:Sheet1.K113 Sheet1.K114:Sheet1.K125 Sheet1.L113:Sheet1.L113 Sheet1.L114:Sheet1.L1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517.38pt" svg:y="21.66pt">
            <loext:p draw:notify-on-update-of-ranges="Sheet1.A7:Sheet1.A18 Sheet1.B6:Sheet1.B6 Sheet1.B7:Sheet1.B18 Sheet1.C6:Sheet1.C6 Sheet1.C7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453.51pt" svg:height="255.09pt" svg:x="384.18pt" svg:y="1614.13pt">
            <loext:p draw:notify-on-update-of-ranges="Sheet1.A147:Sheet1.A158 Sheet1.B146:Sheet1.B146 Sheet1.B147:Sheet1.B158 Sheet1.C146:Sheet1.C146 Sheet1.C147:Sheet1.C1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53.51pt" svg:height="255.09pt" svg:x="481.95pt" svg:y="2243.34pt">
            <loext:p draw:notify-on-update-of-ranges="Sheet1.J173:Sheet1.J184 Sheet1.K171:Sheet1.K172 Sheet1.K173:Sheet1.K184 Sheet1.L171:Sheet1.L172 Sheet1.L173:Sheet1.L1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53.51pt" svg:height="255.09pt" svg:x="509.53pt" svg:y="1937.88pt">
            <loext:p draw:notify-on-update-of-ranges="Sheet1.A162:Sheet1.A173 Sheet1.B161:Sheet1.B161 Sheet1.B162:Sheet1.B173 Sheet1.C161:Sheet1.C161 Sheet1.C162:Sheet1.C17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453.51pt" svg:height="255.09pt" svg:x="283.32pt" svg:y="2646.4pt">
            <loext:p draw:notify-on-update-of-ranges="Sheet1.J188:Sheet1.J199 Sheet1.K187:Sheet1.K187 Sheet1.K188:Sheet1.K199 Sheet1.L187:Sheet1.L187 Sheet1.L188:Sheet1.L1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453.51pt" svg:height="255.09pt" svg:x="1499.19pt" svg:y="2306.07pt">
            <loext:p draw:notify-on-update-of-ranges="Sheet1.N188:Sheet1.N199 Sheet1.O187:Sheet1.O187 Sheet1.O188:Sheet1.O199 Sheet1.P187:Sheet1.P187 Sheet1.P188:Sheet1.P19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318.03pt" svg:y="2569.61pt">
            <loext:p draw:notify-on-update-of-ranges="Sheet1.N202:Sheet1.N213 Sheet1.O201:Sheet1.O201 Sheet1.O202:Sheet1.O213 Sheet1.P201:Sheet1.P201 Sheet1.P202:Sheet1.P2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10" table:default-cell-style-name="Default"/>
        <table:table-column table:style-name="co15" table:default-cell-style-name="Default"/>
        <table:table-column table:style-name="co18" table:number-columns-repeated="4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Daily Light Integra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office:value-type="float" office:value="32.5" calcext:value-type="float">
            <text:p>3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office:value-type="float" office:value="27.5" calcext:value-type="float">
            <text:p>2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20% off for glazing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jan" calcext:value-type="string">
            <text:p>jan</text:p>
          </table:table-cell>
          <table:table-cell table:formula="of:=[.B7]*0.8" office:value-type="float" office:value="10" calcext:value-type="float">
            <text:p>10</text:p>
          </table:table-cell>
          <table:table-cell table:formula="of:=[.C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8]" office:value-type="string" office:string-value="feb" calcext:value-type="string">
            <text:p>feb</text:p>
          </table:table-cell>
          <table:table-cell table:formula="of:=[.B8]*0.8" office:value-type="float" office:value="14" calcext:value-type="float">
            <text:p>14</text:p>
          </table:table-cell>
          <table:table-cell table:formula="of:=[.C8]*0.8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formula="of:=[.A9]" office:value-type="string" office:string-value="mar" calcext:value-type="string">
            <text:p>mar</text:p>
          </table:table-cell>
          <table:table-cell table:formula="of:=[.B9]*0.8" office:value-type="float" office:value="22" calcext:value-type="float">
            <text:p>22</text:p>
          </table:table-cell>
          <table:table-cell table:formula="of:=[.C9]*0.8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formula="of:=[.A10]" office:value-type="string" office:string-value="apr" calcext:value-type="string">
            <text:p>apr</text:p>
          </table:table-cell>
          <table:table-cell table:formula="of:=[.B10]*0.8" office:value-type="float" office:value="30" calcext:value-type="float">
            <text:p>30</text:p>
          </table:table-cell>
          <table:table-cell table:formula="of:=[.C10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1]" office:value-type="string" office:string-value="may" calcext:value-type="string">
            <text:p>may</text:p>
          </table:table-cell>
          <table:table-cell table:formula="of:=[.B11]*0.8" office:value-type="float" office:value="38" calcext:value-type="float">
            <text:p>38</text:p>
          </table:table-cell>
          <table:table-cell table:formula="of:=[.C11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2]" office:value-type="string" office:string-value="jun" calcext:value-type="string">
            <text:p>jun</text:p>
          </table:table-cell>
          <table:table-cell table:formula="of:=[.B12]*0.8" office:value-type="float" office:value="42" calcext:value-type="float">
            <text:p>42</text:p>
          </table:table-cell>
          <table:table-cell table:formula="of:=[.C12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3]" office:value-type="string" office:string-value="jul" calcext:value-type="string">
            <text:p>jul</text:p>
          </table:table-cell>
          <table:table-cell table:formula="of:=[.B13]*0.8" office:value-type="float" office:value="42" calcext:value-type="float">
            <text:p>42</text:p>
          </table:table-cell>
          <table:table-cell table:formula="of:=[.C13]*0.8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14]" office:value-type="string" office:string-value="aug" calcext:value-type="string">
            <text:p>aug</text:p>
          </table:table-cell>
          <table:table-cell table:formula="of:=[.B14]*0.8" office:value-type="float" office:value="34" calcext:value-type="float">
            <text:p>34</text:p>
          </table:table-cell>
          <table:table-cell table:formula="of:=[.C14]*0.8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formula="of:=[.A15]" office:value-type="string" office:string-value="sep" calcext:value-type="string">
            <text:p>sep</text:p>
          </table:table-cell>
          <table:table-cell table:formula="of:=[.B15]*0.8" office:value-type="float" office:value="26" calcext:value-type="float">
            <text:p>26</text:p>
          </table:table-cell>
          <table:table-cell table:formula="of:=[.C15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6]" office:value-type="string" office:string-value="oct" calcext:value-type="string">
            <text:p>oct</text:p>
          </table:table-cell>
          <table:table-cell table:formula="of:=[.B16]*0.8" office:value-type="float" office:value="18" calcext:value-type="float">
            <text:p>18</text:p>
          </table:table-cell>
          <table:table-cell table:formula="of:=[.C16]*0.8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formula="of:=[.A17]" office:value-type="string" office:string-value="nov" calcext:value-type="string">
            <text:p>nov</text:p>
          </table:table-cell>
          <table:table-cell table:formula="of:=[.B17]*0.8" office:value-type="float" office:value="14" calcext:value-type="float">
            <text:p>14</text:p>
          </table:table-cell>
          <table:table-cell table:formula="of:=[.C1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dec" calcext:value-type="string">
            <text:p>dec</text:p>
          </table:table-cell>
          <table:table-cell table:formula="of:=[.B18]*0.8" office:value-type="float" office:value="10" calcext:value-type="float">
            <text:p>10</text:p>
          </table:table-cell>
          <table:table-cell table:formula="of:=[.C18]*0.8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ter 20% off for structur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2]" office:value-type="string" office:string-value="jan" calcext:value-type="string">
            <text:p>jan</text:p>
          </table:table-cell>
          <table:table-cell table:formula="of:=[.B22]*0.8" office:value-type="float" office:value="8" calcext:value-type="float">
            <text:p>8</text:p>
          </table:table-cell>
          <table:table-cell table:formula="of:=[.C22]*0.8" office:value-type="float" office:value="11.2" calcext:value-type="float">
            <text:p>11.2</text:p>
          </table:table-cell>
          <table:table-cell table:number-columns-repeated="11"/>
          <table:table-cell table:formula="of:=[.O35]/0.0864" office:value-type="float" office:value="347.222222222222" calcext:value-type="float">
            <text:p>347.2222222222</text:p>
          </table:table-cell>
          <table:table-cell table:number-columns-repeated="4"/>
        </table:table-row>
        <table:table-row table:style-name="ro1">
          <table:table-cell table:formula="of:=[.A23]" office:value-type="string" office:string-value="feb" calcext:value-type="string">
            <text:p>feb</text:p>
          </table:table-cell>
          <table:table-cell table:formula="of:=[.B23]*0.8" office:value-type="float" office:value="11.2" calcext:value-type="float">
            <text:p>11.2</text:p>
          </table:table-cell>
          <table:table-cell table:formula="of:=[.C23]*0.8" office:value-type="float" office:value="14.4" calcext:value-type="float">
            <text:p>14.4</text:p>
          </table:table-cell>
          <table:table-cell table:number-columns-repeated="11"/>
          <table:table-cell table:formula="of:=[.O36]*2" office:value-type="float" office:value="694.444444444444" calcext:value-type="float">
            <text:p>694.4444444444</text:p>
          </table:table-cell>
          <table:table-cell table:number-columns-repeated="4"/>
        </table:table-row>
        <table:table-row table:style-name="ro1">
          <table:table-cell table:formula="of:=[.A24]" office:value-type="string" office:string-value="mar" calcext:value-type="string">
            <text:p>mar</text:p>
          </table:table-cell>
          <table:table-cell table:formula="of:=[.B24]*0.8" office:value-type="float" office:value="17.6" calcext:value-type="float">
            <text:p>17.6</text:p>
          </table:table-cell>
          <table:table-cell table:formula="of:=[.C24]*0.8" office:value-type="float" office:value="20.8" calcext:value-type="float">
            <text:p>20.8</text:p>
          </table:table-cell>
          <table:table-cell table:number-columns-repeated="11"/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formula="of:=[.A25]" office:value-type="string" office:string-value="apr" calcext:value-type="string">
            <text:p>apr</text:p>
          </table:table-cell>
          <table:table-cell table:formula="of:=[.B25]*0.8" office:value-type="float" office:value="24" calcext:value-type="float">
            <text:p>24</text:p>
          </table:table-cell>
          <table:table-cell table:formula="of:=[.C25]*0.8" office:value-type="float" office:value="27.2" calcext:value-type="float">
            <text:p>27.2</text:p>
          </table:table-cell>
          <table:table-cell table:number-columns-repeated="11"/>
          <table:table-cell table:formula="of:=[.O38]-[.O37]" office:value-type="float" office:value="55.5555555555555" calcext:value-type="float">
            <text:p>55.5555555556</text:p>
          </table:table-cell>
          <table:table-cell table:number-columns-repeated="4"/>
        </table:table-row>
        <table:table-row table:style-name="ro1">
          <table:table-cell table:formula="of:=[.A26]" office:value-type="string" office:string-value="may" calcext:value-type="string">
            <text:p>may</text:p>
          </table:table-cell>
          <table:table-cell table:formula="of:=[.B26]*0.8" office:value-type="float" office:value="30.4" calcext:value-type="float">
            <text:p>30.4</text:p>
          </table:table-cell>
          <table:table-cell table:formula="of:=[.C26]*0.8" office:value-type="float" office:value="33.6" calcext:value-type="float">
            <text:p>33.6</text:p>
          </table:table-cell>
          <table:table-cell table:number-columns-repeated="11"/>
          <table:table-cell table:formula="of:=[.O39]/2" office:value-type="float" office:value="27.7777777777778" calcext:value-type="float">
            <text:p>27.7777777778</text:p>
          </table:table-cell>
          <table:table-cell table:number-columns-repeated="4"/>
        </table:table-row>
        <table:table-row table:style-name="ro1">
          <table:table-cell table:formula="of:=[.A27]" office:value-type="string" office:string-value="jun" calcext:value-type="string">
            <text:p>jun</text:p>
          </table:table-cell>
          <table:table-cell table:formula="of:=[.B27]*0.8" office:value-type="float" office:value="33.6" calcext:value-type="float">
            <text:p>33.6</text:p>
          </table:table-cell>
          <table:table-cell table:formula="of:=[.C27]*0.8" office:value-type="float" office:value="33.6" calcext:value-type="float">
            <text:p>33.6</text:p>
          </table:table-cell>
          <table:table-cell table:number-columns-repeated="11"/>
          <table:table-cell table:formula="of:=[.O40]*0.0864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formula="of:=[.A28]" office:value-type="string" office:string-value="jul" calcext:value-type="string">
            <text:p>jul</text:p>
          </table:table-cell>
          <table:table-cell table:formula="of:=[.B28]*0.8" office:value-type="float" office:value="33.6" calcext:value-type="float">
            <text:p>33.6</text:p>
          </table:table-cell>
          <table:table-cell table:formula="of:=[.C28]*0.8" office:value-type="float" office:value="36.8" calcext:value-type="float">
            <text:p>36.8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" office:value-type="string" office:string-value="aug" calcext:value-type="string">
            <text:p>aug</text:p>
          </table:table-cell>
          <table:table-cell table:formula="of:=[.B29]*0.8" office:value-type="float" office:value="27.2" calcext:value-type="float">
            <text:p>27.2</text:p>
          </table:table-cell>
          <table:table-cell table:formula="of:=[.C29]*0.8" office:value-type="float" office:value="30.4" calcext:value-type="float">
            <text:p>30.4</text:p>
          </table:table-cell>
          <table:table-cell table:number-columns-repeated="11"/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formula="of:=[.A30]" office:value-type="string" office:string-value="sep" calcext:value-type="string">
            <text:p>sep</text:p>
          </table:table-cell>
          <table:table-cell table:formula="of:=[.B30]*0.8" office:value-type="float" office:value="20.8" calcext:value-type="float">
            <text:p>20.8</text:p>
          </table:table-cell>
          <table:table-cell table:formula="of:=[.C30]*0.8" office:value-type="float" office:value="27.2" calcext:value-type="float">
            <text:p>27.2</text:p>
          </table:table-cell>
          <table:table-cell table:number-columns-repeated="11"/>
          <table:table-cell table:formula="of:=[.O43]/2" office:value-type="float" office:value="350" calcext:value-type="float">
            <text:p>350</text:p>
          </table:table-cell>
          <table:table-cell table:formula="of:=[.P43]/2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[.A31]" office:value-type="string" office:string-value="oct" calcext:value-type="string">
            <text:p>oct</text:p>
          </table:table-cell>
          <table:table-cell table:formula="of:=[.B31]*0.8" office:value-type="float" office:value="14.4" calcext:value-type="float">
            <text:p>14.4</text:p>
          </table:table-cell>
          <table:table-cell table:formula="of:=[.C31]*0.8" office:value-type="float" office:value="17.6" calcext:value-type="float">
            <text:p>17.6</text:p>
          </table:table-cell>
          <table:table-cell table:number-columns-repeated="11"/>
          <table:table-cell table:formula="of:=[.O44]*0.0864" office:value-type="float" office:value="30.24" calcext:value-type="float">
            <text:p>30.24</text:p>
          </table:table-cell>
          <table:table-cell table:formula="of:=[.P44]*0.0864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formula="of:=[.A32]" office:value-type="string" office:string-value="nov" calcext:value-type="string">
            <text:p>nov</text:p>
          </table:table-cell>
          <table:table-cell table:formula="of:=[.B32]*0.8" office:value-type="float" office:value="11.2" calcext:value-type="float">
            <text:p>11.2</text:p>
          </table:table-cell>
          <table:table-cell table:formula="of:=[.C32]*0.8" office:value-type="float" office:value="11.2" calcext:value-type="float">
            <text:p>11.2</text:p>
          </table:table-cell>
          <table:table-cell table:number-columns-repeated="16"/>
        </table:table-row>
        <table:table-row table:style-name="ro1">
          <table:table-cell table:formula="of:=[.A33]" office:value-type="string" office:string-value="dec" calcext:value-type="string">
            <text:p>dec</text:p>
          </table:table-cell>
          <table:table-cell table:formula="of:=[.B33]*0.8" office:value-type="float" office:value="8" calcext:value-type="float">
            <text:p>8</text:p>
          </table:table-cell>
          <table:table-cell table:formula="of:=[.C33]*0.8" office:value-type="float" office:value="8" calcext:value-type="float">
            <text:p>8</text:p>
          </table:table-cell>
          <table:table-cell table:number-columns-repeated="12"/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7]/0.0864" office:value-type="float" office:value="27.7777777777778" calcext:value-type="float">
            <text:p>27.777777777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8]*2" office:value-type="float" office:value="55.5555555555556" calcext:value-type="float">
            <text:p>55.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al minus DLI in greenhous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jan" calcext:value-type="string">
            <text:p>jan</text:p>
          </table:table-cell>
          <table:table-cell table:formula="of:=32.4 - [.B36]" office:value-type="float" office:value="24.4" calcext:value-type="float">
            <text:p>24.4</text:p>
          </table:table-cell>
          <table:table-cell table:formula="of:=32.4 - [.C36]" office:value-type="float" office:value="21.2" calcext:value-type="float">
            <text:p>21.2</text:p>
          </table:table-cell>
          <table:table-cell/>
          <table:table-cell table:formula="of:=[.E51]/0.0864" office:value-type="float" office:value="254.62962962963" calcext:value-type="float">
            <text:p>254.6296296296</text:p>
          </table:table-cell>
          <table:table-cell table:formula="of:=[.F51]/2"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feb" calcext:value-type="string">
            <text:p>feb</text:p>
          </table:table-cell>
          <table:table-cell table:formula="of:=32.4 - [.B37]" office:value-type="float" office:value="21.2" calcext:value-type="float">
            <text:p>21.2</text:p>
          </table:table-cell>
          <table:table-cell table:formula="of:=32.4 - [.C37]" office:value-type="float" office:value="18" calcext:value-type="float">
            <text:p>18</text:p>
          </table:table-cell>
          <table:table-cell/>
          <table:table-cell table:formula="of:=[.E52]*2" office:value-type="float" office:value="509.259259259259" calcext:value-type="float">
            <text:p>509.2592592593</text:p>
          </table:table-cell>
          <table:table-cell table:formula="of:=[.F52]*0.0864" office:value-type="float" office:value="32.4" calcext:value-type="float">
            <text:p>32.4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mar" calcext:value-type="string">
            <text:p>mar</text:p>
          </table:table-cell>
          <table:table-cell table:formula="of:=32.4 - [.B38]" office:value-type="float" office:value="14.8" calcext:value-type="float">
            <text:p>14.8</text:p>
          </table:table-cell>
          <table:table-cell table:formula="of:=32.4 - [.C38]" office:value-type="float" office:value="11.6" calcext:value-type="float">
            <text:p>11.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formula="of:=[.A39]" office:value-type="string" office:string-value="apr" calcext:value-type="string">
            <text:p>apr</text:p>
          </table:table-cell>
          <table:table-cell table:formula="of:=32.4 - [.B39]" office:value-type="float" office:value="8.4" calcext:value-type="float">
            <text:p>8.4</text:p>
          </table:table-cell>
          <table:table-cell table:formula="of:=32.4 - [.C39]" office:value-type="float" office:value="5.2" calcext:value-type="float">
            <text:p>5.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40]" office:value-type="string" office:string-value="may" calcext:value-type="string">
            <text:p>may</text:p>
          </table:table-cell>
          <table:table-cell table:formula="of:=32.4 - [.B40]" office:value-type="float" office:value="2" calcext:value-type="float">
            <text:p>2</text:p>
          </table:table-cell>
          <table:table-cell table:formula="of:=32.4 - [.C40]" office:value-type="float" office:value="-1.2" calcext:value-type="float">
            <text:p>-1.2</text:p>
          </table:table-cell>
          <table:table-cell table:number-columns-repeated="2"/>
          <table:table-cell table:formula="of:=[.F55]/2" office:value-type="float" office:value="500" calcext:value-type="float">
            <text:p>500</text:p>
          </table:table-cell>
          <table:table-cell table:number-columns-repeated="9"/>
          <table:table-cell table:formula="of:=[.P55]/0.0864" office:value-type="float" office:value="254.62962962963" calcext:value-type="float">
            <text:p>254.6296296296</text:p>
          </table:table-cell>
          <table:table-cell table:number-columns-repeated="3"/>
        </table:table-row>
        <table:table-row table:style-name="ro1">
          <table:table-cell table:formula="of:=[.A41]" office:value-type="string" office:string-value="jun" calcext:value-type="string">
            <text:p>jun</text:p>
          </table:table-cell>
          <table:table-cell table:formula="of:=32.4 - [.B41]" office:value-type="float" office:value="-1.2" calcext:value-type="float">
            <text:p>-1.2</text:p>
          </table:table-cell>
          <table:table-cell table:formula="of:=32.4 - [.C41]" office:value-type="float" office:value="-1.2" calcext:value-type="float">
            <text:p>-1.2</text:p>
          </table:table-cell>
          <table:table-cell table:number-columns-repeated="2"/>
          <table:table-cell table:formula="of:=[.F56]*0.0864" office:value-type="float" office:value="43.2" calcext:value-type="float">
            <text:p>43.2</text:p>
          </table:table-cell>
          <table:table-cell table:number-columns-repeated="9"/>
          <table:table-cell table:formula="of:=[.P56]*2" office:value-type="float" office:value="509.259259259259" calcext:value-type="float">
            <text:p>509.2592592593</text:p>
          </table:table-cell>
          <table:table-cell table:number-columns-repeated="3"/>
        </table:table-row>
        <table:table-row table:style-name="ro1">
          <table:table-cell table:formula="of:=[.A42]" office:value-type="string" office:string-value="jul" calcext:value-type="string">
            <text:p>jul</text:p>
          </table:table-cell>
          <table:table-cell table:formula="of:=32.4 - [.B42]" office:value-type="float" office:value="-1.2" calcext:value-type="float">
            <text:p>-1.2</text:p>
          </table:table-cell>
          <table:table-cell table:formula="of:=32.4 - [.C42]" office:value-type="float" office:value="-4.40000000000001" calcext:value-type="float">
            <text:p>-4.4</text:p>
          </table:table-cell>
          <table:table-cell table:number-columns-repeated="16"/>
        </table:table-row>
        <table:table-row table:style-name="ro1">
          <table:table-cell table:formula="of:=[.A43]" office:value-type="string" office:string-value="aug" calcext:value-type="string">
            <text:p>aug</text:p>
          </table:table-cell>
          <table:table-cell table:formula="of:=32.4 - [.B43]" office:value-type="float" office:value="5.2" calcext:value-type="float">
            <text:p>5.2</text:p>
          </table:table-cell>
          <table:table-cell table:formula="of:=32.4 - [.C43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formula="of:=[.A44]" office:value-type="string" office:string-value="sep" calcext:value-type="string">
            <text:p>sep</text:p>
          </table:table-cell>
          <table:table-cell table:formula="of:=32.4 - [.B44]" office:value-type="float" office:value="11.6" calcext:value-type="float">
            <text:p>11.6</text:p>
          </table:table-cell>
          <table:table-cell table:formula="of:=32.4 - [.C44]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table:formula="of:=[.A45]" office:value-type="string" office:string-value="oct" calcext:value-type="string">
            <text:p>oct</text:p>
          </table:table-cell>
          <table:table-cell table:formula="of:=32.4 - [.B45]" office:value-type="float" office:value="18" calcext:value-type="float">
            <text:p>18</text:p>
          </table:table-cell>
          <table:table-cell table:formula="of:=32.4 - [.C45]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table:formula="of:=[.A46]" office:value-type="string" office:string-value="nov" calcext:value-type="string">
            <text:p>nov</text:p>
          </table:table-cell>
          <table:table-cell table:formula="of:=32.4 - [.B46]" office:value-type="float" office:value="21.2" calcext:value-type="float">
            <text:p>21.2</text:p>
          </table:table-cell>
          <table:table-cell table:formula="of:=32.4 - [.C46]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table:formula="of:=[.A47]" office:value-type="string" office:string-value="dec" calcext:value-type="string">
            <text:p>dec</text:p>
          </table:table-cell>
          <table:table-cell table:formula="of:=32.4 - [.B47]" office:value-type="float" office:value="24.4" calcext:value-type="float">
            <text:p>24.4</text:p>
          </table:table-cell>
          <table:table-cell table:formula="of:=32.4 - [.C47]" office:value-type="float" office:value="24.4" calcext:value-type="float">
            <text:p>24.4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DLI needed aux ligh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IF([.B52]&gt;0;[.B52];0)" office:value-type="float" office:value="24.4" calcext:value-type="float">
            <text:p>24.4</text:p>
          </table:table-cell>
          <table:table-cell table:formula="of:=IF([.C52]&gt;0;[.C5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IF([.B53]&gt;0;[.B53];0)" office:value-type="float" office:value="21.2" calcext:value-type="float">
            <text:p>21.2</text:p>
          </table:table-cell>
          <table:table-cell table:formula="of:=IF([.C53]&gt;0;[.C53];0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IF([.B54]&gt;0;[.B54];0)" office:value-type="float" office:value="14.8" calcext:value-type="float">
            <text:p>14.8</text:p>
          </table:table-cell>
          <table:table-cell table:formula="of:=IF([.C54]&gt;0;[.C54];0)" office:value-type="float" office:value="11.6" calcext:value-type="float">
            <text:p>1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IF([.B55]&gt;0;[.B55];0)" office:value-type="float" office:value="8.4" calcext:value-type="float">
            <text:p>8.4</text:p>
          </table:table-cell>
          <table:table-cell table:formula="of:=IF([.C55]&gt;0;[.C55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IF([.B56]&gt;0;[.B56];0)" office:value-type="float" office:value="2" calcext:value-type="float">
            <text:p>2</text:p>
          </table:table-cell>
          <table:table-cell table:formula="of:=IF([.C56]&gt;0;[.C56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IF([.B57]&gt;0;[.B57];0)" office:value-type="float" office:value="0" calcext:value-type="float">
            <text:p>0</text:p>
          </table:table-cell>
          <table:table-cell table:formula="of:=IF([.C57]&gt;0;[.C57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IF([.B58]&gt;0;[.B58];0)" office:value-type="float" office:value="0" calcext:value-type="float">
            <text:p>0</text:p>
          </table:table-cell>
          <table:table-cell table:formula="of:=IF([.C58]&gt;0;[.C58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IF([.B59]&gt;0;[.B59];0)" office:value-type="float" office:value="5.2" calcext:value-type="float">
            <text:p>5.2</text:p>
          </table:table-cell>
          <table:table-cell table:formula="of:=IF([.C59]&gt;0;[.C59];0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IF([.B60]&gt;0;[.B60];0)" office:value-type="float" office:value="11.6" calcext:value-type="float">
            <text:p>11.6</text:p>
          </table:table-cell>
          <table:table-cell table:formula="of:=IF([.C60]&gt;0;[.C60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IF([.B61]&gt;0;[.B61];0)" office:value-type="float" office:value="18" calcext:value-type="float">
            <text:p>18</text:p>
          </table:table-cell>
          <table:table-cell table:formula="of:=IF([.C61]&gt;0;[.C61];0)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IF([.B62]&gt;0;[.B62];0)" office:value-type="float" office:value="21.2" calcext:value-type="float">
            <text:p>21.2</text:p>
          </table:table-cell>
          <table:table-cell table:formula="of:=IF([.C62]&gt;0;[.C6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IF([.B63]&gt;0;[.B63];0)" office:value-type="float" office:value="24.4" calcext:value-type="float">
            <text:p>24.4</text:p>
          </table:table-cell>
          <table:table-cell table:formula="of:=IF([.C63]&gt;0;[.C63];0)" office:value-type="float" office:value="24.4" calcext:value-type="float">
            <text:p>24.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verted to pa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([.B71]/0.0864) * 2" office:value-type="float" office:value="564.814814814815" calcext:value-type="float">
            <text:p>564.8148148148</text:p>
          </table:table-cell>
          <table:table-cell table:formula="of:=([.C7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([.B72]/0.0864) * 2" office:value-type="float" office:value="490.740740740741" calcext:value-type="float">
            <text:p>490.7407407407</text:p>
          </table:table-cell>
          <table:table-cell table:formula="of:=([.C72]/0.0864) * 2" office:value-type="float" office:value="416.666666666667" calcext:value-type="float">
            <text:p>416.66666666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([.B73]/0.0864) * 2" office:value-type="float" office:value="342.592592592593" calcext:value-type="float">
            <text:p>342.5925925926</text:p>
          </table:table-cell>
          <table:table-cell table:formula="of:=([.C73]/0.0864) * 2" office:value-type="float" office:value="268.518518518518" calcext:value-type="float">
            <text:p>268.51851851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([.B74]/0.0864) * 2" office:value-type="float" office:value="194.444444444444" calcext:value-type="float">
            <text:p>194.4444444444</text:p>
          </table:table-cell>
          <table:table-cell table:formula="of:=([.C74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([.B75]/0.0864) * 2" office:value-type="float" office:value="46.2962962962962" calcext:value-type="float">
            <text:p>46.2962962963</text:p>
          </table:table-cell>
          <table:table-cell table:formula="of:=([.C75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([.B76]/0.0864) * 2" office:value-type="float" office:value="0" calcext:value-type="float">
            <text:p>0</text:p>
          </table:table-cell>
          <table:table-cell table:formula="of:=([.C76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([.B77]/0.0864) * 2" office:value-type="float" office:value="0" calcext:value-type="float">
            <text:p>0</text:p>
          </table:table-cell>
          <table:table-cell table:formula="of:=([.C77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([.B78]/0.0864) * 2" office:value-type="float" office:value="120.37037037037" calcext:value-type="float">
            <text:p>120.3703703704</text:p>
          </table:table-cell>
          <table:table-cell table:formula="of:=([.C78]/0.0864) * 2" office:value-type="float" office:value="46.2962962962962" calcext:value-type="float">
            <text:p>46.29629629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([.B79]/0.0864) * 2" office:value-type="float" office:value="268.518518518518" calcext:value-type="float">
            <text:p>268.5185185185</text:p>
          </table:table-cell>
          <table:table-cell table:formula="of:=([.C79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([.B80]/0.0864) * 2" office:value-type="float" office:value="416.666666666667" calcext:value-type="float">
            <text:p>416.6666666667</text:p>
          </table:table-cell>
          <table:table-cell table:formula="of:=([.C80]/0.0864) * 2" office:value-type="float" office:value="342.592592592593" calcext:value-type="float">
            <text:p>342.59259259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([.B81]/0.0864) * 2" office:value-type="float" office:value="490.740740740741" calcext:value-type="float">
            <text:p>490.7407407407</text:p>
          </table:table-cell>
          <table:table-cell table:formula="of:=([.C8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([.B82]/0.0864) * 2" office:value-type="float" office:value="564.814814814815" calcext:value-type="float">
            <text:p>564.8148148148</text:p>
          </table:table-cell>
          <table:table-cell table:formula="of:=([.C82]/0.0864) * 2" office:value-type="float" office:value="564.814814814815" calcext:value-type="float">
            <text:p>564.814814814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avita takes 1033 watts per 1751 micromo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 watt Gavitas per sq meter</text:p>
          </table:table-cell>
          <table:table-cell table:number-columns-repeated="4"/>
          <table:table-cell office:value-type="string" calcext:value-type="string">
            <text:p>indo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q ft</text:p>
          </table:table-cell>
          <table:table-cell office:value-type="float" office:value="2750" calcext:value-type="float">
            <text:p>275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</text:p>
          </table:table-cell>
          <table:table-cell table:formula="of:=[.B86]/1751" office:value-type="float" office:value="0.322566998752036" calcext:value-type="float">
            <text:p>0.3225669988</text:p>
          </table:table-cell>
          <table:table-cell table:formula="of:=[.C86]/1751" office:value-type="float" office:value="0.280263130063244" calcext:value-type="float">
            <text:p>0.2802631301</text:p>
          </table:table-cell>
          <table:table-cell/>
          <table:table-cell office:value-type="string" calcext:value-type="string">
            <text:p>g per sq mtr</text:p>
          </table:table-cell>
          <table:table-cell table:formula="of:=[.F101]/1751" office:value-type="float" office:value="0.428326670474015" calcext:value-type="float">
            <text:p>0.4283266705</text:p>
          </table:table-cell>
          <table:table-cell/>
          <table:table-cell office:value-type="string" calcext:value-type="string">
            <text:p>sq meter</text:p>
          </table:table-cell>
          <table:table-cell table:formula="of:=[.I101]*0.092903" office:value-type="float" office:value="255.48325" calcext:value-type="float">
            <text:p>255.48325</text:p>
          </table:table-cell>
          <table:table-cell table:formula="of:=[.J101]*0.092903" office:value-type="float" office:value="9.2903" calcext:value-type="float">
            <text:p>9.2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b</text:p>
          </table:table-cell>
          <table:table-cell table:formula="of:=[.B87]/1751" office:value-type="float" office:value="0.280263130063244" calcext:value-type="float">
            <text:p>0.2802631301</text:p>
          </table:table-cell>
          <table:table-cell table:formula="of:=[.C87]/1751" office:value-type="float" office:value="0.237959261374453" calcext:value-type="float">
            <text:p>0.2379592614</text:p>
          </table:table-cell>
          <table:table-cell table:number-columns-repeated="4"/>
          <table:table-cell office:value-type="string" calcext:value-type="string">
            <text:p>g per section</text:p>
          </table:table-cell>
          <table:table-cell table:formula="of:=[.I102]*[.C113]" office:value-type="float" office:value="82.4104651839161" calcext:value-type="float">
            <text:p>82.4104651839</text:p>
          </table:table-cell>
          <table:table-cell table:formula="of:=[.J102]*[.F102]" office:value-type="float" office:value="3.97928326670474" calcext:value-type="float">
            <text:p>3.97928326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table:formula="of:=[.B88]/1751" office:value-type="float" office:value="0.195655392685661" calcext:value-type="float">
            <text:p>0.1956553927</text:p>
          </table:table-cell>
          <table:table-cell table:formula="of:=[.C88]/1751" office:value-type="float" office:value="0.153351523996869" calcext:value-type="float">
            <text:p>0.153351524</text:p>
          </table:table-cell>
          <table:table-cell table:number-columns-repeated="10"/>
          <table:table-cell table:formula="of:=[.N103]/18" office:value-type="float" office:value="1.33333333333333" calcext:value-type="float">
            <text:p>1.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</text:p>
          </table:table-cell>
          <table:table-cell table:formula="of:=[.B89]/1751" office:value-type="float" office:value="0.111047655308078" calcext:value-type="float">
            <text:p>0.1110476553</text:p>
          </table:table-cell>
          <table:table-cell table:formula="of:=[.C89]/1751" office:value-type="float" office:value="0.0687437866192863" calcext:value-type="float">
            <text:p>0.06874378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[.B90]/1751" office:value-type="float" office:value="0.0264399179304947" calcext:value-type="float">
            <text:p>0.0264399179</text:p>
          </table:table-cell>
          <table:table-cell table:formula="of:=[.C90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[.B91]/1751" office:value-type="float" office:value="0" calcext:value-type="float">
            <text:p>0</text:p>
          </table:table-cell>
          <table:table-cell table:formula="of:=[.C91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[.B92]/1751" office:value-type="float" office:value="0" calcext:value-type="float">
            <text:p>0</text:p>
          </table:table-cell>
          <table:table-cell table:formula="of:=[.C92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[.B93]/1751" office:value-type="float" office:value="0.0687437866192863" calcext:value-type="float">
            <text:p>0.0687437866</text:p>
          </table:table-cell>
          <table:table-cell table:formula="of:=[.C93]/1751" office:value-type="float" office:value="0.0264399179304947" calcext:value-type="float">
            <text:p>0.0264399179</text:p>
          </table:table-cell>
          <table:table-cell/>
          <table:table-cell office:value-type="string" calcext:value-type="string">
            <text:p>110 gavita'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p</text:p>
          </table:table-cell>
          <table:table-cell table:formula="of:=[.B94]/1751" office:value-type="float" office:value="0.153351523996869" calcext:value-type="float">
            <text:p>0.153351524</text:p>
          </table:table-cell>
          <table:table-cell table:formula="of:=[.C94]/1751" office:value-type="float" office:value="0.0687437866192863" calcext:value-type="float">
            <text:p>0.0687437866</text:p>
          </table:table-cell>
          <table:table-cell/>
          <table:table-cell office:value-type="string" calcext:value-type="string">
            <text:p>Greenhouse 60 gavita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</text:p>
          </table:table-cell>
          <table:table-cell table:formula="of:=[.B95]/1751" office:value-type="float" office:value="0.237959261374453" calcext:value-type="float">
            <text:p>0.2379592614</text:p>
          </table:table-cell>
          <table:table-cell table:formula="of:=[.C95]/1751" office:value-type="float" office:value="0.195655392685661" calcext:value-type="float">
            <text:p>0.19565539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96]/1751" office:value-type="float" office:value="0.280263130063244" calcext:value-type="float">
            <text:p>0.2802631301</text:p>
          </table:table-cell>
          <table:table-cell table:formula="of:=[.C96]/1751" office:value-type="float" office:value="0.280263130063244" calcext:value-type="float">
            <text:p>0.2802631301</text:p>
          </table:table-cell>
          <table:table-cell table:number-columns-repeated="6"/>
          <table:table-cell office:value-type="string" calcext:value-type="string">
            <text:p>converted to p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</text:p>
          </table:table-cell>
          <table:table-cell table:formula="of:=[.B97]/1751" office:value-type="float" office:value="0.322566998752036" calcext:value-type="float">
            <text:p>0.3225669988</text:p>
          </table:table-cell>
          <table:table-cell table:formula="of:=[.C97]/1751" office:value-type="float" office:value="0.322566998752036" calcext:value-type="float">
            <text:p>0.322566998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an</text:p>
          </table:table-cell>
          <table:table-cell table:formula="of:=[.B71]/0.0864*1.34" office:value-type="float" office:value="378.425925925926" calcext:value-type="float">
            <text:p>378.4259259259</text:p>
          </table:table-cell>
          <table:table-cell table:formula="of:=[.C7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 hours per square meter </text:p>
          </table:table-cell>
          <table:table-cell table:number-columns-repeated="8"/>
          <table:table-cell office:value-type="string" calcext:value-type="string">
            <text:p>feb</text:p>
          </table:table-cell>
          <table:table-cell table:formula="of:=[.B72]/0.0864*1.34" office:value-type="float" office:value="328.796296296296" calcext:value-type="float">
            <text:p>328.7962962963</text:p>
          </table:table-cell>
          <table:table-cell table:formula="of:=[.C72]/0.0864*1.34" office:value-type="float" office:value="279.166666666667" calcext:value-type="float">
            <text:p>279.16666666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mar</text:p>
          </table:table-cell>
          <table:table-cell table:formula="of:=[.B73]/0.0864*1.34" office:value-type="float" office:value="229.537037037037" calcext:value-type="float">
            <text:p>229.537037037</text:p>
          </table:table-cell>
          <table:table-cell table:formula="of:=[.C73]/0.0864*1.34" office:value-type="float" office:value="179.907407407407" calcext:value-type="float">
            <text:p>179.9074074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02]*1000" office:value-type="float" office:value="322.566998752036" calcext:value-type="float">
            <text:p>322.566998752</text:p>
          </table:table-cell>
          <table:table-cell table:formula="of:=[.C102]*1000" office:value-type="float" office:value="280.263130063244" calcext:value-type="float">
            <text:p>280.2631300632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B74]/0.0864*1.34" office:value-type="float" office:value="130.277777777778" calcext:value-type="float">
            <text:p>130.2777777778</text:p>
          </table:table-cell>
          <table:table-cell table:formula="of:=[.C74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03]*1000" office:value-type="float" office:value="280.263130063244" calcext:value-type="float">
            <text:p>280.2631300632</text:p>
          </table:table-cell>
          <table:table-cell table:formula="of:=[.C103]*1000" office:value-type="float" office:value="237.959261374453" calcext:value-type="float">
            <text:p>237.9592613745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B75]/0.0864*1.34" office:value-type="float" office:value="31.0185185185185" calcext:value-type="float">
            <text:p>31.0185185185</text:p>
          </table:table-cell>
          <table:table-cell table:formula="of:=[.C75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04]*1000" office:value-type="float" office:value="195.655392685661" calcext:value-type="float">
            <text:p>195.6553926857</text:p>
          </table:table-cell>
          <table:table-cell table:formula="of:=[.C104]*1000" office:value-type="float" office:value="153.35152399687" calcext:value-type="float">
            <text:p>153.3515239969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B76]/0.0864*1.34" office:value-type="float" office:value="0" calcext:value-type="float">
            <text:p>0</text:p>
          </table:table-cell>
          <table:table-cell table:formula="of:=[.C76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05]*1000" office:value-type="float" office:value="111.047655308078" calcext:value-type="float">
            <text:p>111.0476553081</text:p>
          </table:table-cell>
          <table:table-cell table:formula="of:=[.C105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B77]/0.0864*1.34" office:value-type="float" office:value="0" calcext:value-type="float">
            <text:p>0</text:p>
          </table:table-cell>
          <table:table-cell table:formula="of:=[.C77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06]*1000" office:value-type="float" office:value="26.4399179304947" calcext:value-type="float">
            <text:p>26.4399179305</text:p>
          </table:table-cell>
          <table:table-cell table:formula="of:=[.C106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B78]/0.0864*1.34" office:value-type="float" office:value="80.6481481481481" calcext:value-type="float">
            <text:p>80.6481481481</text:p>
          </table:table-cell>
          <table:table-cell table:formula="of:=[.C78]/0.0864*1.34" office:value-type="float" office:value="31.0185185185185" calcext:value-type="float">
            <text:p>31.0185185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07]*1000" office:value-type="float" office:value="0" calcext:value-type="float">
            <text:p>0</text:p>
          </table:table-cell>
          <table:table-cell table:formula="of:=[.C107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B79]/0.0864*1.34" office:value-type="float" office:value="179.907407407407" calcext:value-type="float">
            <text:p>179.9074074074</text:p>
          </table:table-cell>
          <table:table-cell table:formula="of:=[.C79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08]*1000" office:value-type="float" office:value="0" calcext:value-type="float">
            <text:p>0</text:p>
          </table:table-cell>
          <table:table-cell table:formula="of:=[.C108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B80]/0.0864*1.34" office:value-type="float" office:value="279.166666666667" calcext:value-type="float">
            <text:p>279.1666666667</text:p>
          </table:table-cell>
          <table:table-cell table:formula="of:=[.C80]/0.0864*1.34" office:value-type="float" office:value="229.537037037037" calcext:value-type="float">
            <text:p>229.537037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09]*1000" office:value-type="float" office:value="68.7437866192863" calcext:value-type="float">
            <text:p>68.7437866193</text:p>
          </table:table-cell>
          <table:table-cell table:formula="of:=[.C109]*1000" office:value-type="float" office:value="26.4399179304947" calcext:value-type="float">
            <text:p>26.4399179305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B81]/0.0864*1.34" office:value-type="float" office:value="328.796296296296" calcext:value-type="float">
            <text:p>328.7962962963</text:p>
          </table:table-cell>
          <table:table-cell table:formula="of:=[.C8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10]*1000" office:value-type="float" office:value="153.35152399687" calcext:value-type="float">
            <text:p>153.3515239969</text:p>
          </table:table-cell>
          <table:table-cell table:formula="of:=[.C110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B82]/0.0864*1.34" office:value-type="float" office:value="378.425925925926" calcext:value-type="float">
            <text:p>378.4259259259</text:p>
          </table:table-cell>
          <table:table-cell table:formula="of:=[.C82]/0.0864*1.34" office:value-type="float" office:value="378.425925925926" calcext:value-type="float">
            <text:p>378.4259259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formula="of:=[.B111]*1000" office:value-type="float" office:value="237.959261374453" calcext:value-type="float">
            <text:p>237.9592613745</text:p>
          </table:table-cell>
          <table:table-cell table:formula="of:=[.C111]*1000" office:value-type="float" office:value="195.655392685661" calcext:value-type="float">
            <text:p>195.6553926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112]*1000" office:value-type="float" office:value="280.263130063244" calcext:value-type="float">
            <text:p>280.2631300632</text:p>
          </table:table-cell>
          <table:table-cell table:formula="of:=[.C112]*1000" office:value-type="float" office:value="280.263130063244" calcext:value-type="float">
            <text:p>280.2631300632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13]*1000" office:value-type="float" office:value="322.566998752036" calcext:value-type="float">
            <text:p>322.566998752</text:p>
          </table:table-cell>
          <table:table-cell table:formula="of:=[.C113]*1000" office:value-type="float" office:value="322.566998752036" calcext:value-type="float">
            <text:p>322.566998752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14]/1751" office:value-type="float" office:value="0.216119889163864" calcext:value-type="float">
            <text:p>0.2161198892</text:p>
          </table:table-cell>
          <table:table-cell table:formula="of:=[.L11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15]/1751" office:value-type="float" office:value="0.187776297142374" calcext:value-type="float">
            <text:p>0.1877762971</text:p>
          </table:table-cell>
          <table:table-cell table:formula="of:=[.L115]/1751" office:value-type="float" office:value="0.159432705120883" calcext:value-type="float">
            <text:p>0.1594327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day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16]/1751" office:value-type="float" office:value="0.131089113099393" calcext:value-type="float">
            <text:p>0.1310891131</text:p>
          </table:table-cell>
          <table:table-cell table:formula="of:=[.L116]/1751" office:value-type="float" office:value="0.102745521077903" calcext:value-type="float">
            <text:p>0.10274552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17]/1751" office:value-type="float" office:value="0.0744019290564122" calcext:value-type="float">
            <text:p>0.0744019291</text:p>
          </table:table-cell>
          <table:table-cell table:formula="of:=[.L117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17]* 12" office:value-type="float" office:value="3870.80398502443" calcext:value-type="float">
            <text:p>3870.8039850244</text:p>
          </table:table-cell>
          <table:table-cell table:formula="of:=[.C117]* 12" office:value-type="float" office:value="3363.15756075893" calcext:value-type="float">
            <text:p>3363.1575607589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18]/1751" office:value-type="float" office:value="0.0177147450134314" calcext:value-type="float">
            <text:p>0.017714745</text:p>
          </table:table-cell>
          <table:table-cell table:formula="of:=[.L118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18]* 12" office:value-type="float" office:value="3363.15756075893" calcext:value-type="float">
            <text:p>3363.1575607589</text:p>
          </table:table-cell>
          <table:table-cell table:formula="of:=[.C118]* 12" office:value-type="float" office:value="2855.51113649343" calcext:value-type="float">
            <text:p>2855.5111364934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19]/1751" office:value-type="float" office:value="0" calcext:value-type="float">
            <text:p>0</text:p>
          </table:table-cell>
          <table:table-cell table:formula="of:=[.L119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19]* 12" office:value-type="float" office:value="2347.86471222793" calcext:value-type="float">
            <text:p>2347.8647122279</text:p>
          </table:table-cell>
          <table:table-cell table:formula="of:=[.C119]* 12" office:value-type="float" office:value="1840.21828796243" calcext:value-type="float">
            <text:p>1840.2182879624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20]/1751" office:value-type="float" office:value="0" calcext:value-type="float">
            <text:p>0</text:p>
          </table:table-cell>
          <table:table-cell table:formula="of:=[.L120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20]* 12" office:value-type="float" office:value="1332.57186369693" calcext:value-type="float">
            <text:p>1332.5718636969</text:p>
          </table:table-cell>
          <table:table-cell table:formula="of:=[.C120]* 12" office:value-type="float" office:value="824.925439431435" calcext:value-type="float">
            <text:p>824.9254394314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21]/1751" office:value-type="float" office:value="0.0460583370349218" calcext:value-type="float">
            <text:p>0.046058337</text:p>
          </table:table-cell>
          <table:table-cell table:formula="of:=[.L121]/1751" office:value-type="float" office:value="0.0177147450134314" calcext:value-type="float">
            <text:p>0.017714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21]* 12" office:value-type="float" office:value="317.279015165936" calcext:value-type="float">
            <text:p>317.2790151659</text:p>
          </table:table-cell>
          <table:table-cell table:formula="of:=[.C121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22]/1751" office:value-type="float" office:value="0.102745521077903" calcext:value-type="float">
            <text:p>0.1027455211</text:p>
          </table:table-cell>
          <table:table-cell table:formula="of:=[.L122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22]* 12" office:value-type="float" office:value="0" calcext:value-type="float">
            <text:p>0</text:p>
          </table:table-cell>
          <table:table-cell table:formula="of:=[.C122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23]/1751" office:value-type="float" office:value="0.159432705120883" calcext:value-type="float">
            <text:p>0.1594327051</text:p>
          </table:table-cell>
          <table:table-cell table:formula="of:=[.L123]/1751" office:value-type="float" office:value="0.131089113099393" calcext:value-type="float">
            <text:p>0.1310891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23]* 12" office:value-type="float" office:value="0" calcext:value-type="float">
            <text:p>0</text:p>
          </table:table-cell>
          <table:table-cell table:formula="of:=[.C123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24]/1751" office:value-type="float" office:value="0.187776297142374" calcext:value-type="float">
            <text:p>0.1877762971</text:p>
          </table:table-cell>
          <table:table-cell table:formula="of:=[.L12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24]* 12" office:value-type="float" office:value="824.925439431435" calcext:value-type="float">
            <text:p>824.9254394314</text:p>
          </table:table-cell>
          <table:table-cell table:formula="of:=[.C124]* 12" office:value-type="float" office:value="317.279015165936" calcext:value-type="float">
            <text:p>317.2790151659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25]/1751" office:value-type="float" office:value="0.216119889163864" calcext:value-type="float">
            <text:p>0.2161198892</text:p>
          </table:table-cell>
          <table:table-cell table:formula="of:=[.L125]/1751" office:value-type="float" office:value="0.216119889163864" calcext:value-type="float">
            <text:p>0.2161198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25]* 12" office:value-type="float" office:value="1840.21828796243" calcext:value-type="float">
            <text:p>1840.2182879624</text:p>
          </table:table-cell>
          <table:table-cell table:formula="of:=[.C125]* 12" office:value-type="float" office:value="824.925439431435" calcext:value-type="float">
            <text:p>824.92543943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26]* 12" office:value-type="float" office:value="2855.51113649343" calcext:value-type="float">
            <text:p>2855.5111364934</text:p>
          </table:table-cell>
          <table:table-cell table:formula="of:=[.C126]* 12" office:value-type="float" office:value="2347.86471222793" calcext:value-type="float">
            <text:p>2347.8647122279</text:p>
          </table:table-cell>
          <table:table-cell table:number-columns-repeated="6"/>
          <table:table-cell office:value-type="string" calcext:value-type="string">
            <text:p>Watt hours per square mete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27]* 12" office:value-type="float" office:value="3363.15756075893" calcext:value-type="float">
            <text:p>3363.1575607589</text:p>
          </table:table-cell>
          <table:table-cell table:formula="of:=[.C127]* 12" office:value-type="float" office:value="3363.15756075893" calcext:value-type="float">
            <text:p>3363.1575607589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28]* 12" office:value-type="float" office:value="3870.80398502443" calcext:value-type="float">
            <text:p>3870.8039850244</text:p>
          </table:table-cell>
          <table:table-cell table:formula="of:=[.C128]* 12" office:value-type="float" office:value="3870.80398502443" calcext:value-type="float">
            <text:p>3870.8039850244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28]*1000" office:value-type="float" office:value="216.119889163864" calcext:value-type="float">
            <text:p>216.1198891639</text:p>
          </table:table-cell>
          <table:table-cell table:formula="of:=[.L12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29]*1000" office:value-type="float" office:value="187.776297142374" calcext:value-type="float">
            <text:p>187.7762971424</text:p>
          </table:table-cell>
          <table:table-cell table:formula="of:=[.L129]*1000" office:value-type="float" office:value="159.432705120883" calcext:value-type="float">
            <text:p>159.4327051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month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30]*1000" office:value-type="float" office:value="131.089113099393" calcext:value-type="float">
            <text:p>131.0891130994</text:p>
          </table:table-cell>
          <table:table-cell table:formula="of:=[.L130]*1000" office:value-type="float" office:value="102.745521077903" calcext:value-type="float">
            <text:p>102.7455210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31]*1000" office:value-type="float" office:value="74.4019290564122" calcext:value-type="float">
            <text:p>74.4019290564</text:p>
          </table:table-cell>
          <table:table-cell table:formula="of:=[.L131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32]*30" office:value-type="float" office:value="116124.119550733" calcext:value-type="float">
            <text:p>116124.119550733</text:p>
          </table:table-cell>
          <table:table-cell table:formula="of:=[.C132]*30" office:value-type="float" office:value="100894.726822768" calcext:value-type="float">
            <text:p>100894.72682276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32]*1000" office:value-type="float" office:value="17.7147450134314" calcext:value-type="float">
            <text:p>17.7147450134</text:p>
          </table:table-cell>
          <table:table-cell table:formula="of:=[.L1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33]*30" office:value-type="float" office:value="100894.726822768" calcext:value-type="float">
            <text:p>100894.726822768</text:p>
          </table:table-cell>
          <table:table-cell table:formula="of:=[.C133]*30" office:value-type="float" office:value="85665.334094803" calcext:value-type="float">
            <text:p>85665.334094803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33]*1000" office:value-type="float" office:value="0" calcext:value-type="float">
            <text:p>0</text:p>
          </table:table-cell>
          <table:table-cell table:formula="of:=[.L133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34]*30" office:value-type="float" office:value="70435.941366838" calcext:value-type="float">
            <text:p>70435.941366838</text:p>
          </table:table-cell>
          <table:table-cell table:formula="of:=[.C134]*30" office:value-type="float" office:value="55206.548638873" calcext:value-type="float">
            <text:p>55206.54863887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34]*1000" office:value-type="float" office:value="0" calcext:value-type="float">
            <text:p>0</text:p>
          </table:table-cell>
          <table:table-cell table:formula="of:=[.L134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35]*30" office:value-type="float" office:value="39977.155910908" calcext:value-type="float">
            <text:p>39977.155910908</text:p>
          </table:table-cell>
          <table:table-cell table:formula="of:=[.C135]*30" office:value-type="float" office:value="24747.7631829431" calcext:value-type="float">
            <text:p>24747.7631829431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35]*1000" office:value-type="float" office:value="46.0583370349218" calcext:value-type="float">
            <text:p>46.0583370349</text:p>
          </table:table-cell>
          <table:table-cell table:formula="of:=[.L135]*1000" office:value-type="float" office:value="17.7147450134314" calcext:value-type="float">
            <text:p>17.7147450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36]*30" office:value-type="float" office:value="9518.37045497809" calcext:value-type="float">
            <text:p>9518.3704549781</text:p>
          </table:table-cell>
          <table:table-cell table:formula="of:=[.C136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36]*1000" office:value-type="float" office:value="102.745521077903" calcext:value-type="float">
            <text:p>102.7455210779</text:p>
          </table:table-cell>
          <table:table-cell table:formula="of:=[.L136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37]*30" office:value-type="float" office:value="0" calcext:value-type="float">
            <text:p>0</text:p>
          </table:table-cell>
          <table:table-cell table:formula="of:=[.C137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37]*1000" office:value-type="float" office:value="159.432705120883" calcext:value-type="float">
            <text:p>159.4327051209</text:p>
          </table:table-cell>
          <table:table-cell table:formula="of:=[.L137]*1000" office:value-type="float" office:value="131.089113099393" calcext:value-type="float">
            <text:p>131.0891130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38]*30" office:value-type="float" office:value="0" calcext:value-type="float">
            <text:p>0</text:p>
          </table:table-cell>
          <table:table-cell table:formula="of:=[.C138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38]*1000" office:value-type="float" office:value="187.776297142374" calcext:value-type="float">
            <text:p>187.7762971424</text:p>
          </table:table-cell>
          <table:table-cell table:formula="of:=[.L13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39]*30" office:value-type="float" office:value="24747.7631829431" calcext:value-type="float">
            <text:p>24747.7631829431</text:p>
          </table:table-cell>
          <table:table-cell table:formula="of:=[.C139]*30" office:value-type="float" office:value="9518.37045497809" calcext:value-type="float">
            <text:p>9518.3704549781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39]*1000" office:value-type="float" office:value="216.119889163864" calcext:value-type="float">
            <text:p>216.1198891639</text:p>
          </table:table-cell>
          <table:table-cell table:formula="of:=[.L139]*1000" office:value-type="float" office:value="216.119889163864" calcext:value-type="float">
            <text:p>216.1198891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40]*30" office:value-type="float" office:value="55206.548638873" calcext:value-type="float">
            <text:p>55206.548638873</text:p>
          </table:table-cell>
          <table:table-cell table:formula="of:=[.C140]*30" office:value-type="float" office:value="24747.7631829431" calcext:value-type="float">
            <text:p>24747.76318294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41]*30" office:value-type="float" office:value="85665.334094803" calcext:value-type="float">
            <text:p>85665.334094803</text:p>
          </table:table-cell>
          <table:table-cell table:formula="of:=[.C141]*30" office:value-type="float" office:value="70435.941366838" calcext:value-type="float">
            <text:p>70435.941366838</text:p>
          </table:table-cell>
          <table:table-cell table:number-columns-repeated="6"/>
          <table:table-cell office:value-type="string" calcext:value-type="string">
            <text:p>watts per day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42]*30" office:value-type="float" office:value="100894.726822768" calcext:value-type="float">
            <text:p>100894.726822768</text:p>
          </table:table-cell>
          <table:table-cell table:formula="of:=[.C142]*30" office:value-type="float" office:value="100894.726822768" calcext:value-type="float">
            <text:p>100894.72682276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43]*30" office:value-type="float" office:value="116124.119550733" calcext:value-type="float">
            <text:p>116124.119550733</text:p>
          </table:table-cell>
          <table:table-cell table:formula="of:=[.C143]*30" office:value-type="float" office:value="116124.119550733" calcext:value-type="float">
            <text:p>116124.119550733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43]* 12" office:value-type="float" office:value="2593.43866996637" calcext:value-type="float">
            <text:p>2593.4386699664</text:p>
          </table:table-cell>
          <table:table-cell table:formula="of:=[.L14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44]* 12" office:value-type="float" office:value="2253.31556570848" calcext:value-type="float">
            <text:p>2253.3155657085</text:p>
          </table:table-cell>
          <table:table-cell table:formula="of:=[.L144]* 12" office:value-type="float" office:value="1913.1924614506" calcext:value-type="float">
            <text:p>1913.1924614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ut 256 square meters per section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45]* 12" office:value-type="float" office:value="1573.06935719272" calcext:value-type="float">
            <text:p>1573.0693571927</text:p>
          </table:table-cell>
          <table:table-cell table:formula="of:=[.L145]* 12" office:value-type="float" office:value="1232.94625293483" calcext:value-type="float">
            <text:p>1232.94625293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46]* 12" office:value-type="float" office:value="892.823148676946" calcext:value-type="float">
            <text:p>892.8231486769</text:p>
          </table:table-cell>
          <table:table-cell table:formula="of:=[.L146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47]*2709/1000" office:value-type="float" office:value="314580.239862935" calcext:value-type="float">
            <text:p>314580.239862935</text:p>
          </table:table-cell>
          <table:table-cell table:formula="of:=[.C147]*2709/1000" office:value-type="float" office:value="273323.814962878" calcext:value-type="float">
            <text:p>273323.81496287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47]* 12" office:value-type="float" office:value="212.576940161177" calcext:value-type="float">
            <text:p>212.5769401612</text:p>
          </table:table-cell>
          <table:table-cell table:formula="of:=[.L147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48]*2709/1000" office:value-type="float" office:value="273323.814962878" calcext:value-type="float">
            <text:p>273323.814962878</text:p>
          </table:table-cell>
          <table:table-cell table:formula="of:=[.C148]*2709/1000" office:value-type="float" office:value="232067.390062821" calcext:value-type="float">
            <text:p>232067.390062821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48]* 12" office:value-type="float" office:value="0" calcext:value-type="float">
            <text:p>0</text:p>
          </table:table-cell>
          <table:table-cell table:formula="of:=[.L148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49]*2709/1000" office:value-type="float" office:value="190810.965162764" calcext:value-type="float">
            <text:p>190810.965162764</text:p>
          </table:table-cell>
          <table:table-cell table:formula="of:=[.C149]*2709/1000" office:value-type="float" office:value="149554.540262707" calcext:value-type="float">
            <text:p>149554.54026270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49]* 12" office:value-type="float" office:value="0" calcext:value-type="float">
            <text:p>0</text:p>
          </table:table-cell>
          <table:table-cell table:formula="of:=[.L149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50]*2709/1000" office:value-type="float" office:value="108298.11536265" calcext:value-type="float">
            <text:p>108298.11536265</text:p>
          </table:table-cell>
          <table:table-cell table:formula="of:=[.C150]*2709/1000" office:value-type="float" office:value="67041.6904625928" calcext:value-type="float">
            <text:p>67041.6904625928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50]* 12" office:value-type="float" office:value="552.700044419062" calcext:value-type="float">
            <text:p>552.7000444191</text:p>
          </table:table-cell>
          <table:table-cell table:formula="of:=[.L150]* 12" office:value-type="float" office:value="212.576940161177" calcext:value-type="float">
            <text:p>212.5769401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51]*2709/1000" office:value-type="float" office:value="25785.2655625356" calcext:value-type="float">
            <text:p>25785.2655625356</text:p>
          </table:table-cell>
          <table:table-cell table:formula="of:=[.C151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51]* 12" office:value-type="float" office:value="1232.94625293483" calcext:value-type="float">
            <text:p>1232.9462529348</text:p>
          </table:table-cell>
          <table:table-cell table:formula="of:=[.L151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52]*2709/1000" office:value-type="float" office:value="0" calcext:value-type="float">
            <text:p>0</text:p>
          </table:table-cell>
          <table:table-cell table:formula="of:=[.C152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52]* 12" office:value-type="float" office:value="1913.1924614506" calcext:value-type="float">
            <text:p>1913.1924614506</text:p>
          </table:table-cell>
          <table:table-cell table:formula="of:=[.L152]* 12" office:value-type="float" office:value="1573.06935719272" calcext:value-type="float">
            <text:p>1573.0693571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53]*2709/1000" office:value-type="float" office:value="0" calcext:value-type="float">
            <text:p>0</text:p>
          </table:table-cell>
          <table:table-cell table:formula="of:=[.C153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53]* 12" office:value-type="float" office:value="2253.31556570848" calcext:value-type="float">
            <text:p>2253.3155657085</text:p>
          </table:table-cell>
          <table:table-cell table:formula="of:=[.L15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54]*2709/1000" office:value-type="float" office:value="67041.6904625928" calcext:value-type="float">
            <text:p>67041.6904625928</text:p>
          </table:table-cell>
          <table:table-cell table:formula="of:=[.C154]*2709/1000" office:value-type="float" office:value="25785.2655625356" calcext:value-type="float">
            <text:p>25785.265562535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54]* 12" office:value-type="float" office:value="2593.43866996637" calcext:value-type="float">
            <text:p>2593.4386699664</text:p>
          </table:table-cell>
          <table:table-cell table:formula="of:=[.L154]* 12" office:value-type="float" office:value="2593.43866996637" calcext:value-type="float">
            <text:p>2593.4386699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55]*2709/1000" office:value-type="float" office:value="149554.540262707" calcext:value-type="float">
            <text:p>149554.540262707</text:p>
          </table:table-cell>
          <table:table-cell table:formula="of:=[.C155]*2709/1000" office:value-type="float" office:value="67041.6904625928" calcext:value-type="float">
            <text:p>67041.69046259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56]*2709/1000" office:value-type="float" office:value="232067.390062821" calcext:value-type="float">
            <text:p>232067.390062821</text:p>
          </table:table-cell>
          <table:table-cell table:formula="of:=[.C156]*2709/1000" office:value-type="float" office:value="190810.965162764" calcext:value-type="float">
            <text:p>190810.965162764</text:p>
          </table:table-cell>
          <table:table-cell table:number-columns-repeated="6"/>
          <table:table-cell office:value-type="string" calcext:value-type="string">
            <text:p>watts per month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57]*2709/1000" office:value-type="float" office:value="273323.814962878" calcext:value-type="float">
            <text:p>273323.814962878</text:p>
          </table:table-cell>
          <table:table-cell table:formula="of:=[.C157]*2709/1000" office:value-type="float" office:value="273323.814962878" calcext:value-type="float">
            <text:p>273323.81496287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58]*2709/1000" office:value-type="float" office:value="314580.239862935" calcext:value-type="float">
            <text:p>314580.239862935</text:p>
          </table:table-cell>
          <table:table-cell table:formula="of:=[.C158]*2709/1000" office:value-type="float" office:value="314580.239862935" calcext:value-type="float">
            <text:p>314580.239862935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58]*30" office:value-type="float" office:value="77803.1600989911" calcext:value-type="float">
            <text:p>77803.1600989911</text:p>
          </table:table-cell>
          <table:table-cell table:formula="of:=[.L15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59]*30" office:value-type="float" office:value="67599.4669712545" calcext:value-type="float">
            <text:p>67599.4669712545</text:p>
          </table:table-cell>
          <table:table-cell table:formula="of:=[.L159]*30" office:value-type="float" office:value="57395.773843518" calcext:value-type="float">
            <text:p>57395.77384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 25 cents per kwh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60]*30" office:value-type="float" office:value="47192.0807157815" calcext:value-type="float">
            <text:p>47192.0807157815</text:p>
          </table:table-cell>
          <table:table-cell table:formula="of:=[.L160]*30" office:value-type="float" office:value="36988.3875880449" calcext:value-type="float">
            <text:p>36988.38758804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61]*30" office:value-type="float" office:value="26784.6944603084" calcext:value-type="float">
            <text:p>26784.6944603084</text:p>
          </table:table-cell>
          <table:table-cell table:formula="of:=[.L161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62]/1000*0.25" office:value-type="float" office:value="78.6450599657339" calcext:value-type="float">
            <text:p>78.6450599657</text:p>
          </table:table-cell>
          <table:table-cell table:formula="of:=[.C162]/1000*0.25" office:value-type="float" office:value="68.3309537407196" calcext:value-type="float">
            <text:p>68.3309537407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62]*30" office:value-type="float" office:value="6377.30820483532" calcext:value-type="float">
            <text:p>6377.3082048353</text:p>
          </table:table-cell>
          <table:table-cell table:formula="of:=[.L162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63]/1000*0.25" office:value-type="float" office:value="68.3309537407196" calcext:value-type="float">
            <text:p>68.3309537407</text:p>
          </table:table-cell>
          <table:table-cell table:formula="of:=[.C163]/1000*0.25" office:value-type="float" office:value="58.0168475157053" calcext:value-type="float">
            <text:p>58.016847515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63]*30" office:value-type="float" office:value="0" calcext:value-type="float">
            <text:p>0</text:p>
          </table:table-cell>
          <table:table-cell table:formula="of:=[.L163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64]/1000*0.25" office:value-type="float" office:value="47.702741290691" calcext:value-type="float">
            <text:p>47.7027412907</text:p>
          </table:table-cell>
          <table:table-cell table:formula="of:=[.C164]/1000*0.25" office:value-type="float" office:value="37.3886350656768" calcext:value-type="float">
            <text:p>37.388635065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64]*30" office:value-type="float" office:value="0" calcext:value-type="float">
            <text:p>0</text:p>
          </table:table-cell>
          <table:table-cell table:formula="of:=[.L164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65]/1000*0.25" office:value-type="float" office:value="27.0745288406625" calcext:value-type="float">
            <text:p>27.0745288407</text:p>
          </table:table-cell>
          <table:table-cell table:formula="of:=[.C165]/1000*0.25" office:value-type="float" office:value="16.7604226156482" calcext:value-type="float">
            <text:p>16.7604226156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65]*30" office:value-type="float" office:value="16581.0013325719" calcext:value-type="float">
            <text:p>16581.0013325719</text:p>
          </table:table-cell>
          <table:table-cell table:formula="of:=[.L165]*30" office:value-type="float" office:value="6377.30820483532" calcext:value-type="float">
            <text:p>6377.3082048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66]/1000*0.25" office:value-type="float" office:value="6.44631639063391" calcext:value-type="float">
            <text:p>6.4463163906</text:p>
          </table:table-cell>
          <table:table-cell table:formula="of:=[.C166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66]*30" office:value-type="float" office:value="36988.3875880449" calcext:value-type="float">
            <text:p>36988.3875880449</text:p>
          </table:table-cell>
          <table:table-cell table:formula="of:=[.L166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67]/1000*0.25" office:value-type="float" office:value="0" calcext:value-type="float">
            <text:p>0</text:p>
          </table:table-cell>
          <table:table-cell table:formula="of:=[.C167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67]*30" office:value-type="float" office:value="57395.773843518" calcext:value-type="float">
            <text:p>57395.773843518</text:p>
          </table:table-cell>
          <table:table-cell table:formula="of:=[.L167]*30" office:value-type="float" office:value="47192.0807157815" calcext:value-type="float">
            <text:p>47192.0807157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68]/1000*0.25" office:value-type="float" office:value="0" calcext:value-type="float">
            <text:p>0</text:p>
          </table:table-cell>
          <table:table-cell table:formula="of:=[.C168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68]*30" office:value-type="float" office:value="67599.4669712545" calcext:value-type="float">
            <text:p>67599.4669712545</text:p>
          </table:table-cell>
          <table:table-cell table:formula="of:=[.L16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69]/1000*0.25" office:value-type="float" office:value="16.7604226156482" calcext:value-type="float">
            <text:p>16.7604226156</text:p>
          </table:table-cell>
          <table:table-cell table:formula="of:=[.C169]/1000*0.25" office:value-type="float" office:value="6.44631639063391" calcext:value-type="float">
            <text:p>6.446316390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69]*30" office:value-type="float" office:value="77803.1600989911" calcext:value-type="float">
            <text:p>77803.1600989911</text:p>
          </table:table-cell>
          <table:table-cell table:formula="of:=[.L169]*30" office:value-type="float" office:value="77803.1600989911" calcext:value-type="float">
            <text:p>77803.1600989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70]/1000*0.25" office:value-type="float" office:value="37.3886350656768" calcext:value-type="float">
            <text:p>37.3886350657</text:p>
          </table:table-cell>
          <table:table-cell table:formula="of:=[.C170]/1000*0.25" office:value-type="float" office:value="16.7604226156482" calcext:value-type="float">
            <text:p>16.76042261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71]/1000*0.25" office:value-type="float" office:value="58.0168475157053" calcext:value-type="float">
            <text:p>58.0168475157</text:p>
          </table:table-cell>
          <table:table-cell table:formula="of:=[.C171]/1000*0.25" office:value-type="float" office:value="47.702741290691" calcext:value-type="float">
            <text:p>47.7027412907</text:p>
          </table:table-cell>
          <table:table-cell table:number-columns-repeated="6"/>
          <table:table-cell office:value-type="string" calcext:value-type="string">
            <text:p>About 256 square meters per section</text:p>
          </table:table-cell>
          <table:table-cell table:number-columns-repeated="3"/>
          <table:table-cell office:value-type="string" calcext:value-type="string">
            <text:p>About 256 square meters p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table:formula="of:=[.B172]/1000*0.25" office:value-type="float" office:value="68.3309537407196" calcext:value-type="float">
            <text:p>68.3309537407</text:p>
          </table:table-cell>
          <table:table-cell table:formula="of:=[.C172]/1000*0.25" office:value-type="float" office:value="68.3309537407196" calcext:value-type="float">
            <text:p>68.3309537407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2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formula="of:=[.B173]/1000*0.25" office:value-type="float" office:value="78.6450599657339" calcext:value-type="float">
            <text:p>78.6450599657</text:p>
          </table:table-cell>
          <table:table-cell table:formula="of:=[.C173]/1000*0.25" office:value-type="float" office:value="78.6450599657339" calcext:value-type="float">
            <text:p>78.6450599657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73]*405/1000" office:value-type="float" office:value="31510.2798400914" calcext:value-type="float">
            <text:p>31510.2798400914</text:p>
          </table:table-cell>
          <table:table-cell table:formula="of:=[.L17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jan</text:p>
          </table:table-cell>
          <table:table-cell table:formula="of:=[.K188]+[.B162]" office:value-type="float" office:value="346090.519703027" calcext:value-type="float">
            <text:p>346090.519703027</text:p>
          </table:table-cell>
          <table:table-cell table:formula="of:=[.L188]+[.C16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74]*405/1000" office:value-type="float" office:value="27377.7841233581" calcext:value-type="float">
            <text:p>27377.7841233581</text:p>
          </table:table-cell>
          <table:table-cell table:formula="of:=[.L174]*405/1000" office:value-type="float" office:value="23245.2884066248" calcext:value-type="float">
            <text:p>23245.2884066248</text:p>
          </table:table-cell>
          <table:table-cell/>
          <table:table-cell office:value-type="string" calcext:value-type="string">
            <text:p>feb</text:p>
          </table:table-cell>
          <table:table-cell table:formula="of:=[.K189]+[.B163]" office:value-type="float" office:value="300701.599086236" calcext:value-type="float">
            <text:p>300701.599086236</text:p>
          </table:table-cell>
          <table:table-cell table:formula="of:=[.L189]+[.C163]" office:value-type="float" office:value="255312.678469446" calcext:value-type="float">
            <text:p>255312.67846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 10 sections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75]*405/1000" office:value-type="float" office:value="19112.7926898915" calcext:value-type="float">
            <text:p>19112.7926898915</text:p>
          </table:table-cell>
          <table:table-cell table:formula="of:=[.L175]*405/1000" office:value-type="float" office:value="14980.2969731582" calcext:value-type="float">
            <text:p>14980.2969731582</text:p>
          </table:table-cell>
          <table:table-cell/>
          <table:table-cell office:value-type="string" calcext:value-type="string">
            <text:p>mar</text:p>
          </table:table-cell>
          <table:table-cell table:formula="of:=[.K190]+[.B164]" office:value-type="float" office:value="209923.757852656" calcext:value-type="float">
            <text:p>209923.757852656</text:p>
          </table:table-cell>
          <table:table-cell table:formula="of:=[.L190]+[.C164]" office:value-type="float" office:value="164534.837235865" calcext:value-type="float">
            <text:p>164534.837235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76]*405/1000" office:value-type="float" office:value="10847.8012564249" calcext:value-type="float">
            <text:p>10847.8012564249</text:p>
          </table:table-cell>
          <table:table-cell table:formula="of:=[.L176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apr</text:p>
          </table:table-cell>
          <table:table-cell table:formula="of:=[.K191]+[.B165]" office:value-type="float" office:value="119145.916619075" calcext:value-type="float">
            <text:p>119145.916619075</text:p>
          </table:table-cell>
          <table:table-cell table:formula="of:=[.L191]+[.C165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table:style-name="ce1" table:formula="of:=[.B177]*10" office:value-type="currency" office:currency="USD" office:value="786.450599657339" calcext:value-type="currency">
            <text:p>$786.45</text:p>
          </table:table-cell>
          <table:table-cell table:style-name="ce1" table:formula="of:=[.C177]*10" office:value-type="currency" office:currency="USD" office:value="683.309537407196" calcext:value-type="currency">
            <text:p>$683.31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77]*405/1000" office:value-type="float" office:value="2582.80982295831" calcext:value-type="float">
            <text:p>2582.8098229583</text:p>
          </table:table-cell>
          <table:table-cell table:formula="of:=[.L177]*405/1000" office:value-type="float" office:value="0" calcext:value-type="float">
            <text:p>0</text:p>
          </table:table-cell>
          <table:table-cell/>
          <table:table-cell office:value-type="string" calcext:value-type="string">
            <text:p>may</text:p>
          </table:table-cell>
          <table:table-cell table:formula="of:=[.K192]+[.B166]" office:value-type="float" office:value="28368.075385494" calcext:value-type="float">
            <text:p>28368.075385494</text:p>
          </table:table-cell>
          <table:table-cell table:formula="of:=[.L192]+[.C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table:style-name="ce1" table:formula="of:=[.B178]*10" office:value-type="currency" office:currency="USD" office:value="683.309537407196" calcext:value-type="currency">
            <text:p>$683.31</text:p>
          </table:table-cell>
          <table:table-cell table:style-name="ce1" table:formula="of:=[.C178]*10" office:value-type="currency" office:currency="USD" office:value="580.168475157053" calcext:value-type="currency">
            <text:p>$580.1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78]*405/1000" office:value-type="float" office:value="0" calcext:value-type="float">
            <text:p>0</text:p>
          </table:table-cell>
          <table:table-cell table:formula="of:=[.L178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n</text:p>
          </table:table-cell>
          <table:table-cell table:formula="of:=[.K193]+[.B167]" office:value-type="float" office:value="0" calcext:value-type="float">
            <text:p>0</text:p>
          </table:table-cell>
          <table:table-cell table:formula="of:=[.L193]+[.C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table:style-name="ce1" table:formula="of:=[.B179]*10" office:value-type="currency" office:currency="USD" office:value="477.02741290691" calcext:value-type="currency">
            <text:p>$477.03</text:p>
          </table:table-cell>
          <table:table-cell table:style-name="ce1" table:formula="of:=[.C179]*10" office:value-type="currency" office:currency="USD" office:value="373.886350656767" calcext:value-type="currency">
            <text:p>$373.89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79]*405/1000" office:value-type="float" office:value="0" calcext:value-type="float">
            <text:p>0</text:p>
          </table:table-cell>
          <table:table-cell table:formula="of:=[.L179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l</text:p>
          </table:table-cell>
          <table:table-cell table:formula="of:=[.K194]+[.B168]" office:value-type="float" office:value="0" calcext:value-type="float">
            <text:p>0</text:p>
          </table:table-cell>
          <table:table-cell table:formula="of:=[.L194]+[.C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</text:p>
          </table:table-cell>
          <table:table-cell table:style-name="ce1" table:formula="of:=[.B180]*10" office:value-type="currency" office:currency="USD" office:value="270.745288406625" calcext:value-type="currency">
            <text:p>$270.75</text:p>
          </table:table-cell>
          <table:table-cell table:style-name="ce1" table:formula="of:=[.C180]*10" office:value-type="currency" office:currency="USD" office:value="167.604226156482" calcext:value-type="currency">
            <text:p>$167.6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80]*405/1000" office:value-type="float" office:value="6715.3055396916" calcext:value-type="float">
            <text:p>6715.3055396916</text:p>
          </table:table-cell>
          <table:table-cell table:formula="of:=[.L180]*405/1000" office:value-type="float" office:value="2582.80982295831" calcext:value-type="float">
            <text:p>2582.8098229583</text:p>
          </table:table-cell>
          <table:table-cell/>
          <table:table-cell office:value-type="string" calcext:value-type="string">
            <text:p>aug</text:p>
          </table:table-cell>
          <table:table-cell table:formula="of:=[.K195]+[.B169]" office:value-type="float" office:value="73756.9960022844" calcext:value-type="float">
            <text:p>73756.9960022844</text:p>
          </table:table-cell>
          <table:table-cell table:formula="of:=[.L195]+[.C169]" office:value-type="float" office:value="28368.075385494" calcext:value-type="float">
            <text:p>28368.075385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</text:p>
          </table:table-cell>
          <table:table-cell table:style-name="ce1" table:formula="of:=[.B181]*10" office:value-type="currency" office:currency="USD" office:value="64.4631639063391" calcext:value-type="currency">
            <text:p>$64.46</text:p>
          </table:table-cell>
          <table:table-cell table:style-name="ce1" table:formula="of:=[.C181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81]*405/1000" office:value-type="float" office:value="14980.2969731582" calcext:value-type="float">
            <text:p>14980.2969731582</text:p>
          </table:table-cell>
          <table:table-cell table:formula="of:=[.L181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sep</text:p>
          </table:table-cell>
          <table:table-cell table:formula="of:=[.K196]+[.B170]" office:value-type="float" office:value="164534.837235865" calcext:value-type="float">
            <text:p>164534.837235865</text:p>
          </table:table-cell>
          <table:table-cell table:formula="of:=[.L196]+[.C170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table:style-name="ce1" table:formula="of:=[.B182]*10" office:value-type="currency" office:currency="USD" office:value="0" calcext:value-type="currency">
            <text:p>$0.00</text:p>
          </table:table-cell>
          <table:table-cell table:style-name="ce1" table:formula="of:=[.C182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82]*405/1000" office:value-type="float" office:value="23245.2884066248" calcext:value-type="float">
            <text:p>23245.2884066248</text:p>
          </table:table-cell>
          <table:table-cell table:formula="of:=[.L182]*405/1000" office:value-type="float" office:value="19112.7926898915" calcext:value-type="float">
            <text:p>19112.7926898915</text:p>
          </table:table-cell>
          <table:table-cell/>
          <table:table-cell office:value-type="string" calcext:value-type="string">
            <text:p>oct</text:p>
          </table:table-cell>
          <table:table-cell table:formula="of:=[.K197]+[.B171]" office:value-type="float" office:value="255312.678469446" calcext:value-type="float">
            <text:p>255312.678469446</text:p>
          </table:table-cell>
          <table:table-cell table:formula="of:=[.L197]+[.C171]" office:value-type="float" office:value="209923.757852656" calcext:value-type="float">
            <text:p>209923.75785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table:style-name="ce1" table:formula="of:=[.B183]*10" office:value-type="currency" office:currency="USD" office:value="0" calcext:value-type="currency">
            <text:p>$0.00</text:p>
          </table:table-cell>
          <table:table-cell table:style-name="ce1" table:formula="of:=[.C183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83]*405/1000" office:value-type="float" office:value="27377.7841233581" calcext:value-type="float">
            <text:p>27377.7841233581</text:p>
          </table:table-cell>
          <table:table-cell table:formula="of:=[.L18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nov</text:p>
          </table:table-cell>
          <table:table-cell table:formula="of:=[.K198]+[.B172]" office:value-type="float" office:value="300701.599086236" calcext:value-type="float">
            <text:p>300701.599086236</text:p>
          </table:table-cell>
          <table:table-cell table:formula="of:=[.L198]+[.C17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table:style-name="ce1" table:formula="of:=[.B184]*10" office:value-type="currency" office:currency="USD" office:value="167.604226156482" calcext:value-type="currency">
            <text:p>$167.60</text:p>
          </table:table-cell>
          <table:table-cell table:style-name="ce1" table:formula="of:=[.C184]*10" office:value-type="currency" office:currency="USD" office:value="64.4631639063391" calcext:value-type="currency">
            <text:p>$64.4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84]*405/1000" office:value-type="float" office:value="31510.2798400914" calcext:value-type="float">
            <text:p>31510.2798400914</text:p>
          </table:table-cell>
          <table:table-cell table:formula="of:=[.L184]*405/1000" office:value-type="float" office:value="31510.2798400914" calcext:value-type="float">
            <text:p>31510.2798400914</text:p>
          </table:table-cell>
          <table:table-cell/>
          <table:table-cell office:value-type="string" calcext:value-type="string">
            <text:p>dec</text:p>
          </table:table-cell>
          <table:table-cell table:formula="of:=[.K199]+[.B173]" office:value-type="float" office:value="346090.519703027" calcext:value-type="float">
            <text:p>346090.519703027</text:p>
          </table:table-cell>
          <table:table-cell table:formula="of:=[.L199]+[.C173]" office:value-type="float" office:value="346090.519703027" calcext:value-type="float">
            <text:p>346090.51970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</text:p>
          </table:table-cell>
          <table:table-cell table:style-name="ce1" table:formula="of:=[.B185]*10" office:value-type="currency" office:currency="USD" office:value="373.886350656767" calcext:value-type="currency">
            <text:p>$373.89</text:p>
          </table:table-cell>
          <table:table-cell table:style-name="ce1" table:formula="of:=[.C185]*10" office:value-type="currency" office:currency="USD" office:value="167.604226156482" calcext:value-type="currency">
            <text:p>$167.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style-name="ce1" table:formula="of:=[.B186]*10" office:value-type="currency" office:currency="USD" office:value="580.168475157053" calcext:value-type="currency">
            <text:p>$580.17</text:p>
          </table:table-cell>
          <table:table-cell table:style-name="ce1" table:formula="of:=[.C186]*10" office:value-type="currency" office:currency="USD" office:value="477.02741290691" calcext:value-type="currency">
            <text:p>$477.03</text:p>
          </table:table-cell>
          <table:table-cell table:number-columns-repeated="11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</text:p>
          </table:table-cell>
          <table:table-cell table:style-name="ce1" table:formula="of:=[.B187]*10" office:value-type="currency" office:currency="USD" office:value="683.309537407196" calcext:value-type="currency">
            <text:p>$683.31</text:p>
          </table:table-cell>
          <table:table-cell table:style-name="ce1" table:formula="of:=[.C187]*10" office:value-type="currency" office:currency="USD" office:value="683.309537407196" calcext:value-type="currency">
            <text:p>$683.31</text:p>
          </table:table-cell>
          <table:table-cell table:number-columns-repeated="10"/>
          <table:table-cell office:value-type="string" calcext:value-type="string">
            <text:p>jan</text:p>
          </table:table-cell>
          <table:table-cell table:style-name="ce1" table:formula="of:=[.O188]*0.25" office:value-type="currency" office:currency="USD" office:value="86522.6299257567" calcext:value-type="currency">
            <text:p>$86,522.63</text:p>
          </table:table-cell>
          <table:table-cell table:style-name="ce1" table:formula="of:=[.P18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style-name="ce1" table:formula="of:=[.B188]*10" office:value-type="currency" office:currency="USD" office:value="786.450599657339" calcext:value-type="currency">
            <text:p>$786.45</text:p>
          </table:table-cell>
          <table:table-cell table:style-name="ce1" table:formula="of:=[.C188]*10" office:value-type="currency" office:currency="USD" office:value="786.450599657339" calcext:value-type="currency">
            <text:p>$786.45</text:p>
          </table:table-cell>
          <table:table-cell table:number-columns-repeated="10"/>
          <table:table-cell office:value-type="string" calcext:value-type="string">
            <text:p>feb</text:p>
          </table:table-cell>
          <table:table-cell table:style-name="ce1" table:formula="of:=[.O189]*0.25" office:value-type="currency" office:currency="USD" office:value="75175.3997715591" calcext:value-type="currency">
            <text:p>$75,175.40</text:p>
          </table:table-cell>
          <table:table-cell table:style-name="ce1" table:formula="of:=[.P189]*0.25" office:value-type="currency" office:currency="USD" office:value="63828.1696173615" calcext:value-type="currency">
            <text:p>$63,8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92:.B203])" office:value-type="currency" office:currency="USD" office:value="4873.41519131925" calcext:value-type="currency">
            <text:p>$4,873.42</text:p>
          </table:table-cell>
          <table:table-cell table:style-name="ce1" table:formula="of:=SUM([.C192:.C203])" office:value-type="currency" office:currency="USD" office:value="3983.82352941176" calcext:value-type="currency">
            <text:p>$3,983.82</text:p>
          </table:table-cell>
          <table:table-cell table:number-columns-repeated="10"/>
          <table:table-cell office:value-type="string" calcext:value-type="string">
            <text:p>mar</text:p>
          </table:table-cell>
          <table:table-cell table:style-name="ce1" table:formula="of:=[.O190]*0.25" office:value-type="currency" office:currency="USD" office:value="52480.9394631639" calcext:value-type="currency">
            <text:p>$52,480.94</text:p>
          </table:table-cell>
          <table:table-cell table:style-name="ce1" table:formula="of:=[.P190]*0.25" office:value-type="currency" office:currency="USD" office:value="41133.7093089663" calcext:value-type="currency">
            <text:p>$41,133.7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pr</text:p>
          </table:table-cell>
          <table:table-cell table:style-name="ce1" table:formula="of:=[.O191]*0.25" office:value-type="currency" office:currency="USD" office:value="29786.4791547687" calcext:value-type="currency">
            <text:p>$29,786.48</text:p>
          </table:table-cell>
          <table:table-cell table:style-name="ce1" table:formula="of:=[.P191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ay</text:p>
          </table:table-cell>
          <table:table-cell table:style-name="ce1" table:formula="of:=[.O192]*0.25" office:value-type="currency" office:currency="USD" office:value="7092.01884637349" calcext:value-type="currency">
            <text:p>$7,092.02</text:p>
          </table:table-cell>
          <table:table-cell table:style-name="ce1" table:formula="of:=[.P192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n</text:p>
          </table:table-cell>
          <table:table-cell table:style-name="ce1" table:formula="of:=[.O193]*0.25" office:value-type="currency" office:currency="USD" office:value="0" calcext:value-type="currency">
            <text:p>$0.00</text:p>
          </table:table-cell>
          <table:table-cell table:style-name="ce1" table:formula="of:=[.P193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l</text:p>
          </table:table-cell>
          <table:table-cell table:style-name="ce1" table:formula="of:=[.O194]*0.25" office:value-type="currency" office:currency="USD" office:value="0" calcext:value-type="currency">
            <text:p>$0.00</text:p>
          </table:table-cell>
          <table:table-cell table:style-name="ce1" table:formula="of:=[.P194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ug</text:p>
          </table:table-cell>
          <table:table-cell table:style-name="ce1" table:formula="of:=[.O195]*0.25" office:value-type="currency" office:currency="USD" office:value="18439.2490005711" calcext:value-type="currency">
            <text:p>$18,439.25</text:p>
          </table:table-cell>
          <table:table-cell table:style-name="ce1" table:formula="of:=[.P195]*0.25" office:value-type="currency" office:currency="USD" office:value="7092.01884637349" calcext:value-type="currency">
            <text:p>$7,092.0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ep</text:p>
          </table:table-cell>
          <table:table-cell table:style-name="ce1" table:formula="of:=[.O196]*0.25" office:value-type="currency" office:currency="USD" office:value="41133.7093089663" calcext:value-type="currency">
            <text:p>$41,133.71</text:p>
          </table:table-cell>
          <table:table-cell table:style-name="ce1" table:formula="of:=[.P196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oct</text:p>
          </table:table-cell>
          <table:table-cell table:style-name="ce1" table:formula="of:=[.O197]*0.25" office:value-type="currency" office:currency="USD" office:value="63828.1696173615" calcext:value-type="currency">
            <text:p>$63,828.17</text:p>
          </table:table-cell>
          <table:table-cell table:style-name="ce1" table:formula="of:=[.P197]*0.25" office:value-type="currency" office:currency="USD" office:value="52480.9394631639" calcext:value-type="currency">
            <text:p>$52,480.9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ov</text:p>
          </table:table-cell>
          <table:table-cell table:style-name="ce1" table:formula="of:=[.O198]*0.25" office:value-type="currency" office:currency="USD" office:value="75175.3997715591" calcext:value-type="currency">
            <text:p>$75,175.40</text:p>
          </table:table-cell>
          <table:table-cell table:style-name="ce1" table:formula="of:=[.P19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ec</text:p>
          </table:table-cell>
          <table:table-cell table:style-name="ce1" table:formula="of:=[.O199]*0.25" office:value-type="currency" office:currency="USD" office:value="86522.6299257567" calcext:value-type="currency">
            <text:p>$86,522.63</text:p>
          </table:table-cell>
          <table:table-cell table:style-name="ce1" table:formula="of:=[.P199]*0.25" office:value-type="currency" office:currency="USD" office:value="86522.6299257567" calcext:value-type="currency">
            <text:p>$86,522.6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" table:formula="of:=SUM([.O202:.O213])" office:value-type="currency" office:currency="USD" office:value="536156.624785837" calcext:value-type="currency">
            <text:p>$536,156.62</text:p>
          </table:table-cell>
          <table:table-cell table:style-name="ce1" table:formula="of:=SUM([.P202:.P213])" office:value-type="currency" office:currency="USD" office:value="438286.764705882" calcext:value-type="currency">
            <text:p>$438,286.76</text:p>
          </table:table-cell>
          <table:table-cell table:number-columns-repeated="3"/>
        </table:table-row>
        <table:table-row table:style-name="ro1" table:number-rows-repeated="7">
          <table:table-cell table:number-columns-repeated="19"/>
        </table:table-row>
        <table:table-row table:style-name="ro2">
          <table:table-cell table:number-columns-repeated="13"/>
          <table:table-cell table:style-name="ce4" office:value-type="float" office:value="2709" calcext:value-type="float">
            <text:p>2709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13"/>
          <table:table-cell table:formula="of:=[.N222]*0.333" office:value-type="float" office:value="902.097" calcext:value-type="float">
            <text:p>902.097</text:p>
          </table:table-cell>
          <table:table-cell table:formula="of:=[.O222]*0.2" office:value-type="float" office:value="81" calcext:value-type="float">
            <text:p>81</text:p>
          </table:table-cell>
          <table:table-cell table:number-columns-repeated="3"/>
          <table:table-cell table:formula="of:=[.S222]*400" office:value-type="float" office:value="393200" calcext:value-type="float">
            <text:p>393200</text:p>
          </table:table-cell>
        </table:table-row>
        <table:table-row table:style-name="ro1">
          <table:table-cell table:number-columns-repeated="13"/>
          <table:table-cell table:formula="of:=[.O223]+[.N223]" office:value-type="float" office:value="983.097" calcext:value-type="float">
            <text:p>983.097</text:p>
          </table:table-cell>
          <table:table-cell table:number-columns-repeated="5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dehps</text:p>
          </table:table-cell>
          <table:table-cell office:value-type="string" calcext:value-type="string">
            <text:p>led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umole/J</text:p>
          </table:table-cell>
          <table:table-cell office:value-type="float" office:value="1.7" calcext:value-type="float">
            <text:p>1.7</text:p>
          </table:table-cell>
          <table:table-cell office:value-type="float" office:value="2.72" calcext:value-type="float">
            <text:p>2.7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AR</text:p>
          </table:table-cell>
          <table:table-cell office:value-type="float" office:value="1751" calcext:value-type="float">
            <text:p>1751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joules</text:p>
          </table:table-cell>
          <table:table-cell table:formula="of:=[.J243]/[.J242]" office:value-type="float" office:value="1030" calcext:value-type="float">
            <text:p>1030</text:p>
          </table:table-cell>
          <table:table-cell table:formula="of:=[.K243]/[.K242]" office:value-type="float" office:value="584.191176470588" calcext:value-type="float">
            <text:p>584.1911764706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244]*0.000277778" office:value-type="float" office:value="0.28611134" calcext:value-type="float">
            <text:p>0.28611134</text:p>
          </table:table-cell>
          <table:table-cell table:formula="of:=[.K244]*0.000277778" office:value-type="float" office:value="0.162275456617647" calcext:value-type="float">
            <text:p>0.1622754566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office:value-type="float" office:value="1033" calcext:value-type="float">
            <text:p>1033</text:p>
          </table:table-cell>
          <table:table-cell table:formula="of:=[.K249]/[.K250]" office:value-type="float" office:value="584.191176470588" calcext:value-type="float">
            <text:p>584.1911764706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751" calcext:value-type="float">
            <text:p>1751</text:p>
          </table:table-cell>
          <table:table-cell office:value-type="float" office:value="1589" calcext:value-type="float">
            <text:p>1589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249]/[.J248]" office:value-type="float" office:value="1.69506292352372" calcext:value-type="float">
            <text:p>1.6950629235</text:p>
          </table:table-cell>
          <table:table-cell office:value-type="float" office:value="2.72" calcext:value-type="float">
            <text:p>2.7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1:31:18.6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42:10.048000000</meta:creation-date>
    <dc:date>2017-09-17T15:53:02.147000000</dc:date>
    <meta:editing-duration>PT1H34M58S</meta:editing-duration>
    <meta:editing-cycles>5</meta:editing-cycles>
    <meta:generator>LibreOffice/5.0.2.2$Windows_x86 LibreOffice_project/37b43f919e4de5eeaca9b9755ed688758a8251fe</meta:generator>
    <meta:document-statistic meta:table-count="3" meta:cell-count="429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DLI per month</text:p>
        </chart:title>
        <chart:legend chart:legend-position="end" svg:x="12.142cm" svg:y="3.952cm" style:legend-expansion="high" chart:style-name="ch3"/>
        <chart:plot-area chart:style-name="ch4" table:cell-range-address="Sheet1.A6:Sheet1.C18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8" chart:label-cell-address="Sheet1.B6:Sheet1.B6" chart:class="chart:line">
            <chart:data-point chart:repeated="12"/>
          </chart:series>
          <chart:series chart:style-name="ch8" chart:values-cell-range-address="Sheet1.C7:Sheet1.C18" chart:label-cell-address="Sheet1.C6:Sheet1.C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6:Sheet1.B6</svg:desc>
                </draw:g>
              </table:table-cell>
              <table:table-cell office:value-type="string">
                <text:p>golden coast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:Sheet1.A18</svg:desc>
                </draw:g>
              </table:table-cell>
              <table:table-cell office:value-type="float" office:value="12.5">
                <text:p>12.5</text:p>
                <draw:g>
                  <svg:desc>Sheet1.B7:Sheet1.B18</svg:desc>
                </draw:g>
              </table:table-cell>
              <table:table-cell office:value-type="float" office:value="17.5">
                <text:p>17.5</text:p>
                <draw:g>
                  <svg:desc>Sheet1.C7:Sheet1.C1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7.5">
                <text:p>37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7.5">
                <text:p>47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2.5">
                <text:p>5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2.5">
                <text:p>32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6cm" chart:style-name="ch2">
          <text:p>total kWh per month needed for auxillary lighting</text:p>
        </chart:title>
        <chart:legend chart:legend-position="end" svg:x="12.142cm" svg:y="3.952cm" style:legend-expansion="high" chart:style-name="ch3"/>
        <chart:plot-area chart:style-name="ch4" table:cell-range-address="Sheet1.N187:Sheet1.P199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N188:Sheet1.N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188:Sheet1.O199" chart:label-cell-address="Sheet1.O187:Sheet1.O187" chart:class="chart:line">
            <chart:data-point chart:repeated="12"/>
          </chart:series>
          <chart:series chart:style-name="ch8" chart:values-cell-range-address="Sheet1.P188:Sheet1.P199" chart:label-cell-address="Sheet1.P187:Sheet1.P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187:Sheet1.O187</svg:desc>
                </draw:g>
              </table:table-cell>
              <table:table-cell office:value-type="string">
                <text:p>golden coast</text:p>
                <draw:g>
                  <svg:desc>Sheet1.P187:Sheet1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188:Sheet1.N199</svg:desc>
                </draw:g>
              </table:table-cell>
              <table:table-cell office:value-type="float" office:value="346090.519703027">
                <text:p>346090.519703027</text:p>
                <draw:g>
                  <svg:desc>Sheet1.O188:Sheet1.O199</svg:desc>
                </draw:g>
              </table:table-cell>
              <table:table-cell office:value-type="float" office:value="300701.599086236">
                <text:p>300701.599086236</text:p>
                <draw:g>
                  <svg:desc>Sheet1.P188:Sheet1.P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255312.678469446">
                <text:p>255312.67846944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09923.757852656">
                <text:p>209923.757852656</text:p>
              </table:table-cell>
              <table:table-cell office:value-type="float" office:value="164534.837235865">
                <text:p>164534.83723586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19145.916619075">
                <text:p>119145.91661907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8368.075385494">
                <text:p>28368.07538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73756.9960022844">
                <text:p>73756.9960022844</text:p>
              </table:table-cell>
              <table:table-cell office:value-type="float" office:value="28368.075385494">
                <text:p>28368.07538549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64534.837235865">
                <text:p>164534.83723586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5312.678469446">
                <text:p>255312.678469446</text:p>
              </table:table-cell>
              <table:table-cell office:value-type="float" office:value="209923.757852656">
                <text:p>209923.75785265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300701.599086236">
                <text:p>300701.59908623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46090.519703027">
                <text:p>346090.519703027</text:p>
              </table:table-cell>
              <table:table-cell office:value-type="float" office:value="346090.519703027">
                <text:p>346090.5197030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monthy auxillary lighting costs</text:p>
        </chart:title>
        <chart:legend chart:legend-position="end" svg:x="12.142cm" svg:y="3.952cm" style:legend-expansion="high" chart:style-name="ch3"/>
        <chart:plot-area chart:style-name="ch4" table:cell-range-address="Sheet1.N201:Sheet1.P213" chart:data-source-has-labels="both" svg:x="0.32cm" svg:y="1.275cm" svg:width="11.502cm" svg:height="7.545cm">
          <chartooo:coordinate-region svg:x="2.264cm" svg:y="1.474cm" svg:width="9.092cm" svg:height="6.699cm"/>
          <chart:axis chart:dimension="x" chart:name="primary-x" chart:style-name="ch5" chartooo:axis-type="auto">
            <chartooo:date-scale/>
            <chart:categories table:cell-range-address="Sheet1.N202:Sheet1.N2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02:Sheet1.O213" chart:label-cell-address="Sheet1.O201:Sheet1.O201" chart:class="chart:line">
            <chart:data-point chart:repeated="12"/>
          </chart:series>
          <chart:series chart:style-name="ch9" chart:values-cell-range-address="Sheet1.P202:Sheet1.P213" chart:label-cell-address="Sheet1.P201:Sheet1.P20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201:Sheet1.O201</svg:desc>
                </draw:g>
              </table:table-cell>
              <table:table-cell office:value-type="string">
                <text:p>golden coast</text:p>
                <draw:g>
                  <svg:desc>Sheet1.P201:Sheet1.P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202:Sheet1.N213</svg:desc>
                </draw:g>
              </table:table-cell>
              <table:table-cell office:value-type="float" office:value="86522.6299257567">
                <text:p>86522.6299257567</text:p>
                <draw:g>
                  <svg:desc>Sheet1.O202:Sheet1.O213</svg:desc>
                </draw:g>
              </table:table-cell>
              <table:table-cell office:value-type="float" office:value="75175.3997715591">
                <text:p>75175.3997715591</text:p>
                <draw:g>
                  <svg:desc>Sheet1.P202:Sheet1.P2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63828.1696173615">
                <text:p>63828.169617361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2480.9394631639">
                <text:p>52480.9394631639</text:p>
              </table:table-cell>
              <table:table-cell office:value-type="float" office:value="41133.7093089663">
                <text:p>41133.70930896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9786.4791547687">
                <text:p>29786.4791547687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092.01884637349">
                <text:p>7092.0188463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8439.2490005711">
                <text:p>18439.2490005711</text:p>
              </table:table-cell>
              <table:table-cell office:value-type="float" office:value="7092.01884637349">
                <text:p>7092.0188463734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41133.7093089663">
                <text:p>41133.7093089663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63828.1696173615">
                <text:p>63828.1696173615</text:p>
              </table:table-cell>
              <table:table-cell office:value-type="float" office:value="52480.9394631639">
                <text:p>52480.939463163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75175.3997715591">
                <text:p>75175.399771559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6522.6299257567">
                <text:p>86522.6299257567</text:p>
              </table:table-cell>
              <table:table-cell office:value-type="float" office:value="86522.6299257567">
                <text:p>86522.6299257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703cm" style:legend-expansion="high" chart:style-name="ch2"/>
        <chart:plot-area chart:style-name="ch3" table:cell-range-address="McCloud.H78:McCloud.J88" chart:data-source-has-labels="row" svg:x="0.32cm" svg:y="0.18cm" svg:width="11.661cm" svg:height="8.64cm">
          <chartooo:coordinate-region svg:x="2.741cm" svg:y="0.379cm" svg:width="8.8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cCloud.H79:McCloud.H88" chart:label-cell-address="McCloud.H78:McCloud.H78" chart:class="chart:line">
            <chart:data-point chart:repeated="10"/>
          </chart:series>
          <chart:series chart:style-name="ch8" chart:values-cell-range-address="McCloud.I79:McCloud.I88" chart:label-cell-address="McCloud.I78:McCloud.I78" chart:class="chart:line">
            <chart:data-point chart:repeated="10"/>
          </chart:series>
          <chart:series chart:style-name="ch9" chart:values-cell-range-address="McCloud.J79:McCloud.J88" chart:label-cell-address="McCloud.J78:McCloud.J7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 per pound</text:p>
                <draw:g>
                  <svg:desc>McCloud.H78:McCloud.H78</svg:desc>
                </draw:g>
              </table:table-cell>
              <table:table-cell office:value-type="string">
                <text:p>500 PAR</text:p>
                <draw:g>
                  <svg:desc>McCloud.I78:McCloud.I78</svg:desc>
                </draw:g>
              </table:table-cell>
              <table:table-cell office:value-type="string">
                <text:p>750 PAR</text:p>
                <draw:g>
                  <svg:desc>McCloud.J78:McCloud.J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cCloud.H79:McCloud.H88</svg:desc>
                </draw:g>
              </table:table-cell>
              <table:table-cell office:value-type="float" office:value="852009">
                <text:p>852009</text:p>
                <draw:g>
                  <svg:desc>McCloud.I79:McCloud.I88</svg:desc>
                </draw:g>
              </table:table-cell>
              <table:table-cell office:value-type="float" office:value="694117">
                <text:p>694117</text:p>
                <draw:g>
                  <svg:desc>McCloud.J79:McCloud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48109">
                <text:p>1948109</text:p>
              </table:table-cell>
              <table:table-cell office:value-type="float" office:value="1935417">
                <text:p>1935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044209">
                <text:p>3044209</text:p>
              </table:table-cell>
              <table:table-cell office:value-type="float" office:value="3176717">
                <text:p>3176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140309">
                <text:p>4140309</text:p>
              </table:table-cell>
              <table:table-cell office:value-type="float" office:value="4418017">
                <text:p>4418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236409">
                <text:p>5236409</text:p>
              </table:table-cell>
              <table:table-cell office:value-type="float" office:value="5659317">
                <text:p>5659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332509">
                <text:p>6332509</text:p>
              </table:table-cell>
              <table:table-cell office:value-type="float" office:value="6900617">
                <text:p>6900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7428609">
                <text:p>7428609</text:p>
              </table:table-cell>
              <table:table-cell office:value-type="float" office:value="8141917">
                <text:p>814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524709">
                <text:p>8524709</text:p>
              </table:table-cell>
              <table:table-cell office:value-type="float" office:value="9383217">
                <text:p>9383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9620809">
                <text:p>9620809</text:p>
              </table:table-cell>
              <table:table-cell office:value-type="float" office:value="10624517">
                <text:p>1062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716909">
                <text:p>10716909</text:p>
              </table:table-cell>
              <table:table-cell office:value-type="float" office:value="11865817">
                <text:p>118658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DLI minus glazing and structural loss</text:p>
        </chart:title>
        <chart:legend chart:legend-position="end" svg:x="12.142cm" svg:y="3.952cm" style:legend-expansion="high" chart:style-name="ch3"/>
        <chart:plot-area chart:style-name="ch4" table:cell-range-address="Sheet1.A35:Sheet1.C47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36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7" chart:label-cell-address="Sheet1.B35:Sheet1.B35" chart:class="chart:line">
            <chart:data-point chart:repeated="12"/>
          </chart:series>
          <chart:series chart:style-name="ch8" chart:values-cell-range-address="Sheet1.C36:Sheet1.C47" chart:label-cell-address="Sheet1.C35:Sheet1.C3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35:Sheet1.B35</svg:desc>
                </draw:g>
              </table:table-cell>
              <table:table-cell office:value-type="string">
                <text:p>golden coast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36:Sheet1.A47</svg:desc>
                </draw:g>
              </table:table-cell>
              <table:table-cell office:value-type="float" office:value="8">
                <text:p>8</text:p>
                <draw:g>
                  <svg:desc>Sheet1.B36:Sheet1.B47</svg:desc>
                </draw:g>
              </table:table-cell>
              <table:table-cell office:value-type="float" office:value="11.2">
                <text:p>11.2</text:p>
                <draw:g>
                  <svg:desc>Sheet1.C36:Sheet1.C4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.2">
                <text:p>11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7.6">
                <text:p>17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4">
                <text:p>2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0.4">
                <text:p>3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3.6">
                <text:p>33.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.8">
                <text:p>20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.4">
                <text:p>14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85cm" svg:y="0.316cm" chart:style-name="ch2">
          <text:p>additional PAR needed for flower rooms (12 hours light)</text:p>
        </chart:title>
        <chart:legend chart:legend-position="end" svg:x="12.142cm" svg:y="3.952cm" style:legend-expansion="high" chart:style-name="ch3"/>
        <chart:plot-area chart:style-name="ch4" table:cell-range-address="Sheet1.A85:Sheet1.C97" chart:data-source-has-labels="both" svg:x="0.32cm" svg:y="1.275cm" svg:width="11.502cm" svg:height="7.545cm">
          <chartooo:coordinate-region svg:x="1.127cm" svg:y="1.474cm" svg:width="10.415cm" svg:height="6.699cm"/>
          <chart:axis chart:dimension="x" chart:name="primary-x" chart:style-name="ch5" chartooo:axis-type="auto">
            <chartooo:date-scale/>
            <chart:categories table:cell-range-address="Sheet1.A86:Sheet1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97" chart:label-cell-address="Sheet1.B85:Sheet1.B85" chart:class="chart:line">
            <chart:data-point chart:repeated="12"/>
          </chart:series>
          <chart:series chart:style-name="ch8" chart:values-cell-range-address="Sheet1.C86:Sheet1.C97" chart:label-cell-address="Sheet1.C85:Sheet1.C8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85:Sheet1.B85</svg:desc>
                </draw:g>
              </table:table-cell>
              <table:table-cell office:value-type="string">
                <text:p>golden coast</text:p>
                <draw:g>
                  <svg:desc>Sheet1.C85:Sheet1.C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86:Sheet1.A97</svg:desc>
                </draw:g>
              </table:table-cell>
              <table:table-cell office:value-type="float" office:value="564.814814814815">
                <text:p>564.814814814815</text:p>
                <draw:g>
                  <svg:desc>Sheet1.B86:Sheet1.B97</svg:desc>
                </draw:g>
              </table:table-cell>
              <table:table-cell office:value-type="float" office:value="490.740740740741">
                <text:p>490.740740740741</text:p>
                <draw:g>
                  <svg:desc>Sheet1.C86:Sheet1.C9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2.592592592593">
                <text:p>342.592592592593</text:p>
              </table:table-cell>
              <table:table-cell office:value-type="float" office:value="268.518518518518">
                <text:p>268.51851851851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94.444444444444">
                <text:p>194.444444444444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6.2962962962962">
                <text:p>46.296296296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20.37037037037">
                <text:p>120.37037037037</text:p>
              </table:table-cell>
              <table:table-cell office:value-type="float" office:value="46.2962962962962">
                <text:p>46.296296296296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68.518518518518">
                <text:p>268.518518518518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342.592592592593">
                <text:p>342.59259259259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90.740740740741">
                <text:p>490.74074074074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564.814814814815">
                <text:p>564.814814814815</text:p>
              </table:table-cell>
              <table:table-cell office:value-type="float" office:value="564.814814814815">
                <text:p>564.814814814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ditional DLI needed</text:p>
        </chart:title>
        <chart:legend chart:legend-position="end" svg:x="12.142cm" svg:y="3.952cm" style:legend-expansion="high" chart:style-name="ch3"/>
        <chart:plot-area chart:style-name="ch4" table:cell-range-address="Sheet1.A70:Sheet1.C82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1:Sheet1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2" chart:label-cell-address="Sheet1.B70:Sheet1.B70" chart:class="chart:line">
            <chart:data-point chart:repeated="12"/>
          </chart:series>
          <chart:series chart:style-name="ch8" chart:values-cell-range-address="Sheet1.C71:Sheet1.C82" chart:label-cell-address="Sheet1.C70:Sheet1.C70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70:Sheet1.B70</svg:desc>
                </draw:g>
              </table:table-cell>
              <table:table-cell office:value-type="string">
                <text:p>golden coast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1:Sheet1.A82</svg:desc>
                </draw:g>
              </table:table-cell>
              <table:table-cell office:value-type="float" office:value="24.4">
                <text:p>24.4</text:p>
                <draw:g>
                  <svg:desc>Sheet1.B71:Sheet1.B82</svg:desc>
                </draw:g>
              </table:table-cell>
              <table:table-cell office:value-type="float" office:value="21.2">
                <text:p>21.2</text:p>
                <draw:g>
                  <svg:desc>Sheet1.C71:Sheet1.C82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1.2">
                <text:p>21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.8">
                <text:p>14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1.6">
                <text:p>11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8">
                <text:p>1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veg and mother kWh per month</text:p>
        </chart:title>
        <chart:legend chart:legend-position="end" svg:x="12.142cm" svg:y="3.952cm" style:legend-expansion="high" chart:style-name="ch3"/>
        <chart:plot-area chart:style-name="ch4" table:cell-range-address="Sheet1.J187:Sheet1.L199" chart:data-source-has-labels="both" svg:x="0.32cm" svg:y="1.275cm" svg:width="11.502cm" svg:height="7.545cm">
          <chartooo:coordinate-region svg:x="1.497cm" svg:y="1.474cm" svg:width="10.045cm" svg:height="6.699cm"/>
          <chart:axis chart:dimension="x" chart:name="primary-x" chart:style-name="ch5" chartooo:axis-type="auto">
            <chartooo:date-scale/>
            <chart:categories table:cell-range-address="Sheet1.J188:Sheet1.J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88:Sheet1.K199" chart:label-cell-address="Sheet1.K187:Sheet1.K187" chart:class="chart:line">
            <chart:data-point chart:repeated="12"/>
          </chart:series>
          <chart:series chart:style-name="ch8" chart:values-cell-range-address="Sheet1.L188:Sheet1.L199" chart:label-cell-address="Sheet1.L187:Sheet1.L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87:Sheet1.K187</svg:desc>
                </draw:g>
              </table:table-cell>
              <table:table-cell office:value-type="string">
                <text:p>golden coast</text:p>
                <draw:g>
                  <svg:desc>Sheet1.L187:Sheet1.L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88:Sheet1.J199</svg:desc>
                </draw:g>
              </table:table-cell>
              <table:table-cell office:value-type="float" office:value="31510.2798400914">
                <text:p>31510.2798400914</text:p>
                <draw:g>
                  <svg:desc>Sheet1.K188:Sheet1.K199</svg:desc>
                </draw:g>
              </table:table-cell>
              <table:table-cell office:value-type="float" office:value="27377.7841233581">
                <text:p>27377.7841233581</text:p>
                <draw:g>
                  <svg:desc>Sheet1.L188:Sheet1.L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3245.2884066248">
                <text:p>23245.288406624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112.7926898915">
                <text:p>19112.7926898915</text:p>
              </table:table-cell>
              <table:table-cell office:value-type="float" office:value="14980.2969731582">
                <text:p>14980.296973158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47.8012564249">
                <text:p>10847.8012564249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82.80982295831">
                <text:p>2582.80982295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15.3055396916">
                <text:p>6715.3055396916</text:p>
              </table:table-cell>
              <table:table-cell office:value-type="float" office:value="2582.80982295831">
                <text:p>2582.80982295831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80.2969731582">
                <text:p>14980.2969731582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45.2884066248">
                <text:p>23245.2884066248</text:p>
              </table:table-cell>
              <table:table-cell office:value-type="float" office:value="19112.7926898915">
                <text:p>19112.79268989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7377.7841233581">
                <text:p>27377.784123358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510.2798400914">
                <text:p>31510.2798400914</text:p>
              </table:table-cell>
              <table:table-cell office:value-type="float" office:value="31510.2798400914">
                <text:p>31510.2798400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1.983cm" svg:y="0.316cm" chart:style-name="ch2">
          <text:p>additional PAR needed for vegetative growth (veg and mother)</text:p>
        </chart:title>
        <chart:legend chart:legend-position="end" svg:x="12.128cm" svg:y="3.954cm" style:legend-expansion="high" chart:style-name="ch3"/>
        <chart:plot-area chart:style-name="ch4" table:cell-range-address="Sheet1.J113:Sheet1.L125" chart:data-source-has-labels="both" svg:x="0.319cm" svg:y="1.275cm" svg:width="11.49cm" svg:height="7.55cm">
          <chartooo:coordinate-region svg:x="1.126cm" svg:y="1.474cm" svg:width="10.403cm" svg:height="6.704cm"/>
          <chart:axis chart:dimension="x" chart:name="primary-x" chart:style-name="ch5" chartooo:axis-type="auto">
            <chartooo:date-scale/>
            <chart:categories table:cell-range-address="Sheet1.J114:Sheet1.J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14:Sheet1.K125" chart:label-cell-address="Sheet1.K113:Sheet1.K113" chart:class="chart:line">
            <chart:data-point chart:repeated="12"/>
          </chart:series>
          <chart:series chart:style-name="ch8" chart:values-cell-range-address="Sheet1.L114:Sheet1.L125" chart:label-cell-address="Sheet1.L113:Sheet1.L1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13:Sheet1.K113</svg:desc>
                </draw:g>
              </table:table-cell>
              <table:table-cell office:value-type="string">
                <text:p>golden coast</text:p>
                <draw:g>
                  <svg:desc>Sheet1.L113:Sheet1.L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14:Sheet1.J125</svg:desc>
                </draw:g>
              </table:table-cell>
              <table:table-cell office:value-type="float" office:value="378.425925925926">
                <text:p>378.425925925926</text:p>
                <draw:g>
                  <svg:desc>Sheet1.K114:Sheet1.K125</svg:desc>
                </draw:g>
              </table:table-cell>
              <table:table-cell office:value-type="float" office:value="328.796296296296">
                <text:p>328.796296296296</text:p>
                <draw:g>
                  <svg:desc>Sheet1.L114:Sheet1.L125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279.166666666667">
                <text:p>279.1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29.537037037037">
                <text:p>229.537037037037</text:p>
              </table:table-cell>
              <table:table-cell office:value-type="float" office:value="179.907407407407">
                <text:p>179.9074074074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30.277777777778">
                <text:p>130.277777777778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1.0185185185185">
                <text:p>31.0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0.6481481481481">
                <text:p>80.6481481481481</text:p>
              </table:table-cell>
              <table:table-cell office:value-type="float" office:value="31.0185185185185">
                <text:p>31.018518518518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79.907407407407">
                <text:p>179.907407407407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229.537037037037">
                <text:p>229.53703703703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328.796296296296">
                <text:p>328.79629629629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78.425925925926">
                <text:p>378.425925925926</text:p>
              </table:table-cell>
              <table:table-cell office:value-type="float" office:value="378.425925925926">
                <text:p>378.4259259259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flowering watts per month per square meter</text:p>
        </chart:title>
        <chart:legend chart:legend-position="end" svg:x="12.142cm" svg:y="3.952cm" style:legend-expansion="high" chart:style-name="ch3"/>
        <chart:plot-area chart:style-name="ch4" table:cell-range-address="Sheet1.A146:Sheet1.C158" chart:data-source-has-labels="both" svg:x="0.32cm" svg:y="1.275cm" svg:width="11.502cm" svg:height="7.545cm">
          <chartooo:coordinate-region svg:x="1.497cm" svg:y="1.474cm" svg:width="9.86cm" svg:height="6.699cm"/>
          <chart:axis chart:dimension="x" chart:name="primary-x" chart:style-name="ch5" chartooo:axis-type="auto">
            <chartooo:date-scale/>
            <chart:categories table:cell-range-address="Sheet1.A147:Sheet1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7:Sheet1.B158" chart:label-cell-address="Sheet1.B146:Sheet1.B146" chart:class="chart:line">
            <chart:data-point chart:repeated="12"/>
          </chart:series>
          <chart:series chart:style-name="ch8" chart:values-cell-range-address="Sheet1.C147:Sheet1.C158" chart:label-cell-address="Sheet1.C146:Sheet1.C14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46:Sheet1.B146</svg:desc>
                </draw:g>
              </table:table-cell>
              <table:table-cell office:value-type="string">
                <text:p>golden coast</text:p>
                <draw:g>
                  <svg:desc>Sheet1.C146:Sheet1.C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47:Sheet1.A158</svg:desc>
                </draw:g>
              </table:table-cell>
              <table:table-cell office:value-type="float" office:value="116124.119550733">
                <text:p>116124.119550733</text:p>
                <draw:g>
                  <svg:desc>Sheet1.B147:Sheet1.B158</svg:desc>
                </draw:g>
              </table:table-cell>
              <table:table-cell office:value-type="float" office:value="100894.726822768">
                <text:p>100894.726822768</text:p>
                <draw:g>
                  <svg:desc>Sheet1.C147:Sheet1.C15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85665.334094803">
                <text:p>85665.33409480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0435.941366838">
                <text:p>70435.941366838</text:p>
              </table:table-cell>
              <table:table-cell office:value-type="float" office:value="55206.548638873">
                <text:p>55206.54863887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9977.155910908">
                <text:p>39977.155910908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518.37045497809">
                <text:p>9518.3704549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4747.7631829431">
                <text:p>24747.7631829431</text:p>
              </table:table-cell>
              <table:table-cell office:value-type="float" office:value="9518.37045497809">
                <text:p>9518.3704549780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5206.548638873">
                <text:p>55206.548638873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85665.334094803">
                <text:p>85665.334094803</text:p>
              </table:table-cell>
              <table:table-cell office:value-type="float" office:value="70435.941366838">
                <text:p>70435.94136683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100894.726822768">
                <text:p>100894.72682276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16124.119550733">
                <text:p>116124.119550733</text:p>
              </table:table-cell>
              <table:table-cell office:value-type="float" office:value="116124.119550733">
                <text:p>116124.119550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04cm" svg:y="0.316cm" chart:style-name="ch2">
          <text:p>watts per month per square meter for veg and mothers</text:p>
        </chart:title>
        <chart:legend chart:legend-position="end" svg:x="12.036cm" svg:y="3.952cm" style:legend-expansion="high" chart:style-name="ch3"/>
        <chart:plot-area chart:style-name="ch4" table:cell-range-address="Sheet1.J171:Sheet1.L184" chart:data-source-has-labels="both" svg:x="0.32cm" svg:y="1.275cm" svg:width="11.396cm" svg:height="7.545cm">
          <chartooo:coordinate-region svg:x="1.497cm" svg:y="1.474cm" svg:width="9.939cm" svg:height="6.699cm"/>
          <chart:axis chart:dimension="x" chart:name="primary-x" chart:style-name="ch5" chartooo:axis-type="auto">
            <chartooo:date-scale/>
            <chart:categories table:cell-range-address="Sheet1.J173:Sheet1.J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73:Sheet1.K184" chart:label-cell-address="Sheet1.K171:Sheet1.K172" chart:class="chart:line">
            <chart:data-point chart:repeated="12"/>
          </chart:series>
          <chart:series chart:style-name="ch8" chart:values-cell-range-address="Sheet1.L173:Sheet1.L184" chart:label-cell-address="Sheet1.L171:Sheet1.L17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text:list>
                  <text:list-item>
                    <text:p/>
                  </text:list-item>
                  <text:list-item>
                    <text:p>state of jefferson</text:p>
                  </text:list-item>
                </text:list>
                <draw:g>
                  <svg:desc>Sheet1.K171:Sheet1.K172</svg:desc>
                </draw:g>
              </table:table-cell>
              <table:table-cell office:value-type="string">
                <text:p>golden coast</text:p>
                <text:list>
                  <text:list-item>
                    <text:p/>
                  </text:list-item>
                  <text:list-item>
                    <text:p>golden coast</text:p>
                  </text:list-item>
                </text:list>
                <draw:g>
                  <svg:desc>Sheet1.L171:Sheet1.L1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73:Sheet1.J184</svg:desc>
                </draw:g>
              </table:table-cell>
              <table:table-cell office:value-type="float" office:value="77803.1600989911">
                <text:p>77803.1600989911</text:p>
                <draw:g>
                  <svg:desc>Sheet1.K173:Sheet1.K184</svg:desc>
                </draw:g>
              </table:table-cell>
              <table:table-cell office:value-type="float" office:value="67599.4669712545">
                <text:p>67599.4669712545</text:p>
                <draw:g>
                  <svg:desc>Sheet1.L173:Sheet1.L18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57395.773843518">
                <text:p>57395.7738435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7192.0807157815">
                <text:p>47192.0807157815</text:p>
              </table:table-cell>
              <table:table-cell office:value-type="float" office:value="36988.3875880449">
                <text:p>36988.3875880449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6784.6944603084">
                <text:p>26784.6944603084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6377.30820483532">
                <text:p>6377.308204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6581.0013325719">
                <text:p>16581.0013325719</text:p>
              </table:table-cell>
              <table:table-cell office:value-type="float" office:value="6377.30820483532">
                <text:p>6377.3082048353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6988.3875880449">
                <text:p>36988.3875880449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57395.773843518">
                <text:p>57395.773843518</text:p>
              </table:table-cell>
              <table:table-cell office:value-type="float" office:value="47192.0807157815">
                <text:p>47192.08071578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67599.4669712545">
                <text:p>67599.466971254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77803.1600989911">
                <text:p>77803.1600989911</text:p>
              </table:table-cell>
              <table:table-cell office:value-type="float" office:value="77803.1600989911">
                <text:p>77803.1600989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14cm" svg:y="0.316cm" chart:style-name="ch2">
          <text:p>total flowering kWh per month for 10 sections + strain development</text:p>
        </chart:title>
        <chart:legend chart:legend-position="end" svg:x="12.142cm" svg:y="3.952cm" style:legend-expansion="high" chart:style-name="ch3"/>
        <chart:plot-area chart:style-name="ch4" table:cell-range-address="Sheet1.A161:Sheet1.C173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A162:Sheet1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173" chart:label-cell-address="Sheet1.B161:Sheet1.B161" chart:class="chart:line">
            <chart:data-point chart:repeated="12"/>
          </chart:series>
          <chart:series chart:style-name="ch8" chart:values-cell-range-address="Sheet1.C162:Sheet1.C173" chart:label-cell-address="Sheet1.C161:Sheet1.C16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61:Sheet1.B161</svg:desc>
                </draw:g>
              </table:table-cell>
              <table:table-cell office:value-type="string">
                <text:p>golden coast</text:p>
                <draw:g>
                  <svg:desc>Sheet1.C161:Sheet1.C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62:Sheet1.A173</svg:desc>
                </draw:g>
              </table:table-cell>
              <table:table-cell office:value-type="float" office:value="314580.239862935">
                <text:p>314580.239862935</text:p>
                <draw:g>
                  <svg:desc>Sheet1.B162:Sheet1.B173</svg:desc>
                </draw:g>
              </table:table-cell>
              <table:table-cell office:value-type="float" office:value="273323.814962878">
                <text:p>273323.814962878</text:p>
                <draw:g>
                  <svg:desc>Sheet1.C162:Sheet1.C17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32067.390062821">
                <text:p>232067.39006282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0810.965162764">
                <text:p>190810.965162764</text:p>
              </table:table-cell>
              <table:table-cell office:value-type="float" office:value="149554.540262707">
                <text:p>149554.5402627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298.11536265">
                <text:p>108298.11536265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785.2655625356">
                <text:p>25785.265562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041.6904625928">
                <text:p>67041.6904625928</text:p>
              </table:table-cell>
              <table:table-cell office:value-type="float" office:value="25785.2655625356">
                <text:p>25785.265562535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554.540262707">
                <text:p>149554.540262707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067.390062821">
                <text:p>232067.390062821</text:p>
              </table:table-cell>
              <table:table-cell office:value-type="float" office:value="190810.965162764">
                <text:p>190810.96516276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73323.814962878">
                <text:p>273323.81496287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4580.239862935">
                <text:p>314580.239862935</text:p>
              </table:table-cell>
              <table:table-cell office:value-type="float" office:value="314580.239862935">
                <text:p>314580.2398629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